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5791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5689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1.4291in"/>
    </style:style>
    <style:style style:name="co15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ted States_measles" table:style-name="ta1">
        <table:shapes>
          <draw:frame draw:z-index="0" draw:style-name="gr1" draw:text-style-name="P1" svg:width="6.2988in" svg:height="3.5429in" svg:x="786.2583in" svg:y="0.0394in">
            <draw:object draw:notify-on-update-of-ranges="'United States_measles'.A1:'United States_measles'.A1 'United States_measles'.B1:'United States_measles'.SG1 'United States_measles'.A3:'United States_measles'.A3 'United States_measles'.B3:'United States_measles'.SG3 'United States_measles'.A4:'United States_measles'.A4 'United States_measles'.B4:'United States_measles'.SG4 'United States_measles'.A5:'United States_measles'.A5 'United States_measles'.B5:'United States_measles'.SG5 'United States_measles'.A6:'United States_measles'.A6 'United States_measles'.B6:'United States_measles'.S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3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9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7" table:number-columns-repeated="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1" table:default-cell-style-name="Default"/>
        <table:table-column table:style-name="co14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12" table:number-columns-repeated="2" table:default-cell-style-name="Default"/>
        <table:table-column table:style-name="co7" table:number-columns-repeated="16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number-columns-repeated="1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8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2" table:default-cell-style-name="Default"/>
        <table:table-column table:style-name="co7" table:number-columns-repeated="18" table:default-cell-style-name="Default"/>
        <table:table-column table:style-name="co13" table:default-cell-style-name="Default"/>
        <table:table-column table:style-name="co7" table:number-columns-repeated="14" table:default-cell-style-name="Default"/>
        <table:table-column table:style-name="co12" table:default-cell-style-name="Default"/>
        <table:table-column table:style-name="co7" table:number-columns-repeated="28" table:default-cell-style-name="Default"/>
        <table:table-column table:style-name="co12" table:default-cell-style-name="Default"/>
        <table:table-column table:style-name="co7" table:number-columns-repeated="1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1" table:default-cell-style-name="Default"/>
        <table:table-column table:style-name="co12" table:default-cell-style-name="Default"/>
        <table:table-column table:style-name="co7" table:number-columns-repeated="29" table:default-cell-style-name="Default"/>
        <table:table-column table:style-name="co12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4" table:default-cell-style-name="Default"/>
        <table:table-column table:style-name="co13" table:default-cell-style-name="Default"/>
        <table:table-column table:style-name="co7" table:number-columns-repeated="8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number-columns-repeated="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number-columns-repeated="1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8" table:default-cell-style-name="Default"/>
        <table:table-column table:style-name="co9" table:default-cell-style-name="Default"/>
        <table:table-column table:style-name="co10" table:number-columns-repeated="20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Susceptible</text:p>
          </table:table-cell>
          <table:table-cell office:value-type="float" office:value="331002999" calcext:value-type="float">
            <text:p>331002999</text:p>
          </table:table-cell>
          <table:table-cell office:value-type="float" office:value="331002997.670745" calcext:value-type="float">
            <text:p>331002997.670745</text:p>
          </table:table-cell>
          <table:table-cell office:value-type="float" office:value="331002990.697847" calcext:value-type="float">
            <text:p>331002990.697847</text:p>
          </table:table-cell>
          <table:table-cell office:value-type="float" office:value="331002961.605964" calcext:value-type="float">
            <text:p>331002961.605964</text:p>
          </table:table-cell>
          <table:table-cell office:value-type="float" office:value="331002841.340653" calcext:value-type="float">
            <text:p>331002841.340653</text:p>
          </table:table-cell>
          <table:table-cell office:value-type="float" office:value="331002344.373476" calcext:value-type="float">
            <text:p>331002344.373476</text:p>
          </table:table-cell>
          <table:table-cell office:value-type="float" office:value="331000290.824545" calcext:value-type="float">
            <text:p>331000290.824545</text:p>
          </table:table-cell>
          <table:table-cell office:value-type="float" office:value="330991805.375391" calcext:value-type="float">
            <text:p>330991805.375391</text:p>
          </table:table-cell>
          <table:table-cell office:value-type="float" office:value="330956745.13678" calcext:value-type="float">
            <text:p>330956745.13678</text:p>
          </table:table-cell>
          <table:table-cell office:value-type="float" office:value="330811923.963595" calcext:value-type="float">
            <text:p>330811923.963595</text:p>
          </table:table-cell>
          <table:table-cell office:value-type="float" office:value="330214418.424814" calcext:value-type="float">
            <text:p>330214418.424814</text:p>
          </table:table-cell>
          <table:table-cell office:value-type="float" office:value="327761065.529519" calcext:value-type="float">
            <text:p>327761065.529519</text:p>
          </table:table-cell>
          <table:table-cell office:value-type="float" office:value="317884379.96971" calcext:value-type="float">
            <text:p>317884379.96971</text:p>
          </table:table-cell>
          <table:table-cell office:value-type="float" office:value="281129786.902691" calcext:value-type="float">
            <text:p>281129786.902691</text:p>
          </table:table-cell>
          <table:table-cell office:value-type="float" office:value="178168137.906587" calcext:value-type="float">
            <text:p>178168137.906587</text:p>
          </table:table-cell>
          <table:table-cell office:value-type="float" office:value="45845017.8127636" calcext:value-type="float">
            <text:p>45845017.8127636</text:p>
          </table:table-cell>
          <table:table-cell office:value-type="float" office:value="2790867.25528093" calcext:value-type="float">
            <text:p>2790867.25528093</text:p>
          </table:table-cell>
          <table:table-cell office:value-type="float" office:value="42550.1067662702" calcext:value-type="float">
            <text:p>42550.1067662702</text:p>
          </table:table-cell>
          <table:table-cell office:value-type="float" office:value="226.297461908879" calcext:value-type="float">
            <text:p>226.297461908879</text:p>
          </table:table-cell>
          <table:table-cell office:value-type="float" office:value="0.569339328478606" calcext:value-type="float">
            <text:p>0.569339328478606</text:p>
          </table:table-cell>
          <table:table-cell office:value-type="float" office:value="0.000868469917178103" calcext:value-type="float">
            <text:p>0.000868469917178</text:p>
          </table:table-cell>
          <table:table-cell office:value-type="float" office:value="0.00000098085193312656" calcext:value-type="float">
            <text:p>9.80851933126558E-07</text:p>
          </table:table-cell>
          <table:table-cell office:value-type="float" office:value="0.0000000007968224044" calcext:value-type="float">
            <text:p>7.96822404397656E-10</text:p>
          </table:table-cell>
          <table:table-cell office:value-type="float" office:value="0.00000000264229475967" calcext:value-type="float">
            <text:p>2.64229475966878E-09</text:p>
          </table:table-cell>
          <table:table-cell office:value-type="float" office:value="0.00000000101599478099" calcext:value-type="float">
            <text:p>1.0159947809891E-09</text:p>
          </table:table-cell>
          <table:table-cell office:value-type="float" office:value="-0.0000000007271182996" calcext:value-type="float">
            <text:p>-7.27118299603835E-10</text:p>
          </table:table-cell>
          <table:table-cell office:value-type="float" office:value="-0.00000000241298415264" calcext:value-type="float">
            <text:p>-2.41298415263508E-09</text:p>
          </table:table-cell>
          <table:table-cell office:value-type="float" office:value="-0.00000000439944535222" calcext:value-type="float">
            <text:p>-4.39944535221706E-09</text:p>
          </table:table-cell>
          <table:table-cell office:value-type="float" office:value="0.00000000186262025348" calcext:value-type="float">
            <text:p>1.8626202534782E-09</text:p>
          </table:table-cell>
          <table:table-cell office:value-type="float" office:value="-0.00000000053634917701" calcext:value-type="float">
            <text:p>-5.3634917701181E-10</text:p>
          </table:table-cell>
          <table:table-cell office:value-type="float" office:value="0.00000000005996620701" calcext:value-type="float">
            <text:p>5.99662070052335E-11</text:p>
          </table:table-cell>
          <table:table-cell office:value-type="float" office:value="0.00000000013644578357" calcext:value-type="float">
            <text:p>1.36445783565914E-10</text:p>
          </table:table-cell>
          <table:table-cell office:value-type="float" office:value="0.0000000008923337338" calcext:value-type="float">
            <text:p>8.92333733798122E-10</text:p>
          </table:table-cell>
          <table:table-cell office:value-type="float" office:value="-0.00000000583545516212" calcext:value-type="float">
            <text:p>-5.83545516212364E-09</text:p>
          </table:table-cell>
          <table:table-cell office:value-type="float" office:value="-0.00000001096426439589" calcext:value-type="float">
            <text:p>-1.09642643958888E-08</text:p>
          </table:table-cell>
          <table:table-cell office:value-type="float" office:value="-0.00000000012274755193" calcext:value-type="float">
            <text:p>-1.22747551930045E-10</text:p>
          </table:table-cell>
          <table:table-cell office:value-type="float" office:value="-0.00000000002393777653" calcext:value-type="float">
            <text:p>-2.39377765252776E-11</text:p>
          </table:table-cell>
          <table:table-cell office:value-type="float" office:value="0.00000000004182196515" calcext:value-type="float">
            <text:p>4.18219651542809E-11</text:p>
          </table:table-cell>
          <table:table-cell office:value-type="float" office:value="0.00000000019267492629" calcext:value-type="float">
            <text:p>1.92674926292529E-10</text:p>
          </table:table-cell>
          <table:table-cell office:value-type="float" office:value="0.00000000043138766805" calcext:value-type="float">
            <text:p>4.31387668051345E-10</text:p>
          </table:table-cell>
          <table:table-cell office:value-type="float" office:value="-0.00000000561683729383" calcext:value-type="float">
            <text:p>-5.61683729383152E-09</text:p>
          </table:table-cell>
          <table:table-cell office:value-type="float" office:value="-0.00000001160902557121" calcext:value-type="float">
            <text:p>-1.16090255712087E-08</text:p>
          </table:table-cell>
          <table:table-cell office:value-type="float" office:value="0.0000000403230996256" calcext:value-type="float">
            <text:p>4.03230996255967E-08</text:p>
          </table:table-cell>
          <table:table-cell office:value-type="float" office:value="0.00000000686944724883" calcext:value-type="float">
            <text:p>6.86944724883283E-09</text:p>
          </table:table-cell>
          <table:table-cell office:value-type="float" office:value="0.00000000111456203642" calcext:value-type="float">
            <text:p>1.11456203642435E-09</text:p>
          </table:table-cell>
          <table:table-cell office:value-type="float" office:value="0.00000000021725487913" calcext:value-type="float">
            <text:p>2.1725487912802E-10</text:p>
          </table:table-cell>
          <table:table-cell office:value-type="float" office:value="0.00000000004506299658" calcext:value-type="float">
            <text:p>4.50629965822313E-11</text:p>
          </table:table-cell>
          <table:table-cell office:value-type="float" office:value="0.00000000001515763959" calcext:value-type="float">
            <text:p>1.51576395920324E-11</text:p>
          </table:table-cell>
          <table:table-cell office:value-type="float" office:value="0.00000000000539866654" calcext:value-type="float">
            <text:p>5.39866654058408E-12</text:p>
          </table:table-cell>
          <table:table-cell office:value-type="float" office:value="-0.00000000001297889965" calcext:value-type="float">
            <text:p>-1.29788996547931E-11</text:p>
          </table:table-cell>
          <table:table-cell office:value-type="float" office:value="0.00000000000863445696" calcext:value-type="float">
            <text:p>8.63445696240068E-12</text:p>
          </table:table-cell>
          <table:table-cell office:value-type="float" office:value="-0.00000000001485080357" calcext:value-type="float">
            <text:p>-1.48508035678682E-11</text:p>
          </table:table-cell>
          <table:table-cell office:value-type="float" office:value="0.00000000001454193829" calcext:value-type="float">
            <text:p>1.45419382902187E-11</text:p>
          </table:table-cell>
          <table:table-cell office:value-type="float" office:value="-0.00000000002127816842" calcext:value-type="float">
            <text:p>-2.12781684240946E-11</text:p>
          </table:table-cell>
          <table:table-cell office:value-type="float" office:value="0.00000000003819484137" calcext:value-type="float">
            <text:p>3.81948413661495E-11</text:p>
          </table:table-cell>
          <table:table-cell office:value-type="float" office:value="0.00000000000776219116" calcext:value-type="float">
            <text:p>7.76219115840514E-12</text:p>
          </table:table-cell>
          <table:table-cell office:value-type="float" office:value="-0.00000000000639117006" calcext:value-type="float">
            <text:p>-6.39117005964808E-12</text:p>
          </table:table-cell>
          <table:table-cell office:value-type="float" office:value="0.00000000001856934033" calcext:value-type="float">
            <text:p>1.85693403306146E-11</text:p>
          </table:table-cell>
          <table:table-cell office:value-type="float" office:value="-0.00000000001288735147" calcext:value-type="float">
            <text:p>-1.28873514693653E-11</text:p>
          </table:table-cell>
          <table:table-cell office:value-type="float" office:value="0.00000000002345999534" calcext:value-type="float">
            <text:p>2.34599953433167E-11</text:p>
          </table:table-cell>
          <table:table-cell office:value-type="float" office:value="-0.00000000002502795329" calcext:value-type="float">
            <text:p>-2.50279532947535E-11</text:p>
          </table:table-cell>
          <table:table-cell office:value-type="float" office:value="0.00000000003700624647" calcext:value-type="float">
            <text:p>3.70062464655649E-11</text:p>
          </table:table-cell>
          <table:table-cell office:value-type="float" office:value="-0.0000000000012271903" calcext:value-type="float">
            <text:p>-1.22719030188374E-12</text:p>
          </table:table-cell>
          <table:table-cell office:value-type="float" office:value="-0.00000000001058924084" calcext:value-type="float">
            <text:p>-1.05892408429816E-11</text:p>
          </table:table-cell>
          <table:table-cell office:value-type="float" office:value="0.00000000000930927512" calcext:value-type="float">
            <text:p>9.30927512031138E-12</text:p>
          </table:table-cell>
          <table:table-cell office:value-type="float" office:value="-0.00000000001048401294" calcext:value-type="float">
            <text:p>-1.04840129388909E-11</text:p>
          </table:table-cell>
          <table:table-cell office:value-type="float" office:value="0.00000000001015381782" calcext:value-type="float">
            <text:p>1.01538178235344E-11</text:p>
          </table:table-cell>
          <table:table-cell office:value-type="float" office:value="0.00000000000183922544" calcext:value-type="float">
            <text:p>1.83922544433783E-12</text:p>
          </table:table-cell>
          <table:table-cell office:value-type="float" office:value="-0.0000000000026321091" calcext:value-type="float">
            <text:p>-2.63210910229135E-12</text:p>
          </table:table-cell>
          <table:table-cell office:value-type="float" office:value="0.00000000000384561786" calcext:value-type="float">
            <text:p>3.84561786048827E-12</text:p>
          </table:table-cell>
          <table:table-cell office:value-type="float" office:value="-0.00000000000157687904" calcext:value-type="float">
            <text:p>-1.57687903792946E-12</text:p>
          </table:table-cell>
          <table:table-cell office:value-type="float" office:value="0.00000000000096539117" calcext:value-type="float">
            <text:p>9.65391165876759E-13</text:p>
          </table:table-cell>
          <table:table-cell office:value-type="float" office:value="0.00000000000070593026" calcext:value-type="float">
            <text:p>7.0593026272607E-13</text:p>
          </table:table-cell>
          <table:table-cell office:value-type="float" office:value="-0.00000000000015376864" calcext:value-type="float">
            <text:p>-1.53768643634955E-13</text:p>
          </table:table-cell>
          <table:table-cell office:value-type="float" office:value="0.00000000000064022413" calcext:value-type="float">
            <text:p>6.40224127090946E-13</text:p>
          </table:table-cell>
          <table:table-cell office:value-type="float" office:value="0.00000000000013033787" calcext:value-type="float">
            <text:p>1.30337874542435E-13</text:p>
          </table:table-cell>
          <table:table-cell office:value-type="float" office:value="0.00000000000029329922" calcext:value-type="float">
            <text:p>2.93299215458879E-13</text:p>
          </table:table-cell>
          <table:table-cell office:value-type="float" office:value="0.00000000000025367544" calcext:value-type="float">
            <text:p>2.53675438791592E-13</text:p>
          </table:table-cell>
          <table:table-cell office:value-type="float" office:value="0.00000000000020971386" calcext:value-type="float">
            <text:p>2.09713857034223E-13</text:p>
          </table:table-cell>
          <table:table-cell office:value-type="float" office:value="0.00000000000022552733" calcext:value-type="float">
            <text:p>2.25527329809012E-13</text:p>
          </table:table-cell>
          <table:table-cell office:value-type="float" office:value="0.00000000000019916828" calcext:value-type="float">
            <text:p>1.99168279265815E-13</text:p>
          </table:table-cell>
          <table:table-cell office:value-type="float" office:value="0.00000000000019603365" calcext:value-type="float">
            <text:p>1.96033649592648E-13</text:p>
          </table:table-cell>
          <table:table-cell office:value-type="float" office:value="0.00000000000018656972" calcext:value-type="float">
            <text:p>1.86569715636088E-13</text:p>
          </table:table-cell>
          <table:table-cell office:value-type="float" office:value="0.00000000000017974562" calcext:value-type="float">
            <text:p>1.79745618117778E-13</text:p>
          </table:table-cell>
          <table:table-cell office:value-type="float" office:value="0.00000000000017398458" calcext:value-type="float">
            <text:p>1.73984581358944E-13</text:p>
          </table:table-cell>
          <table:table-cell office:value-type="float" office:value="0.00000000000016864182" calcext:value-type="float">
            <text:p>1.68641823213716E-13</text:p>
          </table:table-cell>
          <table:table-cell office:value-type="float" office:value="0.00000000000016415112" calcext:value-type="float">
            <text:p>1.64151115107087E-13</text:p>
          </table:table-cell>
          <table:table-cell office:value-type="float" office:value="0.00000000000016014101" calcext:value-type="float">
            <text:p>1.60141008453973E-13</text:p>
          </table:table-cell>
          <table:table-cell office:value-type="float" office:value="0.00000000000015663692" calcext:value-type="float">
            <text:p>1.56636919947976E-13</text:p>
          </table:table-cell>
          <table:table-cell office:value-type="float" office:value="0.00000000000015354495" calcext:value-type="float">
            <text:p>1.53544948258364E-13</text:p>
          </table:table-cell>
          <table:table-cell office:value-type="float" office:value="0.00000000000015081561" calcext:value-type="float">
            <text:p>1.50815607967981E-13</text:p>
          </table:table-cell>
          <table:table-cell office:value-type="float" office:value="0.0000000000001484021" calcext:value-type="float">
            <text:p>1.484021046552E-13</text:p>
          </table:table-cell>
          <table:table-cell office:value-type="float" office:value="0.00000000000014626432" calcext:value-type="float">
            <text:p>1.46264319645761E-13</text:p>
          </table:table-cell>
          <table:table-cell office:value-type="float" office:value="0.00000000000014436854" calcext:value-type="float">
            <text:p>1.44368541503374E-13</text:p>
          </table:table-cell>
          <table:table-cell office:value-type="float" office:value="0.00000000000014268563" calcext:value-type="float">
            <text:p>1.42685633170424E-13</text:p>
          </table:table-cell>
          <table:table-cell office:value-type="float" office:value="0.00000000000014119073" calcext:value-type="float">
            <text:p>1.41190731748401E-13</text:p>
          </table:table-cell>
          <table:table-cell office:value-type="float" office:value="0.00000000000013986258" calcext:value-type="float">
            <text:p>1.39862582949164E-13</text:p>
          </table:table-cell>
          <table:table-cell office:value-type="float" office:value="0.00000000000013868319" calcext:value-type="float">
            <text:p>1.3868319199845E-13</text:p>
          </table:table-cell>
          <table:table-cell office:value-type="float" office:value="0.00000000000013763763" calcext:value-type="float">
            <text:p>1.37637631807114E-13</text:p>
          </table:table-cell>
          <table:table-cell office:value-type="float" office:value="0.00000000000013671438" calcext:value-type="float">
            <text:p>1.36714375104984E-13</text:p>
          </table:table-cell>
          <table:table-cell office:value-type="float" office:value="0.00000000000013590813" calcext:value-type="float">
            <text:p>1.35908125812502E-13</text:p>
          </table:table-cell>
          <table:table-cell office:value-type="float" office:value="0.00000000000013523283" calcext:value-type="float">
            <text:p>1.35232831321936E-13</text:p>
          </table:table-cell>
          <table:table-cell office:value-type="float" office:value="0.0000000000001347271" calcext:value-type="float">
            <text:p>1.34727098839724E-13</text:p>
          </table:table-cell>
          <table:table-cell office:value-type="float" office:value="0.00000000000013437328" calcext:value-type="float">
            <text:p>1.3437327707373E-13</text:p>
          </table:table-cell>
          <table:table-cell office:value-type="float" office:value="0.00000000000013408539" calcext:value-type="float">
            <text:p>1.3408539371799E-13</text:p>
          </table:table-cell>
          <table:table-cell office:value-type="float" office:value="0.00000000000013387335" calcext:value-type="float">
            <text:p>1.33873352592787E-13</text:p>
          </table:table-cell>
          <table:table-cell office:value-type="float" office:value="0.00000000000013371224" calcext:value-type="float">
            <text:p>1.33712242583574E-13</text:p>
          </table:table-cell>
          <table:table-cell office:value-type="float" office:value="0.00000000000013359182" calcext:value-type="float">
            <text:p>1.33591824022541E-13</text:p>
          </table:table-cell>
          <table:table-cell office:value-type="float" office:value="0.00000000000013350553" calcext:value-type="float">
            <text:p>1.33505533055331E-13</text:p>
          </table:table-cell>
          <table:table-cell office:value-type="float" office:value="0.00000000000013344178" calcext:value-type="float">
            <text:p>1.33441775339343E-13</text:p>
          </table:table-cell>
          <table:table-cell office:value-type="float" office:value="0.00000000000013339313" calcext:value-type="float">
            <text:p>1.33393126102569E-13</text:p>
          </table:table-cell>
          <table:table-cell office:value-type="float" office:value="0.00000000000013335452" calcext:value-type="float">
            <text:p>1.33354518504743E-13</text:p>
          </table:table-cell>
          <table:table-cell office:value-type="float" office:value="0.00000000000013332273" calcext:value-type="float">
            <text:p>1.33322726975026E-13</text:p>
          </table:table-cell>
          <table:table-cell office:value-type="float" office:value="0.00000000000013329577" calcext:value-type="float">
            <text:p>1.33295771452318E-13</text:p>
          </table:table-cell>
          <table:table-cell office:value-type="float" office:value="0.00000000000013327243" calcext:value-type="float">
            <text:p>1.33272433884148E-13</text:p>
          </table:table-cell>
          <table:table-cell office:value-type="float" office:value="0.00000000000013325194" calcext:value-type="float">
            <text:p>1.33251944686223E-13</text:p>
          </table:table-cell>
          <table:table-cell office:value-type="float" office:value="0.0000000000001332338" calcext:value-type="float">
            <text:p>1.33233795531169E-13</text:p>
          </table:table-cell>
          <table:table-cell office:value-type="float" office:value="0.00000000000013321763" calcext:value-type="float">
            <text:p>1.33217630681705E-13</text:p>
          </table:table-cell>
          <table:table-cell office:value-type="float" office:value="0.00000000000013320319" calcext:value-type="float">
            <text:p>1.33203185291195E-13</text:p>
          </table:table-cell>
          <table:table-cell office:value-type="float" office:value="0.00000000000013319025" calcext:value-type="float">
            <text:p>1.33190250820106E-13</text:p>
          </table:table-cell>
          <table:table-cell office:value-type="float" office:value="0.00000000000013317866" calcext:value-type="float">
            <text:p>1.33178655622079E-13</text:p>
          </table:table-cell>
          <table:table-cell office:value-type="float" office:value="0.00000000000013316825" calcext:value-type="float">
            <text:p>1.33168253860012E-13</text:p>
          </table:table-cell>
          <table:table-cell office:value-type="float" office:value="0.00000000000013315892" calcext:value-type="float">
            <text:p>1.3315891897012E-13</text:p>
          </table:table-cell>
          <table:table-cell office:value-type="float" office:value="0.00000000000013315054" calcext:value-type="float">
            <text:p>1.33150539619972E-13</text:p>
          </table:table-cell>
          <table:table-cell office:value-type="float" office:value="0.00000000000013314302" calcext:value-type="float">
            <text:p>1.33143017052817E-13</text:p>
          </table:table-cell>
          <table:table-cell office:value-type="float" office:value="0.00000000000013313626" calcext:value-type="float">
            <text:p>1.33136263221097E-13</text:p>
          </table:table-cell>
          <table:table-cell office:value-type="float" office:value="0.0000000000001331302" calcext:value-type="float">
            <text:p>1.33130199385805E-13</text:p>
          </table:table-cell>
          <table:table-cell office:value-type="float" office:value="0.00000000000013312476" calcext:value-type="float">
            <text:p>1.33124755004952E-13</text:p>
          </table:table-cell>
          <table:table-cell office:value-type="float" office:value="0.00000000000013311987" calcext:value-type="float">
            <text:p>1.33119866812908E-13</text:p>
          </table:table-cell>
          <table:table-cell office:value-type="float" office:value="0.00000000000013311548" calcext:value-type="float">
            <text:p>1.33115478034636E-13</text:p>
          </table:table-cell>
          <table:table-cell office:value-type="float" office:value="0.00000000000013311154" calcext:value-type="float">
            <text:p>1.33111537701645E-13</text:p>
          </table:table-cell>
          <table:table-cell office:value-type="float" office:value="0.000000000000133108" calcext:value-type="float">
            <text:p>1.33108000049013E-13</text:p>
          </table:table-cell>
          <table:table-cell office:value-type="float" office:value="0.00000000000013310482" calcext:value-type="float">
            <text:p>1.33104823979756E-13</text:p>
          </table:table-cell>
          <table:table-cell office:value-type="float" office:value="0.00000000000013310197" calcext:value-type="float">
            <text:p>1.331019725868E-13</text:p>
          </table:table-cell>
          <table:table-cell office:value-type="float" office:value="0.00000000000013309941" calcext:value-type="float">
            <text:p>1.33099412725179E-13</text:p>
          </table:table-cell>
          <table:table-cell office:value-type="float" office:value="0.00000000000013309711" calcext:value-type="float">
            <text:p>1.33097114628534E-13</text:p>
          </table:table-cell>
          <table:table-cell office:value-type="float" office:value="0.00000000000013309505" calcext:value-type="float">
            <text:p>1.33095051565009E-13</text:p>
          </table:table-cell>
          <table:table-cell office:value-type="float" office:value="0.0000000000001330932" calcext:value-type="float">
            <text:p>1.33093199528312E-13</text:p>
          </table:table-cell>
          <table:table-cell office:value-type="float" office:value="0.00000000000013309154" calcext:value-type="float">
            <text:p>1.33091536960265E-13</text:p>
          </table:table-cell>
          <table:table-cell office:value-type="float" office:value="0.00000000000013309004" calcext:value-type="float">
            <text:p>1.33090044501589E-13</text:p>
          </table:table-cell>
          <table:table-cell office:value-type="float" office:value="0.0000000000001330887" calcext:value-type="float">
            <text:p>1.33088704768025E-13</text:p>
          </table:table-cell>
          <table:table-cell office:value-type="float" office:value="0.0000000000001330875" calcext:value-type="float">
            <text:p>1.33087502149215E-13</text:p>
          </table:table-cell>
          <table:table-cell office:value-type="float" office:value="0.00000000000013308642" calcext:value-type="float">
            <text:p>1.33086422628027E-13</text:p>
          </table:table-cell>
          <table:table-cell office:value-type="float" office:value="0.00000000000013308545" calcext:value-type="float">
            <text:p>1.33085453618237E-13</text:p>
          </table:table-cell>
          <table:table-cell office:value-type="float" office:value="0.00000000000013308458" calcext:value-type="float">
            <text:p>1.33084583818723E-13</text:p>
          </table:table-cell>
          <table:table-cell office:value-type="float" office:value="0.0000000000001330838" calcext:value-type="float">
            <text:p>1.33083803082474E-13</text:p>
          </table:table-cell>
          <table:table-cell office:value-type="float" office:value="0.0000000000001330831" calcext:value-type="float">
            <text:p>1.33083102298932E-13</text:p>
          </table:table-cell>
          <table:table-cell office:value-type="float" office:value="0.00000000000013308247" calcext:value-type="float">
            <text:p>1.330824732883E-13</text:p>
          </table:table-cell>
          <table:table-cell office:value-type="float" office:value="0.00000000000013308191" calcext:value-type="float">
            <text:p>1.33081908706605E-13</text:p>
          </table:table-cell>
          <table:table-cell office:value-type="float" office:value="0.0000000000001330814" calcext:value-type="float">
            <text:p>1.33081401960427E-13</text:p>
          </table:table-cell>
          <table:table-cell office:value-type="float" office:value="0.00000000000013308095" calcext:value-type="float">
            <text:p>1.33080947130309E-13</text:p>
          </table:table-cell>
          <table:table-cell office:value-type="float" office:value="0.00000000000013308054" calcext:value-type="float">
            <text:p>1.33080538901966E-13</text:p>
          </table:table-cell>
          <table:table-cell office:value-type="float" office:value="0.00000000000013308017" calcext:value-type="float">
            <text:p>1.3308017250451E-13</text:p>
          </table:table-cell>
          <table:table-cell office:value-type="float" office:value="0.00000000000013307984" calcext:value-type="float">
            <text:p>1.3307984365496E-13</text:p>
          </table:table-cell>
          <table:table-cell office:value-type="float" office:value="0.00000000000013307955" calcext:value-type="float">
            <text:p>1.33079548508409E-13</text:p>
          </table:table-cell>
          <table:table-cell office:value-type="float" office:value="0.00000000000013307928" calcext:value-type="float">
            <text:p>1.33079283613284E-13</text:p>
          </table:table-cell>
          <table:table-cell office:value-type="float" office:value="0.00000000000013307905" calcext:value-type="float">
            <text:p>1.33079045871152E-13</text:p>
          </table:table-cell>
          <table:table-cell office:value-type="float" office:value="0.00000000000013307883" calcext:value-type="float">
            <text:p>1.33078832500635E-13</text:p>
          </table:table-cell>
          <table:table-cell office:value-type="float" office:value="0.00000000000013307864" calcext:value-type="float">
            <text:p>1.33078641005009E-13</text:p>
          </table:table-cell>
          <table:table-cell office:value-type="float" office:value="0.00000000000013307847" calcext:value-type="float">
            <text:p>1.33078469143099E-13</text:p>
          </table:table-cell>
          <table:table-cell office:value-type="float" office:value="0.00000000000013307831" calcext:value-type="float">
            <text:p>1.33078314903159E-13</text:p>
          </table:table-cell>
          <table:table-cell office:value-type="float" office:value="0.00000000000013307818" calcext:value-type="float">
            <text:p>1.33078176479404E-13</text:p>
          </table:table-cell>
          <table:table-cell office:value-type="float" office:value="0.00000000000013307805" calcext:value-type="float">
            <text:p>1.33078052250952E-13</text:p>
          </table:table-cell>
          <table:table-cell office:value-type="float" office:value="0.00000000000013307794" calcext:value-type="float">
            <text:p>1.33077940762902E-13</text:p>
          </table:table-cell>
          <table:table-cell office:value-type="float" office:value="0.00000000000013307784" calcext:value-type="float">
            <text:p>1.33077840709365E-13</text:p>
          </table:table-cell>
          <table:table-cell office:value-type="float" office:value="0.00000000000013307775" calcext:value-type="float">
            <text:p>1.33077750918206E-13</text:p>
          </table:table-cell>
          <table:table-cell office:value-type="float" office:value="0.00000000000013307767" calcext:value-type="float">
            <text:p>1.33077670337362E-13</text:p>
          </table:table-cell>
          <table:table-cell office:value-type="float" office:value="0.0000000000001330776" calcext:value-type="float">
            <text:p>1.33077598022512E-13</text:p>
          </table:table-cell>
          <table:table-cell office:value-type="float" office:value="0.00000000000013307753" calcext:value-type="float">
            <text:p>1.33077533124644E-13</text:p>
          </table:table-cell>
          <table:table-cell office:value-type="float" office:value="0.00000000000013307747" calcext:value-type="float">
            <text:p>1.3307747483891E-13</text:p>
          </table:table-cell>
          <table:table-cell office:value-type="float" office:value="0.00000000000013307742" calcext:value-type="float">
            <text:p>1.33077421668459E-13</text:p>
          </table:table-cell>
          <table:table-cell office:value-type="float" office:value="0.00000000000013307736" calcext:value-type="float">
            <text:p>1.33077364052471E-13</text:p>
          </table:table-cell>
          <table:table-cell office:value-type="float" office:value="0.00000000000013307729" calcext:value-type="float">
            <text:p>1.33077287204287E-13</text:p>
          </table:table-cell>
          <table:table-cell office:value-type="float" office:value="0.00000000000013307722" calcext:value-type="float">
            <text:p>1.33077221702996E-13</text:p>
          </table:table-cell>
          <table:table-cell office:value-type="float" office:value="0.00000000000013307717" calcext:value-type="float">
            <text:p>1.33077168401126E-13</text:p>
          </table:table-cell>
          <table:table-cell office:value-type="float" office:value="0.00000000000013307711" calcext:value-type="float">
            <text:p>1.33077110984063E-13</text:p>
          </table:table-cell>
          <table:table-cell office:value-type="float" office:value="0.00000000000013307706" calcext:value-type="float">
            <text:p>1.33077063502879E-13</text:p>
          </table:table-cell>
          <table:table-cell office:value-type="float" office:value="0.00000000000013307702" calcext:value-type="float">
            <text:p>1.33077021074794E-13</text:p>
          </table:table-cell>
          <table:table-cell office:value-type="float" office:value="0.00000000000013307698" calcext:value-type="float">
            <text:p>1.33076983036893E-13</text:p>
          </table:table-cell>
          <table:table-cell office:value-type="float" office:value="0.00000000000013307695" calcext:value-type="float">
            <text:p>1.33076948437531E-13</text:p>
          </table:table-cell>
          <table:table-cell office:value-type="float" office:value="0.00000000000013307692" calcext:value-type="float">
            <text:p>1.33076917495164E-13</text:p>
          </table:table-cell>
          <table:table-cell office:value-type="float" office:value="0.00000000000013307689" calcext:value-type="float">
            <text:p>1.33076889744676E-13</text:p>
          </table:table-cell>
          <table:table-cell office:value-type="float" office:value="0.00000000000013307686" calcext:value-type="float">
            <text:p>1.33076864843365E-13</text:p>
          </table:table-cell>
          <table:table-cell office:value-type="float" office:value="0.00000000000013307684" calcext:value-type="float">
            <text:p>1.33076842498203E-13</text:p>
          </table:table-cell>
          <table:table-cell office:value-type="float" office:value="0.00000000000013307682" calcext:value-type="float">
            <text:p>1.33076822446866E-13</text:p>
          </table:table-cell>
          <table:table-cell office:value-type="float" office:value="0.0000000000001330768" calcext:value-type="float">
            <text:p>1.33076804453944E-13</text:p>
          </table:table-cell>
          <table:table-cell office:value-type="float" office:value="0.00000000000013307679" calcext:value-type="float">
            <text:p>1.33076788308181E-13</text:p>
          </table:table-cell>
          <table:table-cell office:value-type="float" office:value="0.00000000000013307677" calcext:value-type="float">
            <text:p>1.33076773819994E-13</text:p>
          </table:table-cell>
          <table:table-cell office:value-type="float" office:value="0.00000000000013307676" calcext:value-type="float">
            <text:p>1.33076760819251E-13</text:p>
          </table:table-cell>
          <table:table-cell office:value-type="float" office:value="0.00000000000013307675" calcext:value-type="float">
            <text:p>1.33076749153279E-13</text:p>
          </table:table-cell>
          <table:table-cell office:value-type="float" office:value="0.00000000000013307674" calcext:value-type="float">
            <text:p>1.33076738685068E-13</text:p>
          </table:table-cell>
          <table:table-cell office:value-type="float" office:value="0.00000000000013307673" calcext:value-type="float">
            <text:p>1.33076729291669E-13</text:p>
          </table:table-cell>
          <table:table-cell office:value-type="float" office:value="0.00000000000013307672" calcext:value-type="float">
            <text:p>1.3307672086275E-13</text:p>
          </table:table-cell>
          <table:table-cell office:value-type="float" office:value="0.00000000000013307671" calcext:value-type="float">
            <text:p>1.33076713299302E-13</text:p>
          </table:table-cell>
          <table:table-cell office:value-type="float" office:value="0.00000000000013307671" calcext:value-type="float">
            <text:p>1.33076706512476E-13</text:p>
          </table:table-cell>
          <table:table-cell office:value-type="float" office:value="0.0000000000001330767" calcext:value-type="float">
            <text:p>1.33076700422544E-13</text:p>
          </table:table-cell>
          <table:table-cell office:value-type="float" office:value="0.00000000000013307669" calcext:value-type="float">
            <text:p>1.33076694957959E-13</text:p>
          </table:table-cell>
          <table:table-cell office:value-type="float" office:value="0.00000000000013307669" calcext:value-type="float">
            <text:p>1.33076690054518E-13</text:p>
          </table:table-cell>
          <table:table-cell office:value-type="float" office:value="0.00000000000013307669" calcext:value-type="float">
            <text:p>1.33076685654608E-13</text:p>
          </table:table-cell>
          <table:table-cell office:value-type="float" office:value="0.00000000000013307668" calcext:value-type="float">
            <text:p>1.33076681706531E-13</text:p>
          </table:table-cell>
          <table:table-cell office:value-type="float" office:value="0.00000000000013307668" calcext:value-type="float">
            <text:p>1.33076678163895E-13</text:p>
          </table:table-cell>
          <table:table-cell office:value-type="float" office:value="0.00000000000013307667" calcext:value-type="float">
            <text:p>1.3307667498507E-13</text:p>
          </table:table-cell>
          <table:table-cell office:value-type="float" office:value="0.00000000000013307667" calcext:value-type="float">
            <text:p>1.330766721327E-13</text:p>
          </table:table-cell>
          <table:table-cell office:value-type="float" office:value="0.00000000000013307667" calcext:value-type="float">
            <text:p>1.33076669573264E-13</text:p>
          </table:table-cell>
          <table:table-cell office:value-type="float" office:value="0.00000000000013307667" calcext:value-type="float">
            <text:p>1.33076667276683E-13</text:p>
          </table:table-cell>
          <table:table-cell office:value-type="float" office:value="0.00000000000013307667" calcext:value-type="float">
            <text:p>1.33076665215964E-13</text:p>
          </table:table-cell>
          <table:table-cell office:value-type="float" office:value="0.00000000000013307666" calcext:value-type="float">
            <text:p>1.33076663366887E-13</text:p>
          </table:table-cell>
          <table:table-cell office:value-type="float" office:value="0.00000000000013307666" calcext:value-type="float">
            <text:p>1.33076661707719E-13</text:p>
          </table:table-cell>
          <table:table-cell office:value-type="float" office:value="0.00000000000013307666" calcext:value-type="float">
            <text:p>1.33076660218957E-13</text:p>
          </table:table-cell>
          <table:table-cell office:value-type="float" office:value="0.00000000000013307666" calcext:value-type="float">
            <text:p>1.33076658883103E-13</text:p>
          </table:table-cell>
          <table:table-cell office:value-type="float" office:value="0.00000000000013307666" calcext:value-type="float">
            <text:p>1.33076657684452E-13</text:p>
          </table:table-cell>
          <table:table-cell office:value-type="float" office:value="0.00000000000013307666" calcext:value-type="float">
            <text:p>1.33076656608915E-13</text:p>
          </table:table-cell>
          <table:table-cell office:value-type="float" office:value="0.00000000000013307666" calcext:value-type="float">
            <text:p>1.33076655643847E-13</text:p>
          </table:table-cell>
          <table:table-cell office:value-type="float" office:value="0.00000000000013307665" calcext:value-type="float">
            <text:p>1.33076654777904E-13</text:p>
          </table:table-cell>
          <table:table-cell office:value-type="float" office:value="0.00000000000013307665" calcext:value-type="float">
            <text:p>1.33076654000905E-13</text:p>
          </table:table-cell>
          <table:table-cell office:value-type="float" office:value="0.00000000000013307665" calcext:value-type="float">
            <text:p>1.33076653303715E-13</text:p>
          </table:table-cell>
          <table:table-cell office:value-type="float" office:value="0.00000000000013307665" calcext:value-type="float">
            <text:p>1.33076652678137E-13</text:p>
          </table:table-cell>
          <table:table-cell office:value-type="float" office:value="0.00000000000013307665" calcext:value-type="float">
            <text:p>1.33076652116817E-13</text:p>
          </table:table-cell>
          <table:table-cell office:value-type="float" office:value="0.00000000000013307665" calcext:value-type="float">
            <text:p>1.33076651613154E-13</text:p>
          </table:table-cell>
          <table:table-cell office:value-type="float" office:value="0.00000000000013307665" calcext:value-type="float">
            <text:p>1.33076651161227E-13</text:p>
          </table:table-cell>
          <table:table-cell office:value-type="float" office:value="0.00000000000013307665" calcext:value-type="float">
            <text:p>1.33076650755722E-13</text:p>
          </table:table-cell>
          <table:table-cell office:value-type="float" office:value="0.00000000000013307665" calcext:value-type="float">
            <text:p>1.33076650391871E-13</text:p>
          </table:table-cell>
          <table:table-cell office:value-type="float" office:value="0.00000000000013307665" calcext:value-type="float">
            <text:p>1.33076650065394E-13</text:p>
          </table:table-cell>
          <table:table-cell office:value-type="float" office:value="0.00000000000013307665" calcext:value-type="float">
            <text:p>1.33076649772455E-13</text:p>
          </table:table-cell>
          <table:table-cell office:value-type="float" office:value="0.00000000000013307665" calcext:value-type="float">
            <text:p>1.33076649509607E-13</text:p>
          </table:table-cell>
          <table:table-cell office:value-type="float" office:value="0.00000000000013307665" calcext:value-type="float">
            <text:p>1.33076649273759E-13</text:p>
          </table:table-cell>
          <table:table-cell office:value-type="float" office:value="0.00000000000013307665" calcext:value-type="float">
            <text:p>1.33076649062139E-13</text:p>
          </table:table-cell>
          <table:table-cell office:value-type="float" office:value="0.00000000000013307665" calcext:value-type="float">
            <text:p>1.33076648872258E-13</text:p>
          </table:table-cell>
          <table:table-cell office:value-type="float" office:value="0.00000000000013307665" calcext:value-type="float">
            <text:p>1.33076648701883E-13</text:p>
          </table:table-cell>
          <table:table-cell office:value-type="float" office:value="0.00000000000013307665" calcext:value-type="float">
            <text:p>1.33076648549009E-13</text:p>
          </table:table-cell>
          <table:table-cell office:value-type="float" office:value="0.00000000000013307665" calcext:value-type="float">
            <text:p>1.3307664841184E-13</text:p>
          </table:table-cell>
          <table:table-cell office:value-type="float" office:value="0.00000000000013307665" calcext:value-type="float">
            <text:p>1.33076648288762E-13</text:p>
          </table:table-cell>
          <table:table-cell office:value-type="float" office:value="0.00000000000013307665" calcext:value-type="float">
            <text:p>1.33076648178328E-13</text:p>
          </table:table-cell>
          <table:table-cell office:value-type="float" office:value="0.00000000000013307665" calcext:value-type="float">
            <text:p>1.33076648079238E-13</text:p>
          </table:table-cell>
          <table:table-cell office:value-type="float" office:value="0.00000000000013307665" calcext:value-type="float">
            <text:p>1.33076647990328E-13</text:p>
          </table:table-cell>
          <table:table-cell office:value-type="float" office:value="0.00000000000013307665" calcext:value-type="float">
            <text:p>1.33076647910552E-13</text:p>
          </table:table-cell>
          <table:table-cell office:value-type="float" office:value="0.00000000000013307665" calcext:value-type="float">
            <text:p>1.33076647838971E-13</text:p>
          </table:table-cell>
          <table:table-cell office:value-type="float" office:value="0.00000000000013307665" calcext:value-type="float">
            <text:p>1.33076647774744E-13</text:p>
          </table:table-cell>
          <table:table-cell office:value-type="float" office:value="0.00000000000013307665" calcext:value-type="float">
            <text:p>1.33076647717115E-13</text:p>
          </table:table-cell>
          <table:table-cell office:value-type="float" office:value="0.00000000000013307665" calcext:value-type="float">
            <text:p>1.33076647665407E-13</text:p>
          </table:table-cell>
          <table:table-cell office:value-type="float" office:value="0.00000000000013307665" calcext:value-type="float">
            <text:p>1.3307664761901E-13</text:p>
          </table:table-cell>
          <table:table-cell office:value-type="float" office:value="0.00000000000013307665" calcext:value-type="float">
            <text:p>1.3307664757738E-13</text:p>
          </table:table-cell>
          <table:table-cell office:value-type="float" office:value="0.00000000000013307665" calcext:value-type="float">
            <text:p>1.33076647540027E-13</text:p>
          </table:table-cell>
          <table:table-cell office:value-type="float" office:value="0.00000000000013307665" calcext:value-type="float">
            <text:p>1.33076647506511E-13</text:p>
          </table:table-cell>
          <table:table-cell office:value-type="float" office:value="0.00000000000013307665" calcext:value-type="float">
            <text:p>1.33076647476439E-13</text:p>
          </table:table-cell>
          <table:table-cell office:value-type="float" office:value="0.00000000000013307665" calcext:value-type="float">
            <text:p>1.33076647449456E-13</text:p>
          </table:table-cell>
          <table:table-cell office:value-type="float" office:value="0.00000000000013307665" calcext:value-type="float">
            <text:p>1.33076647425245E-13</text:p>
          </table:table-cell>
          <table:table-cell office:value-type="float" office:value="0.00000000000013307665" calcext:value-type="float">
            <text:p>1.33076647403521E-13</text:p>
          </table:table-cell>
          <table:table-cell office:value-type="float" office:value="0.00000000000013307665" calcext:value-type="float">
            <text:p>1.3307664738403E-13</text:p>
          </table:table-cell>
          <table:table-cell office:value-type="float" office:value="0.00000000000013307665" calcext:value-type="float">
            <text:p>1.3307664736654E-13</text:p>
          </table:table-cell>
          <table:table-cell office:value-type="float" office:value="0.00000000000013307665" calcext:value-type="float">
            <text:p>1.33076647350848E-13</text:p>
          </table:table-cell>
          <table:table-cell office:value-type="float" office:value="0.00000000000013307665" calcext:value-type="float">
            <text:p>1.33076647336768E-13</text:p>
          </table:table-cell>
          <table:table-cell office:value-type="float" office:value="0.00000000000013307665" calcext:value-type="float">
            <text:p>1.33076647324134E-13</text:p>
          </table:table-cell>
          <table:table-cell office:value-type="float" office:value="0.00000000000013307665" calcext:value-type="float">
            <text:p>1.33076647312798E-13</text:p>
          </table:table-cell>
          <table:table-cell office:value-type="float" office:value="0.00000000000013307665" calcext:value-type="float">
            <text:p>1.33076647302627E-13</text:p>
          </table:table-cell>
          <table:table-cell office:value-type="float" office:value="0.00000000000013307665" calcext:value-type="float">
            <text:p>1.33076647293501E-13</text:p>
          </table:table-cell>
          <table:table-cell office:value-type="float" office:value="0.00000000000013307665" calcext:value-type="float">
            <text:p>1.33076647285313E-13</text:p>
          </table:table-cell>
          <table:table-cell office:value-type="float" office:value="0.00000000000013307665" calcext:value-type="float">
            <text:p>1.33076647277965E-13</text:p>
          </table:table-cell>
          <table:table-cell office:value-type="float" office:value="0.00000000000013307665" calcext:value-type="float">
            <text:p>1.33076647271373E-13</text:p>
          </table:table-cell>
          <table:table-cell office:value-type="float" office:value="0.00000000000013307665" calcext:value-type="float">
            <text:p>1.33076647265458E-13</text:p>
          </table:table-cell>
          <table:table-cell office:value-type="float" office:value="0.00000000000013307665" calcext:value-type="float">
            <text:p>1.3307664726015E-13</text:p>
          </table:table-cell>
          <table:table-cell office:value-type="float" office:value="0.00000000000013307665" calcext:value-type="float">
            <text:p>1.33076647255388E-13</text:p>
          </table:table-cell>
          <table:table-cell office:value-type="float" office:value="0.00000000000013307665" calcext:value-type="float">
            <text:p>1.33076647251115E-13</text:p>
          </table:table-cell>
          <table:table-cell office:value-type="float" office:value="0.00000000000013307665" calcext:value-type="float">
            <text:p>1.33076647247282E-13</text:p>
          </table:table-cell>
          <table:table-cell office:value-type="float" office:value="0.00000000000013307665" calcext:value-type="float">
            <text:p>1.33076647243842E-13</text:p>
          </table:table-cell>
          <table:table-cell office:value-type="float" office:value="0.00000000000013307665" calcext:value-type="float">
            <text:p>1.33076647240755E-13</text:p>
          </table:table-cell>
          <table:table-cell office:value-type="float" office:value="0.00000000000013307665" calcext:value-type="float">
            <text:p>1.33076647237986E-13</text:p>
          </table:table-cell>
          <table:table-cell office:value-type="float" office:value="0.00000000000013307665" calcext:value-type="float">
            <text:p>1.33076647235501E-13</text:p>
          </table:table-cell>
          <table:table-cell office:value-type="float" office:value="0.00000000000013307665" calcext:value-type="float">
            <text:p>1.33076647233271E-13</text:p>
          </table:table-cell>
          <table:table-cell office:value-type="float" office:value="0.00000000000013307665" calcext:value-type="float">
            <text:p>1.33076647231271E-13</text:p>
          </table:table-cell>
          <table:table-cell office:value-type="float" office:value="0.00000000000013307665" calcext:value-type="float">
            <text:p>1.33076647229476E-13</text:p>
          </table:table-cell>
          <table:table-cell office:value-type="float" office:value="0.00000000000013307665" calcext:value-type="float">
            <text:p>1.33076647227865E-13</text:p>
          </table:table-cell>
          <table:table-cell office:value-type="float" office:value="0.00000000000013307665" calcext:value-type="float">
            <text:p>1.3307664722642E-13</text:p>
          </table:table-cell>
          <table:table-cell office:value-type="float" office:value="0.00000000000013307665" calcext:value-type="float">
            <text:p>1.33076647225123E-13</text:p>
          </table:table-cell>
          <table:table-cell office:value-type="float" office:value="0.00000000000013307665" calcext:value-type="float">
            <text:p>1.3307664722396E-13</text:p>
          </table:table-cell>
          <table:table-cell office:value-type="float" office:value="0.00000000000013307665" calcext:value-type="float">
            <text:p>1.33076647222916E-13</text:p>
          </table:table-cell>
          <table:table-cell office:value-type="float" office:value="0.00000000000013307665" calcext:value-type="float">
            <text:p>1.33076647221979E-13</text:p>
          </table:table-cell>
          <table:table-cell office:value-type="float" office:value="0.00000000000013307665" calcext:value-type="float">
            <text:p>1.33076647221139E-13</text:p>
          </table:table-cell>
          <table:table-cell office:value-type="float" office:value="0.00000000000013307665" calcext:value-type="float">
            <text:p>1.33076647220385E-13</text:p>
          </table:table-cell>
          <table:table-cell office:value-type="float" office:value="0.00000000000013307665" calcext:value-type="float">
            <text:p>1.33076647219708E-13</text:p>
          </table:table-cell>
          <table:table-cell office:value-type="float" office:value="0.00000000000013307665" calcext:value-type="float">
            <text:p>1.33076647219101E-13</text:p>
          </table:table-cell>
          <table:table-cell office:value-type="float" office:value="0.00000000000013307665" calcext:value-type="float">
            <text:p>1.33076647218557E-13</text:p>
          </table:table-cell>
          <table:table-cell office:value-type="float" office:value="0.00000000000013307665" calcext:value-type="float">
            <text:p>1.33076647218068E-13</text:p>
          </table:table-cell>
          <table:table-cell office:value-type="float" office:value="0.00000000000013307665" calcext:value-type="float">
            <text:p>1.33076647217629E-13</text:p>
          </table:table-cell>
          <table:table-cell office:value-type="float" office:value="0.00000000000013307665" calcext:value-type="float">
            <text:p>1.33076647217236E-13</text:p>
          </table:table-cell>
          <table:table-cell office:value-type="float" office:value="0.00000000000013307665" calcext:value-type="float">
            <text:p>1.33076647216883E-13</text:p>
          </table:table-cell>
          <table:table-cell office:value-type="float" office:value="0.00000000000013307665" calcext:value-type="float">
            <text:p>1.33076647216566E-13</text:p>
          </table:table-cell>
          <table:table-cell office:value-type="float" office:value="0.00000000000013307665" calcext:value-type="float">
            <text:p>1.33076647216282E-13</text:p>
          </table:table-cell>
          <table:table-cell office:value-type="float" office:value="0.00000000000013307665" calcext:value-type="float">
            <text:p>1.33076647216027E-13</text:p>
          </table:table-cell>
          <table:table-cell office:value-type="float" office:value="0.00000000000013307665" calcext:value-type="float">
            <text:p>1.33076647215798E-13</text:p>
          </table:table-cell>
          <table:table-cell office:value-type="float" office:value="0.00000000000013307665" calcext:value-type="float">
            <text:p>1.33076647215593E-13</text:p>
          </table:table-cell>
          <table:table-cell office:value-type="float" office:value="0.00000000000013307665" calcext:value-type="float">
            <text:p>1.33076647215409E-13</text:p>
          </table:table-cell>
          <table:table-cell office:value-type="float" office:value="0.00000000000013307665" calcext:value-type="float">
            <text:p>1.33076647215243E-13</text:p>
          </table:table-cell>
          <table:table-cell office:value-type="float" office:value="0.00000000000013307665" calcext:value-type="float">
            <text:p>1.33076647215095E-13</text:p>
          </table:table-cell>
          <table:table-cell office:value-type="float" office:value="0.00000000000013307665" calcext:value-type="float">
            <text:p>1.33076647214962E-13</text:p>
          </table:table-cell>
          <table:table-cell office:value-type="float" office:value="0.00000000000013307665" calcext:value-type="float">
            <text:p>1.33076647214843E-13</text:p>
          </table:table-cell>
          <table:table-cell office:value-type="float" office:value="0.00000000000013307665" calcext:value-type="float">
            <text:p>1.33076647214735E-13</text:p>
          </table:table-cell>
          <table:table-cell office:value-type="float" office:value="0.00000000000013307665" calcext:value-type="float">
            <text:p>1.33076647214639E-13</text:p>
          </table:table-cell>
          <table:table-cell office:value-type="float" office:value="0.00000000000013307665" calcext:value-type="float">
            <text:p>1.33076647214553E-13</text:p>
          </table:table-cell>
          <table:table-cell office:value-type="float" office:value="0.00000000000013307665" calcext:value-type="float">
            <text:p>1.33076647214476E-13</text:p>
          </table:table-cell>
          <table:table-cell office:value-type="float" office:value="0.00000000000013307665" calcext:value-type="float">
            <text:p>1.33076647214406E-13</text:p>
          </table:table-cell>
          <table:table-cell office:value-type="float" office:value="0.00000000000013307665" calcext:value-type="float">
            <text:p>1.33076647214344E-13</text:p>
          </table:table-cell>
          <table:table-cell office:value-type="float" office:value="0.00000000000013307665" calcext:value-type="float">
            <text:p>1.33076647214288E-13</text:p>
          </table:table-cell>
          <table:table-cell office:value-type="float" office:value="0.00000000000013307665" calcext:value-type="float">
            <text:p>1.33076647214238E-13</text:p>
          </table:table-cell>
          <table:table-cell office:value-type="float" office:value="0.00000000000013307665" calcext:value-type="float">
            <text:p>1.33076647214193E-13</text:p>
          </table:table-cell>
          <table:table-cell office:value-type="float" office:value="0.00000000000013307665" calcext:value-type="float">
            <text:p>1.33076647214152E-13</text:p>
          </table:table-cell>
          <table:table-cell office:value-type="float" office:value="0.00000000000013307665" calcext:value-type="float">
            <text:p>1.33076647214116E-13</text:p>
          </table:table-cell>
          <table:table-cell office:value-type="float" office:value="0.00000000000013307665" calcext:value-type="float">
            <text:p>1.33076647214084E-13</text:p>
          </table:table-cell>
          <table:table-cell office:value-type="float" office:value="0.00000000000013307665" calcext:value-type="float">
            <text:p>1.33076647214055E-13</text:p>
          </table:table-cell>
          <table:table-cell office:value-type="float" office:value="0.00000000000013307665" calcext:value-type="float">
            <text:p>1.33076647214028E-13</text:p>
          </table:table-cell>
          <table:table-cell office:value-type="float" office:value="0.00000000000013307665" calcext:value-type="float">
            <text:p>1.33076647214005E-13</text:p>
          </table:table-cell>
          <table:table-cell office:value-type="float" office:value="0.00000000000013307665" calcext:value-type="float">
            <text:p>1.33076647213984E-13</text:p>
          </table:table-cell>
          <table:table-cell office:value-type="float" office:value="0.00000000000013307665" calcext:value-type="float">
            <text:p>1.33076647213965E-13</text:p>
          </table:table-cell>
          <table:table-cell office:value-type="float" office:value="0.00000000000013307665" calcext:value-type="float">
            <text:p>1.33076647213948E-13</text:p>
          </table:table-cell>
          <table:table-cell office:value-type="float" office:value="0.00000000000013307665" calcext:value-type="float">
            <text:p>1.33076647213933E-13</text:p>
          </table:table-cell>
          <table:table-cell office:value-type="float" office:value="0.00000000000013307665" calcext:value-type="float">
            <text:p>1.33076647213919E-13</text:p>
          </table:table-cell>
          <table:table-cell office:value-type="float" office:value="0.00000000000013307665" calcext:value-type="float">
            <text:p>1.33076647213907E-13</text:p>
          </table:table-cell>
          <table:table-cell office:value-type="float" office:value="0.00000000000013307665" calcext:value-type="float">
            <text:p>1.33076647213896E-13</text:p>
          </table:table-cell>
          <table:table-cell office:value-type="float" office:value="0.00000000000013307665" calcext:value-type="float">
            <text:p>1.33076647213886E-13</text:p>
          </table:table-cell>
          <table:table-cell office:value-type="float" office:value="0.00000000000013307665" calcext:value-type="float">
            <text:p>1.33076647213877E-13</text:p>
          </table:table-cell>
          <table:table-cell office:value-type="float" office:value="0.00000000000013307665" calcext:value-type="float">
            <text:p>1.33076647213869E-13</text:p>
          </table:table-cell>
          <table:table-cell office:value-type="float" office:value="0.00000000000013307665" calcext:value-type="float">
            <text:p>1.33076647213862E-13</text:p>
          </table:table-cell>
          <table:table-cell office:value-type="float" office:value="0.00000000000013307665" calcext:value-type="float">
            <text:p>1.33076647213856E-13</text:p>
          </table:table-cell>
          <table:table-cell office:value-type="float" office:value="0.00000000000013307665" calcext:value-type="float">
            <text:p>1.3307664721385E-13</text:p>
          </table:table-cell>
          <table:table-cell office:value-type="float" office:value="0.00000000000013307665" calcext:value-type="float">
            <text:p>1.33076647213845E-13</text:p>
          </table:table-cell>
          <table:table-cell office:value-type="float" office:value="0.00000000000013307665" calcext:value-type="float">
            <text:p>1.3307664721384E-13</text:p>
          </table:table-cell>
          <table:table-cell office:value-type="float" office:value="0.00000000000013307665" calcext:value-type="float">
            <text:p>1.33076647213836E-13</text:p>
          </table:table-cell>
          <table:table-cell office:value-type="float" office:value="0.00000000000013307665" calcext:value-type="float">
            <text:p>1.33076647213832E-13</text:p>
          </table:table-cell>
          <table:table-cell office:value-type="float" office:value="0.00000000000013307665" calcext:value-type="float">
            <text:p>1.33076647213829E-13</text:p>
          </table:table-cell>
          <table:table-cell office:value-type="float" office:value="0.00000000000013307665" calcext:value-type="float">
            <text:p>1.33076647213826E-13</text:p>
          </table:table-cell>
          <table:table-cell office:value-type="float" office:value="0.00000000000013307665" calcext:value-type="float">
            <text:p>1.33076647213823E-13</text:p>
          </table:table-cell>
          <table:table-cell office:value-type="float" office:value="0.00000000000013307665" calcext:value-type="float">
            <text:p>1.33076647213821E-13</text:p>
          </table:table-cell>
          <table:table-cell office:value-type="float" office:value="0.00000000000013307665" calcext:value-type="float">
            <text:p>1.33076647213819E-13</text:p>
          </table:table-cell>
          <table:table-cell office:value-type="float" office:value="0.00000000000013307665" calcext:value-type="float">
            <text:p>1.33076647213817E-13</text:p>
          </table:table-cell>
          <table:table-cell office:value-type="float" office:value="0.00000000000013307665" calcext:value-type="float">
            <text:p>1.33076647213815E-13</text:p>
          </table:table-cell>
          <table:table-cell office:value-type="float" office:value="0.00000000000013307665" calcext:value-type="float">
            <text:p>1.33076647213814E-13</text:p>
          </table:table-cell>
          <table:table-cell office:value-type="float" office:value="0.00000000000013307665" calcext:value-type="float">
            <text:p>1.33076647213812E-13</text:p>
          </table:table-cell>
          <table:table-cell office:value-type="float" office:value="0.00000000000013307665" calcext:value-type="float">
            <text:p>1.33076647213811E-13</text:p>
          </table:table-cell>
          <table:table-cell office:value-type="float" office:value="0.00000000000013307665" calcext:value-type="float">
            <text:p>1.3307664721381E-13</text:p>
          </table:table-cell>
          <table:table-cell office:value-type="float" office:value="0.00000000000013307665" calcext:value-type="float">
            <text:p>1.33076647213809E-13</text:p>
          </table:table-cell>
          <table:table-cell office:value-type="float" office:value="0.00000000000013307665" calcext:value-type="float">
            <text:p>1.33076647213808E-13</text:p>
          </table:table-cell>
          <table:table-cell office:value-type="float" office:value="0.00000000000013307665" calcext:value-type="float">
            <text:p>1.33076647213807E-13</text:p>
          </table:table-cell>
          <table:table-cell office:value-type="float" office:value="0.00000000000013307665" calcext:value-type="float">
            <text:p>1.33076647213806E-13</text:p>
          </table:table-cell>
          <table:table-cell office:value-type="float" office:value="0.00000000000013307665" calcext:value-type="float">
            <text:p>1.33076647213806E-13</text:p>
          </table:table-cell>
          <table:table-cell office:value-type="float" office:value="0.00000000000013307665" calcext:value-type="float">
            <text:p>1.33076647213805E-13</text:p>
          </table:table-cell>
          <table:table-cell office:value-type="float" office:value="0.00000000000013307665" calcext:value-type="float">
            <text:p>1.33076647213805E-13</text:p>
          </table:table-cell>
          <table:table-cell office:value-type="float" office:value="0.00000000000013307665" calcext:value-type="float">
            <text:p>1.33076647213804E-13</text:p>
          </table:table-cell>
          <table:table-cell office:value-type="float" office:value="0.00000000000013307665" calcext:value-type="float">
            <text:p>1.33076647213804E-13</text:p>
          </table:table-cell>
          <table:table-cell office:value-type="float" office:value="0.00000000000013307665" calcext:value-type="float">
            <text:p>1.33076647213803E-13</text:p>
          </table:table-cell>
          <table:table-cell office:value-type="float" office:value="0.00000000000013307665" calcext:value-type="float">
            <text:p>1.33076647213803E-13</text:p>
          </table:table-cell>
          <table:table-cell office:value-type="float" office:value="0.00000000000013307665" calcext:value-type="float">
            <text:p>1.33076647213803E-13</text:p>
          </table:table-cell>
          <table:table-cell office:value-type="float" office:value="0.00000000000013307665" calcext:value-type="float">
            <text:p>1.33076647213802E-13</text:p>
          </table:table-cell>
          <table:table-cell office:value-type="float" office:value="0.00000000000013307665" calcext:value-type="float">
            <text:p>1.33076647213802E-13</text:p>
          </table:table-cell>
          <table:table-cell office:value-type="float" office:value="0.00000000000013307665" calcext:value-type="float">
            <text:p>1.33076647213802E-13</text:p>
          </table:table-cell>
          <table:table-cell office:value-type="float" office:value="0.00000000000013307665" calcext:value-type="float">
            <text:p>1.33076647213802E-13</text:p>
          </table:table-cell>
          <table:table-cell office:value-type="float" office:value="0.00000000000013307665" calcext:value-type="float">
            <text:p>1.33076647213801E-13</text:p>
          </table:table-cell>
          <table:table-cell office:value-type="float" office:value="0.00000000000013307665" calcext:value-type="float">
            <text:p>1.33076647213801E-13</text:p>
          </table:table-cell>
          <table:table-cell office:value-type="float" office:value="0.00000000000013307665" calcext:value-type="float">
            <text:p>1.33076647213801E-13</text:p>
          </table:table-cell>
          <table:table-cell office:value-type="float" office:value="0.00000000000013307665" calcext:value-type="float">
            <text:p>1.33076647213801E-13</text:p>
          </table:table-cell>
          <table:table-cell office:value-type="float" office:value="0.00000000000013307665" calcext:value-type="float">
            <text:p>1.33076647213801E-13</text:p>
          </table:table-cell>
          <table:table-cell office:value-type="float" office:value="0.00000000000013307665" calcext:value-type="float">
            <text:p>1.33076647213801E-13</text:p>
          </table:table-cell>
          <table:table-cell office:value-type="float" office:value="0.00000000000013307665" calcext:value-type="float">
            <text:p>1.33076647213801E-13</text:p>
          </table:table-cell>
          <table:table-cell office:value-type="float" office:value="0.00000000000013307665" calcext:value-type="float">
            <text:p>1.33076647213801E-13</text:p>
          </table:table-cell>
          <table:table-cell office:value-type="float" office:value="0.00000000000013307665" calcext:value-type="float">
            <text:p>1.33076647213801E-13</text:p>
          </table:table-cell>
          <table:table-cell office:value-type="float" office:value="0.00000000000013307665" calcext:value-type="float">
            <text:p>1.330766472138E-13</text:p>
          </table:table-cell>
          <table:table-cell office:value-type="float" office:value="0.00000000000013307665" calcext:value-type="float">
            <text:p>1.330766472138E-13</text:p>
          </table:table-cell>
          <table:table-cell office:value-type="float" office:value="0.00000000000013307665" calcext:value-type="float">
            <text:p>1.330766472138E-13</text:p>
          </table:table-cell>
          <table:table-cell office:value-type="float" office:value="0.00000000000013307665" calcext:value-type="float">
            <text:p>1.330766472138E-13</text:p>
          </table:table-cell>
          <table:table-cell office:value-type="float" office:value="0.00000000000013307665" calcext:value-type="float">
            <text:p>1.330766472138E-13</text:p>
          </table:table-cell>
          <table:table-cell office:value-type="float" office:value="0.00000000000013307665" calcext:value-type="float">
            <text:p>1.330766472138E-13</text:p>
          </table:table-cell>
          <table:table-cell office:value-type="float" office:value="0.00000000000013307665" calcext:value-type="float">
            <text:p>1.330766472138E-13</text:p>
          </table:table-cell>
          <table:table-cell office:value-type="float" office:value="0.00000000000013307665" calcext:value-type="float">
            <text:p>1.330766472138E-13</text:p>
          </table:table-cell>
          <table:table-cell office:value-type="float" office:value="0.00000000000013307665" calcext:value-type="float">
            <text:p>1.330766472138E-13</text:p>
          </table:table-cell>
          <table:table-cell office:value-type="float" office:value="0.00000000000013307665" calcext:value-type="float">
            <text:p>1.330766472138E-13</text:p>
          </table:table-cell>
          <table:table-cell table:number-columns-repeated="2" office:value-type="float" office:value="0.00000000000013307665" calcext:value-type="float">
            <text:p>1.330766472138E-13</text:p>
          </table:table-cell>
          <table:table-cell office:value-type="float" office:value="0.00000000000013307665" calcext:value-type="float">
            <text:p>1.330766472138E-13</text:p>
          </table:table-cell>
          <table:table-cell table:number-columns-repeated="2" office:value-type="float" office:value="0.00000000000013307665" calcext:value-type="float">
            <text:p>1.330766472138E-13</text:p>
          </table:table-cell>
          <table:table-cell table:number-columns-repeated="2" office:value-type="float" office:value="0.00000000000013307665" calcext:value-type="float">
            <text:p>1.330766472138E-13</text:p>
          </table:table-cell>
          <table:table-cell table:number-columns-repeated="3" office:value-type="float" office:value="0.00000000000013307665" calcext:value-type="float">
            <text:p>1.330766472138E-13</text:p>
          </table:table-cell>
          <table:table-cell table:number-columns-repeated="4" office:value-type="float" office:value="0.00000000000013307665" calcext:value-type="float">
            <text:p>1.330766472138E-13</text:p>
          </table:table-cell>
          <table:table-cell table:number-columns-repeated="4" office:value-type="float" office:value="0.00000000000013307665" calcext:value-type="float">
            <text:p>1.330766472138E-13</text:p>
          </table:table-cell>
          <table:table-cell table:number-columns-repeated="72" office:value-type="float" office:value="0.00000000000013307665" calcext:value-type="float">
            <text:p>1.330766472138E-13</text:p>
          </table:table-cell>
          <table:table-cell table:number-columns-repeated="36" office:value-type="float" office:value="0.00000000000013307665" calcext:value-type="float">
            <text:p>1.330766472138E-13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float" office:value="1" calcext:value-type="float">
            <text:p>1</text:p>
          </table:table-cell>
          <table:table-cell office:value-type="float" office:value="2.13822002378776" calcext:value-type="float">
            <text:p>2.13822002378776</text:p>
          </table:table-cell>
          <table:table-cell office:value-type="float" office:value="8.4601829969494" calcext:value-type="float">
            <text:p>8.4601829969494</text:p>
          </table:table-cell>
          <table:table-cell office:value-type="float" office:value="34.8883495369948" calcext:value-type="float">
            <text:p>34.8883495369948</text:p>
          </table:table-cell>
          <table:table-cell office:value-type="float" office:value="144.151611800009" calcext:value-type="float">
            <text:p>144.151611800009</text:p>
          </table:table-cell>
          <table:table-cell office:value-type="float" office:value="595.657292054117" calcext:value-type="float">
            <text:p>595.657292054117</text:p>
          </table:table-cell>
          <table:table-cell office:value-type="float" office:value="2461.35182227697" calcext:value-type="float">
            <text:p>2461.35182227697</text:p>
          </table:table-cell>
          <table:table-cell office:value-type="float" office:value="10170.561657071" calcext:value-type="float">
            <text:p>10170.561657071</text:p>
          </table:table-cell>
          <table:table-cell office:value-type="float" office:value="42023.3913001727" calcext:value-type="float">
            <text:p>42023.3913001727</text:p>
          </table:table-cell>
          <table:table-cell office:value-type="float" office:value="173593.563703058" calcext:value-type="float">
            <text:p>173593.563703058</text:p>
          </table:table-cell>
          <table:table-cell office:value-type="float" office:value="716387.780846191" calcext:value-type="float">
            <text:p>716387.780846191</text:p>
          </table:table-cell>
          <table:table-cell office:value-type="float" office:value="2944415.46712465" calcext:value-type="float">
            <text:p>2944415.46712465</text:p>
          </table:table-cell>
          <table:table-cell office:value-type="float" office:value="11902652.2921182" calcext:value-type="float">
            <text:p>11902652.2921182</text:p>
          </table:table-cell>
          <table:table-cell office:value-type="float" office:value="45064474.3697444" calcext:value-type="float">
            <text:p>45064474.3697444</text:p>
          </table:table-cell>
          <table:table-cell office:value-type="float" office:value="135903028.990338" calcext:value-type="float">
            <text:p>135903028.990338</text:p>
          </table:table-cell>
          <table:table-cell office:value-type="float" office:value="240566587.223545" calcext:value-type="float">
            <text:p>240566587.223545</text:p>
          </table:table-cell>
          <table:table-cell office:value-type="float" office:value="247724519.866451" calcext:value-type="float">
            <text:p>247724519.866451</text:p>
          </table:table-cell>
          <table:table-cell office:value-type="float" office:value="217215145.576971" calcext:value-type="float">
            <text:p>217215145.576971</text:p>
          </table:table-cell>
          <table:table-cell office:value-type="float" office:value="188336756.097568" calcext:value-type="float">
            <text:p>188336756.097568</text:p>
          </table:table-cell>
          <table:table-cell office:value-type="float" office:value="163265172.13441" calcext:value-type="float">
            <text:p>163265172.13441</text:p>
          </table:table-cell>
          <table:table-cell office:value-type="float" office:value="141530970.026255" calcext:value-type="float">
            <text:p>141530970.026255</text:p>
          </table:table-cell>
          <table:table-cell office:value-type="float" office:value="122690070.046048" calcext:value-type="float">
            <text:p>122690070.046048</text:p>
          </table:table-cell>
          <table:table-cell office:value-type="float" office:value="106357311.137912" calcext:value-type="float">
            <text:p>106357311.137912</text:p>
          </table:table-cell>
          <table:table-cell office:value-type="float" office:value="92198801.5176088" calcext:value-type="float">
            <text:p>92198801.5176088</text:p>
          </table:table-cell>
          <table:table-cell office:value-type="float" office:value="79925104.0573665" calcext:value-type="float">
            <text:p>79925104.0573665</text:p>
          </table:table-cell>
          <table:table-cell office:value-type="float" office:value="69285306.0205707" calcext:value-type="float">
            <text:p>69285306.0205707</text:p>
          </table:table-cell>
          <table:table-cell office:value-type="float" office:value="60061900.7233296" calcext:value-type="float">
            <text:p>60061900.7233296</text:p>
          </table:table-cell>
          <table:table-cell office:value-type="float" office:value="52066333.8230263" calcext:value-type="float">
            <text:p>52066333.8230263</text:p>
          </table:table-cell>
          <table:table-cell office:value-type="float" office:value="45135154.3044234" calcext:value-type="float">
            <text:p>45135154.3044234</text:p>
          </table:table-cell>
          <table:table-cell office:value-type="float" office:value="39126667.3865784" calcext:value-type="float">
            <text:p>39126667.3865784</text:p>
          </table:table-cell>
          <table:table-cell office:value-type="float" office:value="33918043.4499855" calcext:value-type="float">
            <text:p>33918043.4499855</text:p>
          </table:table-cell>
          <table:table-cell office:value-type="float" office:value="29402802.2739894" calcext:value-type="float">
            <text:p>29402802.2739894</text:p>
          </table:table-cell>
          <table:table-cell office:value-type="float" office:value="25488639.1399729" calcext:value-type="float">
            <text:p>25488639.1399729</text:p>
          </table:table-cell>
          <table:table-cell office:value-type="float" office:value="22095538.3737596" calcext:value-type="float">
            <text:p>22095538.3737596</text:p>
          </table:table-cell>
          <table:table-cell office:value-type="float" office:value="19154133.9553989" calcext:value-type="float">
            <text:p>19154133.9553989</text:p>
          </table:table-cell>
          <table:table-cell office:value-type="float" office:value="16604295.4221169" calcext:value-type="float">
            <text:p>16604295.4221169</text:p>
          </table:table-cell>
          <table:table-cell office:value-type="float" office:value="14393896.8355615" calcext:value-type="float">
            <text:p>14393896.8355615</text:p>
          </table:table-cell>
          <table:table-cell office:value-type="float" office:value="12477750.921798" calcext:value-type="float">
            <text:p>12477750.921798</text:p>
          </table:table-cell>
          <table:table-cell office:value-type="float" office:value="10816686.6722862" calcext:value-type="float">
            <text:p>10816686.6722862</text:p>
          </table:table-cell>
          <table:table-cell office:value-type="float" office:value="9376746.65008056" calcext:value-type="float">
            <text:p>9376746.65008056</text:p>
          </table:table-cell>
          <table:table-cell office:value-type="float" office:value="8128494.5488509" calcext:value-type="float">
            <text:p>8128494.5488509</text:p>
          </table:table-cell>
          <table:table-cell office:value-type="float" office:value="7046412.15226857" calcext:value-type="float">
            <text:p>7046412.15226857</text:p>
          </table:table-cell>
          <table:table-cell office:value-type="float" office:value="6108378.93196843" calcext:value-type="float">
            <text:p>6108378.93196843</text:p>
          </table:table-cell>
          <table:table-cell office:value-type="float" office:value="5295218.70043644" calcext:value-type="float">
            <text:p>5295218.70043644</text:p>
          </table:table-cell>
          <table:table-cell office:value-type="float" office:value="4590308.06580495" calcext:value-type="float">
            <text:p>4590308.06580495</text:p>
          </table:table-cell>
          <table:table-cell office:value-type="float" office:value="3979236.60485889" calcext:value-type="float">
            <text:p>3979236.60485889</text:p>
          </table:table-cell>
          <table:table-cell office:value-type="float" office:value="3449512.24393929" calcext:value-type="float">
            <text:p>3449512.24393929</text:p>
          </table:table-cell>
          <table:table-cell office:value-type="float" office:value="2990305.95486561" calcext:value-type="float">
            <text:p>2990305.95486561</text:p>
          </table:table-cell>
          <table:table-cell office:value-type="float" office:value="2592230.14976453" calcext:value-type="float">
            <text:p>2592230.14976453</text:p>
          </table:table-cell>
          <table:table-cell office:value-type="float" office:value="2247147.03324157" calcext:value-type="float">
            <text:p>2247147.03324157</text:p>
          </table:table-cell>
          <table:table-cell office:value-type="float" office:value="1948002.0837745" calcext:value-type="float">
            <text:p>1948002.0837745</text:p>
          </table:table-cell>
          <table:table-cell office:value-type="float" office:value="1688679.95257771" calcext:value-type="float">
            <text:p>1688679.95257771</text:p>
          </table:table-cell>
          <table:table-cell office:value-type="float" office:value="1463879.32847562" calcext:value-type="float">
            <text:p>1463879.32847562</text:p>
          </table:table-cell>
          <table:table-cell office:value-type="float" office:value="1269004.63346889" calcext:value-type="float">
            <text:p>1269004.63346889</text:p>
          </table:table-cell>
          <table:table-cell office:value-type="float" office:value="1100072.06456364" calcext:value-type="float">
            <text:p>1100072.06456364</text:p>
          </table:table-cell>
          <table:table-cell office:value-type="float" office:value="953628.156110033" calcext:value-type="float">
            <text:p>953628.156110033</text:p>
          </table:table-cell>
          <table:table-cell office:value-type="float" office:value="826679.169397345" calcext:value-type="float">
            <text:p>826679.169397345</text:p>
          </table:table-cell>
          <table:table-cell office:value-type="float" office:value="716629.898426302" calcext:value-type="float">
            <text:p>716629.898426302</text:p>
          </table:table-cell>
          <table:table-cell office:value-type="float" office:value="621230.617603315" calcext:value-type="float">
            <text:p>621230.617603315</text:p>
          </table:table-cell>
          <table:table-cell office:value-type="float" office:value="538531.09050269" calcext:value-type="float">
            <text:p>538531.09050269</text:p>
          </table:table-cell>
          <table:table-cell office:value-type="float" office:value="466840.70477943" calcext:value-type="float">
            <text:p>466840.70477943</text:p>
          </table:table-cell>
          <table:table-cell office:value-type="float" office:value="404693.892098202" calcext:value-type="float">
            <text:p>404693.892098202</text:p>
          </table:table-cell>
          <table:table-cell office:value-type="float" office:value="350820.191774002" calcext:value-type="float">
            <text:p>350820.191774002</text:p>
          </table:table-cell>
          <table:table-cell office:value-type="float" office:value="304118.271309592" calcext:value-type="float">
            <text:p>304118.271309592</text:p>
          </table:table-cell>
          <table:table-cell office:value-type="float" office:value="263633.40844187" calcext:value-type="float">
            <text:p>263633.40844187</text:p>
          </table:table-cell>
          <table:table-cell office:value-type="float" office:value="228537.975728434" calcext:value-type="float">
            <text:p>228537.975728434</text:p>
          </table:table-cell>
          <table:table-cell office:value-type="float" office:value="198114.520779662" calcext:value-type="float">
            <text:p>198114.520779662</text:p>
          </table:table-cell>
          <table:table-cell office:value-type="float" office:value="171741.100133102" calcext:value-type="float">
            <text:p>171741.100133102</text:p>
          </table:table-cell>
          <table:table-cell office:value-type="float" office:value="148878.564478776" calcext:value-type="float">
            <text:p>148878.564478776</text:p>
          </table:table-cell>
          <table:table-cell office:value-type="float" office:value="129059.537596742" calcext:value-type="float">
            <text:p>129059.537596742</text:p>
          </table:table-cell>
          <table:table-cell office:value-type="float" office:value="111878.861136979" calcext:value-type="float">
            <text:p>111878.861136979</text:p>
          </table:table-cell>
          <table:table-cell office:value-type="float" office:value="96985.3123760299" calcext:value-type="float">
            <text:p>96985.3123760299</text:p>
          </table:table-cell>
          <table:table-cell office:value-type="float" office:value="84074.4240924736" calcext:value-type="float">
            <text:p>84074.4240924736</text:p>
          </table:table-cell>
          <table:table-cell office:value-type="float" office:value="72882.2603353791" calcext:value-type="float">
            <text:p>72882.2603353791</text:p>
          </table:table-cell>
          <table:table-cell office:value-type="float" office:value="63180.0209096785" calcext:value-type="float">
            <text:p>63180.0209096785</text:p>
          </table:table-cell>
          <table:table-cell office:value-type="float" office:value="54769.3639533233" calcext:value-type="float">
            <text:p>54769.3639533233</text:p>
          </table:table-cell>
          <table:table-cell office:value-type="float" office:value="47478.3512980646" calcext:value-type="float">
            <text:p>47478.3512980646</text:p>
          </table:table-cell>
          <table:table-cell office:value-type="float" office:value="41157.9335486951" calcext:value-type="float">
            <text:p>41157.9335486951</text:p>
          </table:table-cell>
          <table:table-cell office:value-type="float" office:value="35678.903070864" calcext:value-type="float">
            <text:p>35678.903070864</text:p>
          </table:table-cell>
          <table:table-cell office:value-type="float" office:value="30929.2526278664" calcext:value-type="float">
            <text:p>30929.2526278664</text:p>
          </table:table-cell>
          <table:table-cell office:value-type="float" office:value="26811.8856181679" calcext:value-type="float">
            <text:p>26811.8856181679</text:p>
          </table:table-cell>
          <table:table-cell office:value-type="float" office:value="23242.6311441693" calcext:value-type="float">
            <text:p>23242.6311441693</text:p>
          </table:table-cell>
          <table:table-cell office:value-type="float" office:value="20148.523315559" calcext:value-type="float">
            <text:p>20148.523315559</text:p>
          </table:table-cell>
          <table:table-cell office:value-type="float" office:value="17466.3096133836" calcext:value-type="float">
            <text:p>17466.3096133836</text:p>
          </table:table-cell>
          <table:table-cell office:value-type="float" office:value="15141.1578275059" calcext:value-type="float">
            <text:p>15141.1578275059</text:p>
          </table:table-cell>
          <table:table-cell office:value-type="float" office:value="13125.5351263288" calcext:value-type="float">
            <text:p>13125.5351263288</text:p>
          </table:table-cell>
          <table:table-cell office:value-type="float" office:value="11378.2363485463" calcext:value-type="float">
            <text:p>11378.2363485463</text:p>
          </table:table-cell>
          <table:table-cell office:value-type="float" office:value="9863.54165052246" calcext:value-type="float">
            <text:p>9863.54165052246</text:p>
          </table:table-cell>
          <table:table-cell office:value-type="float" office:value="8550.48628901588" calcext:value-type="float">
            <text:p>8550.48628901588</text:p>
          </table:table-cell>
          <table:table-cell office:value-type="float" office:value="7412.22761246987" calcext:value-type="float">
            <text:p>7412.22761246987</text:p>
          </table:table-cell>
          <table:table-cell office:value-type="float" office:value="6425.4963193969" calcext:value-type="float">
            <text:p>6425.4963193969</text:p>
          </table:table-cell>
          <table:table-cell office:value-type="float" office:value="5570.12076654395" calcext:value-type="float">
            <text:p>5570.12076654395</text:p>
          </table:table-cell>
          <table:table-cell office:value-type="float" office:value="4828.61460215501" calcext:value-type="float">
            <text:p>4828.61460215501</text:p>
          </table:table-cell>
          <table:table-cell office:value-type="float" office:value="4185.81929429413" calcext:value-type="float">
            <text:p>4185.81929429413</text:p>
          </table:table-cell>
          <table:table-cell office:value-type="float" office:value="3628.59424661443" calcext:value-type="float">
            <text:p>3628.59424661443</text:p>
          </table:table-cell>
          <table:table-cell office:value-type="float" office:value="3145.54816652562" calcext:value-type="float">
            <text:p>3145.54816652562</text:p>
          </table:table-cell>
          <table:table-cell office:value-type="float" office:value="2726.8061942082" calcext:value-type="float">
            <text:p>2726.8061942082</text:p>
          </table:table-cell>
          <table:table-cell office:value-type="float" office:value="2363.80803190542" calcext:value-type="float">
            <text:p>2363.80803190542</text:p>
          </table:table-cell>
          <table:table-cell office:value-type="float" office:value="2049.13294665818" calcext:value-type="float">
            <text:p>2049.13294665818</text:p>
          </table:table-cell>
          <table:table-cell office:value-type="float" office:value="1776.34806905111" calcext:value-type="float">
            <text:p>1776.34806905111</text:p>
          </table:table-cell>
          <table:table-cell office:value-type="float" office:value="1539.87688674364" calcext:value-type="float">
            <text:p>1539.87688674364</text:p>
          </table:table-cell>
          <table:table-cell office:value-type="float" office:value="1334.88524441905" calcext:value-type="float">
            <text:p>1334.88524441905</text:p>
          </table:table-cell>
          <table:table-cell office:value-type="float" office:value="1157.18251966047" calcext:value-type="float">
            <text:p>1157.18251966047</text:p>
          </table:table-cell>
          <table:table-cell office:value-type="float" office:value="1003.13595450021" calcext:value-type="float">
            <text:p>1003.13595450021</text:p>
          </table:table-cell>
          <table:table-cell office:value-type="float" office:value="869.596391334109" calcext:value-type="float">
            <text:p>869.596391334109</text:p>
          </table:table-cell>
          <table:table-cell office:value-type="float" office:value="753.833895026259" calcext:value-type="float">
            <text:p>753.833895026259</text:p>
          </table:table-cell>
          <table:table-cell office:value-type="float" office:value="653.481945134312" calcext:value-type="float">
            <text:p>653.481945134312</text:p>
          </table:table-cell>
          <table:table-cell office:value-type="float" office:value="566.489057383" calcext:value-type="float">
            <text:p>566.489057383</text:p>
          </table:table-cell>
          <table:table-cell office:value-type="float" office:value="491.076845388451" calcext:value-type="float">
            <text:p>491.076845388451</text:p>
          </table:table-cell>
          <table:table-cell office:value-type="float" office:value="425.703665293868" calcext:value-type="float">
            <text:p>425.703665293868</text:p>
          </table:table-cell>
          <table:table-cell office:value-type="float" office:value="369.033100107552" calcext:value-type="float">
            <text:p>369.033100107552</text:p>
          </table:table-cell>
          <table:table-cell office:value-type="float" office:value="319.906639471982" calcext:value-type="float">
            <text:p>319.906639471982</text:p>
          </table:table-cell>
          <table:table-cell office:value-type="float" office:value="277.319996359371" calcext:value-type="float">
            <text:p>277.319996359371</text:p>
          </table:table-cell>
          <table:table-cell office:value-type="float" office:value="240.402576538392" calcext:value-type="float">
            <text:p>240.402576538392</text:p>
          </table:table-cell>
          <table:table-cell office:value-type="float" office:value="208.399681108591" calcext:value-type="float">
            <text:p>208.399681108591</text:p>
          </table:table-cell>
          <table:table-cell office:value-type="float" office:value="180.657078270747" calcext:value-type="float">
            <text:p>180.657078270747</text:p>
          </table:table-cell>
          <table:table-cell office:value-type="float" office:value="156.607628935542" calcext:value-type="float">
            <text:p>156.607628935542</text:p>
          </table:table-cell>
          <table:table-cell office:value-type="float" office:value="135.759692759275" calcext:value-type="float">
            <text:p>135.759692759275</text:p>
          </table:table-cell>
          <table:table-cell office:value-type="float" office:value="117.68707759242" calcext:value-type="float">
            <text:p>117.68707759242</text:p>
          </table:table-cell>
          <table:table-cell office:value-type="float" office:value="102.020326878685" calcext:value-type="float">
            <text:p>102.020326878685</text:p>
          </table:table-cell>
          <table:table-cell office:value-type="float" office:value="88.4391668937919" calcext:value-type="float">
            <text:p>88.4391668937919</text:p>
          </table:table-cell>
          <table:table-cell office:value-type="float" office:value="76.6659594236786" calcext:value-type="float">
            <text:p>76.6659594236786</text:p>
          </table:table-cell>
          <table:table-cell office:value-type="float" office:value="66.4600260359128" calcext:value-type="float">
            <text:p>66.4600260359128</text:p>
          </table:table-cell>
          <table:table-cell office:value-type="float" office:value="57.6127279160093" calcext:value-type="float">
            <text:p>57.6127279160093</text:p>
          </table:table-cell>
          <table:table-cell office:value-type="float" office:value="49.9432006862588" calcext:value-type="float">
            <text:p>49.9432006862588</text:p>
          </table:table-cell>
          <table:table-cell office:value-type="float" office:value="43.2946570144248" calcext:value-type="float">
            <text:p>43.2946570144248</text:p>
          </table:table-cell>
          <table:table-cell office:value-type="float" office:value="37.5311814269284" calcext:value-type="float">
            <text:p>37.5311814269284</text:p>
          </table:table-cell>
          <table:table-cell office:value-type="float" office:value="32.534951803228" calcext:value-type="float">
            <text:p>32.534951803228</text:p>
          </table:table-cell>
          <table:table-cell office:value-type="float" office:value="28.203830750697" calcext:value-type="float">
            <text:p>28.203830750697</text:p>
          </table:table-cell>
          <table:table-cell office:value-type="float" office:value="24.4492776207326" calcext:value-type="float">
            <text:p>24.4492776207326</text:p>
          </table:table-cell>
          <table:table-cell office:value-type="float" office:value="21.19453848163" calcext:value-type="float">
            <text:p>21.19453848163</text:p>
          </table:table-cell>
          <table:table-cell office:value-type="float" office:value="18.3730770461357" calcext:value-type="float">
            <text:p>18.3730770461357</text:p>
          </table:table-cell>
          <table:table-cell office:value-type="float" office:value="15.9272144772083" calcext:value-type="float">
            <text:p>15.9272144772083</text:p>
          </table:table-cell>
          <table:table-cell office:value-type="float" office:value="13.8069502656182" calcext:value-type="float">
            <text:p>13.8069502656182</text:p>
          </table:table-cell>
          <table:table-cell office:value-type="float" office:value="11.9689400748385" calcext:value-type="float">
            <text:p>11.9689400748385</text:p>
          </table:table-cell>
          <table:table-cell office:value-type="float" office:value="10.3756096573683" calcext:value-type="float">
            <text:p>10.3756096573683</text:p>
          </table:table-cell>
          <table:table-cell office:value-type="float" office:value="8.99438672837524" calcext:value-type="float">
            <text:p>8.99438672837524</text:p>
          </table:table-cell>
          <table:table-cell office:value-type="float" office:value="7.79703509392889" calcext:value-type="float">
            <text:p>7.79703509392889</text:p>
          </table:table-cell>
          <table:table-cell office:value-type="float" office:value="6.75907742148236" calcext:value-type="float">
            <text:p>6.75907742148236</text:p>
          </table:table-cell>
          <table:table-cell office:value-type="float" office:value="5.85929485235762" calcext:value-type="float">
            <text:p>5.85929485235762</text:p>
          </table:table-cell>
          <table:table-cell office:value-type="float" office:value="5.07929322686701" calcext:value-type="float">
            <text:p>5.07929322686701</text:p>
          </table:table-cell>
          <table:table-cell office:value-type="float" office:value="4.40312705445675" calcext:value-type="float">
            <text:p>4.40312705445675</text:p>
          </table:table-cell>
          <table:table-cell office:value-type="float" office:value="3.81697354173379" calcext:value-type="float">
            <text:p>3.81697354173379</text:p>
          </table:table-cell>
          <table:table-cell office:value-type="float" office:value="3.30885001456589" calcext:value-type="float">
            <text:p>3.30885001456589</text:p>
          </table:table-cell>
          <table:table-cell office:value-type="float" office:value="2.86836895754445" calcext:value-type="float">
            <text:p>2.86836895754445</text:p>
          </table:table-cell>
          <table:table-cell office:value-type="float" office:value="2.48652566310823" calcext:value-type="float">
            <text:p>2.48652566310823</text:p>
          </table:table-cell>
          <table:table-cell office:value-type="float" office:value="2.1555141492611" calcext:value-type="float">
            <text:p>2.1555141492611</text:p>
          </table:table-cell>
          <table:table-cell office:value-type="float" office:value="1.86856758270964" calcext:value-type="float">
            <text:p>1.86856758270964</text:p>
          </table:table-cell>
          <table:table-cell office:value-type="float" office:value="1.6198199452073" calcext:value-type="float">
            <text:p>1.6198199452073</text:p>
          </table:table-cell>
          <table:table-cell office:value-type="float" office:value="1.40418611516529" calcext:value-type="float">
            <text:p>1.40418611516529</text:p>
          </table:table-cell>
          <table:table-cell office:value-type="float" office:value="1.21725791305088" calcext:value-type="float">
            <text:p>1.21725791305088</text:p>
          </table:table-cell>
          <table:table-cell office:value-type="float" office:value="1.05521398544048" calcext:value-type="float">
            <text:p>1.05521398544048</text:p>
          </table:table-cell>
          <table:table-cell office:value-type="float" office:value="0.91474168549669" calcext:value-type="float">
            <text:p>0.91474168549669</text:p>
          </table:table-cell>
          <table:table-cell office:value-type="float" office:value="0.792969355480547" calcext:value-type="float">
            <text:p>0.792969355480547</text:p>
          </table:table-cell>
          <table:table-cell office:value-type="float" office:value="0.68740761228463" calcext:value-type="float">
            <text:p>0.68740761228463</text:p>
          </table:table-cell>
          <table:table-cell office:value-type="float" office:value="0.595898469240594" calcext:value-type="float">
            <text:p>0.595898469240594</text:p>
          </table:table-cell>
          <table:table-cell office:value-type="float" office:value="0.516571215857005" calcext:value-type="float">
            <text:p>0.516571215857005</text:p>
          </table:table-cell>
          <table:table-cell office:value-type="float" office:value="0.447804172601563" calcext:value-type="float">
            <text:p>0.447804172601563</text:p>
          </table:table-cell>
          <table:table-cell office:value-type="float" office:value="0.388191542207341" calcext:value-type="float">
            <text:p>0.388191542207341</text:p>
          </table:table-cell>
          <table:table-cell office:value-type="float" office:value="0.336514670622539" calcext:value-type="float">
            <text:p>0.336514670622539</text:p>
          </table:table-cell>
          <table:table-cell office:value-type="float" office:value="0.291717132231112" calcext:value-type="float">
            <text:p>0.291717132231112</text:p>
          </table:table-cell>
          <table:table-cell office:value-type="float" office:value="0.252883136066637" calcext:value-type="float">
            <text:p>0.252883136066637</text:p>
          </table:table-cell>
          <table:table-cell office:value-type="float" office:value="0.219218804449785" calcext:value-type="float">
            <text:p>0.219218804449785</text:p>
          </table:table-cell>
          <table:table-cell office:value-type="float" office:value="0.190035938240092" calcext:value-type="float">
            <text:p>0.190035938240092</text:p>
          </table:table-cell>
          <table:table-cell office:value-type="float" office:value="0.164737955918132" calcext:value-type="float">
            <text:p>0.164737955918132</text:p>
          </table:table-cell>
          <table:table-cell office:value-type="float" office:value="0.142807694787759" calcext:value-type="float">
            <text:p>0.142807694787759</text:p>
          </table:table-cell>
          <table:table-cell office:value-type="float" office:value="0.123796835913253" calcext:value-type="float">
            <text:p>0.123796835913253</text:p>
          </table:table-cell>
          <table:table-cell office:value-type="float" office:value="0.107316741690992" calcext:value-type="float">
            <text:p>0.107316741690992</text:p>
          </table:table-cell>
          <table:table-cell office:value-type="float" office:value="0.0930305122650355" calcext:value-type="float">
            <text:p>0.093030512265036</text:p>
          </table:table-cell>
          <table:table-cell office:value-type="float" office:value="0.0806460957550991" calcext:value-type="float">
            <text:p>0.080646095755099</text:p>
          </table:table-cell>
          <table:table-cell office:value-type="float" office:value="0.0699103186454892" calcext:value-type="float">
            <text:p>0.069910318645489</text:p>
          </table:table-cell>
          <table:table-cell office:value-type="float" office:value="0.0606037108465335" calcext:value-type="float">
            <text:p>0.060603710846534</text:p>
          </table:table-cell>
          <table:table-cell office:value-type="float" office:value="0.0525360190696106" calcext:value-type="float">
            <text:p>0.052536019069611</text:p>
          </table:table-cell>
          <table:table-cell office:value-type="float" office:value="0.0455423144748655" calcext:value-type="float">
            <text:p>0.045542314474866</text:p>
          </table:table-cell>
          <table:table-cell office:value-type="float" office:value="0.0394796262900711" calcext:value-type="float">
            <text:p>0.039479626290071</text:p>
          </table:table-cell>
          <table:table-cell office:value-type="float" office:value="0.0342240163957293" calcext:value-type="float">
            <text:p>0.034224016395729</text:p>
          </table:table-cell>
          <table:table-cell office:value-type="float" office:value="0.0296680438257434" calcext:value-type="float">
            <text:p>0.029668043825743</text:p>
          </table:table-cell>
          <table:table-cell office:value-type="float" office:value="0.0257185717481742" calcext:value-type="float">
            <text:p>0.025718571748174</text:p>
          </table:table-cell>
          <table:table-cell office:value-type="float" office:value="0.0222948617414239" calcext:value-type="float">
            <text:p>0.022294861741424</text:p>
          </table:table-cell>
          <table:table-cell office:value-type="float" office:value="0.0193269234418844" calcext:value-type="float">
            <text:p>0.019326923441885</text:p>
          </table:table-cell>
          <table:table-cell office:value-type="float" office:value="0.0167540829302761" calcext:value-type="float">
            <text:p>0.016754082930276</text:p>
          </table:table-cell>
          <table:table-cell office:value-type="float" office:value="0.0145237443519141" calcext:value-type="float">
            <text:p>0.014523744351914</text:p>
          </table:table-cell>
          <table:table-cell office:value-type="float" office:value="0.0125903132690397" calcext:value-type="float">
            <text:p>0.01259031326904</text:p>
          </table:table-cell>
          <table:table-cell office:value-type="float" office:value="0.0109142645290137" calcext:value-type="float">
            <text:p>0.010914264529014</text:p>
          </table:table-cell>
          <table:table-cell office:value-type="float" office:value="0.00946133477762026" calcext:value-type="float">
            <text:p>0.00946133477762</text:p>
          </table:table-cell>
          <table:table-cell office:value-type="float" office:value="0.00820182211640085" calcext:value-type="float">
            <text:p>0.008201822116401</text:p>
          </table:table-cell>
          <table:table-cell office:value-type="float" office:value="0.00710997851934858" calcext:value-type="float">
            <text:p>0.007109978519349</text:p>
          </table:table-cell>
          <table:table-cell office:value-type="float" office:value="0.00616348330959385" calcext:value-type="float">
            <text:p>0.006163483309594</text:p>
          </table:table-cell>
          <table:table-cell office:value-type="float" office:value="0.00534298750904749" calcext:value-type="float">
            <text:p>0.005342987509047</text:p>
          </table:table-cell>
          <table:table-cell office:value-type="float" office:value="0.00463171786916297" calcext:value-type="float">
            <text:p>0.004631717869163</text:p>
          </table:table-cell>
          <table:table-cell office:value-type="float" office:value="0.00401513395444036" calcext:value-type="float">
            <text:p>0.00401513395444</text:p>
          </table:table-cell>
          <table:table-cell office:value-type="float" office:value="0.00348063091400844" calcext:value-type="float">
            <text:p>0.003480630914008</text:p>
          </table:table-cell>
          <table:table-cell office:value-type="float" office:value="0.00301728204684296" calcext:value-type="float">
            <text:p>0.003017282046843</text:p>
          </table:table-cell>
          <table:table-cell office:value-type="float" office:value="0.00261561518098206" calcext:value-type="float">
            <text:p>0.002615615180982</text:p>
          </table:table-cell>
          <table:table-cell office:value-type="float" office:value="0.00226741903425937" calcext:value-type="float">
            <text:p>0.002267419034259</text:p>
          </table:table-cell>
          <table:table-cell office:value-type="float" office:value="0.0019655754641737" calcext:value-type="float">
            <text:p>0.001965575464174</text:p>
          </table:table-cell>
          <table:table-cell office:value-type="float" office:value="0.00170391395312438" calcext:value-type="float">
            <text:p>0.001703913953124</text:p>
          </table:table-cell>
          <table:table-cell office:value-type="float" office:value="0.00147708538443769" calcext:value-type="float">
            <text:p>0.001477085384438</text:p>
          </table:table-cell>
          <table:table-cell office:value-type="float" office:value="0.00128045269055385" calcext:value-type="float">
            <text:p>0.001280452690554</text:p>
          </table:table-cell>
          <table:table-cell office:value-type="float" office:value="0.00110999614839646" calcext:value-type="float">
            <text:p>0.001109996148396</text:p>
          </table:table-cell>
          <table:table-cell office:value-type="float" office:value="0.000962231146450304" calcext:value-type="float">
            <text:p>0.00096223114645</text:p>
          </table:table-cell>
          <table:table-cell office:value-type="float" office:value="0.000834136933873989" calcext:value-type="float">
            <text:p>0.000834136933874</text:p>
          </table:table-cell>
          <table:table-cell office:value-type="float" office:value="0.000723094879488731" calcext:value-type="float">
            <text:p>0.000723094879489</text:p>
          </table:table-cell>
          <table:table-cell office:value-type="float" office:value="0.000626834977004257" calcext:value-type="float">
            <text:p>0.000626834977004</text:p>
          </table:table-cell>
          <table:table-cell office:value-type="float" office:value="0.000543389399217398" calcext:value-type="float">
            <text:p>0.000543389399217</text:p>
          </table:table-cell>
          <table:table-cell office:value-type="float" office:value="0.000471052269833772" calcext:value-type="float">
            <text:p>0.000471052269834</text:p>
          </table:table-cell>
          <table:table-cell office:value-type="float" office:value="0.000408344805570997" calcext:value-type="float">
            <text:p>0.000408344805571</text:p>
          </table:table-cell>
          <table:table-cell office:value-type="float" office:value="0.000353985092092738" calcext:value-type="float">
            <text:p>0.000353985092093</text:p>
          </table:table-cell>
          <table:table-cell office:value-type="float" office:value="0.000306861859758933" calcext:value-type="float">
            <text:p>0.000306861859759</text:p>
          </table:table-cell>
          <table:table-cell office:value-type="float" office:value="0.000266011768305548" calcext:value-type="float">
            <text:p>0.000266011768306</text:p>
          </table:table-cell>
          <table:table-cell office:value-type="float" office:value="0.000230599724971617" calcext:value-type="float">
            <text:p>0.000230599724972</text:p>
          </table:table-cell>
          <table:table-cell office:value-type="float" office:value="0.00019990180844001" calcext:value-type="float">
            <text:p>0.00019990180844</text:p>
          </table:table-cell>
          <table:table-cell office:value-type="float" office:value="0.000173290463647849" calcext:value-type="float">
            <text:p>0.000173290463648</text:p>
          </table:table-cell>
          <table:table-cell office:value-type="float" office:value="0.000150221674745746" calcext:value-type="float">
            <text:p>0.000150221674746</text:p>
          </table:table-cell>
          <table:table-cell office:value-type="float" office:value="0.000130223851197968" calcext:value-type="float">
            <text:p>0.000130223851198</text:p>
          </table:table-cell>
          <table:table-cell office:value-type="float" office:value="0.000112888180813583" calcext:value-type="float">
            <text:p>0.000112888180814</text:p>
          </table:table-cell>
          <table:table-cell office:value-type="float" office:value="0.0000978602768158116" calcext:value-type="float">
            <text:p>9.78602768158116E-05</text:p>
          </table:table-cell>
          <table:table-cell office:value-type="float" office:value="0.0000848329129107412" calcext:value-type="float">
            <text:p>8.48329129107412E-05</text:p>
          </table:table-cell>
          <table:table-cell office:value-type="float" office:value="0.0000735397789624047" calcext:value-type="float">
            <text:p>7.35397789624047E-05</text:p>
          </table:table-cell>
          <table:table-cell office:value-type="float" office:value="0.0000637500111148002" calcext:value-type="float">
            <text:p>6.37500111148002E-05</text:p>
          </table:table-cell>
          <table:table-cell office:value-type="float" office:value="0.0000552634767521131" calcext:value-type="float">
            <text:p>5.52634767521131E-05</text:p>
          </table:table-cell>
          <table:table-cell office:value-type="float" office:value="0.0000479066891236895" calcext:value-type="float">
            <text:p>4.79066891236895E-05</text:p>
          </table:table-cell>
          <table:table-cell office:value-type="float" office:value="0.0000415292500628687" calcext:value-type="float">
            <text:p>4.15292500628687E-05</text:p>
          </table:table-cell>
          <table:table-cell office:value-type="float" office:value="0.000036000789279192" calcext:value-type="float">
            <text:p>3.6000789279192E-05</text:p>
          </table:table-cell>
          <table:table-cell office:value-type="float" office:value="0.0000312082908808498" calcext:value-type="float">
            <text:p>3.12082908808498E-05</text:p>
          </table:table-cell>
          <table:table-cell office:value-type="float" office:value="0.000027053777909867" calcext:value-type="float">
            <text:p>2.7053777909867E-05</text:p>
          </table:table-cell>
          <table:table-cell office:value-type="float" office:value="0.0000234523222602698" calcext:value-type="float">
            <text:p>2.34523222602698E-05</text:p>
          </table:table-cell>
          <table:table-cell office:value-type="float" office:value="0.000020330300741651" calcext:value-type="float">
            <text:p>2.0330300741651E-05</text:p>
          </table:table-cell>
          <table:table-cell office:value-type="float" office:value="0.0000176238903261762" calcext:value-type="float">
            <text:p>1.76238903261762E-05</text:p>
          </table:table-cell>
          <table:table-cell office:value-type="float" office:value="0.0000152777639783628" calcext:value-type="float">
            <text:p>1.52777639783628E-05</text:p>
          </table:table-cell>
          <table:table-cell office:value-type="float" office:value="0.0000132439559062513" calcext:value-type="float">
            <text:p>1.32439559062513E-05</text:p>
          </table:table-cell>
          <table:table-cell office:value-type="float" office:value="0.0000114808920244521" calcext:value-type="float">
            <text:p>1.14808920244521E-05</text:p>
          </table:table-cell>
          <table:table-cell office:value-type="float" office:value="0.00000995253268029232" calcext:value-type="float">
            <text:p>9.95253268029232E-06</text:p>
          </table:table-cell>
          <table:table-cell office:value-type="float" office:value="0.00000862763075760712" calcext:value-type="float">
            <text:p>8.62763075760712E-06</text:p>
          </table:table-cell>
          <table:table-cell office:value-type="float" office:value="0.00000747910354807866" calcext:value-type="float">
            <text:p>7.47910354807866E-06</text:p>
          </table:table-cell>
          <table:table-cell office:value-type="float" office:value="0.0000064834688164347" calcext:value-type="float">
            <text:p>6.4834688164347E-06</text:p>
          </table:table-cell>
          <table:table-cell office:value-type="float" office:value="0.00000562037549872491" calcext:value-type="float">
            <text:p>5.62037549872491E-06</text:p>
          </table:table-cell>
          <table:table-cell office:value-type="float" office:value="0.00000487218011953604" calcext:value-type="float">
            <text:p>4.87218011953604E-06</text:p>
          </table:table-cell>
          <table:table-cell office:value-type="float" office:value="0.00000422358561210583" calcext:value-type="float">
            <text:p>4.22358561210583E-06</text:p>
          </table:table-cell>
          <table:table-cell office:value-type="float" office:value="0.00000366133309361489" calcext:value-type="float">
            <text:p>3.66133309361489E-06</text:p>
          </table:table-cell>
          <table:table-cell office:value-type="float" office:value="0.00000317392838792414" calcext:value-type="float">
            <text:p>3.17392838792414E-06</text:p>
          </table:table-cell>
          <table:table-cell office:value-type="float" office:value="0.00000275140851726919" calcext:value-type="float">
            <text:p>2.75140851726919E-06</text:p>
          </table:table-cell>
          <table:table-cell office:value-type="float" office:value="0.00000238513574567788" calcext:value-type="float">
            <text:p>2.38513574567788E-06</text:p>
          </table:table-cell>
          <table:table-cell office:value-type="float" office:value="0.0000020676221900852" calcext:value-type="float">
            <text:p>2.0676221900852E-06</text:p>
          </table:table-cell>
          <table:table-cell office:value-type="float" office:value="0.00000179237562422127" calcext:value-type="float">
            <text:p>1.79237562422127E-06</text:p>
          </table:table-cell>
          <table:table-cell office:value-type="float" office:value="0.00000155377044520847" calcext:value-type="float">
            <text:p>1.55377044520847E-06</text:p>
          </table:table-cell>
          <table:table-cell office:value-type="float" office:value="0.00000134692946564256" calcext:value-type="float">
            <text:p>1.34692946564256E-06</text:p>
          </table:table-cell>
          <table:table-cell office:value-type="float" office:value="0.00000116762355266592" calcext:value-type="float">
            <text:p>1.16762355266592E-06</text:p>
          </table:table-cell>
          <table:table-cell office:value-type="float" office:value="0.00000101218730060833" calcext:value-type="float">
            <text:p>1.01218730060833E-06</text:p>
          </table:table-cell>
          <table:table-cell office:value-type="float" office:value="0.00000087744260462321" calcext:value-type="float">
            <text:p>8.77442604623207E-07</text:p>
          </table:table-cell>
          <table:table-cell office:value-type="float" office:value="0.00000076063535168349" calcext:value-type="float">
            <text:p>7.60635351683487E-07</text:p>
          </table:table-cell>
          <table:table-cell office:value-type="float" office:value="0.00000065937799216924" calcext:value-type="float">
            <text:p>6.59377992169243E-07</text:p>
          </table:table-cell>
          <table:table-cell office:value-type="float" office:value="0.00000057160062434474" calcext:value-type="float">
            <text:p>5.71600624344739E-07</text:p>
          </table:table-cell>
          <table:table-cell office:value-type="float" office:value="0.00000049550787392383" calcext:value-type="float">
            <text:p>4.95507873923828E-07</text:p>
          </table:table-cell>
          <table:table-cell office:value-type="float" office:value="0.00000042954468143769" calcext:value-type="float">
            <text:p>4.29544681437692E-07</text:p>
          </table:table-cell>
          <table:table-cell office:value-type="float" office:value="0.00000037236270238631" calcext:value-type="float">
            <text:p>3.72362702386312E-07</text:p>
          </table:table-cell>
          <table:table-cell office:value-type="float" office:value="0.00000032279303327055" calcext:value-type="float">
            <text:p>3.2279303327055E-07</text:p>
          </table:table-cell>
          <table:table-cell office:value-type="float" office:value="0.00000027982231260644" calcext:value-type="float">
            <text:p>2.79822312606438E-07</text:p>
          </table:table-cell>
          <table:table-cell office:value-type="float" office:value="0.00000024257182624039" calcext:value-type="float">
            <text:p>2.4257182624039E-07</text:p>
          </table:table-cell>
          <table:table-cell office:value-type="float" office:value="0.00000021027999040222" calcext:value-type="float">
            <text:p>2.10279990402216E-07</text:p>
          </table:table-cell>
          <table:table-cell office:value-type="float" office:value="0.00000018228700238826" calcext:value-type="float">
            <text:p>1.82287002388264E-07</text:p>
          </table:table-cell>
          <table:table-cell office:value-type="float" office:value="0.00000015802071032137" calcext:value-type="float">
            <text:p>1.58020710321364E-07</text:p>
          </table:table-cell>
          <table:table-cell office:value-type="float" office:value="0.00000013698478945186" calcext:value-type="float">
            <text:p>1.36984789451862E-07</text:p>
          </table:table-cell>
          <table:table-cell office:value-type="float" office:value="0.00000011874947112673" calcext:value-type="float">
            <text:p>1.18749471126733E-07</text:p>
          </table:table-cell>
          <table:table-cell office:value-type="float" office:value="0.00000010294126972425" calcext:value-type="float">
            <text:p>1.02941269724252E-07</text:p>
          </table:table-cell>
          <table:table-cell office:value-type="float" office:value="0.00000008923739283878" calcext:value-type="float">
            <text:p>8.92373928387768E-08</text:p>
          </table:table-cell>
          <table:table-cell office:value-type="float" office:value="0.00000007735774567092" calcext:value-type="float">
            <text:p>7.73577456709166E-08</text:p>
          </table:table-cell>
          <table:table-cell office:value-type="float" office:value="0.00000006705949640079" calcext:value-type="float">
            <text:p>6.70594964007889E-08</text:p>
          </table:table-cell>
          <table:table-cell office:value-type="float" office:value="0.00000005813231979827" calcext:value-type="float">
            <text:p>5.81323197982696E-08</text:p>
          </table:table-cell>
          <table:table-cell office:value-type="float" office:value="0.00000005039355253092" calcext:value-type="float">
            <text:p>5.03935525309223E-08</text:p>
          </table:table-cell>
          <table:table-cell office:value-type="float" office:value="0.00000004368505202309" calcext:value-type="float">
            <text:p>4.36850520230901E-08</text:p>
          </table:table-cell>
          <table:table-cell office:value-type="float" office:value="0.00000003786954160845" calcext:value-type="float">
            <text:p>3.78695416084537E-08</text:p>
          </table:table-cell>
          <table:table-cell office:value-type="float" office:value="0.00000003282825330724" calcext:value-type="float">
            <text:p>3.28282533072362E-08</text:p>
          </table:table-cell>
          <table:table-cell office:value-type="float" office:value="0.00000002845809771515" calcext:value-type="float">
            <text:p>2.84580977151522E-08</text:p>
          </table:table-cell>
          <table:table-cell office:value-type="float" office:value="0.00000002466971958129" calcext:value-type="float">
            <text:p>2.46697195812935E-08</text:p>
          </table:table-cell>
          <table:table-cell office:value-type="float" office:value="0.00000002138565810582" calcext:value-type="float">
            <text:p>2.13856581058167E-08</text:p>
          </table:table-cell>
          <table:table-cell office:value-type="float" office:value="0.00000001853875883714" calcext:value-type="float">
            <text:p>1.85387588371415E-08</text:p>
          </table:table-cell>
          <table:table-cell office:value-type="float" office:value="0.00000001607079708119" calcext:value-type="float">
            <text:p>1.6070797081188E-08</text:p>
          </table:table-cell>
          <table:table-cell office:value-type="float" office:value="0.0000000139313309934" calcext:value-type="float">
            <text:p>1.39313309934018E-08</text:p>
          </table:table-cell>
          <table:table-cell office:value-type="float" office:value="0.00000001207680152515" calcext:value-type="float">
            <text:p>1.20768015251489E-08</text:p>
          </table:table-cell>
          <table:table-cell office:value-type="float" office:value="0.00000001046913208705" calcext:value-type="float">
            <text:p>1.0469132087048E-08</text:p>
          </table:table-cell>
          <table:table-cell office:value-type="float" office:value="0.00000000907551416073" calcext:value-type="float">
            <text:p>9.07551416073205E-09</text:p>
          </table:table-cell>
          <table:table-cell office:value-type="float" office:value="0.00000000786737579941" calcext:value-type="float">
            <text:p>7.86737579940797E-09</text:p>
          </table:table-cell>
          <table:table-cell office:value-type="float" office:value="0.00000000682006194771" calcext:value-type="float">
            <text:p>6.82006194770703E-09</text:p>
          </table:table-cell>
          <table:table-cell office:value-type="float" office:value="0.00000000591215437095" calcext:value-type="float">
            <text:p>5.91215437094743E-09</text:p>
          </table:table-cell>
          <table:table-cell office:value-type="float" office:value="0.00000000512509942663" calcext:value-type="float">
            <text:p>5.12509942663034E-09</text:p>
          </table:table-cell>
          <table:table-cell office:value-type="float" office:value="0.0000000044428676619" calcext:value-type="float">
            <text:p>4.44286766189638E-09</text:p>
          </table:table-cell>
          <table:table-cell office:value-type="float" office:value="0.00000000385144826457" calcext:value-type="float">
            <text:p>3.85144826456822E-09</text:p>
          </table:table-cell>
          <table:table-cell office:value-type="float" office:value="0.000000003338755886" calcext:value-type="float">
            <text:p>3.33875588599615E-09</text:p>
          </table:table-cell>
          <table:table-cell office:value-type="float" office:value="0.00000000289428545257" calcext:value-type="float">
            <text:p>2.89428545256591E-09</text:p>
          </table:table-cell>
          <table:table-cell office:value-type="float" office:value="0.00000000250898581514" calcext:value-type="float">
            <text:p>2.50898581513569E-09</text:p>
          </table:table-cell>
          <table:table-cell office:value-type="float" office:value="0.00000000217498413652" calcext:value-type="float">
            <text:p>2.17498413651762E-09</text:p>
          </table:table-cell>
          <table:table-cell office:value-type="float" office:value="0.00000000188544632738" calcext:value-type="float">
            <text:p>1.88544632737966E-09</text:p>
          </table:table-cell>
          <table:table-cell office:value-type="float" office:value="0.00000000163444869894" calcext:value-type="float">
            <text:p>1.63444869894425E-09</text:p>
          </table:table-cell>
          <table:table-cell office:value-type="float" office:value="0.00000000141683680195" calcext:value-type="float">
            <text:p>1.41683680194901E-09</text:p>
          </table:table-cell>
          <table:table-cell office:value-type="float" office:value="0.00000000122822342779" calcext:value-type="float">
            <text:p>1.22822342778682E-09</text:p>
          </table:table-cell>
          <table:table-cell office:value-type="float" office:value="0.00000000106475449887" calcext:value-type="float">
            <text:p>1.06475449887305E-09</text:p>
          </table:table-cell>
          <table:table-cell office:value-type="float" office:value="0.00000000092306029376" calcext:value-type="float">
            <text:p>9.23060293755295E-10</text:p>
          </table:table-cell>
          <table:table-cell office:value-type="float" office:value="0.00000000080021760583" calcext:value-type="float">
            <text:p>8.0021760583222E-10</text:p>
          </table:table-cell>
          <table:table-cell office:value-type="float" office:value="0.00000000069374004775" calcext:value-type="float">
            <text:p>6.93740047745269E-10</text:p>
          </table:table-cell>
          <table:table-cell office:value-type="float" office:value="0.000000000601432678" calcext:value-type="float">
            <text:p>6.01432677995888E-10</text:p>
          </table:table-cell>
          <table:table-cell office:value-type="float" office:value="0.00000000052135489932" calcext:value-type="float">
            <text:p>5.2135489932322E-10</text:p>
          </table:table-cell>
          <table:table-cell office:value-type="float" office:value="0.00000000045193218184" calcext:value-type="float">
            <text:p>4.51932181837309E-10</text:p>
          </table:table-cell>
          <table:table-cell office:value-type="float" office:value="0.00000000039175022669" calcext:value-type="float">
            <text:p>3.91750226685853E-10</text:p>
          </table:table-cell>
          <table:table-cell office:value-type="float" office:value="0.00000000033957320879" calcext:value-type="float">
            <text:p>3.39573208792513E-10</text:p>
          </table:table-cell>
          <table:table-cell office:value-type="float" office:value="0.00000000029436361657" calcext:value-type="float">
            <text:p>2.9436361657198E-10</text:p>
          </table:table-cell>
          <table:table-cell office:value-type="float" office:value="0.00000000025517427704" calcext:value-type="float">
            <text:p>2.55174277038769E-10</text:p>
          </table:table-cell>
          <table:table-cell office:value-type="float" office:value="0.00000000022119753935" calcext:value-type="float">
            <text:p>2.21197539348176E-10</text:p>
          </table:table-cell>
          <table:table-cell office:value-type="float" office:value="0.00000000019175417718" calcext:value-type="float">
            <text:p>1.91754177178836E-10</text:p>
          </table:table-cell>
          <table:table-cell office:value-type="float" office:value="0.0000000001662190442" calcext:value-type="float">
            <text:p>1.6621904419997E-10</text:p>
          </table:table-cell>
          <table:table-cell office:value-type="float" office:value="0.00000000014408222896" calcext:value-type="float">
            <text:p>1.44082228959312E-10</text:p>
          </table:table-cell>
          <table:table-cell office:value-type="float" office:value="0.000000000124900651" calcext:value-type="float">
            <text:p>1.24900651003193E-10</text:p>
          </table:table-cell>
          <table:table-cell office:value-type="float" office:value="0.00000000010826435758" calcext:value-type="float">
            <text:p>1.08264357575031E-10</text:p>
          </table:table-cell>
          <table:table-cell office:value-type="float" office:value="0.00000000009383231978" calcext:value-type="float">
            <text:p>9.38323197789482E-11</text:p>
          </table:table-cell>
          <table:table-cell office:value-type="float" office:value="0.00000000008132773624" calcext:value-type="float">
            <text:p>8.1327736236187E-11</text:p>
          </table:table-cell>
          <table:table-cell office:value-type="float" office:value="0.0000000000704891907" calcext:value-type="float">
            <text:p>7.04891907007145E-11</text:p>
          </table:table-cell>
          <table:table-cell office:value-type="float" office:value="0.00000000006108918708" calcext:value-type="float">
            <text:p>6.10891870792109E-11</text:p>
          </table:table-cell>
          <table:table-cell office:value-type="float" office:value="0.00000000005294801182" calcext:value-type="float">
            <text:p>5.29480118212381E-11</text:p>
          </table:table-cell>
          <table:table-cell office:value-type="float" office:value="0.00000000004589497743" calcext:value-type="float">
            <text:p>4.58949774336619E-11</text:p>
          </table:table-cell>
          <table:table-cell office:value-type="float" office:value="0.00000000003977653721" calcext:value-type="float">
            <text:p>3.97765372092148E-11</text:p>
          </table:table-cell>
          <table:table-cell office:value-type="float" office:value="0.00000000003447569421" calcext:value-type="float">
            <text:p>3.44756942085251E-11</text:p>
          </table:table-cell>
          <table:table-cell office:value-type="float" office:value="0.00000000002988311555" calcext:value-type="float">
            <text:p>2.98831155507647E-11</text:p>
          </table:table-cell>
          <table:table-cell office:value-type="float" office:value="0.00000000002589831322" calcext:value-type="float">
            <text:p>2.58983132215218E-11</text:p>
          </table:table-cell>
          <table:table-cell office:value-type="float" office:value="0.00000000002244345481" calcext:value-type="float">
            <text:p>2.24434548052526E-11</text:p>
          </table:table-cell>
          <table:table-cell office:value-type="float" office:value="0.0000000000194503867" calcext:value-type="float">
            <text:p>1.94503867023901E-11</text:p>
          </table:table-cell>
          <table:table-cell office:value-type="float" office:value="0.00000000001685193172" calcext:value-type="float">
            <text:p>1.68519317201389E-11</text:p>
          </table:table-cell>
          <table:table-cell office:value-type="float" office:value="0.00000000001460795357" calcext:value-type="float">
            <text:p>1.4607953574113E-11</text:p>
          </table:table-cell>
          <table:table-cell office:value-type="float" office:value="0.00000000001266256928" calcext:value-type="float">
            <text:p>1.26625692783689E-11</text:p>
          </table:table-cell>
          <table:table-cell office:value-type="float" office:value="0.00000000001097625191" calcext:value-type="float">
            <text:p>1.09762519071538E-11</text:p>
          </table:table-cell>
          <table:table-cell office:value-type="float" office:value="0.00000000000951461783" calcext:value-type="float">
            <text:p>9.51461783167001E-12</text:p>
          </table:table-cell>
          <table:table-cell office:value-type="float" office:value="0.00000000000825074633" calcext:value-type="float">
            <text:p>8.25074633335027E-12</text:p>
          </table:table-cell>
          <table:table-cell office:value-type="float" office:value="0.00000000000715566571" calcext:value-type="float">
            <text:p>7.15566570854258E-12</text:p>
          </table:table-cell>
          <table:table-cell office:value-type="float" office:value="0.00000000000620245242" calcext:value-type="float">
            <text:p>6.20245242258065E-12</text:p>
          </table:table-cell>
          <table:table-cell office:value-type="float" office:value="0.00000000000536902932" calcext:value-type="float">
            <text:p>5.36902931704452E-12</text:p>
          </table:table-cell>
          <table:table-cell office:value-type="float" office:value="0.00000000000464296841" calcext:value-type="float">
            <text:p>4.64296841117544E-12</text:p>
          </table:table-cell>
          <table:table-cell office:value-type="float" office:value="0.00000000000401168585" calcext:value-type="float">
            <text:p>4.01168584822662E-12</text:p>
          </table:table-cell>
          <table:table-cell office:value-type="float" office:value="0.00000000000346588955" calcext:value-type="float">
            <text:p>3.46588954733068E-12</text:p>
          </table:table-cell>
          <table:table-cell office:value-type="float" office:value="0.00000000000299785053" calcext:value-type="float">
            <text:p>2.99785053111162E-12</text:p>
          </table:table-cell>
          <table:table-cell office:value-type="float" office:value="0.00000000000259374089" calcext:value-type="float">
            <text:p>2.59374088538024E-12</text:p>
          </table:table-cell>
          <table:table-cell office:value-type="float" office:value="0.00000000000224531926" calcext:value-type="float">
            <text:p>2.24531925710909E-12</text:p>
          </table:table-cell>
          <table:table-cell office:value-type="float" office:value="0.00000000000194691366" calcext:value-type="float">
            <text:p>1.94691365780921E-12</text:p>
          </table:table-cell>
          <table:table-cell office:value-type="float" office:value="0.00000000000169397404" calcext:value-type="float">
            <text:p>1.69397404012121E-12</text:p>
          </table:table-cell>
          <table:table-cell office:value-type="float" office:value="0.00000000000147715984" calcext:value-type="float">
            <text:p>1.47715984126947E-12</text:p>
          </table:table-cell>
          <table:table-cell office:value-type="float" office:value="0.0000000000012895701" calcext:value-type="float">
            <text:p>1.28957009890173E-12</text:p>
          </table:table-cell>
          <table:table-cell office:value-type="float" office:value="0.00000000000112589053" calcext:value-type="float">
            <text:p>1.12589052836167E-12</text:p>
          </table:table-cell>
          <table:table-cell office:value-type="float" office:value="0.00000000000097319646" calcext:value-type="float">
            <text:p>9.73196457130548E-13</text:p>
          </table:table-cell>
          <table:table-cell office:value-type="float" office:value="0.00000000000085132744" calcext:value-type="float">
            <text:p>8.51327444159266E-13</text:p>
          </table:table-cell>
          <table:table-cell office:value-type="float" office:value="0.00000000000074037021" calcext:value-type="float">
            <text:p>7.40370207189583E-13</text:p>
          </table:table-cell>
          <table:table-cell office:value-type="float" office:value="0.00000000000064119037" calcext:value-type="float">
            <text:p>6.4119037122317E-13</text:p>
          </table:table-cell>
          <table:table-cell office:value-type="float" office:value="0.00000000000055462027" calcext:value-type="float">
            <text:p>5.54620271719961E-13</text:p>
          </table:table-cell>
          <table:table-cell office:value-type="float" office:value="0.00000000000047924245" calcext:value-type="float">
            <text:p>4.79242450118028E-13</text:p>
          </table:table-cell>
          <table:table-cell office:value-type="float" office:value="0.00000000000041364268" calcext:value-type="float">
            <text:p>4.13642681507077E-13</text:p>
          </table:table-cell>
          <table:table-cell office:value-type="float" office:value="0.00000000000035743765" calcext:value-type="float">
            <text:p>3.57437652420215E-13</text:p>
          </table:table-cell>
          <table:table-cell office:value-type="float" office:value="0.00000000000031024405" calcext:value-type="float">
            <text:p>3.10244049390546E-13</text:p>
          </table:table-cell>
          <table:table-cell office:value-type="float" office:value="0.00000000000027167337" calcext:value-type="float">
            <text:p>2.71673374927522E-13</text:p>
          </table:table-cell>
          <table:table-cell office:value-type="float" office:value="0.00000000000024001269" calcext:value-type="float">
            <text:p>2.4001268630146E-13</text:p>
          </table:table-cell>
          <table:table-cell office:value-type="float" office:value="0.00000000000021328753" calcext:value-type="float">
            <text:p>2.13287531516614E-13</text:p>
          </table:table-cell>
          <table:table-cell office:value-type="float" office:value="0.00000000000019030344" calcext:value-type="float">
            <text:p>1.90303441776713E-13</text:p>
          </table:table-cell>
          <table:table-cell office:value-type="float" office:value="0.00000000000016986595" calcext:value-type="float">
            <text:p>1.69865948285486E-13</text:p>
          </table:table-cell>
          <table:table-cell office:value-type="float" office:value="0.00000000000015078058" calcext:value-type="float">
            <text:p>1.5078058224666E-13</text:p>
          </table:table-cell>
          <table:table-cell office:value-type="float" office:value="0.00000000000013297279" calcext:value-type="float">
            <text:p>1.32972786168219E-13</text:p>
          </table:table-cell>
          <table:table-cell office:value-type="float" office:value="0.00000000000011690001" calcext:value-type="float">
            <text:p>1.16900005092654E-13</text:p>
          </table:table-cell>
          <table:table-cell office:value-type="float" office:value="0.00000000000010215207" calcext:value-type="float">
            <text:p>1.02152068140517E-13</text:p>
          </table:table-cell>
          <table:table-cell office:value-type="float" office:value="0.0000000000000883188" calcext:value-type="float">
            <text:p>8.83187991609096E-14</text:p>
          </table:table-cell>
          <table:table-cell office:value-type="float" office:value="0.00000000000007499002" calcext:value-type="float">
            <text:p>7.49900220029346E-14</text:p>
          </table:table-cell>
          <table:table-cell office:value-type="float" office:value="0.00000000000006339274" calcext:value-type="float">
            <text:p>6.33927364157977E-14</text:p>
          </table:table-cell>
          <table:table-cell office:value-type="float" office:value="0.00000000000005158224" calcext:value-type="float">
            <text:p>5.15822416497324E-14</text:p>
          </table:table-cell>
          <table:table-cell office:value-type="float" office:value="0.00000000000004153612" calcext:value-type="float">
            <text:p>4.15361180164076E-14</text:p>
          </table:table-cell>
          <table:table-cell office:value-type="float" office:value="0.00000000000003325437" calcext:value-type="float">
            <text:p>3.32543655158234E-14</text:p>
          </table:table-cell>
          <table:table-cell office:value-type="float" office:value="0.00000000000002673698" calcext:value-type="float">
            <text:p>2.67369841479797E-14</text:p>
          </table:table-cell>
          <table:table-cell office:value-type="float" office:value="0.00000000000002167975" calcext:value-type="float">
            <text:p>2.16797509839226E-14</text:p>
          </table:table-cell>
          <table:table-cell office:value-type="float" office:value="0.00000000000001755746" calcext:value-type="float">
            <text:p>1.75574639416206E-14</text:p>
          </table:table-cell>
          <table:table-cell office:value-type="float" office:value="0.00000000000001436091" calcext:value-type="float">
            <text:p>1.43609100191688E-14</text:p>
          </table:table-cell>
          <table:table-cell office:value-type="float" office:value="0.00000000000001209009" calcext:value-type="float">
            <text:p>1.20900892165673E-14</text:p>
          </table:table-cell>
          <table:table-cell office:value-type="float" office:value="0.000000000000010745" calcext:value-type="float">
            <text:p>1.07450015338161E-14</text:p>
          </table:table-cell>
          <table:table-cell office:value-type="float" office:value="0.00000000000001019457" calcext:value-type="float">
            <text:p>1.01945742494798E-14</text:p>
          </table:table-cell>
          <table:table-cell office:value-type="float" office:value="9.78679834120637E-015" calcext:value-type="float">
            <text:p>9.78679834120637E-15</text:p>
          </table:table-cell>
          <table:table-cell office:value-type="float" office:value="9.4327003492226E-015" calcext:value-type="float">
            <text:p>9.4327003492226E-15</text:p>
          </table:table-cell>
          <table:table-cell office:value-type="float" office:value="9.13228027352846E-015" calcext:value-type="float">
            <text:p>9.13228027352846E-15</text:p>
          </table:table-cell>
          <table:table-cell office:value-type="float" office:value="8.88553811412392E-015" calcext:value-type="float">
            <text:p>8.88553811412392E-15</text:p>
          </table:table-cell>
          <table:table-cell office:value-type="float" office:value="8.68782424099167E-015" calcext:value-type="float">
            <text:p>8.68782424099167E-15</text:p>
          </table:table-cell>
          <table:table-cell office:value-type="float" office:value="8.43284611721079E-015" calcext:value-type="float">
            <text:p>8.43284611721079E-15</text:p>
          </table:table-cell>
          <table:table-cell office:value-type="float" office:value="8.07634312948002E-015" calcext:value-type="float">
            <text:p>8.07634312948002E-15</text:p>
          </table:table-cell>
          <table:table-cell office:value-type="float" office:value="7.61831527779935E-015" calcext:value-type="float">
            <text:p>7.61831527779935E-15</text:p>
          </table:table-cell>
          <table:table-cell office:value-type="float" office:value="7.05876256216878E-015" calcext:value-type="float">
            <text:p>7.05876256216878E-15</text:p>
          </table:table-cell>
          <table:table-cell office:value-type="float" office:value="6.39768498258831E-015" calcext:value-type="float">
            <text:p>6.39768498258831E-15</text:p>
          </table:table-cell>
          <table:table-cell office:value-type="float" office:value="5.69195559516761E-015" calcext:value-type="float">
            <text:p>5.69195559516761E-15</text:p>
          </table:table-cell>
          <table:table-cell office:value-type="float" office:value="5.01285982578978E-015" calcext:value-type="float">
            <text:p>5.01285982578978E-15</text:p>
          </table:table-cell>
          <table:table-cell office:value-type="float" office:value="4.36061898547863E-015" calcext:value-type="float">
            <text:p>4.36061898547863E-15</text:p>
          </table:table-cell>
          <table:table-cell office:value-type="float" office:value="3.73523307423418E-015" calcext:value-type="float">
            <text:p>3.73523307423418E-15</text:p>
          </table:table-cell>
          <table:table-cell office:value-type="float" office:value="3.13670209205641E-015" calcext:value-type="float">
            <text:p>3.13670209205641E-15</text:p>
          </table:table-cell>
          <table:table-cell office:value-type="float" office:value="2.57447562253763E-015" calcext:value-type="float">
            <text:p>2.57447562253763E-15</text:p>
          </table:table-cell>
          <table:table-cell office:value-type="float" office:value="2.08253362649583E-015" calcext:value-type="float">
            <text:p>2.08253362649583E-15</text:p>
          </table:table-cell>
          <table:table-cell office:value-type="float" office:value="1.66392747875827E-015" calcext:value-type="float">
            <text:p>1.66392747875827E-15</text:p>
          </table:table-cell>
          <table:table-cell office:value-type="float" office:value="1.31865717932496E-015" calcext:value-type="float">
            <text:p>1.31865717932496E-15</text:p>
          </table:table-cell>
          <table:table-cell office:value-type="float" office:value="1.04672272819589E-015" calcext:value-type="float">
            <text:p>1.04672272819589E-15</text:p>
          </table:table-cell>
          <table:table-cell office:value-type="float" office:value="8.45915165291114E-016" calcext:value-type="float">
            <text:p>8.45915165291114E-16</text:p>
          </table:table-cell>
          <table:table-cell office:value-type="float" office:value="6.87627280224497E-016" calcext:value-type="float">
            <text:p>6.87627280224497E-16</text:p>
          </table:table-cell>
          <table:table-cell office:value-type="float" office:value="5.63077825708597E-016" calcext:value-type="float">
            <text:p>5.63077825708597E-16</text:p>
          </table:table-cell>
          <table:table-cell office:value-type="float" office:value="4.72266801743414E-016" calcext:value-type="float">
            <text:p>4.72266801743414E-16</text:p>
          </table:table-cell>
          <table:table-cell office:value-type="float" office:value="4.15194208328948E-016" calcext:value-type="float">
            <text:p>4.15194208328948E-16</text:p>
          </table:table-cell>
          <table:table-cell office:value-type="float" office:value="3.91844382077339E-016" calcext:value-type="float">
            <text:p>3.91844382077339E-16</text:p>
          </table:table-cell>
          <table:table-cell office:value-type="float" office:value="3.84260512482944E-016" calcext:value-type="float">
            <text:p>3.84260512482944E-16</text:p>
          </table:table-cell>
          <table:table-cell office:value-type="float" office:value="3.76500294144075E-016" calcext:value-type="float">
            <text:p>3.76500294144075E-16</text:p>
          </table:table-cell>
          <table:table-cell office:value-type="float" office:value="3.68563727060732E-016" calcext:value-type="float">
            <text:p>3.68563727060732E-16</text:p>
          </table:table-cell>
          <table:table-cell office:value-type="float" office:value="3.60450811232916E-016" calcext:value-type="float">
            <text:p>3.60450811232916E-16</text:p>
          </table:table-cell>
          <table:table-cell office:value-type="float" office:value="3.52161546660627E-016" calcext:value-type="float">
            <text:p>3.52161546660627E-16</text:p>
          </table:table-cell>
          <table:table-cell office:value-type="float" office:value="3.44254314132347E-016" calcext:value-type="float">
            <text:p>3.44254314132347E-16</text:p>
          </table:table-cell>
          <table:table-cell office:value-type="float" office:value="3.3642571761521E-016" calcext:value-type="float">
            <text:p>3.3642571761521E-16</text:p>
          </table:table-cell>
          <table:table-cell office:value-type="float" office:value="3.28473019498025E-016" calcext:value-type="float">
            <text:p>3.28473019498025E-16</text:p>
          </table:table-cell>
          <table:table-cell office:value-type="float" office:value="3.20396219780792E-016" calcext:value-type="float">
            <text:p>3.20396219780792E-16</text:p>
          </table:table-cell>
          <table:table-cell office:value-type="float" office:value="3.12195318463512E-016" calcext:value-type="float">
            <text:p>3.12195318463512E-16</text:p>
          </table:table-cell>
          <table:table-cell office:value-type="float" office:value="3.03870315546184E-016" calcext:value-type="float">
            <text:p>3.03870315546184E-16</text:p>
          </table:table-cell>
          <table:table-cell office:value-type="float" office:value="2.95421211028807E-016" calcext:value-type="float">
            <text:p>2.95421211028807E-16</text:p>
          </table:table-cell>
          <table:table-cell office:value-type="float" office:value="2.86848004911384E-016" calcext:value-type="float">
            <text:p>2.86848004911384E-16</text:p>
          </table:table-cell>
          <table:table-cell office:value-type="float" office:value="2.78150697193912E-016" calcext:value-type="float">
            <text:p>2.78150697193912E-16</text:p>
          </table:table-cell>
          <table:table-cell office:value-type="float" office:value="2.69329287876392E-016" calcext:value-type="float">
            <text:p>2.69329287876392E-16</text:p>
          </table:table-cell>
          <table:table-cell office:value-type="float" office:value="2.60383776958825E-016" calcext:value-type="float">
            <text:p>2.60383776958825E-16</text:p>
          </table:table-cell>
          <table:table-cell office:value-type="float" office:value="2.5131416444121E-016" calcext:value-type="float">
            <text:p>2.5131416444121E-16</text:p>
          </table:table-cell>
          <table:table-cell office:value-type="float" office:value="2.42120450323547E-016" calcext:value-type="float">
            <text:p>2.42120450323547E-16</text:p>
          </table:table-cell>
          <table:table-cell office:value-type="float" office:value="2.32802634605836E-016" calcext:value-type="float">
            <text:p>2.32802634605836E-16</text:p>
          </table:table-cell>
          <table:table-cell office:value-type="float" office:value="2.23360717288077E-016" calcext:value-type="float">
            <text:p>2.23360717288077E-16</text:p>
          </table:table-cell>
          <table:table-cell office:value-type="float" office:value="2.13794698370271E-016" calcext:value-type="float">
            <text:p>2.13794698370271E-16</text:p>
          </table:table-cell>
          <table:table-cell office:value-type="float" office:value="2.04104577852417E-016" calcext:value-type="float">
            <text:p>2.04104577852417E-16</text:p>
          </table:table-cell>
          <table:table-cell office:value-type="float" office:value="1.94290355734515E-016" calcext:value-type="float">
            <text:p>1.94290355734515E-16</text:p>
          </table:table-cell>
          <table:table-cell office:value-type="float" office:value="1.84352032016565E-016" calcext:value-type="float">
            <text:p>1.84352032016565E-16</text:p>
          </table:table-cell>
          <table:table-cell office:value-type="float" office:value="1.74289606698567E-016" calcext:value-type="float">
            <text:p>1.74289606698567E-16</text:p>
          </table:table-cell>
          <table:table-cell office:value-type="float" office:value="1.64103079780522E-016" calcext:value-type="float">
            <text:p>1.64103079780522E-16</text:p>
          </table:table-cell>
          <table:table-cell office:value-type="float" office:value="1.53792451262428E-016" calcext:value-type="float">
            <text:p>1.53792451262428E-16</text:p>
          </table:table-cell>
          <table:table-cell office:value-type="float" office:value="1.43357721144287E-016" calcext:value-type="float">
            <text:p>1.43357721144287E-16</text:p>
          </table:table-cell>
          <table:table-cell office:value-type="float" office:value="1.32798889426098E-016" calcext:value-type="float">
            <text:p>1.32798889426098E-16</text:p>
          </table:table-cell>
          <table:table-cell office:value-type="float" office:value="1.22115956107862E-016" calcext:value-type="float">
            <text:p>1.22115956107862E-16</text:p>
          </table:table-cell>
          <table:table-cell office:value-type="float" office:value="1.11308921189577E-016" calcext:value-type="float">
            <text:p>1.11308921189577E-16</text:p>
          </table:table-cell>
          <table:table-cell office:value-type="float" office:value="1.00377784671245E-016" calcext:value-type="float">
            <text:p>1.00377784671245E-16</text:p>
          </table:table-cell>
          <table:table-cell office:value-type="float" office:value="8.93225465528647E-017" calcext:value-type="float">
            <text:p>8.93225465528647E-17</text:p>
          </table:table-cell>
          <table:table-cell office:value-type="float" office:value="7.83729592753143E-017" calcext:value-type="float">
            <text:p>7.83729592753143E-17</text:p>
          </table:table-cell>
          <table:table-cell office:value-type="float" office:value="7.23444380345872E-017" calcext:value-type="float">
            <text:p>7.23444380345872E-17</text:p>
          </table:table-cell>
          <table:table-cell office:value-type="float" office:value="6.65461701337443E-017" calcext:value-type="float">
            <text:p>6.65461701337443E-17</text:p>
          </table:table-cell>
          <table:table-cell office:value-type="float" office:value="6.09781555727857E-017" calcext:value-type="float">
            <text:p>6.09781555727857E-17</text:p>
          </table:table-cell>
          <table:table-cell office:value-type="float" office:value="5.56403943517114E-017" calcext:value-type="float">
            <text:p>5.56403943517114E-17</text:p>
          </table:table-cell>
          <table:table-cell office:value-type="float" office:value="5.05328864705214E-017" calcext:value-type="float">
            <text:p>5.05328864705214E-17</text:p>
          </table:table-cell>
          <table:table-cell office:value-type="float" office:value="4.56556319292156E-017" calcext:value-type="float">
            <text:p>4.56556319292156E-17</text:p>
          </table:table-cell>
          <table:table-cell office:value-type="float" office:value="4.10086307277942E-017" calcext:value-type="float">
            <text:p>4.10086307277942E-17</text:p>
          </table:table-cell>
          <table:table-cell office:value-type="float" office:value="3.6591882866257E-017" calcext:value-type="float">
            <text:p>3.6591882866257E-17</text:p>
          </table:table-cell>
          <table:table-cell office:value-type="float" office:value="3.24053883446042E-017" calcext:value-type="float">
            <text:p>3.24053883446042E-17</text:p>
          </table:table-cell>
          <table:table-cell office:value-type="float" office:value="2.84491471628356E-017" calcext:value-type="float">
            <text:p>2.84491471628356E-17</text:p>
          </table:table-cell>
          <table:table-cell office:value-type="float" office:value="2.47231593209513E-017" calcext:value-type="float">
            <text:p>2.47231593209513E-17</text:p>
          </table:table-cell>
          <table:table-cell office:value-type="float" office:value="2.12274248189513E-017" calcext:value-type="float">
            <text:p>2.12274248189513E-17</text:p>
          </table:table-cell>
          <table:table-cell office:value-type="float" office:value="1.79619436568355E-017" calcext:value-type="float">
            <text:p>1.79619436568355E-17</text:p>
          </table:table-cell>
          <table:table-cell office:value-type="float" office:value="1.49267158346041E-017" calcext:value-type="float">
            <text:p>1.49267158346041E-17</text:p>
          </table:table-cell>
          <table:table-cell office:value-type="float" office:value="1.21217413522569E-017" calcext:value-type="float">
            <text:p>1.21217413522569E-17</text:p>
          </table:table-cell>
          <table:table-cell office:value-type="float" office:value="9.54702020979402E-018" calcext:value-type="float">
            <text:p>9.54702020979402E-18</text:p>
          </table:table-cell>
          <table:table-cell office:value-type="float" office:value="7.20255240721543E-018" calcext:value-type="float">
            <text:p>7.20255240721543E-18</text:p>
          </table:table-cell>
          <table:table-cell office:value-type="float" office:value="5.08833794452112E-018" calcext:value-type="float">
            <text:p>5.08833794452112E-18</text:p>
          </table:table-cell>
          <table:table-cell office:value-type="float" office:value="3.20437682171109E-018" calcext:value-type="float">
            <text:p>3.20437682171109E-18</text:p>
          </table:table-cell>
          <table:table-cell office:value-type="float" office:value="1.55066903878536E-018" calcext:value-type="float">
            <text:p>1.55066903878536E-18</text:p>
          </table:table-cell>
          <table:table-cell office:value-type="float" office:value="1.27214595743902E-019" calcext:value-type="float">
            <text:p>1.27214595743902E-19</text:p>
          </table:table-cell>
          <table:table-cell office:value-type="float" office:value="-1.06598650741327E-018" calcext:value-type="float">
            <text:p>-1.06598650741327E-18</text:p>
          </table:table-cell>
          <table:table-cell office:value-type="float" office:value="-2.02893427068615E-018" calcext:value-type="float">
            <text:p>-2.02893427068615E-18</text:p>
          </table:table-cell>
          <table:table-cell office:value-type="float" office:value="-2.76162869407475E-018" calcext:value-type="float">
            <text:p>-2.76162869407475E-18</text:p>
          </table:table-cell>
          <table:table-cell office:value-type="float" office:value="-3.26406977757906E-018" calcext:value-type="float">
            <text:p>-3.26406977757906E-18</text:p>
          </table:table-cell>
          <table:table-cell office:value-type="float" office:value="-3.53625752119909E-018" calcext:value-type="float">
            <text:p>-3.53625752119909E-18</text:p>
          </table:table-cell>
          <table:table-cell office:value-type="float" office:value="-3.57819192493483E-018" calcext:value-type="float">
            <text:p>-3.57819192493483E-18</text:p>
          </table:table-cell>
          <table:table-cell office:value-type="float" office:value="-3.38987298878629E-018" calcext:value-type="float">
            <text:p>-3.38987298878629E-18</text:p>
          </table:table-cell>
          <table:table-cell office:value-type="float" office:value="-4.11265640491194E-017" calcext:value-type="float">
            <text:p>-4.11265640491194E-17</text:p>
          </table:table-cell>
          <table:table-cell office:value-type="float" office:value="-3.99621063896465E-017" calcext:value-type="float">
            <text:p>-3.99621063896465E-17</text:p>
          </table:table-cell>
          <table:table-cell office:value-type="float" office:value="-3.87976487301737E-017" calcext:value-type="float">
            <text:p>-3.87976487301737E-17</text:p>
          </table:table-cell>
          <table:table-cell office:value-type="float" office:value="-3.76331910707008E-017" calcext:value-type="float">
            <text:p>-3.76331910707008E-17</text:p>
          </table:table-cell>
          <table:table-cell office:value-type="float" office:value="-3.6468733411228E-017" calcext:value-type="float">
            <text:p>-3.6468733411228E-17</text:p>
          </table:table-cell>
          <table:table-cell office:value-type="float" office:value="-3.53042757517551E-017" calcext:value-type="float">
            <text:p>-3.53042757517551E-17</text:p>
          </table:table-cell>
          <table:table-cell office:value-type="float" office:value="-3.41398180922823E-017" calcext:value-type="float">
            <text:p>-3.41398180922823E-17</text:p>
          </table:table-cell>
          <table:table-cell office:value-type="float" office:value="-3.29753604328094E-017" calcext:value-type="float">
            <text:p>-3.29753604328094E-17</text:p>
          </table:table-cell>
          <table:table-cell office:value-type="float" office:value="-3.18109027733365E-017" calcext:value-type="float">
            <text:p>-3.18109027733365E-17</text:p>
          </table:table-cell>
          <table:table-cell office:value-type="float" office:value="-3.06464451138637E-017" calcext:value-type="float">
            <text:p>-3.06464451138637E-17</text:p>
          </table:table-cell>
          <table:table-cell office:value-type="float" office:value="-2.94819874543908E-017" calcext:value-type="float">
            <text:p>-2.94819874543908E-17</text:p>
          </table:table-cell>
          <table:table-cell office:value-type="float" office:value="-2.8317529794918E-017" calcext:value-type="float">
            <text:p>-2.8317529794918E-17</text:p>
          </table:table-cell>
          <table:table-cell office:value-type="float" office:value="-2.71530721354451E-017" calcext:value-type="float">
            <text:p>-2.71530721354451E-17</text:p>
          </table:table-cell>
          <table:table-cell office:value-type="float" office:value="-2.59886144759722E-017" calcext:value-type="float">
            <text:p>-2.59886144759722E-17</text:p>
          </table:table-cell>
          <table:table-cell office:value-type="float" office:value="-2.48241568164994E-017" calcext:value-type="float">
            <text:p>-2.48241568164994E-17</text:p>
          </table:table-cell>
          <table:table-cell office:value-type="float" office:value="-2.36596991570265E-017" calcext:value-type="float">
            <text:p>-2.36596991570265E-17</text:p>
          </table:table-cell>
          <table:table-cell office:value-type="float" office:value="-2.24952414975537E-017" calcext:value-type="float">
            <text:p>-2.24952414975537E-17</text:p>
          </table:table-cell>
          <table:table-cell office:value-type="float" office:value="-2.13307838380808E-017" calcext:value-type="float">
            <text:p>-2.13307838380808E-17</text:p>
          </table:table-cell>
          <table:table-cell office:value-type="float" office:value="-2.01663261786079E-017" calcext:value-type="float">
            <text:p>-2.01663261786079E-17</text:p>
          </table:table-cell>
          <table:table-cell office:value-type="float" office:value="-1.90018685191351E-017" calcext:value-type="float">
            <text:p>-1.90018685191351E-17</text:p>
          </table:table-cell>
          <table:table-cell office:value-type="float" office:value="-1.78374108596622E-017" calcext:value-type="float">
            <text:p>-1.78374108596622E-17</text:p>
          </table:table-cell>
          <table:table-cell office:value-type="float" office:value="-1.66729532001894E-017" calcext:value-type="float">
            <text:p>-1.66729532001894E-17</text:p>
          </table:table-cell>
          <table:table-cell office:value-type="float" office:value="-1.55084955407165E-017" calcext:value-type="float">
            <text:p>-1.55084955407165E-17</text:p>
          </table:table-cell>
          <table:table-cell office:value-type="float" office:value="-1.43440378812436E-017" calcext:value-type="float">
            <text:p>-1.43440378812436E-17</text:p>
          </table:table-cell>
          <table:table-cell office:value-type="float" office:value="-1.31795802217708E-017" calcext:value-type="float">
            <text:p>-1.31795802217708E-17</text:p>
          </table:table-cell>
          <table:table-cell office:value-type="float" office:value="-1.20151225622979E-017" calcext:value-type="float">
            <text:p>-1.20151225622979E-17</text:p>
          </table:table-cell>
          <table:table-cell office:value-type="float" office:value="-1.08506649028251E-017" calcext:value-type="float">
            <text:p>-1.08506649028251E-17</text:p>
          </table:table-cell>
          <table:table-cell office:value-type="float" office:value="-9.68620724335221E-018" calcext:value-type="float">
            <text:p>-9.68620724335221E-18</text:p>
          </table:table-cell>
          <table:table-cell office:value-type="float" office:value="-8.52174958387935E-018" calcext:value-type="float">
            <text:p>-8.52174958387935E-18</text:p>
          </table:table-cell>
          <table:table-cell office:value-type="float" office:value="-8.13228916879845E-018" calcext:value-type="float">
            <text:p>-8.13228916879845E-18</text:p>
          </table:table-cell>
          <table:table-cell office:value-type="float" office:value="-8.1045466962697E-018" calcext:value-type="float">
            <text:p>-8.1045466962697E-18</text:p>
          </table:table-cell>
          <table:table-cell office:value-type="float" office:value="-8.07680422374096E-018" calcext:value-type="float">
            <text:p>-8.07680422374096E-18</text:p>
          </table:table-cell>
          <table:table-cell office:value-type="float" office:value="-8.04906175121221E-018" calcext:value-type="float">
            <text:p>-8.04906175121221E-18</text:p>
          </table:table-cell>
          <table:table-cell office:value-type="float" office:value="-8.02131927868346E-018" calcext:value-type="float">
            <text:p>-8.02131927868346E-18</text:p>
          </table:table-cell>
          <table:table-cell office:value-type="float" office:value="-7.99357680615472E-018" calcext:value-type="float">
            <text:p>-7.99357680615472E-18</text:p>
          </table:table-cell>
          <table:table-cell office:value-type="float" office:value="-7.96583433362597E-018" calcext:value-type="float">
            <text:p>-7.96583433362597E-18</text:p>
          </table:table-cell>
        </table:table-row>
        <table:table-row table:style-name="ro1">
          <table:table-cell office:value-type="string" calcext:value-type="string">
            <text:p>Infected</text:p>
          </table:table-cell>
          <table:table-cell office:value-type="float" office:value="0" calcext:value-type="float">
            <text:p>0</text:p>
          </table:table-cell>
          <table:table-cell office:value-type="float" office:value="0.182402923282656" calcext:value-type="float">
            <text:p>0.182402923282656</text:p>
          </table:table-cell>
          <table:table-cell office:value-type="float" office:value="0.7880557759008" calcext:value-type="float">
            <text:p>0.7880557759008</text:p>
          </table:table-cell>
          <table:table-cell office:value-type="float" office:value="3.26285111566774" calcext:value-type="float">
            <text:p>3.26285111566774</text:p>
          </table:table-cell>
          <table:table-cell office:value-type="float" office:value="13.4839035131254" calcext:value-type="float">
            <text:p>13.4839035131254</text:p>
          </table:table-cell>
          <table:table-cell office:value-type="float" office:value="55.7181171374852" calcext:value-type="float">
            <text:p>55.7181171374852</text:p>
          </table:table-cell>
          <table:table-cell office:value-type="float" office:value="230.236811794536" calcext:value-type="float">
            <text:p>230.236811794536</text:p>
          </table:table-cell>
          <table:table-cell office:value-type="float" office:value="951.370911921823" calcext:value-type="float">
            <text:p>951.370911921823</text:p>
          </table:table-cell>
          <table:table-cell office:value-type="float" office:value="3931.08077122469" calcext:value-type="float">
            <text:p>3931.08077122469</text:p>
          </table:table-cell>
          <table:table-cell office:value-type="float" office:value="16241.2831641691" calcext:value-type="float">
            <text:p>16241.2831641691</text:p>
          </table:table-cell>
          <table:table-cell office:value-type="float" office:value="67066.6836287398" calcext:value-type="float">
            <text:p>67066.6836287398</text:p>
          </table:table-cell>
          <table:table-cell office:value-type="float" office:value="276362.280054773" calcext:value-type="float">
            <text:p>276362.280054773</text:p>
          </table:table-cell>
          <table:table-cell office:value-type="float" office:value="1129041.94200911" calcext:value-type="float">
            <text:p>1129041.94200911</text:p>
          </table:table-cell>
          <table:table-cell office:value-type="float" office:value="4457699.10766108" calcext:value-type="float">
            <text:p>4457699.10766108</text:p>
          </table:table-cell>
          <table:table-cell office:value-type="float" office:value="15600423.3947622" calcext:value-type="float">
            <text:p>15600423.3947622</text:p>
          </table:table-cell>
          <table:table-cell office:value-type="float" office:value="40342100.628464" calcext:value-type="float">
            <text:p>40342100.628464</text:p>
          </table:table-cell>
          <table:table-cell office:value-type="float" office:value="70222007.4566951" calcext:value-type="float">
            <text:p>70222007.4566951</text:p>
          </table:table-cell>
          <table:table-cell office:value-type="float" office:value="94487358.9398428" calcext:value-type="float">
            <text:p>94487358.9398428</text:p>
          </table:table-cell>
          <table:table-cell office:value-type="float" office:value="112151943.312681" calcext:value-type="float">
            <text:p>112151943.312681</text:p>
          </table:table-cell>
          <table:table-cell office:value-type="float" office:value="124358621.523768" calcext:value-type="float">
            <text:p>124358621.523768</text:p>
          </table:table-cell>
          <table:table-cell office:value-type="float" office:value="132152141.372049" calcext:value-type="float">
            <text:p>132152141.372049</text:p>
          </table:table-cell>
          <table:table-cell office:value-type="float" office:value="136406462.511391" calcext:value-type="float">
            <text:p>136406462.511391</text:p>
          </table:table-cell>
          <table:table-cell office:value-type="float" office:value="137849769.83221" calcext:value-type="float">
            <text:p>137849769.83221</text:p>
          </table:table-cell>
          <table:table-cell office:value-type="float" office:value="137086909.446643" calcext:value-type="float">
            <text:p>137086909.446643</text:p>
          </table:table-cell>
          <table:table-cell office:value-type="float" office:value="134618497.414049" calcext:value-type="float">
            <text:p>134618497.414049</text:p>
          </table:table-cell>
          <table:table-cell office:value-type="float" office:value="130857259.494587" calcext:value-type="float">
            <text:p>130857259.494587</text:p>
          </table:table-cell>
          <table:table-cell office:value-type="float" office:value="126141891.9414" calcext:value-type="float">
            <text:p>126141891.9414</text:p>
          </table:table-cell>
          <table:table-cell office:value-type="float" office:value="120748891.745806" calcext:value-type="float">
            <text:p>120748891.745806</text:p>
          </table:table-cell>
          <table:table-cell office:value-type="float" office:value="114902583.998755" calcext:value-type="float">
            <text:p>114902583.998755</text:p>
          </table:table-cell>
          <table:table-cell office:value-type="float" office:value="108783656.666593" calcext:value-type="float">
            <text:p>108783656.666593</text:p>
          </table:table-cell>
          <table:table-cell office:value-type="float" office:value="102536374.547927" calcext:value-type="float">
            <text:p>102536374.547927</text:p>
          </table:table-cell>
          <table:table-cell office:value-type="float" office:value="96274707.4794319" calcext:value-type="float">
            <text:p>96274707.4794319</text:p>
          </table:table-cell>
          <table:table-cell office:value-type="float" office:value="90087497.8937563" calcext:value-type="float">
            <text:p>90087497.8937563</text:p>
          </table:table-cell>
          <table:table-cell office:value-type="float" office:value="84042827.1415985" calcext:value-type="float">
            <text:p>84042827.1415985</text:p>
          </table:table-cell>
          <table:table-cell office:value-type="float" office:value="78191704.6407087" calcext:value-type="float">
            <text:p>78191704.6407087</text:p>
          </table:table-cell>
          <table:table-cell office:value-type="float" office:value="72571155.7147239" calcext:value-type="float">
            <text:p>72571155.7147239</text:p>
          </table:table-cell>
          <table:table-cell office:value-type="float" office:value="67206825.6625578" calcext:value-type="float">
            <text:p>67206825.6625578</text:p>
          </table:table-cell>
          <table:table-cell office:value-type="float" office:value="62115157.7492599" calcext:value-type="float">
            <text:p>62115157.7492599</text:p>
          </table:table-cell>
          <table:table-cell office:value-type="float" office:value="57305210.9733893" calcext:value-type="float">
            <text:p>57305210.9733893</text:p>
          </table:table-cell>
          <table:table-cell office:value-type="float" office:value="52780179.8457537" calcext:value-type="float">
            <text:p>52780179.8457537</text:p>
          </table:table-cell>
          <table:table-cell office:value-type="float" office:value="48538650.8704027" calcext:value-type="float">
            <text:p>48538650.8704027</text:p>
          </table:table-cell>
          <table:table-cell office:value-type="float" office:value="44575648.0642175" calcext:value-type="float">
            <text:p>44575648.0642175</text:p>
          </table:table-cell>
          <table:table-cell office:value-type="float" office:value="40883489.9698427" calcext:value-type="float">
            <text:p>40883489.9698427</text:p>
          </table:table-cell>
          <table:table-cell office:value-type="float" office:value="37452498.1962998" calcext:value-type="float">
            <text:p>37452498.1962998</text:p>
          </table:table-cell>
          <table:table-cell office:value-type="float" office:value="34271572.5596111" calcext:value-type="float">
            <text:p>34271572.5596111</text:p>
          </table:table-cell>
          <table:table-cell office:value-type="float" office:value="31328658.8073796" calcext:value-type="float">
            <text:p>31328658.8073796</text:p>
          </table:table-cell>
          <table:table-cell office:value-type="float" office:value="28611125.5426888" calcext:value-type="float">
            <text:p>28611125.5426888</text:p>
          </table:table-cell>
          <table:table-cell office:value-type="float" office:value="26106065.1609816" calcext:value-type="float">
            <text:p>26106065.1609816</text:p>
          </table:table-cell>
          <table:table-cell office:value-type="float" office:value="23800531.9915119" calcext:value-type="float">
            <text:p>23800531.9915119</text:p>
          </table:table-cell>
          <table:table-cell office:value-type="float" office:value="21681727.5772534" calcext:value-type="float">
            <text:p>21681727.5772534</text:p>
          </table:table-cell>
          <table:table-cell office:value-type="float" office:value="19737143.1721722" calcext:value-type="float">
            <text:p>19737143.1721722</text:p>
          </table:table-cell>
          <table:table-cell office:value-type="float" office:value="17954666.3176924" calcext:value-type="float">
            <text:p>17954666.3176924</text:p>
          </table:table-cell>
          <table:table-cell office:value-type="float" office:value="16322658.6350038" calcext:value-type="float">
            <text:p>16322658.6350038</text:p>
          </table:table-cell>
          <table:table-cell office:value-type="float" office:value="14830009.5766134" calcext:value-type="float">
            <text:p>14830009.5766134</text:p>
          </table:table-cell>
          <table:table-cell office:value-type="float" office:value="13466171.1299272" calcext:value-type="float">
            <text:p>13466171.1299272</text:p>
          </table:table-cell>
          <table:table-cell office:value-type="float" office:value="12221177.0962403" calcext:value-type="float">
            <text:p>12221177.0962403</text:p>
          </table:table-cell>
          <table:table-cell office:value-type="float" office:value="11085650.1523851" calcext:value-type="float">
            <text:p>11085650.1523851</text:p>
          </table:table-cell>
          <table:table-cell office:value-type="float" office:value="10050799.2580596" calcext:value-type="float">
            <text:p>10050799.2580596</text:p>
          </table:table-cell>
          <table:table-cell office:value-type="float" office:value="9108409.63061643" calcext:value-type="float">
            <text:p>9108409.63061643</text:p>
          </table:table-cell>
          <table:table-cell office:value-type="float" office:value="8250827.0657545" calcext:value-type="float">
            <text:p>8250827.0657545</text:p>
          </table:table-cell>
          <table:table-cell office:value-type="float" office:value="7470938.07011296" calcext:value-type="float">
            <text:p>7470938.07011296</text:p>
          </table:table-cell>
          <table:table-cell office:value-type="float" office:value="6762147.04646725" calcext:value-type="float">
            <text:p>6762147.04646725</text:p>
          </table:table-cell>
          <table:table-cell office:value-type="float" office:value="6118351.39911083" calcext:value-type="float">
            <text:p>6118351.39911083</text:p>
          </table:table-cell>
          <table:table-cell office:value-type="float" office:value="5533915.47478921" calcext:value-type="float">
            <text:p>5533915.47478921</text:p>
          </table:table-cell>
          <table:table-cell office:value-type="float" office:value="5003643.90217879" calcext:value-type="float">
            <text:p>5003643.90217879</text:p>
          </table:table-cell>
          <table:table-cell office:value-type="float" office:value="4522754.82185658" calcext:value-type="float">
            <text:p>4522754.82185658</text:p>
          </table:table-cell>
          <table:table-cell office:value-type="float" office:value="4086853.41590343" calcext:value-type="float">
            <text:p>4086853.41590343</text:p>
          </table:table-cell>
          <table:table-cell office:value-type="float" office:value="3691906.0203571" calcext:value-type="float">
            <text:p>3691906.0203571</text:p>
          </table:table-cell>
          <table:table-cell office:value-type="float" office:value="3334215.05299593" calcext:value-type="float">
            <text:p>3334215.05299593</text:p>
          </table:table-cell>
          <table:table-cell office:value-type="float" office:value="3010394.91274348" calcext:value-type="float">
            <text:p>3010394.91274348</text:p>
          </table:table-cell>
          <table:table-cell office:value-type="float" office:value="2717348.96909183" calcext:value-type="float">
            <text:p>2717348.96909183</text:p>
          </table:table-cell>
          <table:table-cell office:value-type="float" office:value="2452247.7101235" calcext:value-type="float">
            <text:p>2452247.7101235</text:p>
          </table:table-cell>
          <table:table-cell office:value-type="float" office:value="2212508.09286957" calcext:value-type="float">
            <text:p>2212508.09286957</text:p>
          </table:table-cell>
          <table:table-cell office:value-type="float" office:value="1995774.11077456" calcext:value-type="float">
            <text:p>1995774.11077456</text:p>
          </table:table-cell>
          <table:table-cell office:value-type="float" office:value="1799898.5730643" calcext:value-type="float">
            <text:p>1799898.5730643</text:p>
          </table:table-cell>
          <table:table-cell office:value-type="float" office:value="1622926.07690741" calcext:value-type="float">
            <text:p>1622926.07690741</text:p>
          </table:table-cell>
          <table:table-cell office:value-type="float" office:value="1463077.13946476" calcext:value-type="float">
            <text:p>1463077.13946476</text:p>
          </table:table-cell>
          <table:table-cell office:value-type="float" office:value="1318733.44954114" calcext:value-type="float">
            <text:p>1318733.44954114</text:p>
          </table:table-cell>
          <table:table-cell office:value-type="float" office:value="1188424.19174896" calcext:value-type="float">
            <text:p>1188424.19174896</text:p>
          </table:table-cell>
          <table:table-cell office:value-type="float" office:value="1070813.39180623" calcext:value-type="float">
            <text:p>1070813.39180623</text:p>
          </table:table-cell>
          <table:table-cell office:value-type="float" office:value="964688.229336477" calcext:value-type="float">
            <text:p>964688.229336477</text:p>
          </table:table-cell>
          <table:table-cell office:value-type="float" office:value="868948.262938686" calcext:value-type="float">
            <text:p>868948.262938686</text:p>
          </table:table-cell>
          <table:table-cell office:value-type="float" office:value="782595.512256151" calcext:value-type="float">
            <text:p>782595.512256151</text:p>
          </table:table-cell>
          <table:table-cell office:value-type="float" office:value="704725.342283703" calcext:value-type="float">
            <text:p>704725.342283703</text:p>
          </table:table-cell>
          <table:table-cell office:value-type="float" office:value="634518.096322708" calcext:value-type="float">
            <text:p>634518.096322708</text:p>
          </table:table-cell>
          <table:table-cell office:value-type="float" office:value="571231.425708549" calcext:value-type="float">
            <text:p>571231.425708549</text:p>
          </table:table-cell>
          <table:table-cell office:value-type="float" office:value="514193.266391507" calcext:value-type="float">
            <text:p>514193.266391507</text:p>
          </table:table-cell>
          <table:table-cell office:value-type="float" office:value="462795.414716502" calcext:value-type="float">
            <text:p>462795.414716502</text:p>
          </table:table-cell>
          <table:table-cell office:value-type="float" office:value="416487.657135829" calcext:value-type="float">
            <text:p>416487.657135829</text:p>
          </table:table-cell>
          <table:table-cell office:value-type="float" office:value="374772.411065204" calcext:value-type="float">
            <text:p>374772.411065204</text:p>
          </table:table-cell>
          <table:table-cell office:value-type="float" office:value="337199.836616455" calcext:value-type="float">
            <text:p>337199.836616455</text:p>
          </table:table-cell>
          <table:table-cell office:value-type="float" office:value="303363.38144146" calcext:value-type="float">
            <text:p>303363.38144146</text:p>
          </table:table-cell>
          <table:table-cell office:value-type="float" office:value="272895.723391299" calcext:value-type="float">
            <text:p>272895.723391299</text:p>
          </table:table-cell>
          <table:table-cell office:value-type="float" office:value="245465.078095652" calcext:value-type="float">
            <text:p>245465.078095652</text:p>
          </table:table-cell>
          <table:table-cell office:value-type="float" office:value="220771.840884279" calcext:value-type="float">
            <text:p>220771.840884279</text:p>
          </table:table-cell>
          <table:table-cell office:value-type="float" office:value="198545.53469446" calcext:value-type="float">
            <text:p>198545.53469446</text:p>
          </table:table-cell>
          <table:table-cell office:value-type="float" office:value="178542.037722934" calcext:value-type="float">
            <text:p>178542.037722934</text:p>
          </table:table-cell>
          <table:table-cell office:value-type="float" office:value="160541.066585394" calcext:value-type="float">
            <text:p>160541.066585394</text:p>
          </table:table-cell>
          <table:table-cell office:value-type="float" office:value="144343.892637074" calcext:value-type="float">
            <text:p>144343.892637074</text:p>
          </table:table-cell>
          <table:table-cell office:value-type="float" office:value="129771.27088388" calcext:value-type="float">
            <text:p>129771.27088388</text:p>
          </table:table-cell>
          <table:table-cell office:value-type="float" office:value="116661.562576435" calcext:value-type="float">
            <text:p>116661.562576435</text:p>
          </table:table-cell>
          <table:table-cell office:value-type="float" office:value="104869.034131297" calcext:value-type="float">
            <text:p>104869.034131297</text:p>
          </table:table-cell>
          <table:table-cell office:value-type="float" office:value="94262.3164681319" calcext:value-type="float">
            <text:p>94262.3164681319</text:p>
          </table:table-cell>
          <table:table-cell office:value-type="float" office:value="84723.0101928082" calcext:value-type="float">
            <text:p>84723.0101928082</text:p>
          </table:table-cell>
          <table:table-cell office:value-type="float" office:value="76144.4232988624" calcext:value-type="float">
            <text:p>76144.4232988624</text:p>
          </table:table-cell>
          <table:table-cell office:value-type="float" office:value="68430.429208465" calcext:value-type="float">
            <text:p>68430.429208465</text:p>
          </table:table-cell>
          <table:table-cell office:value-type="float" office:value="61494.4340340763" calcext:value-type="float">
            <text:p>61494.4340340763</text:p>
          </table:table-cell>
          <table:table-cell office:value-type="float" office:value="55258.4429185765" calcext:value-type="float">
            <text:p>55258.4429185765</text:p>
          </table:table-cell>
          <table:table-cell office:value-type="float" office:value="49652.2162099805" calcext:value-type="float">
            <text:p>49652.2162099805</text:p>
          </table:table-cell>
          <table:table-cell office:value-type="float" office:value="44612.5070520162" calcext:value-type="float">
            <text:p>44612.5070520162</text:p>
          </table:table-cell>
          <table:table-cell office:value-type="float" office:value="40082.3727288127" calcext:value-type="float">
            <text:p>40082.3727288127</text:p>
          </table:table-cell>
          <table:table-cell office:value-type="float" office:value="36010.5527955231" calcext:value-type="float">
            <text:p>36010.5527955231</text:p>
          </table:table-cell>
          <table:table-cell office:value-type="float" office:value="32350.9076614824" calcext:value-type="float">
            <text:p>32350.9076614824</text:p>
          </table:table-cell>
          <table:table-cell office:value-type="float" office:value="29061.9118728649" calcext:value-type="float">
            <text:p>29061.9118728649</text:p>
          </table:table-cell>
          <table:table-cell office:value-type="float" office:value="26106.1968719092" calcext:value-type="float">
            <text:p>26106.1968719092</text:p>
          </table:table-cell>
          <table:table-cell office:value-type="float" office:value="23450.1384935307" calcext:value-type="float">
            <text:p>23450.1384935307</text:p>
          </table:table-cell>
          <table:table-cell office:value-type="float" office:value="21063.4849012373" calcext:value-type="float">
            <text:p>21063.4849012373</text:p>
          </table:table-cell>
          <table:table-cell office:value-type="float" office:value="18919.0210661343" calcext:value-type="float">
            <text:p>18919.0210661343</text:p>
          </table:table-cell>
          <table:table-cell office:value-type="float" office:value="16992.266258678" calcext:value-type="float">
            <text:p>16992.266258678</text:p>
          </table:table-cell>
          <table:table-cell office:value-type="float" office:value="15261.2013557058" calcext:value-type="float">
            <text:p>15261.2013557058</text:p>
          </table:table-cell>
          <table:table-cell office:value-type="float" office:value="13706.0230679082" calcext:value-type="float">
            <text:p>13706.0230679082</text:p>
          </table:table-cell>
          <table:table-cell office:value-type="float" office:value="12308.9224679033" calcext:value-type="float">
            <text:p>12308.9224679033</text:p>
          </table:table-cell>
          <table:table-cell office:value-type="float" office:value="11053.8854487982" calcext:value-type="float">
            <text:p>11053.8854487982</text:p>
          </table:table-cell>
          <table:table-cell office:value-type="float" office:value="9926.51296977691" calcext:value-type="float">
            <text:p>9926.51296977691</text:p>
          </table:table-cell>
          <table:table-cell office:value-type="float" office:value="8913.85915087152" calcext:value-type="float">
            <text:p>8913.85915087152</text:p>
          </table:table-cell>
          <table:table-cell office:value-type="float" office:value="8004.28546550153" calcext:value-type="float">
            <text:p>8004.28546550153</text:p>
          </table:table-cell>
          <table:table-cell office:value-type="float" office:value="7187.32944833634" calcext:value-type="float">
            <text:p>7187.32944833634</text:p>
          </table:table-cell>
          <table:table-cell office:value-type="float" office:value="6453.58648910006" calcext:value-type="float">
            <text:p>6453.58648910006</text:p>
          </table:table-cell>
          <table:table-cell office:value-type="float" office:value="5794.60342154667" calcext:value-type="float">
            <text:p>5794.60342154667</text:p>
          </table:table-cell>
          <table:table-cell office:value-type="float" office:value="5202.78274229885" calcext:value-type="float">
            <text:p>5202.78274229885</text:p>
          </table:table-cell>
          <table:table-cell office:value-type="float" office:value="4671.29640777006" calcext:value-type="float">
            <text:p>4671.29640777006</text:p>
          </table:table-cell>
          <table:table-cell office:value-type="float" office:value="4194.00826008052" calcext:value-type="float">
            <text:p>4194.00826008052</text:p>
          </table:table-cell>
          <table:table-cell office:value-type="float" office:value="3765.40422572779" calcext:value-type="float">
            <text:p>3765.40422572779</text:p>
          </table:table-cell>
          <table:table-cell office:value-type="float" office:value="3380.52951470656" calcext:value-type="float">
            <text:p>3380.52951470656</text:p>
          </table:table-cell>
          <table:table-cell office:value-type="float" office:value="3034.93212362382" calcext:value-type="float">
            <text:p>3034.93212362382</text:p>
          </table:table-cell>
          <table:table-cell office:value-type="float" office:value="2724.61201487353" calcext:value-type="float">
            <text:p>2724.61201487353</text:p>
          </table:table-cell>
          <table:table-cell office:value-type="float" office:value="2445.97540582118" calcext:value-type="float">
            <text:p>2445.97540582118</text:p>
          </table:table-cell>
          <table:table-cell office:value-type="float" office:value="2195.79365782552" calcext:value-type="float">
            <text:p>2195.79365782552</text:p>
          </table:table-cell>
          <table:table-cell office:value-type="float" office:value="1971.16630536504" calcext:value-type="float">
            <text:p>1971.16630536504</text:p>
          </table:table-cell>
          <table:table-cell office:value-type="float" office:value="1769.48781105701" calcext:value-type="float">
            <text:p>1769.48781105701</text:p>
          </table:table-cell>
          <table:table-cell office:value-type="float" office:value="1588.41767342931" calcext:value-type="float">
            <text:p>1588.41767342931</text:p>
          </table:table-cell>
          <table:table-cell office:value-type="float" office:value="1425.85355135489" calcext:value-type="float">
            <text:p>1425.85355135489</text:p>
          </table:table-cell>
          <table:table-cell office:value-type="float" office:value="1279.90710247351" calcext:value-type="float">
            <text:p>1279.90710247351</text:p>
          </table:table-cell>
          <table:table-cell office:value-type="float" office:value="1148.88226305567" calcext:value-type="float">
            <text:p>1148.88226305567</text:p>
          </table:table-cell>
          <table:table-cell office:value-type="float" office:value="1031.25572392705" calcext:value-type="float">
            <text:p>1031.25572392705</text:p>
          </table:table-cell>
          <table:table-cell office:value-type="float" office:value="925.659381555893" calcext:value-type="float">
            <text:p>925.659381555893</text:p>
          </table:table-cell>
          <table:table-cell office:value-type="float" office:value="830.864565471273" calcext:value-type="float">
            <text:p>830.864565471273</text:p>
          </table:table-cell>
          <table:table-cell office:value-type="float" office:value="745.767863062639" calcext:value-type="float">
            <text:p>745.767863062639</text:p>
          </table:table-cell>
          <table:table-cell office:value-type="float" office:value="669.378380723027" calcext:value-type="float">
            <text:p>669.378380723027</text:p>
          </table:table-cell>
          <table:table-cell office:value-type="float" office:value="600.806296433545" calcext:value-type="float">
            <text:p>600.806296433545</text:p>
          </table:table-cell>
          <table:table-cell office:value-type="float" office:value="539.252573418518" calcext:value-type="float">
            <text:p>539.252573418518</text:p>
          </table:table-cell>
          <table:table-cell office:value-type="float" office:value="483.999717586926" calcext:value-type="float">
            <text:p>483.999717586926</text:p>
          </table:table-cell>
          <table:table-cell office:value-type="float" office:value="434.403473258542" calcext:value-type="float">
            <text:p>434.403473258542</text:p>
          </table:table-cell>
          <table:table-cell office:value-type="float" office:value="389.885362398812" calcext:value-type="float">
            <text:p>389.885362398812</text:p>
          </table:table-cell>
          <table:table-cell office:value-type="float" office:value="349.925981372493" calcext:value-type="float">
            <text:p>349.925981372493</text:p>
          </table:table-cell>
          <table:table-cell office:value-type="float" office:value="314.058979898177" calcext:value-type="float">
            <text:p>314.058979898177</text:p>
          </table:table-cell>
          <table:table-cell office:value-type="float" office:value="281.865651588195" calcext:value-type="float">
            <text:p>281.865651588195</text:p>
          </table:table-cell>
          <table:table-cell office:value-type="float" office:value="252.970074832326" calcext:value-type="float">
            <text:p>252.970074832326</text:p>
          </table:table-cell>
          <table:table-cell office:value-type="float" office:value="227.034748301683" calcext:value-type="float">
            <text:p>227.034748301683</text:p>
          </table:table-cell>
          <table:table-cell office:value-type="float" office:value="203.756670566173" calcext:value-type="float">
            <text:p>203.756670566173</text:p>
          </table:table-cell>
          <table:table-cell office:value-type="float" office:value="182.863818911555" calcext:value-type="float">
            <text:p>182.863818911555</text:p>
          </table:table-cell>
          <table:table-cell office:value-type="float" office:value="164.111986871475" calcext:value-type="float">
            <text:p>164.111986871475</text:p>
          </table:table-cell>
          <table:table-cell office:value-type="float" office:value="147.281944010518" calcext:value-type="float">
            <text:p>147.281944010518</text:p>
          </table:table-cell>
          <table:table-cell office:value-type="float" office:value="132.176884749695" calcext:value-type="float">
            <text:p>132.176884749695</text:p>
          </table:table-cell>
          <table:table-cell office:value-type="float" office:value="118.620138025879" calcext:value-type="float">
            <text:p>118.620138025879</text:p>
          </table:table-cell>
          <table:table-cell office:value-type="float" office:value="106.453109938004" calcext:value-type="float">
            <text:p>106.453109938004</text:p>
          </table:table-cell>
          <table:table-cell office:value-type="float" office:value="95.5334362624252" calcext:value-type="float">
            <text:p>95.5334362624252</text:p>
          </table:table-cell>
          <table:table-cell office:value-type="float" office:value="85.7333237063643" calcext:value-type="float">
            <text:p>85.7333237063643</text:p>
          </table:table-cell>
          <table:table-cell office:value-type="float" office:value="76.9380603675633" calcext:value-type="float">
            <text:p>76.9380603675633</text:p>
          </table:table-cell>
          <table:table-cell office:value-type="float" office:value="69.0446781012074" calcext:value-type="float">
            <text:p>69.0446781012074</text:p>
          </table:table-cell>
          <table:table-cell office:value-type="float" office:value="61.9607515512516" calcext:value-type="float">
            <text:p>61.9607515512516</text:p>
          </table:table-cell>
          <table:table-cell office:value-type="float" office:value="55.6033198369716" calcext:value-type="float">
            <text:p>55.6033198369716</text:p>
          </table:table-cell>
          <table:table-cell office:value-type="float" office:value="49.8979184128187" calcext:value-type="float">
            <text:p>49.8979184128187</text:p>
          </table:table-cell>
          <table:table-cell office:value-type="float" office:value="44.7777095169324" calcext:value-type="float">
            <text:p>44.7777095169324</text:p>
          </table:table-cell>
          <table:table-cell office:value-type="float" office:value="40.182702137772" calcext:value-type="float">
            <text:p>40.182702137772</text:p>
          </table:table-cell>
          <table:table-cell office:value-type="float" office:value="36.0590510942539" calcext:value-type="float">
            <text:p>36.0590510942539</text:p>
          </table:table-cell>
          <table:table-cell office:value-type="float" office:value="32.3584278462193" calcext:value-type="float">
            <text:p>32.3584278462193</text:p>
          </table:table-cell>
          <table:table-cell office:value-type="float" office:value="29.0374560357176" calcext:value-type="float">
            <text:p>29.0374560357176</text:p>
          </table:table-cell>
          <table:table-cell office:value-type="float" office:value="26.0572043056127" calcext:value-type="float">
            <text:p>26.0572043056127</text:p>
          </table:table-cell>
          <table:table-cell office:value-type="float" office:value="23.3827311540838" calcext:value-type="float">
            <text:p>23.3827311540838</text:p>
          </table:table-cell>
          <table:table-cell office:value-type="float" office:value="20.9826763369276" calcext:value-type="float">
            <text:p>20.9826763369276</text:p>
          </table:table-cell>
          <table:table-cell office:value-type="float" office:value="18.8288941948214" calcext:value-type="float">
            <text:p>18.8288941948214</text:p>
          </table:table-cell>
          <table:table-cell office:value-type="float" office:value="16.8961242753933" calcext:value-type="float">
            <text:p>16.8961242753933</text:p>
          </table:table-cell>
          <table:table-cell office:value-type="float" office:value="15.1616957669739" calcext:value-type="float">
            <text:p>15.1616957669739</text:p>
          </table:table-cell>
          <table:table-cell office:value-type="float" office:value="13.605262244537" calcext:value-type="float">
            <text:p>13.605262244537</text:p>
          </table:table-cell>
          <table:table-cell office:value-type="float" office:value="12.208563506474" calcext:value-type="float">
            <text:p>12.208563506474</text:p>
          </table:table-cell>
          <table:table-cell office:value-type="float" office:value="10.9552117592569" calcext:value-type="float">
            <text:p>10.9552117592569</text:p>
          </table:table-cell>
          <table:table-cell office:value-type="float" office:value="9.83049972989243" calcext:value-type="float">
            <text:p>9.83049972989243</text:p>
          </table:table-cell>
          <table:table-cell office:value-type="float" office:value="8.82122848357442" calcext:value-type="float">
            <text:p>8.82122848357442</text:p>
          </table:table-cell>
          <table:table-cell office:value-type="float" office:value="7.91555278580433" calcext:value-type="float">
            <text:p>7.91555278580433</text:p>
          </table:table-cell>
          <table:table-cell office:value-type="float" office:value="7.10284233139084" calcext:value-type="float">
            <text:p>7.10284233139084</text:p>
          </table:table-cell>
          <table:table-cell office:value-type="float" office:value="6.3735572021368" calcext:value-type="float">
            <text:p>6.3735572021368</text:p>
          </table:table-cell>
          <table:table-cell office:value-type="float" office:value="5.71913610355972" calcext:value-type="float">
            <text:p>5.71913610355972</text:p>
          </table:table-cell>
          <table:table-cell office:value-type="float" office:value="5.13189599841369" calcext:value-type="float">
            <text:p>5.13189599841369</text:p>
          </table:table-cell>
          <table:table-cell office:value-type="float" office:value="4.60494205195321" calcext:value-type="float">
            <text:p>4.60494205195321</text:p>
          </table:table-cell>
          <table:table-cell office:value-type="float" office:value="4.13208681688605" calcext:value-type="float">
            <text:p>4.13208681688605</text:p>
          </table:table-cell>
          <table:table-cell office:value-type="float" office:value="3.70777769531379" calcext:value-type="float">
            <text:p>3.70777769531379</text:p>
          </table:table-cell>
          <table:table-cell office:value-type="float" office:value="3.3270318150835" calcext:value-type="float">
            <text:p>3.3270318150835</text:p>
          </table:table-cell>
          <table:table-cell office:value-type="float" office:value="2.98537759624415" calcext:value-type="float">
            <text:p>2.98537759624415</text:p>
          </table:table-cell>
          <table:table-cell office:value-type="float" office:value="2.67880232024286" calcext:value-type="float">
            <text:p>2.67880232024286</text:p>
          </table:table-cell>
          <table:table-cell office:value-type="float" office:value="2.40370505521764" calcext:value-type="float">
            <text:p>2.40370505521764</text:p>
          </table:table-cell>
          <table:table-cell office:value-type="float" office:value="2.1568544092219" calcext:value-type="float">
            <text:p>2.1568544092219</text:p>
          </table:table-cell>
          <table:table-cell office:value-type="float" office:value="1.93535062054302" calcext:value-type="float">
            <text:p>1.93535062054302</text:p>
          </table:table-cell>
          <table:table-cell office:value-type="float" office:value="1.7365915437313" calcext:value-type="float">
            <text:p>1.7365915437313</text:p>
          </table:table-cell>
          <table:table-cell office:value-type="float" office:value="1.55824210651689" calcext:value-type="float">
            <text:p>1.55824210651689</text:p>
          </table:table-cell>
          <table:table-cell office:value-type="float" office:value="1.39820690653145" calcext:value-type="float">
            <text:p>1.39820690653145</text:p>
          </table:table-cell>
          <table:table-cell office:value-type="float" office:value="1.25460562119531" calcext:value-type="float">
            <text:p>1.25460562119531</text:p>
          </table:table-cell>
          <table:table-cell office:value-type="float" office:value="1.12575094130268" calcext:value-type="float">
            <text:p>1.12575094130268</text:p>
          </table:table-cell>
          <table:table-cell office:value-type="float" office:value="1.01012875922491" calcext:value-type="float">
            <text:p>1.01012875922491</text:p>
          </table:table-cell>
          <table:table-cell office:value-type="float" office:value="0.906380394696087" calcext:value-type="float">
            <text:p>0.906380394696087</text:p>
          </table:table-cell>
          <table:table-cell office:value-type="float" office:value="0.813286646893706" calcext:value-type="float">
            <text:p>0.813286646893706</text:p>
          </table:table-cell>
          <table:table-cell office:value-type="float" office:value="0.729753479236653" calcext:value-type="float">
            <text:p>0.729753479236653</text:p>
          </table:table-cell>
          <table:table-cell office:value-type="float" office:value="0.654799171041644" calcext:value-type="float">
            <text:p>0.654799171041644</text:p>
          </table:table-cell>
          <table:table-cell office:value-type="float" office:value="0.58754278968242" calcext:value-type="float">
            <text:p>0.58754278968242</text:p>
          </table:table-cell>
          <table:table-cell office:value-type="float" office:value="0.527193848405697" calcext:value-type="float">
            <text:p>0.527193848405697</text:p>
          </table:table-cell>
          <table:table-cell office:value-type="float" office:value="0.473043020470284" calcext:value-type="float">
            <text:p>0.473043020470284</text:p>
          </table:table-cell>
          <table:table-cell office:value-type="float" office:value="0.424453809855962" calcext:value-type="float">
            <text:p>0.424453809855962</text:p>
          </table:table-cell>
          <table:table-cell office:value-type="float" office:value="0.380855066875468" calcext:value-type="float">
            <text:p>0.380855066875468</text:p>
          </table:table-cell>
          <table:table-cell office:value-type="float" office:value="0.341734293873207" calcext:value-type="float">
            <text:p>0.341734293873207</text:p>
          </table:table-cell>
          <table:table-cell office:value-type="float" office:value="0.306631614231219" calcext:value-type="float">
            <text:p>0.306631614231219</text:p>
          </table:table-cell>
          <table:table-cell office:value-type="float" office:value="0.275134372177076" calcext:value-type="float">
            <text:p>0.275134372177076</text:p>
          </table:table-cell>
          <table:table-cell office:value-type="float" office:value="0.246872287741088" calcext:value-type="float">
            <text:p>0.246872287741088</text:p>
          </table:table-cell>
          <table:table-cell office:value-type="float" office:value="0.221513101231929" calcext:value-type="float">
            <text:p>0.221513101231929</text:p>
          </table:table-cell>
          <table:table-cell office:value-type="float" office:value="0.198758674556846" calcext:value-type="float">
            <text:p>0.198758674556846</text:p>
          </table:table-cell>
          <table:table-cell office:value-type="float" office:value="0.178341486040247" calcext:value-type="float">
            <text:p>0.178341486040247</text:p>
          </table:table-cell>
          <table:table-cell office:value-type="float" office:value="0.160021484209517" calcext:value-type="float">
            <text:p>0.160021484209517</text:p>
          </table:table-cell>
          <table:table-cell office:value-type="float" office:value="0.143583271962211" calcext:value-type="float">
            <text:p>0.143583271962211</text:p>
          </table:table-cell>
          <table:table-cell office:value-type="float" office:value="0.128833572456408" calcext:value-type="float">
            <text:p>0.128833572456408</text:p>
          </table:table-cell>
          <table:table-cell office:value-type="float" office:value="0.115598957602966" calcext:value-type="float">
            <text:p>0.115598957602966</text:p>
          </table:table-cell>
          <table:table-cell office:value-type="float" office:value="0.103723810655273" calcext:value-type="float">
            <text:p>0.103723810655273</text:p>
          </table:table-cell>
          <table:table-cell office:value-type="float" office:value="0.0930684946616788" calcext:value-type="float">
            <text:p>0.093068494661679</text:p>
          </table:table-cell>
          <table:table-cell office:value-type="float" office:value="0.0835077167218154" calcext:value-type="float">
            <text:p>0.083507716721815</text:p>
          </table:table-cell>
          <table:table-cell office:value-type="float" office:value="0.074929052494921" calcext:value-type="float">
            <text:p>0.074929052494921</text:p>
          </table:table-cell>
          <table:table-cell office:value-type="float" office:value="0.0672316211002751" calcext:value-type="float">
            <text:p>0.067231621100275</text:p>
          </table:table-cell>
          <table:table-cell office:value-type="float" office:value="0.0603249063460176" calcext:value-type="float">
            <text:p>0.060324906346018</text:p>
          </table:table-cell>
          <table:table-cell office:value-type="float" office:value="0.0541276856066433" calcext:value-type="float">
            <text:p>0.054127685606643</text:p>
          </table:table-cell>
          <table:table-cell office:value-type="float" office:value="0.0485670814391817" calcext:value-type="float">
            <text:p>0.048567081439182</text:p>
          </table:table-cell>
          <table:table-cell office:value-type="float" office:value="0.0435777004710658" calcext:value-type="float">
            <text:p>0.043577700471066</text:p>
          </table:table-cell>
          <table:table-cell office:value-type="float" office:value="0.0391008655367087" calcext:value-type="float">
            <text:p>0.039100865536709</text:p>
          </table:table-cell>
          <table:table-cell office:value-type="float" office:value="0.0350839274323917" calcext:value-type="float">
            <text:p>0.035083927432392</text:p>
          </table:table-cell>
          <table:table-cell office:value-type="float" office:value="0.0314796437681538" calcext:value-type="float">
            <text:p>0.031479643768154</text:p>
          </table:table-cell>
          <table:table-cell office:value-type="float" office:value="0.0282456260043061" calcext:value-type="float">
            <text:p>0.028245626004306</text:p>
          </table:table-cell>
          <table:table-cell office:value-type="float" office:value="0.025343838458823" calcext:value-type="float">
            <text:p>0.025343838458823</text:p>
          </table:table-cell>
          <table:table-cell office:value-type="float" office:value="0.0227401530301932" calcext:value-type="float">
            <text:p>0.022740153030193</text:p>
          </table:table-cell>
          <table:table-cell office:value-type="float" office:value="0.0204039462342828" calcext:value-type="float">
            <text:p>0.020403946234283</text:p>
          </table:table-cell>
          <table:table-cell office:value-type="float" office:value="0.0183077414285854" calcext:value-type="float">
            <text:p>0.018307741428585</text:p>
          </table:table-cell>
          <table:table-cell office:value-type="float" office:value="0.016426884145837" calcext:value-type="float">
            <text:p>0.016426884145837</text:p>
          </table:table-cell>
          <table:table-cell office:value-type="float" office:value="0.0147392518367533" calcext:value-type="float">
            <text:p>0.014739251836753</text:p>
          </table:table-cell>
          <table:table-cell office:value-type="float" office:value="0.0132249951111229" calcext:value-type="float">
            <text:p>0.013224995111123</text:p>
          </table:table-cell>
          <table:table-cell office:value-type="float" office:value="0.0118663028507919" calcext:value-type="float">
            <text:p>0.011866302850792</text:p>
          </table:table-cell>
          <table:table-cell office:value-type="float" office:value="0.0106471944336855" calcext:value-type="float">
            <text:p>0.010647194433686</text:p>
          </table:table-cell>
          <table:table-cell office:value-type="float" office:value="0.00955333007684422" calcext:value-type="float">
            <text:p>0.009553330076844</text:p>
          </table:table-cell>
          <table:table-cell office:value-type="float" office:value="0.00857184375155608" calcext:value-type="float">
            <text:p>0.008571843751556</text:p>
          </table:table-cell>
          <table:table-cell office:value-type="float" office:value="0.0076911902327366" calcext:value-type="float">
            <text:p>0.007691190232737</text:p>
          </table:table-cell>
          <table:table-cell office:value-type="float" office:value="0.00690101113776038" calcext:value-type="float">
            <text:p>0.00690101113776</text:p>
          </table:table-cell>
          <table:table-cell office:value-type="float" office:value="0.00619201168786319" calcext:value-type="float">
            <text:p>0.006192011687863</text:p>
          </table:table-cell>
          <table:table-cell office:value-type="float" office:value="0.00555585217299545" calcext:value-type="float">
            <text:p>0.005555852172995</text:p>
          </table:table-cell>
          <table:table-cell office:value-type="float" office:value="0.0049850494645452" calcext:value-type="float">
            <text:p>0.004985049464545</text:p>
          </table:table-cell>
          <table:table-cell office:value-type="float" office:value="0.00447288919307522" calcext:value-type="float">
            <text:p>0.004472889193075</text:p>
          </table:table-cell>
          <table:table-cell office:value-type="float" office:value="0.00401334683040408" calcext:value-type="float">
            <text:p>0.004013346830404</text:p>
          </table:table-cell>
          <table:table-cell office:value-type="float" office:value="0.00360101665129991" calcext:value-type="float">
            <text:p>0.0036010166513</text:p>
          </table:table-cell>
          <table:table-cell office:value-type="float" office:value="0.00323104843683409" calcext:value-type="float">
            <text:p>0.003231048436834</text:p>
          </table:table-cell>
          <table:table-cell office:value-type="float" office:value="0.00289909004385831" calcext:value-type="float">
            <text:p>0.002899090043858</text:p>
          </table:table-cell>
          <table:table-cell office:value-type="float" office:value="0.00260123684089105" calcext:value-type="float">
            <text:p>0.002601236840891</text:p>
          </table:table-cell>
          <table:table-cell office:value-type="float" office:value="0.00233398429346134" calcext:value-type="float">
            <text:p>0.002333984293461</text:p>
          </table:table-cell>
          <table:table-cell office:value-type="float" office:value="0.00209418886866649" calcext:value-type="float">
            <text:p>0.002094188868666</text:p>
          </table:table-cell>
          <table:table-cell office:value-type="float" office:value="0.00187902969660533" calcext:value-type="float">
            <text:p>0.001879029696605</text:p>
          </table:table-cell>
          <table:table-cell office:value-type="float" office:value="0.00168597543039114" calcext:value-type="float">
            <text:p>0.001685975430391</text:p>
          </table:table-cell>
          <table:table-cell office:value-type="float" office:value="0.00151275584581144" calcext:value-type="float">
            <text:p>0.001512755845811</text:p>
          </table:table-cell>
          <table:table-cell office:value-type="float" office:value="0.00135733269442149" calcext:value-type="float">
            <text:p>0.001357332694421</text:p>
          </table:table-cell>
          <table:table-cell office:value-type="float" office:value="0.00121787797691958" calcext:value-type="float">
            <text:p>0.00121787797692</text:p>
          </table:table-cell>
          <table:table-cell office:value-type="float" office:value="0.00109275076253229" calcext:value-type="float">
            <text:p>0.001092750762532</text:p>
          </table:table-cell>
          <table:table-cell office:value-type="float" office:value="0.000980479288930469" calcext:value-type="float">
            <text:p>0.00098047928893</text:p>
          </table:table-cell>
          <table:table-cell office:value-type="float" office:value="0.000879742614952446" calcext:value-type="float">
            <text:p>0.000879742614952</text:p>
          </table:table-cell>
          <table:table-cell office:value-type="float" office:value="0.000789355765492442" calcext:value-type="float">
            <text:p>0.000789355765492</text:p>
          </table:table-cell>
          <table:table-cell office:value-type="float" office:value="0.000708255392503601" calcext:value-type="float">
            <text:p>0.000708255392504</text:p>
          </table:table-cell>
          <table:table-cell office:value-type="float" office:value="0.000635487356654873" calcext:value-type="float">
            <text:p>0.000635487356655</text:p>
          </table:table-cell>
          <table:table-cell office:value-type="float" office:value="0.000570195472123868" calcext:value-type="float">
            <text:p>0.000570195472124</text:p>
          </table:table-cell>
          <table:table-cell office:value-type="float" office:value="0.00051161158398993" calcext:value-type="float">
            <text:p>0.00051161158399</text:p>
          </table:table-cell>
          <table:table-cell office:value-type="float" office:value="0.000459047151714404" calcext:value-type="float">
            <text:p>0.000459047151714</text:p>
          </table:table-cell>
          <table:table-cell office:value-type="float" office:value="0.000411883112317544" calcext:value-type="float">
            <text:p>0.000411883112318</text:p>
          </table:table-cell>
          <table:table-cell office:value-type="float" office:value="0.000369565017026219" calcext:value-type="float">
            <text:p>0.000369565017026</text:p>
          </table:table-cell>
          <table:table-cell office:value-type="float" office:value="0.000331594617834626" calcext:value-type="float">
            <text:p>0.000331594617835</text:p>
          </table:table-cell>
          <table:table-cell office:value-type="float" office:value="0.000297525433626537" calcext:value-type="float">
            <text:p>0.000297525433627</text:p>
          </table:table-cell>
          <table:table-cell office:value-type="float" office:value="0.000266956585378289" calcext:value-type="float">
            <text:p>0.000266956585378</text:p>
          </table:table-cell>
          <table:table-cell office:value-type="float" office:value="0.00023952839893469" calcext:value-type="float">
            <text:p>0.000239528398935</text:p>
          </table:table-cell>
          <table:table-cell office:value-type="float" office:value="0.000214918422544252" calcext:value-type="float">
            <text:p>0.000214918422544</text:p>
          </table:table-cell>
          <table:table-cell office:value-type="float" office:value="0.00019283684772058" calcext:value-type="float">
            <text:p>0.000192836847721</text:p>
          </table:table-cell>
          <table:table-cell office:value-type="float" office:value="0.000173024083112944" calcext:value-type="float">
            <text:p>0.000173024083113</text:p>
          </table:table-cell>
          <table:table-cell office:value-type="float" office:value="0.000155246843308346" calcext:value-type="float">
            <text:p>0.000155246843308</text:p>
          </table:table-cell>
          <table:table-cell office:value-type="float" office:value="0.000139296118940494" calcext:value-type="float">
            <text:p>0.00013929611894</text:p>
          </table:table-cell>
          <table:table-cell office:value-type="float" office:value="0.000124984267596065" calcext:value-type="float">
            <text:p>0.000124984267596</text:p>
          </table:table-cell>
          <table:table-cell office:value-type="float" office:value="0.0001121428318855" calcext:value-type="float">
            <text:p>0.000112142831886</text:p>
          </table:table-cell>
          <table:table-cell office:value-type="float" office:value="0.000100620684612632" calcext:value-type="float">
            <text:p>0.000100620684613</text:p>
          </table:table-cell>
          <table:table-cell office:value-type="float" office:value="0.0000902821345674324" calcext:value-type="float">
            <text:p>9.02821345674324E-05</text:p>
          </table:table-cell>
          <table:table-cell office:value-type="float" office:value="0.0000810060546579585" calcext:value-type="float">
            <text:p>8.10060546579585E-05</text:p>
          </table:table-cell>
          <table:table-cell office:value-type="float" office:value="0.0000726834075221103" calcext:value-type="float">
            <text:p>7.26834075221103E-05</text:p>
          </table:table-cell>
          <table:table-cell office:value-type="float" office:value="0.0000652160497658508" calcext:value-type="float">
            <text:p>6.52160497658508E-05</text:p>
          </table:table-cell>
          <table:table-cell office:value-type="float" office:value="0.0000585157033629589" calcext:value-type="float">
            <text:p>5.85157033629589E-05</text:p>
          </table:table-cell>
          <table:table-cell office:value-type="float" office:value="0.0000525039576796041" calcext:value-type="float">
            <text:p>5.25039576796041E-05</text:p>
          </table:table-cell>
          <table:table-cell office:value-type="float" office:value="0.0000471099486805251" calcext:value-type="float">
            <text:p>4.71099486805251E-05</text:p>
          </table:table-cell>
          <table:table-cell office:value-type="float" office:value="0.000042269585774128" calcext:value-type="float">
            <text:p>4.2269585774128E-05</text:p>
          </table:table-cell>
          <table:table-cell office:value-type="float" office:value="0.0000379266468042274" calcext:value-type="float">
            <text:p>3.79266468042274E-05</text:p>
          </table:table-cell>
          <table:table-cell office:value-type="float" office:value="0.0000340299394152115" calcext:value-type="float">
            <text:p>3.40299394152115E-05</text:p>
          </table:table-cell>
          <table:table-cell office:value-type="float" office:value="0.0000305334013094853" calcext:value-type="float">
            <text:p>3.05334013094853E-05</text:p>
          </table:table-cell>
          <table:table-cell office:value-type="float" office:value="0.0000273963567219519" calcext:value-type="float">
            <text:p>2.73963567219519E-05</text:p>
          </table:table-cell>
          <table:table-cell office:value-type="float" office:value="0.000024581577354605" calcext:value-type="float">
            <text:p>2.4581577354605E-05</text:p>
          </table:table-cell>
          <table:table-cell office:value-type="float" office:value="0.0000220558906619649" calcext:value-type="float">
            <text:p>2.20558906619649E-05</text:p>
          </table:table-cell>
          <table:table-cell office:value-type="float" office:value="0.0000197898543972307" calcext:value-type="float">
            <text:p>1.97898543972307E-05</text:p>
          </table:table-cell>
          <table:table-cell office:value-type="float" office:value="0.0000177565221826551" calcext:value-type="float">
            <text:p>1.77565221826551E-05</text:p>
          </table:table-cell>
          <table:table-cell office:value-type="float" office:value="0.0000159321829680428" calcext:value-type="float">
            <text:p>1.59321829680428E-05</text:p>
          </table:table-cell>
          <table:table-cell office:value-type="float" office:value="0.0000142954866838796" calcext:value-type="float">
            <text:p>1.42954866838796E-05</text:p>
          </table:table-cell>
          <table:table-cell office:value-type="float" office:value="0.0000128267879854614" calcext:value-type="float">
            <text:p>1.28267879854614E-05</text:p>
          </table:table-cell>
          <table:table-cell office:value-type="float" office:value="0.000011508767839083" calcext:value-type="float">
            <text:p>1.1508767839083E-05</text:p>
          </table:table-cell>
          <table:table-cell office:value-type="float" office:value="0.0000103262801514823" calcext:value-type="float">
            <text:p>1.03262801514823E-05</text:p>
          </table:table-cell>
          <table:table-cell office:value-type="float" office:value="0.00000926527217363361" calcext:value-type="float">
            <text:p>9.26527217363361E-06</text:p>
          </table:table-cell>
          <table:table-cell office:value-type="float" office:value="0.00000831312965407772" calcext:value-type="float">
            <text:p>8.31312965407772E-06</text:p>
          </table:table-cell>
          <table:table-cell office:value-type="float" office:value="0.00000745893390633566" calcext:value-type="float">
            <text:p>7.45893390633566E-06</text:p>
          </table:table-cell>
          <table:table-cell office:value-type="float" office:value="0.00000669256931029846" calcext:value-type="float">
            <text:p>6.69256931029846E-06</text:p>
          </table:table-cell>
          <table:table-cell office:value-type="float" office:value="0.00000600484933068594" calcext:value-type="float">
            <text:p>6.00484933068594E-06</text:p>
          </table:table-cell>
          <table:table-cell office:value-type="float" office:value="0.00000538786579877871" calcext:value-type="float">
            <text:p>5.38786579877871E-06</text:p>
          </table:table-cell>
          <table:table-cell office:value-type="float" office:value="0.00000483433650647666" calcext:value-type="float">
            <text:p>4.83433650647666E-06</text:p>
          </table:table-cell>
          <table:table-cell office:value-type="float" office:value="0.00000433758227707638" calcext:value-type="float">
            <text:p>4.33758227707638E-06</text:p>
          </table:table-cell>
          <table:table-cell office:value-type="float" office:value="0.000003891855910516" calcext:value-type="float">
            <text:p>3.891855910516E-06</text:p>
          </table:table-cell>
          <table:table-cell office:value-type="float" office:value="0.00000349196798010082" calcext:value-type="float">
            <text:p>3.49196798010082E-06</text:p>
          </table:table-cell>
          <table:table-cell office:value-type="float" office:value="0.00000313297523124407" calcext:value-type="float">
            <text:p>3.13297523124407E-06</text:p>
          </table:table-cell>
          <table:table-cell office:value-type="float" office:value="0.00000281115081342515" calcext:value-type="float">
            <text:p>2.81115081342515E-06</text:p>
          </table:table-cell>
          <table:table-cell office:value-type="float" office:value="0.00000252233414037416" calcext:value-type="float">
            <text:p>2.52233414037416E-06</text:p>
          </table:table-cell>
          <table:table-cell office:value-type="float" office:value="0.00000226317542940868" calcext:value-type="float">
            <text:p>2.26317542940868E-06</text:p>
          </table:table-cell>
          <table:table-cell office:value-type="float" office:value="0.00000203064147528754" calcext:value-type="float">
            <text:p>2.03064147528754E-06</text:p>
          </table:table-cell>
          <table:table-cell office:value-type="float" office:value="0.0000018220761538873" calcext:value-type="float">
            <text:p>1.8220761538873E-06</text:p>
          </table:table-cell>
          <table:table-cell office:value-type="float" office:value="0.00000163495226633483" calcext:value-type="float">
            <text:p>1.63495226633483E-06</text:p>
          </table:table-cell>
          <table:table-cell office:value-type="float" office:value="0.00000146697845936961" calcext:value-type="float">
            <text:p>1.46697845936961E-06</text:p>
          </table:table-cell>
          <table:table-cell office:value-type="float" office:value="0.00000131611928065211" calcext:value-type="float">
            <text:p>1.31611928065211E-06</text:p>
          </table:table-cell>
          <table:table-cell office:value-type="float" office:value="0.00000118062799767981" calcext:value-type="float">
            <text:p>1.18062799767981E-06</text:p>
          </table:table-cell>
          <table:table-cell office:value-type="float" office:value="0.00000105897959705073" calcext:value-type="float">
            <text:p>1.05897959705073E-06</text:p>
          </table:table-cell>
          <table:table-cell office:value-type="float" office:value="0.00000094989434325493" calcext:value-type="float">
            <text:p>9.49894343254934E-07</text:p>
          </table:table-cell>
          <table:table-cell office:value-type="float" office:value="0.00000085223563561706" calcext:value-type="float">
            <text:p>8.52235635617057E-07</text:p>
          </table:table-cell>
          <table:table-cell office:value-type="float" office:value="0.00000076460785100275" calcext:value-type="float">
            <text:p>7.64607851002746E-07</text:p>
          </table:table-cell>
          <table:table-cell office:value-type="float" office:value="0.00000068596968022161" calcext:value-type="float">
            <text:p>6.85969680221613E-07</text:p>
          </table:table-cell>
          <table:table-cell office:value-type="float" office:value="0.00000061547576451308" calcext:value-type="float">
            <text:p>6.15475764513082E-07</text:p>
          </table:table-cell>
          <table:table-cell office:value-type="float" office:value="0.0000005524005859025" calcext:value-type="float">
            <text:p>5.52400585902501E-07</text:p>
          </table:table-cell>
          <table:table-cell office:value-type="float" office:value="0.00000049582701852025" calcext:value-type="float">
            <text:p>4.95827018520249E-07</text:p>
          </table:table-cell>
          <table:table-cell office:value-type="float" office:value="0.00000044502718722175" calcext:value-type="float">
            <text:p>4.45027187221748E-07</text:p>
          </table:table-cell>
          <table:table-cell office:value-type="float" office:value="0.00000039941753843554" calcext:value-type="float">
            <text:p>3.99417538435542E-07</text:p>
          </table:table-cell>
          <table:table-cell office:value-type="float" office:value="0.00000035784632087111" calcext:value-type="float">
            <text:p>3.5784632087111E-07</text:p>
          </table:table-cell>
          <table:table-cell office:value-type="float" office:value="0.00000032155666770554" calcext:value-type="float">
            <text:p>3.21556667705536E-07</text:p>
          </table:table-cell>
          <table:table-cell office:value-type="float" office:value="0.00000028868135372992" calcext:value-type="float">
            <text:p>2.88681353729915E-07</text:p>
          </table:table-cell>
          <table:table-cell office:value-type="float" office:value="0.00000025904073384318" calcext:value-type="float">
            <text:p>2.5904073384318E-07</text:p>
          </table:table-cell>
          <table:table-cell office:value-type="float" office:value="0.00000023245352598009" calcext:value-type="float">
            <text:p>2.32453525980092E-07</text:p>
          </table:table-cell>
          <table:table-cell office:value-type="float" office:value="0.00000020862781776874" calcext:value-type="float">
            <text:p>2.08627817768743E-07</text:p>
          </table:table-cell>
          <table:table-cell office:value-type="float" office:value="0.00000018727185584728" calcext:value-type="float">
            <text:p>1.8727185584728E-07</text:p>
          </table:table-cell>
          <table:table-cell office:value-type="float" office:value="0.00000016814458040536" calcext:value-type="float">
            <text:p>1.6814458040536E-07</text:p>
          </table:table-cell>
          <table:table-cell office:value-type="float" office:value="0.00000015100493163264" calcext:value-type="float">
            <text:p>1.51004931632638E-07</text:p>
          </table:table-cell>
          <table:table-cell office:value-type="float" office:value="0.00000013561219501793" calcext:value-type="float">
            <text:p>1.35612195017932E-07</text:p>
          </table:table-cell>
          <table:table-cell office:value-type="float" office:value="0.00000012181387513651" calcext:value-type="float">
            <text:p>1.21813875136506E-07</text:p>
          </table:table-cell>
          <table:table-cell office:value-type="float" office:value="0.00000010947489525929" calcext:value-type="float">
            <text:p>1.09474895259293E-07</text:p>
          </table:table-cell>
          <table:table-cell office:value-type="float" office:value="0.00000009840822527835" calcext:value-type="float">
            <text:p>9.84082252783541E-08</text:p>
          </table:table-cell>
          <table:table-cell office:value-type="float" office:value="0.00000008842683508575" calcext:value-type="float">
            <text:p>8.84268350857521E-08</text:p>
          </table:table-cell>
          <table:table-cell office:value-type="float" office:value="0.00000007934369457355" calcext:value-type="float">
            <text:p>7.93436945735489E-08</text:p>
          </table:table-cell>
          <table:table-cell office:value-type="float" office:value="0.00000007110552513915" calcext:value-type="float">
            <text:p>7.11055251391546E-08</text:p>
          </table:table-cell>
          <table:table-cell office:value-type="float" office:value="0.00000006372258547938" calcext:value-type="float">
            <text:p>6.37225854793795E-08</text:p>
          </table:table-cell>
          <table:table-cell office:value-type="float" office:value="0.00000005710151453545" calcext:value-type="float">
            <text:p>5.71015145354487E-08</text:p>
          </table:table-cell>
          <table:table-cell office:value-type="float" office:value="0.00000005114895061902" calcext:value-type="float">
            <text:p>5.11489506190159E-08</text:p>
          </table:table-cell>
          <table:table-cell office:value-type="float" office:value="0.00000004577153204173" calcext:value-type="float">
            <text:p>4.57715320417347E-08</text:p>
          </table:table-cell>
          <table:table-cell office:value-type="float" office:value="0.00000004028040920032" calcext:value-type="float">
            <text:p>4.02804092003153E-08</text:p>
          </table:table-cell>
          <table:table-cell office:value-type="float" office:value="0.000000036318783188" calcext:value-type="float">
            <text:p>3.63187831880036E-08</text:p>
          </table:table-cell>
          <table:table-cell office:value-type="float" office:value="0.0000000326572759057" calcext:value-type="float">
            <text:p>3.26572759056964E-08</text:p>
          </table:table-cell>
          <table:table-cell office:value-type="float" office:value="0.00000002929588735339" calcext:value-type="float">
            <text:p>2.92958873533937E-08</text:p>
          </table:table-cell>
          <table:table-cell office:value-type="float" office:value="0.0000000262346175311" calcext:value-type="float">
            <text:p>2.62346175310955E-08</text:p>
          </table:table-cell>
          <table:table-cell office:value-type="float" office:value="0.00000002345728315505" calcext:value-type="float">
            <text:p>2.34572831550537E-08</text:p>
          </table:table-cell>
          <table:table-cell office:value-type="float" office:value="0.00000002093594585012" calcext:value-type="float">
            <text:p>2.09359458501178E-08</text:p>
          </table:table-cell>
          <table:table-cell office:value-type="float" office:value="0.00000001867011552626" calcext:value-type="float">
            <text:p>1.86701155262589E-08</text:p>
          </table:table-cell>
          <table:table-cell office:value-type="float" office:value="0.00000001665979218348" calcext:value-type="float">
            <text:p>1.66597921834771E-08</text:p>
          </table:table-cell>
          <table:table-cell office:value-type="float" office:value="0.00000001490497582177" calcext:value-type="float">
            <text:p>1.49049758217724E-08</text:p>
          </table:table-cell>
          <table:table-cell office:value-type="float" office:value="0.0000000133874338832" calcext:value-type="float">
            <text:p>1.33874338831979E-08</text:p>
          </table:table-cell>
          <table:table-cell office:value-type="float" office:value="0.00000001201647020953" calcext:value-type="float">
            <text:p>1.20164702095317E-08</text:p>
          </table:table-cell>
          <table:table-cell office:value-type="float" office:value="0.0000000107797083601" calcext:value-type="float">
            <text:p>1.0779708360098E-08</text:p>
          </table:table-cell>
          <table:table-cell office:value-type="float" office:value="0.0000000096771483349" calcext:value-type="float">
            <text:p>9.67714833489699E-09</text:p>
          </table:table-cell>
          <table:table-cell office:value-type="float" office:value="0.00000000870879013393" calcext:value-type="float">
            <text:p>8.70879013392855E-09</text:p>
          </table:table-cell>
          <table:table-cell office:value-type="float" office:value="0.00000000787249637509" calcext:value-type="float">
            <text:p>7.87249637508738E-09</text:p>
          </table:table-cell>
          <table:table-cell office:value-type="float" office:value="0.00000000711940558649" calcext:value-type="float">
            <text:p>7.11940558649345E-09</text:p>
          </table:table-cell>
          <table:table-cell office:value-type="float" office:value="0.00000000642917166695" calcext:value-type="float">
            <text:p>6.42917166695414E-09</text:p>
          </table:table-cell>
          <table:table-cell office:value-type="float" office:value="0.00000000580179461647" calcext:value-type="float">
            <text:p>5.80179461646947E-09</text:p>
          </table:table-cell>
          <table:table-cell office:value-type="float" office:value="0.00000000523727443504" calcext:value-type="float">
            <text:p>5.23727443503941E-09</text:p>
          </table:table-cell>
          <table:table-cell office:value-type="float" office:value="0.00000000473561112266" calcext:value-type="float">
            <text:p>4.73561112266399E-09</text:p>
          </table:table-cell>
          <table:table-cell office:value-type="float" office:value="0.00000000428461362992" calcext:value-type="float">
            <text:p>4.28461362991774E-09</text:p>
          </table:table-cell>
          <table:table-cell office:value-type="float" office:value="0.00000000386900153739" calcext:value-type="float">
            <text:p>3.86900153739475E-09</text:p>
          </table:table-cell>
          <table:table-cell office:value-type="float" office:value="0.00000000348872740587" calcext:value-type="float">
            <text:p>3.48872740587132E-09</text:p>
          </table:table-cell>
          <table:table-cell office:value-type="float" office:value="0.00000000314379123535" calcext:value-type="float">
            <text:p>3.14379123534745E-09</text:p>
          </table:table-cell>
          <table:table-cell office:value-type="float" office:value="0.00000000283419302582" calcext:value-type="float">
            <text:p>2.83419302582314E-09</text:p>
          </table:table-cell>
          <table:table-cell office:value-type="float" office:value="0.00000000255726339285" calcext:value-type="float">
            <text:p>2.55726339284974E-09</text:p>
          </table:table-cell>
          <table:table-cell office:value-type="float" office:value="0.00000000230340343949" calcext:value-type="float">
            <text:p>2.30340343949309E-09</text:p>
          </table:table-cell>
          <table:table-cell office:value-type="float" office:value="0.00000000207175119206" calcext:value-type="float">
            <text:p>2.07175119205546E-09</text:p>
          </table:table-cell>
          <table:table-cell office:value-type="float" office:value="0.00000000186230665054" calcext:value-type="float">
            <text:p>1.86230665053686E-09</text:p>
          </table:table-cell>
          <table:table-cell office:value-type="float" office:value="0.00000000167506981494" calcext:value-type="float">
            <text:p>1.67506981493729E-09</text:p>
          </table:table-cell>
          <table:table-cell office:value-type="float" office:value="0.00000000150953893998" calcext:value-type="float">
            <text:p>1.50953893998459E-09</text:p>
          </table:table-cell>
          <table:table-cell office:value-type="float" office:value="0.00000000135921615698" calcext:value-type="float">
            <text:p>1.35921615697993E-09</text:p>
          </table:table-cell>
          <table:table-cell office:value-type="float" office:value="0.00000000122210688515" calcext:value-type="float">
            <text:p>1.22210688514748E-09</text:p>
          </table:table-cell>
          <table:table-cell office:value-type="float" office:value="0.00000000109821112449" calcext:value-type="float">
            <text:p>1.09821112448724E-09</text:p>
          </table:table-cell>
          <table:table-cell office:value-type="float" office:value="0.000000000987528875" calcext:value-type="float">
            <text:p>9.87528874999203E-10</text:p>
          </table:table-cell>
          <table:table-cell office:value-type="float" office:value="0.00000000089005745108" calcext:value-type="float">
            <text:p>8.90057451078419E-10</text:p>
          </table:table-cell>
          <table:table-cell office:value-type="float" office:value="0.0000000008027180233" calcext:value-type="float">
            <text:p>8.02718023298251E-10</text:p>
          </table:table-cell>
          <table:table-cell office:value-type="float" office:value="0.00000000072277716419" calcext:value-type="float">
            <text:p>7.22777164194869E-10</text:p>
          </table:table-cell>
          <table:table-cell office:value-type="float" office:value="0.00000000065023487377" calcext:value-type="float">
            <text:p>6.50234873768275E-10</text:p>
          </table:table-cell>
          <table:table-cell office:value-type="float" office:value="0.00000000058509115202" calcext:value-type="float">
            <text:p>5.85091152018466E-10</text:p>
          </table:table-cell>
          <table:table-cell office:value-type="float" office:value="0.00000000052734599895" calcext:value-type="float">
            <text:p>5.27345998945445E-10</text:p>
          </table:table-cell>
          <table:table-cell office:value-type="float" office:value="0.00000000044596361324" calcext:value-type="float">
            <text:p>4.45963613237946E-10</text:p>
          </table:table-cell>
          <table:table-cell office:value-type="float" office:value="0.00000000035780728817" calcext:value-type="float">
            <text:p>3.5780728816985E-10</text:p>
          </table:table-cell>
          <table:table-cell office:value-type="float" office:value="0.00000000027414554219" calcext:value-type="float">
            <text:p>2.74145542194871E-10</text:p>
          </table:table-cell>
          <table:table-cell office:value-type="float" office:value="0.00000000019497837531" calcext:value-type="float">
            <text:p>1.94978375313008E-10</text:p>
          </table:table-cell>
          <table:table-cell office:value-type="float" office:value="0.00000000012030578752" calcext:value-type="float">
            <text:p>1.20305787524261E-10</text:p>
          </table:table-cell>
          <table:table-cell office:value-type="float" office:value="0.00000000005012777883" calcext:value-type="float">
            <text:p>5.01277788286301E-11</text:p>
          </table:table-cell>
          <table:table-cell office:value-type="float" office:value="-0.00000000001555565077" calcext:value-type="float">
            <text:p>-1.55556507738844E-11</text:p>
          </table:table-cell>
          <table:table-cell office:value-type="float" office:value="-0.00000000007674450128" calcext:value-type="float">
            <text:p>-7.67445012832826E-11</text:p>
          </table:table-cell>
          <table:table-cell office:value-type="float" office:value="-0.0000000001334387727" calcext:value-type="float">
            <text:p>-1.33438772699564E-10</text:p>
          </table:table-cell>
          <table:table-cell office:value-type="float" office:value="-0.00000000018563846502" calcext:value-type="float">
            <text:p>-1.8563846502273E-10</text:p>
          </table:table-cell>
          <table:table-cell office:value-type="float" office:value="-0.00000000023334357825" calcext:value-type="float">
            <text:p>-2.33343578252779E-10</text:p>
          </table:table-cell>
          <table:table-cell office:value-type="float" office:value="-0.00000000027655411239" calcext:value-type="float">
            <text:p>-2.76554112389712E-10</text:p>
          </table:table-cell>
          <table:table-cell office:value-type="float" office:value="-0.00000000031527006743" calcext:value-type="float">
            <text:p>-3.15270067433529E-10</text:p>
          </table:table-cell>
          <table:table-cell office:value-type="float" office:value="-0.00000000034949144338" calcext:value-type="float">
            <text:p>-3.49491443384229E-10</text:p>
          </table:table-cell>
          <table:table-cell office:value-type="float" office:value="-0.00000000037921824024" calcext:value-type="float">
            <text:p>-3.79218240241813E-10</text:p>
          </table:table-cell>
          <table:table-cell office:value-type="float" office:value="-0.00000000040445045801" calcext:value-type="float">
            <text:p>-4.04450458006281E-10</text:p>
          </table:table-cell>
          <table:table-cell office:value-type="float" office:value="-0.00000000042518809668" calcext:value-type="float">
            <text:p>-4.25188096677633E-10</text:p>
          </table:table-cell>
          <table:table-cell office:value-type="float" office:value="-0.00000000044143115626" calcext:value-type="float">
            <text:p>-4.41431156255868E-10</text:p>
          </table:table-cell>
          <table:table-cell office:value-type="float" office:value="-0.00000000045317963674" calcext:value-type="float">
            <text:p>-4.53179636740988E-10</text:p>
          </table:table-cell>
          <table:table-cell office:value-type="float" office:value="-0.00000000046043353813" calcext:value-type="float">
            <text:p>-4.6043353813299E-10</text:p>
          </table:table-cell>
          <table:table-cell office:value-type="float" office:value="-0.00000000046319286043" calcext:value-type="float">
            <text:p>-4.63192860431877E-10</text:p>
          </table:table-cell>
          <table:table-cell office:value-type="float" office:value="-0.00000000046145760364" calcext:value-type="float">
            <text:p>-4.61457603637647E-10</text:p>
          </table:table-cell>
          <table:table-cell office:value-type="float" office:value="-0.00000000045522776775" calcext:value-type="float">
            <text:p>-4.55227767750301E-10</text:p>
          </table:table-cell>
          <table:table-cell office:value-type="float" office:value="-0.00000000044450335277" calcext:value-type="float">
            <text:p>-4.44503352769839E-10</text:p>
          </table:table-cell>
          <table:table-cell office:value-type="float" office:value="-0.0000000004292843587" calcext:value-type="float">
            <text:p>-4.29284358696261E-10</text:p>
          </table:table-cell>
          <table:table-cell office:value-type="float" office:value="-0.00000000040957078553" calcext:value-type="float">
            <text:p>-4.09570785529566E-10</text:p>
          </table:table-cell>
          <table:table-cell office:value-type="float" office:value="-0.00000000038536263327" calcext:value-type="float">
            <text:p>-3.85362633269755E-10</text:p>
          </table:table-cell>
          <table:table-cell office:value-type="float" office:value="-0.00000000035665990192" calcext:value-type="float">
            <text:p>-3.56659901916827E-10</text:p>
          </table:table-cell>
          <table:table-cell office:value-type="float" office:value="-0.00000000032561513116" calcext:value-type="float">
            <text:p>-3.25615131163205E-10</text:p>
          </table:table-cell>
          <table:table-cell office:value-type="float" office:value="-0.00000000033734371698" calcext:value-type="float">
            <text:p>-3.3734371697714E-10</text:p>
          </table:table-cell>
          <table:table-cell office:value-type="float" office:value="-0.00000000034789765828" calcext:value-type="float">
            <text:p>-3.47897658278397E-10</text:p>
          </table:table-cell>
          <table:table-cell office:value-type="float" office:value="-0.00000000035727695507" calcext:value-type="float">
            <text:p>-3.57276955066975E-10</text:p>
          </table:table-cell>
          <table:table-cell office:value-type="float" office:value="-0.00000000036548160734" calcext:value-type="float">
            <text:p>-3.65481607342875E-10</text:p>
          </table:table-cell>
          <table:table-cell office:value-type="float" office:value="-0.00000000037251161511" calcext:value-type="float">
            <text:p>-3.72511615106095E-10</text:p>
          </table:table-cell>
          <table:table-cell office:value-type="float" office:value="-0.00000000037836697836" calcext:value-type="float">
            <text:p>-3.78366978356637E-10</text:p>
          </table:table-cell>
          <table:table-cell office:value-type="float" office:value="-0.00000000038304769709" calcext:value-type="float">
            <text:p>-3.830476970945E-10</text:p>
          </table:table-cell>
          <table:table-cell office:value-type="float" office:value="-0.00000000038655377132" calcext:value-type="float">
            <text:p>-3.86553771319684E-10</text:p>
          </table:table-cell>
          <table:table-cell office:value-type="float" office:value="-0.00000000038888520103" calcext:value-type="float">
            <text:p>-3.8888520103219E-10</text:p>
          </table:table-cell>
          <table:table-cell office:value-type="float" office:value="-0.00000000039004198623" calcext:value-type="float">
            <text:p>-3.90041986232017E-10</text:p>
          </table:table-cell>
          <table:table-cell office:value-type="float" office:value="-0.00000000039002412692" calcext:value-type="float">
            <text:p>-3.90024126919165E-10</text:p>
          </table:table-cell>
          <table:table-cell office:value-type="float" office:value="-0.00000000038883162309" calcext:value-type="float">
            <text:p>-3.88831623093634E-10</text:p>
          </table:table-cell>
          <table:table-cell office:value-type="float" office:value="-0.00000000038646447476" calcext:value-type="float">
            <text:p>-3.86464474755425E-10</text:p>
          </table:table-cell>
          <table:table-cell office:value-type="float" office:value="-0.0000000003829226819" calcext:value-type="float">
            <text:p>-3.82922681904536E-10</text:p>
          </table:table-cell>
          <table:table-cell office:value-type="float" office:value="-0.00000000037820624454" calcext:value-type="float">
            <text:p>-3.78206244540969E-10</text:p>
          </table:table-cell>
          <table:table-cell office:value-type="float" office:value="-0.00000000037231516266" calcext:value-type="float">
            <text:p>-3.72315162664724E-10</text:p>
          </table:table-cell>
          <table:table-cell office:value-type="float" office:value="-0.00000000036524943628" calcext:value-type="float">
            <text:p>-3.65249436275799E-10</text:p>
          </table:table-cell>
          <table:table-cell office:value-type="float" office:value="-0.00000000035700906537" calcext:value-type="float">
            <text:p>-3.57009065374196E-10</text:p>
          </table:table-cell>
          <table:table-cell office:value-type="float" office:value="-0.00000000034759404996" calcext:value-type="float">
            <text:p>-3.47594049959914E-10</text:p>
          </table:table-cell>
          <table:table-cell office:value-type="float" office:value="-0.00000000033700439003" calcext:value-type="float">
            <text:p>-3.37004390032953E-10</text:p>
          </table:table-cell>
          <table:table-cell office:value-type="float" office:value="-0.00000000032524008559" calcext:value-type="float">
            <text:p>-3.25240085593314E-10</text:p>
          </table:table-cell>
          <table:table-cell office:value-type="float" office:value="-0.00000000031230113664" calcext:value-type="float">
            <text:p>-3.12301136640995E-10</text:p>
          </table:table-cell>
          <table:table-cell office:value-type="float" office:value="-0.00000000029818754318" calcext:value-type="float">
            <text:p>-2.98187543175999E-10</text:p>
          </table:table-cell>
          <table:table-cell office:value-type="float" office:value="-0.0000000002828993052" calcext:value-type="float">
            <text:p>-2.82899305198323E-10</text:p>
          </table:table-cell>
          <table:table-cell office:value-type="float" office:value="-0.00000000026643642271" calcext:value-type="float">
            <text:p>-2.66436422707968E-10</text:p>
          </table:table-cell>
          <table:table-cell office:value-type="float" office:value="-0.0000000002487988957" calcext:value-type="float">
            <text:p>-2.48798895704935E-10</text:p>
          </table:table-cell>
          <table:table-cell office:value-type="float" office:value="-0.00000000022998672419" calcext:value-type="float">
            <text:p>-2.29986724189223E-10</text:p>
          </table:table-cell>
          <table:table-cell office:value-type="float" office:value="-0.00000000020999990816" calcext:value-type="float">
            <text:p>-2.09999908160832E-10</text:p>
          </table:table-cell>
          <table:table-cell office:value-type="float" office:value="-0.00000000020379431469" calcext:value-type="float">
            <text:p>-2.03794314690988E-10</text:p>
          </table:table-cell>
          <table:table-cell office:value-type="float" office:value="-0.00000000019836586365" calcext:value-type="float">
            <text:p>-1.98365863647221E-10</text:p>
          </table:table-cell>
          <table:table-cell office:value-type="float" office:value="-0.0000000001929374126" calcext:value-type="float">
            <text:p>-1.92937412603454E-10</text:p>
          </table:table-cell>
          <table:table-cell office:value-type="float" office:value="-0.00000000018750896156" calcext:value-type="float">
            <text:p>-1.87508961559688E-10</text:p>
          </table:table-cell>
          <table:table-cell office:value-type="float" office:value="-0.00000000018208051052" calcext:value-type="float">
            <text:p>-1.82080510515921E-10</text:p>
          </table:table-cell>
          <table:table-cell office:value-type="float" office:value="-0.00000000017665205947" calcext:value-type="float">
            <text:p>-1.76652059472155E-10</text:p>
          </table:table-cell>
          <table:table-cell office:value-type="float" office:value="-0.00000000017122360843" calcext:value-type="float">
            <text:p>-1.71223608428388E-10</text:p>
          </table:table-cell>
          <table:table-cell office:value-type="float" office:value="-0.00000000016579515738" calcext:value-type="float">
            <text:p>-1.65795157384621E-10</text:p>
          </table:table-cell>
          <table:table-cell office:value-type="float" office:value="-0.00000000016036670634" calcext:value-type="float">
            <text:p>-1.60366706340855E-10</text:p>
          </table:table-cell>
          <table:table-cell office:value-type="float" office:value="-0.0000000001549382553" calcext:value-type="float">
            <text:p>-1.54938255297088E-10</text:p>
          </table:table-cell>
          <table:table-cell office:value-type="float" office:value="-0.00000000014950980425" calcext:value-type="float">
            <text:p>-1.49509804253322E-10</text:p>
          </table:table-cell>
          <table:table-cell office:value-type="float" office:value="-0.00000000014408135321" calcext:value-type="float">
            <text:p>-1.44081353209555E-10</text:p>
          </table:table-cell>
          <table:table-cell office:value-type="float" office:value="-0.00000000013865290217" calcext:value-type="float">
            <text:p>-1.38652902165788E-10</text:p>
          </table:table-cell>
          <table:table-cell office:value-type="float" office:value="-0.00000000013322445112" calcext:value-type="float">
            <text:p>-1.33224451122022E-10</text:p>
          </table:table-cell>
          <table:table-cell office:value-type="float" office:value="-0.00000000012779600008" calcext:value-type="float">
            <text:p>-1.27796000078255E-10</text:p>
          </table:table-cell>
          <table:table-cell office:value-type="float" office:value="-0.00000000012236754903" calcext:value-type="float">
            <text:p>-1.22367549034489E-10</text:p>
          </table:table-cell>
          <table:table-cell office:value-type="float" office:value="-0.00000000011693909799" calcext:value-type="float">
            <text:p>-1.16939097990722E-10</text:p>
          </table:table-cell>
          <table:table-cell office:value-type="float" office:value="-0.00000000011151064695" calcext:value-type="float">
            <text:p>-1.11510646946955E-10</text:p>
          </table:table-cell>
          <table:table-cell office:value-type="float" office:value="-0.0000000001060821959" calcext:value-type="float">
            <text:p>-1.06082195903189E-10</text:p>
          </table:table-cell>
          <table:table-cell office:value-type="float" office:value="-0.00000000010065374486" calcext:value-type="float">
            <text:p>-1.00653744859422E-10</text:p>
          </table:table-cell>
          <table:table-cell office:value-type="float" office:value="-0.00000000009522529382" calcext:value-type="float">
            <text:p>-9.52252938156556E-11</text:p>
          </table:table-cell>
          <table:table-cell office:value-type="float" office:value="-0.00000000008979684277" calcext:value-type="float">
            <text:p>-8.9796842771889E-11</text:p>
          </table:table-cell>
          <table:table-cell office:value-type="float" office:value="-0.00000000008436839173" calcext:value-type="float">
            <text:p>-8.43683917281224E-11</text:p>
          </table:table-cell>
          <table:table-cell office:value-type="float" office:value="-0.00000000007893994068" calcext:value-type="float">
            <text:p>-7.89399406843558E-11</text:p>
          </table:table-cell>
          <table:table-cell office:value-type="float" office:value="-0.00000000007351148964" calcext:value-type="float">
            <text:p>-7.35114896405892E-11</text:p>
          </table:table-cell>
          <table:table-cell office:value-type="float" office:value="-0.0000000000680830386" calcext:value-type="float">
            <text:p>-6.80830385968226E-11</text:p>
          </table:table-cell>
          <table:table-cell office:value-type="float" office:value="-0.00000000006265458755" calcext:value-type="float">
            <text:p>-6.2654587553056E-11</text:p>
          </table:table-cell>
          <table:table-cell office:value-type="float" office:value="-0.00000000005722613651" calcext:value-type="float">
            <text:p>-5.72261365092894E-11</text:p>
          </table:table-cell>
          <table:table-cell office:value-type="float" office:value="-0.00000000005179768547" calcext:value-type="float">
            <text:p>-5.17976854655228E-11</text:p>
          </table:table-cell>
          <table:table-cell office:value-type="float" office:value="-0.00000000004995496712" calcext:value-type="float">
            <text:p>-4.9954967119137E-11</text:p>
          </table:table-cell>
          <table:table-cell office:value-type="float" office:value="-0.00000000004978583389" calcext:value-type="float">
            <text:p>-4.97858338896326E-11</text:p>
          </table:table-cell>
          <table:table-cell office:value-type="float" office:value="-0.00000000004961670066" calcext:value-type="float">
            <text:p>-4.96167006601282E-11</text:p>
          </table:table-cell>
          <table:table-cell office:value-type="float" office:value="-0.00000000004944756743" calcext:value-type="float">
            <text:p>-4.94475674306238E-11</text:p>
          </table:table-cell>
          <table:table-cell office:value-type="float" office:value="-0.0000000000492784342" calcext:value-type="float">
            <text:p>-4.92784342011194E-11</text:p>
          </table:table-cell>
          <table:table-cell office:value-type="float" office:value="-0.00000000004910930097" calcext:value-type="float">
            <text:p>-4.9109300971615E-11</text:p>
          </table:table-cell>
          <table:table-cell office:value-type="float" office:value="-0.00000000004894016774" calcext:value-type="float">
            <text:p>-4.89401677421106E-11</text:p>
          </table:table-cell>
        </table:table-row>
        <table:table-row table:style-name="ro1">
          <table:table-cell office:value-type="string" calcext:value-type="string">
            <text:p>Recovered</text:p>
          </table:table-cell>
          <table:table-cell office:value-type="float" office:value="0" calcext:value-type="float">
            <text:p>0</text:p>
          </table:table-cell>
          <table:table-cell office:value-type="float" office:value="0.00798851927435832" calcext:value-type="float">
            <text:p>0.007988519274358</text:p>
          </table:table-cell>
          <table:table-cell office:value-type="float" office:value="0.0498940407337003" calcext:value-type="float">
            <text:p>0.0498940407337</text:p>
          </table:table-cell>
          <table:table-cell office:value-type="float" office:value="0.224729624312204" calcext:value-type="float">
            <text:p>0.224729624312204</text:p>
          </table:table-cell>
          <table:table-cell office:value-type="float" office:value="0.947496886467161" calcext:value-type="float">
            <text:p>0.947496886467161</text:p>
          </table:table-cell>
          <table:table-cell office:value-type="float" office:value="3.93415975706049" calcext:value-type="float">
            <text:p>3.93415975706049</text:p>
          </table:table-cell>
          <table:table-cell office:value-type="float" office:value="16.2755824215659" calcext:value-type="float">
            <text:p>16.2755824215659</text:p>
          </table:table-cell>
          <table:table-cell office:value-type="float" office:value="67.272264358272" calcext:value-type="float">
            <text:p>67.272264358272</text:p>
          </table:table-cell>
          <table:table-cell office:value-type="float" office:value="277.994575645455" calcext:value-type="float">
            <text:p>277.994575645455</text:p>
          </table:table-cell>
          <table:table-cell office:value-type="float" office:value="1148.64888780227" calcext:value-type="float">
            <text:p>1148.64888780227</text:p>
          </table:table-cell>
          <table:table-cell office:value-type="float" office:value="4744.84342507899" calcext:value-type="float">
            <text:p>4744.84342507899</text:p>
          </table:table-cell>
          <table:table-cell office:value-type="float" office:value="19579.3196422874" calcext:value-type="float">
            <text:p>19579.3196422874</text:p>
          </table:table-cell>
          <table:table-cell office:value-type="float" office:value="80444.7798458606" calcext:value-type="float">
            <text:p>80444.7798458606</text:p>
          </table:table-cell>
          <table:table-cell office:value-type="float" office:value="324866.796590449" calcext:value-type="float">
            <text:p>324866.796590449</text:p>
          </table:table-cell>
          <table:table-cell office:value-type="float" office:value="1232142.42029829" calcext:value-type="float">
            <text:p>1232142.42029829</text:p>
          </table:table-cell>
          <table:table-cell office:value-type="float" office:value="3932475.31100238" calcext:value-type="float">
            <text:p>3932475.31100238</text:p>
          </table:table-cell>
          <table:table-cell office:value-type="float" office:value="9500222.08114794" calcext:value-type="float">
            <text:p>9500222.08114794</text:p>
          </table:table-cell>
          <table:table-cell office:value-type="float" office:value="17822110.8633432" calcext:value-type="float">
            <text:p>17822110.8633432</text:p>
          </table:table-cell>
          <table:table-cell office:value-type="float" office:value="28239004.9561228" calcext:value-type="float">
            <text:p>28239004.9561228</text:p>
          </table:table-cell>
          <table:table-cell office:value-type="float" office:value="40144937.5480925" calcext:value-type="float">
            <text:p>40144937.5480925</text:p>
          </table:table-cell>
          <table:table-cell office:value-type="float" office:value="53046230.4960766" calcext:value-type="float">
            <text:p>53046230.4960766</text:p>
          </table:table-cell>
          <table:table-cell office:value-type="float" office:value="66545262.7216314" calcext:value-type="float">
            <text:p>66545262.7216314</text:p>
          </table:table-cell>
          <table:table-cell office:value-type="float" office:value="80324586.0968273" calcext:value-type="float">
            <text:p>80324586.0968273</text:p>
          </table:table-cell>
          <table:table-cell office:value-type="float" office:value="94133448.1160954" calcext:value-type="float">
            <text:p>94133448.1160954</text:p>
          </table:table-cell>
          <table:table-cell office:value-type="float" office:value="107776414.933448" calcext:value-type="float">
            <text:p>107776414.933448</text:p>
          </table:table-cell>
          <table:table-cell office:value-type="float" office:value="121103737.985972" calcext:value-type="float">
            <text:p>121103737.985972</text:p>
          </table:table-cell>
          <table:table-cell office:value-type="float" office:value="134003263.360234" calcext:value-type="float">
            <text:p>134003263.360234</text:p>
          </table:table-cell>
          <table:table-cell office:value-type="float" office:value="146393605.238374" calcext:value-type="float">
            <text:p>146393605.238374</text:p>
          </table:table-cell>
          <table:table-cell office:value-type="float" office:value="158218428.195982" calcext:value-type="float">
            <text:p>158218428.195982</text:p>
          </table:table-cell>
          <table:table-cell office:value-type="float" office:value="169441646.30283" calcext:value-type="float">
            <text:p>169441646.30283</text:p>
          </table:table-cell>
          <table:table-cell office:value-type="float" office:value="180043422.54459" calcext:value-type="float">
            <text:p>180043422.54459</text:p>
          </table:table-cell>
          <table:table-cell office:value-type="float" office:value="190016825.71628" calcext:value-type="float">
            <text:p>190016825.71628</text:p>
          </table:table-cell>
          <table:table-cell office:value-type="float" office:value="199365059.962636" calcext:value-type="float">
            <text:p>199365059.962636</text:p>
          </table:table-cell>
          <table:table-cell office:value-type="float" office:value="208099169.807462" calcext:value-type="float">
            <text:p>208099169.807462</text:p>
          </table:table-cell>
          <table:table-cell office:value-type="float" office:value="216236143.220819" calcext:value-type="float">
            <text:p>216236143.220819</text:p>
          </table:table-cell>
          <table:table-cell office:value-type="float" office:value="223797362.668134" calcext:value-type="float">
            <text:p>223797362.668134</text:p>
          </table:table-cell>
          <table:table-cell office:value-type="float" office:value="230807334.444476" calcext:value-type="float">
            <text:p>230807334.444476</text:p>
          </table:table-cell>
          <table:table-cell office:value-type="float" office:value="237292659.461987" calcext:value-type="float">
            <text:p>237292659.461987</text:p>
          </table:table-cell>
          <table:table-cell office:value-type="float" office:value="243281204.638436" calcext:value-type="float">
            <text:p>243281204.638436</text:p>
          </table:table-cell>
          <table:table-cell office:value-type="float" office:value="248801439.276722" calcext:value-type="float">
            <text:p>248801439.276722</text:p>
          </table:table-cell>
          <table:table-cell office:value-type="float" office:value="253881913.078569" calcext:value-type="float">
            <text:p>253881913.078569</text:p>
          </table:table-cell>
          <table:table-cell office:value-type="float" office:value="258550846.655918" calcext:value-type="float">
            <text:p>258550846.655918</text:p>
          </table:table-cell>
          <table:table-cell office:value-type="float" office:value="262835820.017078" calcext:value-type="float">
            <text:p>262835820.017078</text:p>
          </table:table-cell>
          <table:table-cell office:value-type="float" office:value="266763536.399945" calcext:value-type="float">
            <text:p>266763536.399945</text:p>
          </table:table-cell>
          <table:table-cell office:value-type="float" office:value="270359652.365102" calcext:value-type="float">
            <text:p>270359652.365102</text:p>
          </table:table-cell>
          <table:table-cell office:value-type="float" office:value="273648659.434023" calcext:value-type="float">
            <text:p>273648659.434023</text:p>
          </table:table-cell>
          <table:table-cell office:value-type="float" office:value="276653807.920752" calcext:value-type="float">
            <text:p>276653807.920752</text:p>
          </table:table-cell>
          <table:table-cell office:value-type="float" office:value="279397064.701398" calcext:value-type="float">
            <text:p>279397064.701398</text:p>
          </table:table-cell>
          <table:table-cell office:value-type="float" office:value="281899097.910763" calcext:value-type="float">
            <text:p>281899097.910763</text:p>
          </table:table-cell>
          <table:table-cell office:value-type="float" office:value="284179282.835483" calcext:value-type="float">
            <text:p>284179282.835483</text:p>
          </table:table-cell>
          <table:table-cell office:value-type="float" office:value="286255724.144381" calcext:value-type="float">
            <text:p>286255724.144381</text:p>
          </table:table-cell>
          <table:table-cell office:value-type="float" office:value="288145290.615368" calcext:value-type="float">
            <text:p>288145290.615368</text:p>
          </table:table-cell>
          <table:table-cell office:value-type="float" office:value="289863658.948478" calcext:value-type="float">
            <text:p>289863658.948478</text:p>
          </table:table-cell>
          <table:table-cell office:value-type="float" office:value="291425364.251391" calcext:value-type="float">
            <text:p>291425364.251391</text:p>
          </table:table-cell>
          <table:table-cell office:value-type="float" office:value="292843854.87612" calcext:value-type="float">
            <text:p>292843854.87612</text:p>
          </table:table-cell>
          <table:table-cell office:value-type="float" office:value="294131549.943251" calcext:value-type="float">
            <text:p>294131549.943251</text:p>
          </table:table-cell>
          <table:table-cell office:value-type="float" office:value="295299898.152631" calcext:value-type="float">
            <text:p>295299898.152631</text:p>
          </table:table-cell>
          <table:table-cell office:value-type="float" office:value="296359436.814443" calcext:value-type="float">
            <text:p>296359436.814443</text:p>
          </table:table-cell>
          <table:table-cell office:value-type="float" office:value="297319850.223783" calcext:value-type="float">
            <text:p>297319850.223783</text:p>
          </table:table-cell>
          <table:table-cell office:value-type="float" office:value="298190026.733179" calcext:value-type="float">
            <text:p>298190026.733179</text:p>
          </table:table-cell>
          <table:table-cell office:value-type="float" office:value="298978114.031536" calcext:value-type="float">
            <text:p>298978114.031536</text:p>
          </table:table-cell>
          <table:table-cell office:value-type="float" office:value="299691572.259774" calcext:value-type="float">
            <text:p>299691572.259774</text:p>
          </table:table-cell>
          <table:table-cell office:value-type="float" office:value="300337224.753708" calcext:value-type="float">
            <text:p>300337224.753708</text:p>
          </table:table-cell>
          <table:table-cell office:value-type="float" office:value="300921306.202687" calcext:value-type="float">
            <text:p>300921306.202687</text:p>
          </table:table-cell>
          <table:table-cell office:value-type="float" office:value="301449508.161423" calcext:value-type="float">
            <text:p>301449508.161423</text:p>
          </table:table-cell>
          <table:table-cell office:value-type="float" office:value="301927021.884478" calcext:value-type="float">
            <text:p>301927021.884478</text:p>
          </table:table-cell>
          <table:table-cell office:value-type="float" office:value="302358578.481347" calcext:value-type="float">
            <text:p>302358578.481347</text:p>
          </table:table-cell>
          <table:table-cell office:value-type="float" office:value="302748486.446525" calcext:value-type="float">
            <text:p>302748486.446525</text:p>
          </table:table-cell>
          <table:table-cell office:value-type="float" office:value="303100666.629177" calcext:value-type="float">
            <text:p>303100666.629177</text:p>
          </table:table-cell>
          <table:table-cell office:value-type="float" office:value="303418684.736195" calcext:value-type="float">
            <text:p>303418684.736195</text:p>
          </table:table-cell>
          <table:table-cell office:value-type="float" office:value="303705781.469949" calcext:value-type="float">
            <text:p>303705781.469949</text:p>
          </table:table-cell>
          <table:table-cell office:value-type="float" office:value="303964900.415764" calcext:value-type="float">
            <text:p>303964900.415764</text:p>
          </table:table-cell>
          <table:table-cell office:value-type="float" office:value="304198713.796754" calcext:value-type="float">
            <text:p>304198713.796754</text:p>
          </table:table-cell>
          <table:table-cell office:value-type="float" office:value="304409646.217665" calcext:value-type="float">
            <text:p>304409646.217665</text:p>
          </table:table-cell>
          <table:table-cell office:value-type="float" office:value="304599896.520257" calcext:value-type="float">
            <text:p>304599896.520257</text:p>
          </table:table-cell>
          <table:table-cell office:value-type="float" office:value="304771457.870256" calcext:value-type="float">
            <text:p>304771457.870256</text:p>
          </table:table-cell>
          <table:table-cell office:value-type="float" office:value="304926136.194558" calcext:value-type="float">
            <text:p>304926136.194558</text:p>
          </table:table-cell>
          <table:table-cell office:value-type="float" office:value="305065567.082828" calcext:value-type="float">
            <text:p>305065567.082828</text:p>
          </table:table-cell>
          <table:table-cell office:value-type="float" office:value="305191231.263517" calcext:value-type="float">
            <text:p>305191231.263517</text:p>
          </table:table-cell>
          <table:table-cell office:value-type="float" office:value="305304468.759493" calcext:value-type="float">
            <text:p>305304468.759493</text:p>
          </table:table-cell>
          <table:table-cell office:value-type="float" office:value="305406491.8229" calcext:value-type="float">
            <text:p>305406491.8229</text:p>
          </table:table-cell>
          <table:table-cell office:value-type="float" office:value="305498396.743676" calcext:value-type="float">
            <text:p>305498396.743676</text:p>
          </table:table-cell>
          <table:table-cell office:value-type="float" office:value="305581174.620423" calcext:value-type="float">
            <text:p>305581174.620423</text:p>
          </table:table-cell>
          <table:table-cell office:value-type="float" office:value="305655721.176875" calcext:value-type="float">
            <text:p>305655721.176875</text:p>
          </table:table-cell>
          <table:table-cell office:value-type="float" office:value="305722845.701769" calcext:value-type="float">
            <text:p>305722845.701769</text:p>
          </table:table-cell>
          <table:table-cell office:value-type="float" office:value="305783279.184592" calcext:value-type="float">
            <text:p>305783279.184592</text:p>
          </table:table-cell>
          <table:table-cell office:value-type="float" office:value="305837681.714604" calcext:value-type="float">
            <text:p>305837681.714604</text:p>
          </table:table-cell>
          <table:table-cell office:value-type="float" office:value="305886649.205636" calcext:value-type="float">
            <text:p>305886649.205636</text:p>
          </table:table-cell>
          <table:table-cell office:value-type="float" office:value="305930719.50447" calcext:value-type="float">
            <text:p>305930719.50447</text:p>
          </table:table-cell>
          <table:table-cell office:value-type="float" office:value="305970377.936227" calcext:value-type="float">
            <text:p>305970377.936227</text:p>
          </table:table-cell>
          <table:table-cell office:value-type="float" office:value="306006062.336006" calcext:value-type="float">
            <text:p>306006062.336006</text:p>
          </table:table-cell>
          <table:table-cell office:value-type="float" office:value="306038167.612099" calcext:value-type="float">
            <text:p>306038167.612099</text:p>
          </table:table-cell>
          <table:table-cell office:value-type="float" office:value="306067049.88244" calcext:value-type="float">
            <text:p>306067049.88244</text:p>
          </table:table-cell>
          <table:table-cell office:value-type="float" office:value="306093030.222553" calcext:value-type="float">
            <text:p>306093030.222553</text:p>
          </table:table-cell>
          <table:table-cell office:value-type="float" office:value="306116398.060032" calcext:value-type="float">
            <text:p>306116398.060032</text:p>
          </table:table-cell>
          <table:table-cell office:value-type="float" office:value="306137414.247682" calcext:value-type="float">
            <text:p>306137414.247682</text:p>
          </table:table-cell>
          <table:table-cell office:value-type="float" office:value="306156313.844675" calcext:value-type="float">
            <text:p>306156313.844675</text:p>
          </table:table-cell>
          <table:table-cell office:value-type="float" office:value="306173308.632559" calcext:value-type="float">
            <text:p>306173308.632559</text:p>
          </table:table-cell>
          <table:table-cell office:value-type="float" office:value="306188589.39062" calcext:value-type="float">
            <text:p>306188589.39062</text:p>
          </table:table-cell>
          <table:table-cell office:value-type="float" office:value="306202327.952943" calcext:value-type="float">
            <text:p>306202327.952943</text:p>
          </table:table-cell>
          <table:table-cell office:value-type="float" office:value="306214679.067552" calcext:value-type="float">
            <text:p>306214679.067552</text:p>
          </table:table-cell>
          <table:table-cell office:value-type="float" office:value="306225782.076149" calcext:value-type="float">
            <text:p>306225782.076149</text:p>
          </table:table-cell>
          <table:table-cell office:value-type="float" office:value="306235762.431374" calcext:value-type="float">
            <text:p>306235762.431374</text:p>
          </table:table-cell>
          <table:table-cell office:value-type="float" office:value="306244733.0669" calcext:value-type="float">
            <text:p>306244733.0669</text:p>
          </table:table-cell>
          <table:table-cell office:value-type="float" office:value="306252795.634352" calcext:value-type="float">
            <text:p>306252795.634352</text:p>
          </table:table-cell>
          <table:table-cell office:value-type="float" office:value="306260041.619694" calcext:value-type="float">
            <text:p>306260041.619694</text:p>
          </table:table-cell>
          <table:table-cell office:value-type="float" office:value="306266553.350623" calcext:value-type="float">
            <text:p>306266553.350623</text:p>
          </table:table-cell>
          <table:table-cell office:value-type="float" office:value="306272404.90538" calcext:value-type="float">
            <text:p>306272404.90538</text:p>
          </table:table-cell>
          <table:table-cell office:value-type="float" office:value="306277662.932483" calcext:value-type="float">
            <text:p>306277662.932483</text:p>
          </table:table-cell>
          <table:table-cell office:value-type="float" office:value="306282387.389927" calcext:value-type="float">
            <text:p>306282387.389927</text:p>
          </table:table-cell>
          <table:table-cell office:value-type="float" office:value="306286632.211669" calcext:value-type="float">
            <text:p>306286632.211669</text:p>
          </table:table-cell>
          <table:table-cell office:value-type="float" office:value="306290445.908408" calcext:value-type="float">
            <text:p>306290445.908408</text:p>
          </table:table-cell>
          <table:table-cell office:value-type="float" office:value="306293872.109069" calcext:value-type="float">
            <text:p>306293872.109069</text:p>
          </table:table-cell>
          <table:table-cell office:value-type="float" office:value="306296950.048733" calcext:value-type="float">
            <text:p>306296950.048733</text:p>
          </table:table-cell>
          <table:table-cell office:value-type="float" office:value="306299715.008262" calcext:value-type="float">
            <text:p>306299715.008262</text:p>
          </table:table-cell>
          <table:table-cell office:value-type="float" office:value="306302198.710323" calcext:value-type="float">
            <text:p>306302198.710323</text:p>
          </table:table-cell>
          <table:table-cell office:value-type="float" office:value="306304429.676089" calcext:value-type="float">
            <text:p>306304429.676089</text:p>
          </table:table-cell>
          <table:table-cell office:value-type="float" office:value="306306433.546476" calcext:value-type="float">
            <text:p>306306433.546476</text:p>
          </table:table-cell>
          <table:table-cell office:value-type="float" office:value="306308233.371393" calcext:value-type="float">
            <text:p>306308233.371393</text:p>
          </table:table-cell>
          <table:table-cell office:value-type="float" office:value="306309849.870171" calcext:value-type="float">
            <text:p>306309849.870171</text:p>
          </table:table-cell>
          <table:table-cell office:value-type="float" office:value="306311301.666002" calcext:value-type="float">
            <text:p>306311301.666002</text:p>
          </table:table-cell>
          <table:table-cell office:value-type="float" office:value="306312605.49695" calcext:value-type="float">
            <text:p>306312605.49695</text:p>
          </table:table-cell>
          <table:table-cell office:value-type="float" office:value="306313776.405878" calcext:value-type="float">
            <text:p>306313776.405878</text:p>
          </table:table-cell>
          <table:table-cell office:value-type="float" office:value="306314827.911344" calcext:value-type="float">
            <text:p>306314827.911344</text:p>
          </table:table-cell>
          <table:table-cell office:value-type="float" office:value="306315772.161389" calcext:value-type="float">
            <text:p>306315772.161389</text:p>
          </table:table-cell>
          <table:table-cell office:value-type="float" office:value="306316620.071892" calcext:value-type="float">
            <text:p>306316620.071892</text:p>
          </table:table-cell>
          <table:table-cell office:value-type="float" office:value="306317381.451038" calcext:value-type="float">
            <text:p>306317381.451038</text:p>
          </table:table-cell>
          <table:table-cell office:value-type="float" office:value="306318065.111287" calcext:value-type="float">
            <text:p>306318065.111287</text:p>
          </table:table-cell>
          <table:table-cell office:value-type="float" office:value="306318678.970074" calcext:value-type="float">
            <text:p>306318678.970074</text:p>
          </table:table-cell>
          <table:table-cell office:value-type="float" office:value="306319230.140389" calcext:value-type="float">
            <text:p>306319230.140389</text:p>
          </table:table-cell>
          <table:table-cell office:value-type="float" office:value="306319725.012221" calcext:value-type="float">
            <text:p>306319725.012221</text:p>
          </table:table-cell>
          <table:table-cell office:value-type="float" office:value="306320169.325802" calcext:value-type="float">
            <text:p>306320169.325802</text:p>
          </table:table-cell>
          <table:table-cell office:value-type="float" office:value="306320568.237467" calcext:value-type="float">
            <text:p>306320568.237467</text:p>
          </table:table-cell>
          <table:table-cell office:value-type="float" office:value="306320926.378859" calcext:value-type="float">
            <text:p>306320926.378859</text:p>
          </table:table-cell>
          <table:table-cell office:value-type="float" office:value="306321247.91016" calcext:value-type="float">
            <text:p>306321247.91016</text:p>
          </table:table-cell>
          <table:table-cell office:value-type="float" office:value="306321536.567947" calcext:value-type="float">
            <text:p>306321536.567947</text:p>
          </table:table-cell>
          <table:table-cell office:value-type="float" office:value="306321795.7082" calcext:value-type="float">
            <text:p>306321795.7082</text:p>
          </table:table-cell>
          <table:table-cell office:value-type="float" office:value="306322028.344969" calcext:value-type="float">
            <text:p>306322028.344969</text:p>
          </table:table-cell>
          <table:table-cell office:value-type="float" office:value="306322237.185117" calcext:value-type="float">
            <text:p>306322237.185117</text:p>
          </table:table-cell>
          <table:table-cell office:value-type="float" office:value="306322424.659557" calcext:value-type="float">
            <text:p>306322424.659557</text:p>
          </table:table-cell>
          <table:table-cell office:value-type="float" office:value="306322592.951307" calcext:value-type="float">
            <text:p>306322592.951307</text:p>
          </table:table-cell>
          <table:table-cell office:value-type="float" office:value="306322744.020721" calcext:value-type="float">
            <text:p>306322744.020721</text:p>
          </table:table-cell>
          <table:table-cell office:value-type="float" office:value="306322879.628141" calcext:value-type="float">
            <text:p>306322879.628141</text:p>
          </table:table-cell>
          <table:table-cell office:value-type="float" office:value="306323001.354265" calcext:value-type="float">
            <text:p>306323001.354265</text:p>
          </table:table-cell>
          <table:table-cell office:value-type="float" office:value="306323110.61844" calcext:value-type="float">
            <text:p>306323110.61844</text:p>
          </table:table-cell>
          <table:table-cell office:value-type="float" office:value="306323208.695101" calcext:value-type="float">
            <text:p>306323208.695101</text:p>
          </table:table-cell>
          <table:table-cell office:value-type="float" office:value="306323296.728534" calcext:value-type="float">
            <text:p>306323296.728534</text:p>
          </table:table-cell>
          <table:table-cell office:value-type="float" office:value="306323375.746146" calcext:value-type="float">
            <text:p>306323375.746146</text:p>
          </table:table-cell>
          <table:table-cell office:value-type="float" office:value="306323446.67038" calcext:value-type="float">
            <text:p>306323446.67038</text:p>
          </table:table-cell>
          <table:table-cell office:value-type="float" office:value="306323510.329422" calcext:value-type="float">
            <text:p>306323510.329422</text:p>
          </table:table-cell>
          <table:table-cell office:value-type="float" office:value="306323567.466811" calcext:value-type="float">
            <text:p>306323567.466811</text:p>
          </table:table-cell>
          <table:table-cell office:value-type="float" office:value="306323618.750085" calcext:value-type="float">
            <text:p>306323618.750085</text:p>
          </table:table-cell>
          <table:table-cell office:value-type="float" office:value="306323664.77853" calcext:value-type="float">
            <text:p>306323664.77853</text:p>
          </table:table-cell>
          <table:table-cell office:value-type="float" office:value="306323706.090152" calcext:value-type="float">
            <text:p>306323706.090152</text:p>
          </table:table-cell>
          <table:table-cell office:value-type="float" office:value="306323743.167931" calcext:value-type="float">
            <text:p>306323743.167931</text:p>
          </table:table-cell>
          <table:table-cell office:value-type="float" office:value="306323776.445446" calcext:value-type="float">
            <text:p>306323776.445446</text:p>
          </table:table-cell>
          <table:table-cell office:value-type="float" office:value="306323806.311916" calcext:value-type="float">
            <text:p>306323806.311916</text:p>
          </table:table-cell>
          <table:table-cell office:value-type="float" office:value="306323833.116735" calcext:value-type="float">
            <text:p>306323833.116735</text:p>
          </table:table-cell>
          <table:table-cell office:value-type="float" office:value="306323857.173543" calcext:value-type="float">
            <text:p>306323857.173543</text:p>
          </table:table-cell>
          <table:table-cell office:value-type="float" office:value="306323878.763877" calcext:value-type="float">
            <text:p>306323878.763877</text:p>
          </table:table-cell>
          <table:table-cell office:value-type="float" office:value="306323898.140456" calcext:value-type="float">
            <text:p>306323898.140456</text:p>
          </table:table-cell>
          <table:table-cell office:value-type="float" office:value="306323915.530127" calcext:value-type="float">
            <text:p>306323915.530127</text:p>
          </table:table-cell>
          <table:table-cell office:value-type="float" office:value="306323931.136509" calcext:value-type="float">
            <text:p>306323931.136509</text:p>
          </table:table-cell>
          <table:table-cell office:value-type="float" office:value="306323945.142372" calcext:value-type="float">
            <text:p>306323945.142372</text:p>
          </table:table-cell>
          <table:table-cell office:value-type="float" office:value="306323957.711766" calcext:value-type="float">
            <text:p>306323957.711766</text:p>
          </table:table-cell>
          <table:table-cell office:value-type="float" office:value="306323968.99194" calcext:value-type="float">
            <text:p>306323968.99194</text:p>
          </table:table-cell>
          <table:table-cell office:value-type="float" office:value="306323979.115057" calcext:value-type="float">
            <text:p>306323979.115057</text:p>
          </table:table-cell>
          <table:table-cell office:value-type="float" office:value="306323988.199744" calcext:value-type="float">
            <text:p>306323988.199744</text:p>
          </table:table-cell>
          <table:table-cell office:value-type="float" office:value="306323996.352471" calcext:value-type="float">
            <text:p>306323996.352471</text:p>
          </table:table-cell>
          <table:table-cell office:value-type="float" office:value="306324003.668799" calcext:value-type="float">
            <text:p>306324003.668799</text:p>
          </table:table-cell>
          <table:table-cell office:value-type="float" office:value="306324010.234498" calcext:value-type="float">
            <text:p>306324010.234498</text:p>
          </table:table-cell>
          <table:table-cell office:value-type="float" office:value="306324016.126544" calcext:value-type="float">
            <text:p>306324016.126544</text:p>
          </table:table-cell>
          <table:table-cell office:value-type="float" office:value="306324021.414029" calcext:value-type="float">
            <text:p>306324021.414029</text:p>
          </table:table-cell>
          <table:table-cell office:value-type="float" office:value="306324026.158957" calcext:value-type="float">
            <text:p>306324026.158957</text:p>
          </table:table-cell>
          <table:table-cell office:value-type="float" office:value="306324030.41698" calcext:value-type="float">
            <text:p>306324030.41698</text:p>
          </table:table-cell>
          <table:table-cell office:value-type="float" office:value="306324034.238044" calcext:value-type="float">
            <text:p>306324034.238044</text:p>
          </table:table-cell>
          <table:table-cell office:value-type="float" office:value="306324037.666972" calcext:value-type="float">
            <text:p>306324037.666972</text:p>
          </table:table-cell>
          <table:table-cell office:value-type="float" office:value="306324040.743994" calcext:value-type="float">
            <text:p>306324040.743994</text:p>
          </table:table-cell>
          <table:table-cell office:value-type="float" office:value="306324043.505212" calcext:value-type="float">
            <text:p>306324043.505212</text:p>
          </table:table-cell>
          <table:table-cell office:value-type="float" office:value="306324045.983029" calcext:value-type="float">
            <text:p>306324045.983029</text:p>
          </table:table-cell>
          <table:table-cell office:value-type="float" office:value="306324048.206521" calcext:value-type="float">
            <text:p>306324048.206521</text:p>
          </table:table-cell>
          <table:table-cell office:value-type="float" office:value="306324050.201786" calcext:value-type="float">
            <text:p>306324050.201786</text:p>
          </table:table-cell>
          <table:table-cell office:value-type="float" office:value="306324051.992241" calcext:value-type="float">
            <text:p>306324051.992241</text:p>
          </table:table-cell>
          <table:table-cell office:value-type="float" office:value="306324053.598905" calcext:value-type="float">
            <text:p>306324053.598905</text:p>
          </table:table-cell>
          <table:table-cell office:value-type="float" office:value="306324055.040639" calcext:value-type="float">
            <text:p>306324055.040639</text:p>
          </table:table-cell>
          <table:table-cell office:value-type="float" office:value="306324056.334368" calcext:value-type="float">
            <text:p>306324056.334368</text:p>
          </table:table-cell>
          <table:table-cell office:value-type="float" office:value="306324057.495283" calcext:value-type="float">
            <text:p>306324057.495283</text:p>
          </table:table-cell>
          <table:table-cell office:value-type="float" office:value="306324058.537015" calcext:value-type="float">
            <text:p>306324058.537015</text:p>
          </table:table-cell>
          <table:table-cell office:value-type="float" office:value="306324059.471796" calcext:value-type="float">
            <text:p>306324059.471796</text:p>
          </table:table-cell>
          <table:table-cell office:value-type="float" office:value="306324060.310604" calcext:value-type="float">
            <text:p>306324060.310604</text:p>
          </table:table-cell>
          <table:table-cell office:value-type="float" office:value="306324061.063291" calcext:value-type="float">
            <text:p>306324061.063291</text:p>
          </table:table-cell>
          <table:table-cell office:value-type="float" office:value="306324061.738697" calcext:value-type="float">
            <text:p>306324061.738697</text:p>
          </table:table-cell>
          <table:table-cell office:value-type="float" office:value="306324062.344755" calcext:value-type="float">
            <text:p>306324062.344755</text:p>
          </table:table-cell>
          <table:table-cell office:value-type="float" office:value="306324062.888583" calcext:value-type="float">
            <text:p>306324062.888583</text:p>
          </table:table-cell>
          <table:table-cell office:value-type="float" office:value="306324063.376571" calcext:value-type="float">
            <text:p>306324063.376571</text:p>
          </table:table-cell>
          <table:table-cell office:value-type="float" office:value="306324063.81445" calcext:value-type="float">
            <text:p>306324063.81445</text:p>
          </table:table-cell>
          <table:table-cell office:value-type="float" office:value="306324064.207366" calcext:value-type="float">
            <text:p>306324064.207366</text:p>
          </table:table-cell>
          <table:table-cell office:value-type="float" office:value="306324064.559934" calcext:value-type="float">
            <text:p>306324064.559934</text:p>
          </table:table-cell>
          <table:table-cell office:value-type="float" office:value="306324064.876297" calcext:value-type="float">
            <text:p>306324064.876297</text:p>
          </table:table-cell>
          <table:table-cell office:value-type="float" office:value="306324065.160172" calcext:value-type="float">
            <text:p>306324065.160172</text:p>
          </table:table-cell>
          <table:table-cell office:value-type="float" office:value="306324065.414896" calcext:value-type="float">
            <text:p>306324065.414896</text:p>
          </table:table-cell>
          <table:table-cell office:value-type="float" office:value="306324065.64346" calcext:value-type="float">
            <text:p>306324065.64346</text:p>
          </table:table-cell>
          <table:table-cell office:value-type="float" office:value="306324065.848552" calcext:value-type="float">
            <text:p>306324065.848552</text:p>
          </table:table-cell>
          <table:table-cell office:value-type="float" office:value="306324066.032581" calcext:value-type="float">
            <text:p>306324066.032581</text:p>
          </table:table-cell>
          <table:table-cell office:value-type="float" office:value="306324066.19771" calcext:value-type="float">
            <text:p>306324066.19771</text:p>
          </table:table-cell>
          <table:table-cell office:value-type="float" office:value="306324066.34588" calcext:value-type="float">
            <text:p>306324066.34588</text:p>
          </table:table-cell>
          <table:table-cell office:value-type="float" office:value="306324066.478833" calcext:value-type="float">
            <text:p>306324066.478833</text:p>
          </table:table-cell>
          <table:table-cell office:value-type="float" office:value="306324066.598131" calcext:value-type="float">
            <text:p>306324066.598131</text:p>
          </table:table-cell>
          <table:table-cell office:value-type="float" office:value="306324066.705176" calcext:value-type="float">
            <text:p>306324066.705176</text:p>
          </table:table-cell>
          <table:table-cell office:value-type="float" office:value="306324066.801227" calcext:value-type="float">
            <text:p>306324066.801227</text:p>
          </table:table-cell>
          <table:table-cell office:value-type="float" office:value="306324066.887413" calcext:value-type="float">
            <text:p>306324066.887413</text:p>
          </table:table-cell>
          <table:table-cell office:value-type="float" office:value="306324066.964746" calcext:value-type="float">
            <text:p>306324066.964746</text:p>
          </table:table-cell>
          <table:table-cell office:value-type="float" office:value="306324067.034137" calcext:value-type="float">
            <text:p>306324067.034137</text:p>
          </table:table-cell>
          <table:table-cell office:value-type="float" office:value="306324067.0964" calcext:value-type="float">
            <text:p>306324067.0964</text:p>
          </table:table-cell>
          <table:table-cell office:value-type="float" office:value="306324067.152268" calcext:value-type="float">
            <text:p>306324067.152268</text:p>
          </table:table-cell>
          <table:table-cell office:value-type="float" office:value="306324067.202397" calcext:value-type="float">
            <text:p>306324067.202397</text:p>
          </table:table-cell>
          <table:table-cell office:value-type="float" office:value="306324067.247378" calcext:value-type="float">
            <text:p>306324067.247378</text:p>
          </table:table-cell>
          <table:table-cell office:value-type="float" office:value="306324067.287738" calcext:value-type="float">
            <text:p>306324067.287738</text:p>
          </table:table-cell>
          <table:table-cell office:value-type="float" office:value="306324067.323952" calcext:value-type="float">
            <text:p>306324067.323952</text:p>
          </table:table-cell>
          <table:table-cell office:value-type="float" office:value="306324067.356447" calcext:value-type="float">
            <text:p>306324067.356447</text:p>
          </table:table-cell>
          <table:table-cell office:value-type="float" office:value="306324067.385604" calcext:value-type="float">
            <text:p>306324067.385604</text:p>
          </table:table-cell>
          <table:table-cell office:value-type="float" office:value="306324067.411765" calcext:value-type="float">
            <text:p>306324067.411765</text:p>
          </table:table-cell>
          <table:table-cell office:value-type="float" office:value="306324067.43524" calcext:value-type="float">
            <text:p>306324067.43524</text:p>
          </table:table-cell>
          <table:table-cell office:value-type="float" office:value="306324067.456303" calcext:value-type="float">
            <text:p>306324067.456303</text:p>
          </table:table-cell>
          <table:table-cell office:value-type="float" office:value="306324067.475202" calcext:value-type="float">
            <text:p>306324067.475202</text:p>
          </table:table-cell>
          <table:table-cell office:value-type="float" office:value="306324067.49216" calcext:value-type="float">
            <text:p>306324067.49216</text:p>
          </table:table-cell>
          <table:table-cell office:value-type="float" office:value="306324067.507376" calcext:value-type="float">
            <text:p>306324067.507376</text:p>
          </table:table-cell>
          <table:table-cell office:value-type="float" office:value="306324067.521029" calcext:value-type="float">
            <text:p>306324067.521029</text:p>
          </table:table-cell>
          <table:table-cell office:value-type="float" office:value="306324067.533279" calcext:value-type="float">
            <text:p>306324067.533279</text:p>
          </table:table-cell>
          <table:table-cell office:value-type="float" office:value="306324067.544271" calcext:value-type="float">
            <text:p>306324067.544271</text:p>
          </table:table-cell>
          <table:table-cell office:value-type="float" office:value="306324067.554134" calcext:value-type="float">
            <text:p>306324067.554134</text:p>
          </table:table-cell>
          <table:table-cell office:value-type="float" office:value="306324067.562983" calcext:value-type="float">
            <text:p>306324067.562983</text:p>
          </table:table-cell>
          <table:table-cell office:value-type="float" office:value="306324067.570924" calcext:value-type="float">
            <text:p>306324067.570924</text:p>
          </table:table-cell>
          <table:table-cell office:value-type="float" office:value="306324067.578049" calcext:value-type="float">
            <text:p>306324067.578049</text:p>
          </table:table-cell>
          <table:table-cell office:value-type="float" office:value="306324067.584442" calcext:value-type="float">
            <text:p>306324067.584442</text:p>
          </table:table-cell>
          <table:table-cell office:value-type="float" office:value="306324067.590178" calcext:value-type="float">
            <text:p>306324067.590178</text:p>
          </table:table-cell>
          <table:table-cell office:value-type="float" office:value="306324067.595324" calcext:value-type="float">
            <text:p>306324067.595324</text:p>
          </table:table-cell>
          <table:table-cell office:value-type="float" office:value="306324067.599942" calcext:value-type="float">
            <text:p>306324067.599942</text:p>
          </table:table-cell>
          <table:table-cell office:value-type="float" office:value="306324067.604086" calcext:value-type="float">
            <text:p>306324067.604086</text:p>
          </table:table-cell>
          <table:table-cell office:value-type="float" office:value="306324067.607804" calcext:value-type="float">
            <text:p>306324067.607804</text:p>
          </table:table-cell>
          <table:table-cell office:value-type="float" office:value="306324067.61114" calcext:value-type="float">
            <text:p>306324067.61114</text:p>
          </table:table-cell>
          <table:table-cell office:value-type="float" office:value="306324067.614133" calcext:value-type="float">
            <text:p>306324067.614133</text:p>
          </table:table-cell>
          <table:table-cell office:value-type="float" office:value="306324067.616819" calcext:value-type="float">
            <text:p>306324067.616819</text:p>
          </table:table-cell>
          <table:table-cell office:value-type="float" office:value="306324067.619229" calcext:value-type="float">
            <text:p>306324067.619229</text:p>
          </table:table-cell>
          <table:table-cell office:value-type="float" office:value="306324067.621391" calcext:value-type="float">
            <text:p>306324067.621391</text:p>
          </table:table-cell>
          <table:table-cell office:value-type="float" office:value="306324067.623331" calcext:value-type="float">
            <text:p>306324067.623331</text:p>
          </table:table-cell>
          <table:table-cell office:value-type="float" office:value="306324067.625072" calcext:value-type="float">
            <text:p>306324067.625072</text:p>
          </table:table-cell>
          <table:table-cell office:value-type="float" office:value="306324067.626634" calcext:value-type="float">
            <text:p>306324067.626634</text:p>
          </table:table-cell>
          <table:table-cell office:value-type="float" office:value="306324067.628036" calcext:value-type="float">
            <text:p>306324067.628036</text:p>
          </table:table-cell>
          <table:table-cell office:value-type="float" office:value="306324067.629293" calcext:value-type="float">
            <text:p>306324067.629293</text:p>
          </table:table-cell>
          <table:table-cell office:value-type="float" office:value="306324067.630422" calcext:value-type="float">
            <text:p>306324067.630422</text:p>
          </table:table-cell>
          <table:table-cell office:value-type="float" office:value="306324067.631434" calcext:value-type="float">
            <text:p>306324067.631434</text:p>
          </table:table-cell>
          <table:table-cell office:value-type="float" office:value="306324067.632342" calcext:value-type="float">
            <text:p>306324067.632342</text:p>
          </table:table-cell>
          <table:table-cell office:value-type="float" office:value="306324067.633157" calcext:value-type="float">
            <text:p>306324067.633157</text:p>
          </table:table-cell>
          <table:table-cell office:value-type="float" office:value="306324067.633889" calcext:value-type="float">
            <text:p>306324067.633889</text:p>
          </table:table-cell>
          <table:table-cell office:value-type="float" office:value="306324067.634545" calcext:value-type="float">
            <text:p>306324067.634545</text:p>
          </table:table-cell>
          <table:table-cell office:value-type="float" office:value="306324067.635134" calcext:value-type="float">
            <text:p>306324067.635134</text:p>
          </table:table-cell>
          <table:table-cell office:value-type="float" office:value="306324067.635662" calcext:value-type="float">
            <text:p>306324067.635662</text:p>
          </table:table-cell>
          <table:table-cell office:value-type="float" office:value="306324067.636136" calcext:value-type="float">
            <text:p>306324067.636136</text:p>
          </table:table-cell>
          <table:table-cell office:value-type="float" office:value="306324067.636561" calcext:value-type="float">
            <text:p>306324067.636561</text:p>
          </table:table-cell>
          <table:table-cell office:value-type="float" office:value="306324067.636943" calcext:value-type="float">
            <text:p>306324067.636943</text:p>
          </table:table-cell>
          <table:table-cell office:value-type="float" office:value="306324067.637285" calcext:value-type="float">
            <text:p>306324067.637285</text:p>
          </table:table-cell>
          <table:table-cell office:value-type="float" office:value="306324067.637593" calcext:value-type="float">
            <text:p>306324067.637593</text:p>
          </table:table-cell>
          <table:table-cell office:value-type="float" office:value="306324067.637868" calcext:value-type="float">
            <text:p>306324067.637868</text:p>
          </table:table-cell>
          <table:table-cell office:value-type="float" office:value="306324067.638116" calcext:value-type="float">
            <text:p>306324067.638116</text:p>
          </table:table-cell>
          <table:table-cell office:value-type="float" office:value="306324067.638338" calcext:value-type="float">
            <text:p>306324067.638338</text:p>
          </table:table-cell>
          <table:table-cell office:value-type="float" office:value="306324067.638537" calcext:value-type="float">
            <text:p>306324067.638537</text:p>
          </table:table-cell>
          <table:table-cell office:value-type="float" office:value="306324067.638715" calcext:value-type="float">
            <text:p>306324067.638715</text:p>
          </table:table-cell>
          <table:table-cell office:value-type="float" office:value="306324067.638876" calcext:value-type="float">
            <text:p>306324067.638876</text:p>
          </table:table-cell>
          <table:table-cell office:value-type="float" office:value="306324067.639019" calcext:value-type="float">
            <text:p>306324067.639019</text:p>
          </table:table-cell>
          <table:table-cell office:value-type="float" office:value="306324067.639149" calcext:value-type="float">
            <text:p>306324067.639149</text:p>
          </table:table-cell>
          <table:table-cell office:value-type="float" office:value="306324067.639264" calcext:value-type="float">
            <text:p>306324067.639264</text:p>
          </table:table-cell>
          <table:table-cell office:value-type="float" office:value="306324067.639368" calcext:value-type="float">
            <text:p>306324067.639368</text:p>
          </table:table-cell>
          <table:table-cell office:value-type="float" office:value="306324067.639462" calcext:value-type="float">
            <text:p>306324067.639462</text:p>
          </table:table-cell>
          <table:table-cell office:value-type="float" office:value="306324067.639545" calcext:value-type="float">
            <text:p>306324067.639545</text:p>
          </table:table-cell>
          <table:table-cell office:value-type="float" office:value="306324067.63962" calcext:value-type="float">
            <text:p>306324067.63962</text:p>
          </table:table-cell>
          <table:table-cell office:value-type="float" office:value="306324067.639688" calcext:value-type="float">
            <text:p>306324067.639688</text:p>
          </table:table-cell>
          <table:table-cell office:value-type="float" office:value="306324067.639748" calcext:value-type="float">
            <text:p>306324067.639748</text:p>
          </table:table-cell>
          <table:table-cell office:value-type="float" office:value="306324067.639802" calcext:value-type="float">
            <text:p>306324067.639802</text:p>
          </table:table-cell>
          <table:table-cell office:value-type="float" office:value="306324067.639851" calcext:value-type="float">
            <text:p>306324067.639851</text:p>
          </table:table-cell>
          <table:table-cell office:value-type="float" office:value="306324067.639894" calcext:value-type="float">
            <text:p>306324067.639894</text:p>
          </table:table-cell>
          <table:table-cell office:value-type="float" office:value="306324067.639934" calcext:value-type="float">
            <text:p>306324067.639934</text:p>
          </table:table-cell>
          <table:table-cell office:value-type="float" office:value="306324067.639969" calcext:value-type="float">
            <text:p>306324067.639969</text:p>
          </table:table-cell>
          <table:table-cell office:value-type="float" office:value="306324067.64" calcext:value-type="float">
            <text:p>306324067.64</text:p>
          </table:table-cell>
          <table:table-cell office:value-type="float" office:value="306324067.640029" calcext:value-type="float">
            <text:p>306324067.640029</text:p>
          </table:table-cell>
          <table:table-cell office:value-type="float" office:value="306324067.640054" calcext:value-type="float">
            <text:p>306324067.640054</text:p>
          </table:table-cell>
          <table:table-cell office:value-type="float" office:value="306324067.640077" calcext:value-type="float">
            <text:p>306324067.640077</text:p>
          </table:table-cell>
          <table:table-cell office:value-type="float" office:value="306324067.640097" calcext:value-type="float">
            <text:p>306324067.640097</text:p>
          </table:table-cell>
          <table:table-cell office:value-type="float" office:value="306324067.640115" calcext:value-type="float">
            <text:p>306324067.640115</text:p>
          </table:table-cell>
          <table:table-cell office:value-type="float" office:value="306324067.640132" calcext:value-type="float">
            <text:p>306324067.640132</text:p>
          </table:table-cell>
          <table:table-cell office:value-type="float" office:value="306324067.640147" calcext:value-type="float">
            <text:p>306324067.640147</text:p>
          </table:table-cell>
          <table:table-cell office:value-type="float" office:value="306324067.64016" calcext:value-type="float">
            <text:p>306324067.64016</text:p>
          </table:table-cell>
          <table:table-cell office:value-type="float" office:value="306324067.640172" calcext:value-type="float">
            <text:p>306324067.640172</text:p>
          </table:table-cell>
          <table:table-cell office:value-type="float" office:value="306324067.640182" calcext:value-type="float">
            <text:p>306324067.640182</text:p>
          </table:table-cell>
          <table:table-cell office:value-type="float" office:value="306324067.640192" calcext:value-type="float">
            <text:p>306324067.640192</text:p>
          </table:table-cell>
          <table:table-cell office:value-type="float" office:value="306324067.640201" calcext:value-type="float">
            <text:p>306324067.640201</text:p>
          </table:table-cell>
          <table:table-cell office:value-type="float" office:value="306324067.640208" calcext:value-type="float">
            <text:p>306324067.640208</text:p>
          </table:table-cell>
          <table:table-cell office:value-type="float" office:value="306324067.640215" calcext:value-type="float">
            <text:p>306324067.640215</text:p>
          </table:table-cell>
          <table:table-cell office:value-type="float" office:value="306324067.640221" calcext:value-type="float">
            <text:p>306324067.640221</text:p>
          </table:table-cell>
          <table:table-cell office:value-type="float" office:value="306324067.640227" calcext:value-type="float">
            <text:p>306324067.640227</text:p>
          </table:table-cell>
          <table:table-cell office:value-type="float" office:value="306324067.640232" calcext:value-type="float">
            <text:p>306324067.640232</text:p>
          </table:table-cell>
          <table:table-cell office:value-type="float" office:value="306324067.640237" calcext:value-type="float">
            <text:p>306324067.640237</text:p>
          </table:table-cell>
          <table:table-cell office:value-type="float" office:value="306324067.640241" calcext:value-type="float">
            <text:p>306324067.640241</text:p>
          </table:table-cell>
          <table:table-cell office:value-type="float" office:value="306324067.640244" calcext:value-type="float">
            <text:p>306324067.640244</text:p>
          </table:table-cell>
          <table:table-cell office:value-type="float" office:value="306324067.640247" calcext:value-type="float">
            <text:p>306324067.640247</text:p>
          </table:table-cell>
          <table:table-cell office:value-type="float" office:value="306324067.64025" calcext:value-type="float">
            <text:p>306324067.64025</text:p>
          </table:table-cell>
          <table:table-cell office:value-type="float" office:value="306324067.640253" calcext:value-type="float">
            <text:p>306324067.640253</text:p>
          </table:table-cell>
          <table:table-cell office:value-type="float" office:value="306324067.640255" calcext:value-type="float">
            <text:p>306324067.640255</text:p>
          </table:table-cell>
          <table:table-cell office:value-type="float" office:value="306324067.640257" calcext:value-type="float">
            <text:p>306324067.640257</text:p>
          </table:table-cell>
          <table:table-cell office:value-type="float" office:value="306324067.640259" calcext:value-type="float">
            <text:p>306324067.640259</text:p>
          </table:table-cell>
          <table:table-cell office:value-type="float" office:value="306324067.640261" calcext:value-type="float">
            <text:p>306324067.640261</text:p>
          </table:table-cell>
          <table:table-cell office:value-type="float" office:value="306324067.640262" calcext:value-type="float">
            <text:p>306324067.640262</text:p>
          </table:table-cell>
          <table:table-cell office:value-type="float" office:value="306324067.640264" calcext:value-type="float">
            <text:p>306324067.640264</text:p>
          </table:table-cell>
          <table:table-cell office:value-type="float" office:value="306324067.640265" calcext:value-type="float">
            <text:p>306324067.640265</text:p>
          </table:table-cell>
          <table:table-cell office:value-type="float" office:value="306324067.640266" calcext:value-type="float">
            <text:p>306324067.640266</text:p>
          </table:table-cell>
          <table:table-cell office:value-type="float" office:value="306324067.640267" calcext:value-type="float">
            <text:p>306324067.640267</text:p>
          </table:table-cell>
          <table:table-cell office:value-type="float" office:value="306324067.640268" calcext:value-type="float">
            <text:p>306324067.640268</text:p>
          </table:table-cell>
          <table:table-cell office:value-type="float" office:value="306324067.640269" calcext:value-type="float">
            <text:p>306324067.640269</text:p>
          </table:table-cell>
          <table:table-cell office:value-type="float" office:value="306324067.64027" calcext:value-type="float">
            <text:p>306324067.64027</text:p>
          </table:table-cell>
          <table:table-cell office:value-type="float" office:value="306324067.64027" calcext:value-type="float">
            <text:p>306324067.64027</text:p>
          </table:table-cell>
          <table:table-cell office:value-type="float" office:value="306324067.640271" calcext:value-type="float">
            <text:p>306324067.640271</text:p>
          </table:table-cell>
          <table:table-cell office:value-type="float" office:value="306324067.640271" calcext:value-type="float">
            <text:p>306324067.640271</text:p>
          </table:table-cell>
          <table:table-cell office:value-type="float" office:value="306324067.640272" calcext:value-type="float">
            <text:p>306324067.640272</text:p>
          </table:table-cell>
          <table:table-cell office:value-type="float" office:value="306324067.640272" calcext:value-type="float">
            <text:p>306324067.640272</text:p>
          </table:table-cell>
          <table:table-cell office:value-type="float" office:value="306324067.640272" calcext:value-type="float">
            <text:p>306324067.640272</text:p>
          </table:table-cell>
          <table:table-cell office:value-type="float" office:value="306324067.640273" calcext:value-type="float">
            <text:p>306324067.640273</text:p>
          </table:table-cell>
          <table:table-cell office:value-type="float" office:value="306324067.640273" calcext:value-type="float">
            <text:p>306324067.640273</text:p>
          </table:table-cell>
          <table:table-cell office:value-type="float" office:value="306324067.640273" calcext:value-type="float">
            <text:p>306324067.640273</text:p>
          </table:table-cell>
          <table:table-cell office:value-type="float" office:value="306324067.640274" calcext:value-type="float">
            <text:p>306324067.640274</text:p>
          </table:table-cell>
          <table:table-cell office:value-type="float" office:value="306324067.640274" calcext:value-type="float">
            <text:p>306324067.640274</text:p>
          </table:table-cell>
          <table:table-cell office:value-type="float" office:value="306324067.640274" calcext:value-type="float">
            <text:p>306324067.640274</text:p>
          </table:table-cell>
          <table:table-cell office:value-type="float" office:value="306324067.640274" calcext:value-type="float">
            <text:p>306324067.640274</text:p>
          </table:table-cell>
          <table:table-cell office:value-type="float" office:value="306324067.640274" calcext:value-type="float">
            <text:p>306324067.640274</text:p>
          </table:table-cell>
          <table:table-cell office:value-type="float" office:value="306324067.640275" calcext:value-type="float">
            <text:p>306324067.640275</text:p>
          </table:table-cell>
          <table:table-cell office:value-type="float" office:value="306324067.640275" calcext:value-type="float">
            <text:p>306324067.640275</text:p>
          </table:table-cell>
          <table:table-cell office:value-type="float" office:value="306324067.640275" calcext:value-type="float">
            <text:p>306324067.640275</text:p>
          </table:table-cell>
          <table:table-cell office:value-type="float" office:value="306324067.640275" calcext:value-type="float">
            <text:p>306324067.640275</text:p>
          </table:table-cell>
          <table:table-cell office:value-type="float" office:value="306324067.640275" calcext:value-type="float">
            <text:p>306324067.640275</text:p>
          </table:table-cell>
          <table:table-cell office:value-type="float" office:value="306324067.640275" calcext:value-type="float">
            <text:p>306324067.640275</text:p>
          </table:table-cell>
          <table:table-cell office:value-type="float" office:value="306324067.640275" calcext:value-type="float">
            <text:p>306324067.640275</text:p>
          </table:table-cell>
          <table:table-cell office:value-type="float" office:value="306324067.640275" calcext:value-type="float">
            <text:p>306324067.640275</text:p>
          </table:table-cell>
          <table:table-cell office:value-type="float" office:value="306324067.640275" calcext:value-type="float">
            <text:p>306324067.640275</text:p>
          </table:table-cell>
          <table:table-cell office:value-type="float" office:value="306324067.640275" calcext:value-type="float">
            <text:p>306324067.640275</text:p>
          </table:table-cell>
          <table:table-cell office:value-type="float" office:value="306324067.640275" calcext:value-type="float">
            <text:p>306324067.640275</text:p>
          </table:table-cell>
          <table:table-cell table:number-columns-repeated="2" office:value-type="float" office:value="306324067.640275" calcext:value-type="float">
            <text:p>306324067.640275</text:p>
          </table:table-cell>
          <table:table-cell table:number-columns-repeated="2" office:value-type="float" office:value="306324067.640275" calcext:value-type="float">
            <text:p>306324067.640275</text:p>
          </table:table-cell>
          <table:table-cell table:number-columns-repeated="4" office:value-type="float" office:value="306324067.640276" calcext:value-type="float">
            <text:p>306324067.640276</text:p>
          </table:table-cell>
          <table:table-cell table:number-columns-repeated="4" office:value-type="float" office:value="306324067.640276" calcext:value-type="float">
            <text:p>306324067.640276</text:p>
          </table:table-cell>
          <table:table-cell table:number-columns-repeated="4" office:value-type="float" office:value="306324067.640276" calcext:value-type="float">
            <text:p>306324067.640276</text:p>
          </table:table-cell>
          <table:table-cell table:number-columns-repeated="140" office:value-type="float" office:value="306324067.640276" calcext:value-type="float">
            <text:p>306324067.640276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0" calcext:value-type="float">
            <text:p>0</text:p>
          </table:table-cell>
          <table:table-cell office:value-type="float" office:value="0.000643593330243153" calcext:value-type="float">
            <text:p>0.000643593330243</text:p>
          </table:table-cell>
          <table:table-cell office:value-type="float" office:value="0.00401970261724994" calcext:value-type="float">
            <text:p>0.00401970261725</text:p>
          </table:table-cell>
          <table:table-cell office:value-type="float" office:value="0.0181052936530596" calcext:value-type="float">
            <text:p>0.01810529365306</text:p>
          </table:table-cell>
          <table:table-cell office:value-type="float" office:value="0.0763348820492646" calcext:value-type="float">
            <text:p>0.076334882049265</text:p>
          </table:table-cell>
          <table:table-cell office:value-type="float" office:value="0.316954731258196" calcext:value-type="float">
            <text:p>0.316954731258196</text:p>
          </table:table-cell>
          <table:table-cell office:value-type="float" office:value="1.3112387831328" calcext:value-type="float">
            <text:p>1.3112387831328</text:p>
          </table:table-cell>
          <table:table-cell office:value-type="float" office:value="5.41977545079101" calcext:value-type="float">
            <text:p>5.41977545079101</text:p>
          </table:table-cell>
          <table:table-cell office:value-type="float" office:value="22.3965729548248" calcext:value-type="float">
            <text:p>22.3965729548248</text:p>
          </table:table-cell>
          <table:table-cell office:value-type="float" office:value="92.5406495986881" calcext:value-type="float">
            <text:p>92.5406495986881</text:p>
          </table:table-cell>
          <table:table-cell office:value-type="float" office:value="382.267285907527" calcext:value-type="float">
            <text:p>382.267285907527</text:p>
          </table:table-cell>
          <table:table-cell office:value-type="float" office:value="1577.4036588886" calcext:value-type="float">
            <text:p>1577.4036588886</text:p>
          </table:table-cell>
          <table:table-cell office:value-type="float" office:value="6481.01631648544" calcext:value-type="float">
            <text:p>6481.01631648544</text:p>
          </table:table-cell>
          <table:table-cell office:value-type="float" office:value="26172.8233133502" calcext:value-type="float">
            <text:p>26172.8233133502</text:p>
          </table:table-cell>
          <table:table-cell office:value-type="float" office:value="99267.2880140645" calcext:value-type="float">
            <text:p>99267.2880140645</text:p>
          </table:table-cell>
          <table:table-cell office:value-type="float" office:value="316819.024225275" calcext:value-type="float">
            <text:p>316819.024225275</text:p>
          </table:table-cell>
          <table:table-cell office:value-type="float" office:value="765383.340424709" calcext:value-type="float">
            <text:p>765383.340424709</text:p>
          </table:table-cell>
          <table:table-cell office:value-type="float" office:value="1435834.51307665" calcext:value-type="float">
            <text:p>1435834.51307665</text:p>
          </table:table-cell>
          <table:table-cell office:value-type="float" office:value="2275069.33616604" calcext:value-type="float">
            <text:p>2275069.33616604</text:p>
          </table:table-cell>
          <table:table-cell office:value-type="float" office:value="3234268.22438951" calcext:value-type="float">
            <text:p>3234268.22438951</text:p>
          </table:table-cell>
          <table:table-cell office:value-type="float" office:value="4273658.10475036" calcext:value-type="float">
            <text:p>4273658.10475036</text:p>
          </table:table-cell>
          <table:table-cell office:value-type="float" office:value="5361204.72092877" calcext:value-type="float">
            <text:p>5361204.72092877</text:p>
          </table:table-cell>
          <table:table-cell office:value-type="float" office:value="6471332.93305004" calcext:value-type="float">
            <text:p>6471332.93305004</text:p>
          </table:table-cell>
          <table:table-cell office:value-type="float" office:value="7583840.9196522" calcext:value-type="float">
            <text:p>7583840.9196522</text:p>
          </table:table-cell>
          <table:table-cell office:value-type="float" office:value="8682983.59513656" calcext:value-type="float">
            <text:p>8682983.59513656</text:p>
          </table:table-cell>
          <table:table-cell office:value-type="float" office:value="9756696.49886982" calcext:value-type="float">
            <text:p>9756696.49886982</text:p>
          </table:table-cell>
          <table:table-cell office:value-type="float" office:value="10795943.9750354" calcext:value-type="float">
            <text:p>10795943.9750354</text:p>
          </table:table-cell>
          <table:table-cell office:value-type="float" office:value="11794169.1927926" calcext:value-type="float">
            <text:p>11794169.1927926</text:p>
          </table:table-cell>
          <table:table-cell office:value-type="float" office:value="12746833.5008391" calcext:value-type="float">
            <text:p>12746833.5008391</text:p>
          </table:table-cell>
          <table:table-cell office:value-type="float" office:value="13651029.6439987" calcext:value-type="float">
            <text:p>13651029.6439987</text:p>
          </table:table-cell>
          <table:table-cell office:value-type="float" office:value="14505159.4574961" calcext:value-type="float">
            <text:p>14505159.4574961</text:p>
          </table:table-cell>
          <table:table-cell office:value-type="float" office:value="15308664.5302983" calcext:value-type="float">
            <text:p>15308664.5302983</text:p>
          </table:table-cell>
          <table:table-cell office:value-type="float" office:value="16061803.0036343" calcext:value-type="float">
            <text:p>16061803.0036343</text:p>
          </table:table-cell>
          <table:table-cell office:value-type="float" office:value="16765464.6771792" calcext:value-type="float">
            <text:p>16765464.6771792</text:p>
          </table:table-cell>
          <table:table-cell office:value-type="float" office:value="17421018.1830726" calcext:value-type="float">
            <text:p>17421018.1830726</text:p>
          </table:table-cell>
          <table:table-cell office:value-type="float" office:value="18030186.1950241" calcext:value-type="float">
            <text:p>18030186.1950241</text:p>
          </table:table-cell>
          <table:table-cell office:value-type="float" office:value="18594943.0574038" calcext:value-type="float">
            <text:p>18594943.0574038</text:p>
          </table:table-cell>
          <table:table-cell office:value-type="float" office:value="19117431.8669541" calcext:value-type="float">
            <text:p>19117431.8669541</text:p>
          </table:table-cell>
          <table:table-cell office:value-type="float" office:value="19599897.7158873" calcext:value-type="float">
            <text:p>19599897.7158873</text:p>
          </table:table-cell>
          <table:table-cell office:value-type="float" office:value="20044634.2274435" calcext:value-type="float">
            <text:p>20044634.2274435</text:p>
          </table:table-cell>
          <table:table-cell office:value-type="float" office:value="20453941.502177" calcext:value-type="float">
            <text:p>20453941.502177</text:p>
          </table:table-cell>
          <table:table-cell office:value-type="float" office:value="20830093.1275947" calcext:value-type="float">
            <text:p>20830093.1275947</text:p>
          </table:table-cell>
          <table:table-cell office:value-type="float" office:value="21175311.0811101" calcext:value-type="float">
            <text:p>21175311.0811101</text:p>
          </table:table-cell>
          <table:table-cell office:value-type="float" office:value="21491746.7033178" calcext:value-type="float">
            <text:p>21491746.7033178</text:p>
          </table:table-cell>
          <table:table-cell office:value-type="float" office:value="21781467.0094808" calcext:value-type="float">
            <text:p>21781467.0094808</text:p>
          </table:table-cell>
          <table:table-cell office:value-type="float" office:value="22046445.1537377" calcext:value-type="float">
            <text:p>22046445.1537377</text:p>
          </table:table-cell>
          <table:table-cell office:value-type="float" office:value="22288554.2926188" calcext:value-type="float">
            <text:p>22288554.2926188</text:p>
          </table:table-cell>
          <table:table-cell office:value-type="float" office:value="22509564.1827538" calcext:value-type="float">
            <text:p>22509564.1827538</text:p>
          </table:table-cell>
          <table:table-cell office:value-type="float" office:value="22711139.9479601" calcext:value-type="float">
            <text:p>22711139.9479601</text:p>
          </table:table-cell>
          <table:table-cell office:value-type="float" office:value="22894842.5540215" calcext:value-type="float">
            <text:p>22894842.5540215</text:p>
          </table:table-cell>
          <table:table-cell office:value-type="float" office:value="23062130.5996719" calcext:value-type="float">
            <text:p>23062130.5996719</text:p>
          </table:table-cell>
          <table:table-cell office:value-type="float" office:value="23214363.1143611" calcext:value-type="float">
            <text:p>23214363.1143611</text:p>
          </table:table-cell>
          <table:table-cell office:value-type="float" office:value="23352803.0880418" calcext:value-type="float">
            <text:p>23352803.0880418</text:p>
          </table:table-cell>
          <table:table-cell office:value-type="float" office:value="23478621.5385257" calcext:value-type="float">
            <text:p>23478621.5385257</text:p>
          </table:table-cell>
          <table:table-cell office:value-type="float" office:value="23592901.9293884" calcext:value-type="float">
            <text:p>23592901.9293884</text:p>
          </table:table-cell>
          <table:table-cell office:value-type="float" office:value="23696644.8043981" calcext:value-type="float">
            <text:p>23696644.8043981</text:p>
          </table:table-cell>
          <table:table-cell office:value-type="float" office:value="23790772.5255857" calcext:value-type="float">
            <text:p>23790772.5255857</text:p>
          </table:table-cell>
          <table:table-cell office:value-type="float" office:value="23876134.0290705" calcext:value-type="float">
            <text:p>23876134.0290705</text:p>
          </table:table-cell>
          <table:table-cell office:value-type="float" office:value="23953509.5279959" calcext:value-type="float">
            <text:p>23953509.5279959</text:p>
          </table:table-cell>
          <table:table-cell office:value-type="float" office:value="24023615.1105634" calcext:value-type="float">
            <text:p>24023615.1105634</text:p>
          </table:table-cell>
          <table:table-cell office:value-type="float" office:value="24087107.1935706" calcext:value-type="float">
            <text:p>24087107.1935706</text:p>
          </table:table-cell>
          <table:table-cell office:value-type="float" office:value="24144586.8016595" calcext:value-type="float">
            <text:p>24144586.8016595</text:p>
          </table:table-cell>
          <table:table-cell office:value-type="float" office:value="24196603.6554067" calcext:value-type="float">
            <text:p>24196603.6554067</text:p>
          </table:table-cell>
          <table:table-cell office:value-type="float" office:value="24243660.0512132" calcext:value-type="float">
            <text:p>24243660.0512132</text:p>
          </table:table-cell>
          <table:table-cell office:value-type="float" office:value="24286214.5279552" calcext:value-type="float">
            <text:p>24286214.5279552</text:p>
          </table:table-cell>
          <table:table-cell office:value-type="float" office:value="24324685.3179356" calcext:value-type="float">
            <text:p>24324685.3179356</text:p>
          </table:table-cell>
          <table:table-cell office:value-type="float" office:value="24359453.581969" calcext:value-type="float">
            <text:p>24359453.581969</text:p>
          </table:table-cell>
          <table:table-cell office:value-type="float" office:value="24390866.4329841" calcext:value-type="float">
            <text:p>24390866.4329841</text:p>
          </table:table-cell>
          <table:table-cell office:value-type="float" office:value="24419239.7533473" calcext:value-type="float">
            <text:p>24419239.7533473</text:p>
          </table:table-cell>
          <table:table-cell office:value-type="float" office:value="24444860.8134642" calcext:value-type="float">
            <text:p>24444860.8134642</text:p>
          </table:table-cell>
          <table:table-cell office:value-type="float" office:value="24467990.6998215" calcext:value-type="float">
            <text:p>24467990.6998215</text:p>
          </table:table-cell>
          <table:table-cell office:value-type="float" office:value="24488866.5617352" calcext:value-type="float">
            <text:p>24488866.5617352</text:p>
          </table:table-cell>
          <table:table-cell office:value-type="float" office:value="24507703.6862833" calcext:value-type="float">
            <text:p>24507703.6862833</text:p>
          </table:table-cell>
          <table:table-cell office:value-type="float" office:value="24524697.4112239" calcext:value-type="float">
            <text:p>24524697.4112239</text:p>
          </table:table-cell>
          <table:table-cell office:value-type="float" office:value="24540024.8857682" calcext:value-type="float">
            <text:p>24540024.8857682</text:p>
          </table:table-cell>
          <table:table-cell office:value-type="float" office:value="24553846.6888827" calcext:value-type="float">
            <text:p>24553846.6888827</text:p>
          </table:table-cell>
          <table:table-cell office:value-type="float" office:value="24566308.3146779" calcext:value-type="float">
            <text:p>24566308.3146779</text:p>
          </table:table-cell>
          <table:table-cell office:value-type="float" office:value="24577541.5340816" calcext:value-type="float">
            <text:p>24577541.5340816</text:p>
          </table:table-cell>
          <table:table-cell office:value-type="float" office:value="24587665.6416621" calcext:value-type="float">
            <text:p>24587665.6416621</text:p>
          </table:table-cell>
          <table:table-cell office:value-type="float" office:value="24596788.5960721" calcext:value-type="float">
            <text:p>24596788.5960721</text:p>
          </table:table-cell>
          <table:table-cell office:value-type="float" office:value="24605008.062144" calcext:value-type="float">
            <text:p>24605008.062144</text:p>
          </table:table-cell>
          <table:table-cell office:value-type="float" office:value="24612412.3622397" calcext:value-type="float">
            <text:p>24612412.3622397</text:p>
          </table:table-cell>
          <table:table-cell office:value-type="float" office:value="24619081.3440042" calcext:value-type="float">
            <text:p>24619081.3440042</text:p>
          </table:table-cell>
          <table:table-cell office:value-type="float" office:value="24625087.1712267" calcext:value-type="float">
            <text:p>24625087.1712267</text:p>
          </table:table-cell>
          <table:table-cell office:value-type="float" office:value="24630495.0440794" calcext:value-type="float">
            <text:p>24630495.0440794</text:p>
          </table:table-cell>
          <table:table-cell office:value-type="float" office:value="24635363.8545726" calcext:value-type="float">
            <text:p>24635363.8545726</text:p>
          </table:table-cell>
          <table:table-cell office:value-type="float" office:value="24639746.782655" calcext:value-type="float">
            <text:p>24639746.782655</text:p>
          </table:table-cell>
          <table:table-cell office:value-type="float" office:value="24643691.8379956" calcext:value-type="float">
            <text:p>24643691.8379956</text:p>
          </table:table-cell>
          <table:table-cell office:value-type="float" office:value="24647242.3521043" calcext:value-type="float">
            <text:p>24647242.3521043</text:p>
          </table:table-cell>
          <table:table-cell office:value-type="float" office:value="24650437.4250947" calcext:value-type="float">
            <text:p>24650437.4250947</text:p>
          </table:table-cell>
          <table:table-cell office:value-type="float" office:value="24653312.331057" calcext:value-type="float">
            <text:p>24653312.331057</text:p>
          </table:table-cell>
          <table:table-cell office:value-type="float" office:value="24655898.8856923" calcext:value-type="float">
            <text:p>24655898.8856923</text:p>
          </table:table-cell>
          <table:table-cell office:value-type="float" office:value="24658225.7795654" calcext:value-type="float">
            <text:p>24658225.7795654</text:p>
          </table:table-cell>
          <table:table-cell office:value-type="float" office:value="24660318.8800562" calcext:value-type="float">
            <text:p>24660318.8800562</text:p>
          </table:table-cell>
          <table:table-cell office:value-type="float" office:value="24662201.5048365" calcext:value-type="float">
            <text:p>24662201.5048365</text:p>
          </table:table-cell>
          <table:table-cell office:value-type="float" office:value="24663894.6694561" calcext:value-type="float">
            <text:p>24663894.6694561</text:p>
          </table:table-cell>
          <table:table-cell office:value-type="float" office:value="24665417.3114066" calcext:value-type="float">
            <text:p>24665417.3114066</text:p>
          </table:table-cell>
          <table:table-cell office:value-type="float" office:value="24666786.4928225" calcext:value-type="float">
            <text:p>24666786.4928225</text:p>
          </table:table-cell>
          <table:table-cell office:value-type="float" office:value="24668017.5837958" calcext:value-type="float">
            <text:p>24668017.5837958</text:p>
          </table:table-cell>
          <table:table-cell office:value-type="float" office:value="24669124.4281026" calcext:value-type="float">
            <text:p>24669124.4281026</text:p>
          </table:table-cell>
          <table:table-cell office:value-type="float" office:value="24670119.4929839" calcext:value-type="float">
            <text:p>24670119.4929839</text:p>
          </table:table-cell>
          <table:table-cell office:value-type="float" office:value="24671014.0044739" calcext:value-type="float">
            <text:p>24671014.0044739</text:p>
          </table:table-cell>
          <table:table-cell office:value-type="float" office:value="24671818.0696373" calcext:value-type="float">
            <text:p>24671818.0696373</text:p>
          </table:table-cell>
          <table:table-cell office:value-type="float" office:value="24672540.7869513" calcext:value-type="float">
            <text:p>24672540.7869513</text:p>
          </table:table-cell>
          <table:table-cell office:value-type="float" office:value="24673190.3459569" calcext:value-type="float">
            <text:p>24673190.3459569</text:p>
          </table:table-cell>
          <table:table-cell office:value-type="float" office:value="24673774.1172013" calcext:value-type="float">
            <text:p>24673774.1172013</text:p>
          </table:table-cell>
          <table:table-cell office:value-type="float" office:value="24674298.7333973" calcext:value-type="float">
            <text:p>24674298.7333973</text:p>
          </table:table-cell>
          <table:table-cell office:value-type="float" office:value="24674770.1626428" calcext:value-type="float">
            <text:p>24674770.1626428</text:p>
          </table:table-cell>
          <table:table-cell office:value-type="float" office:value="24675193.7744608" calcext:value-type="float">
            <text:p>24675193.7744608</text:p>
          </table:table-cell>
          <table:table-cell office:value-type="float" office:value="24675574.3993546" calcext:value-type="float">
            <text:p>24675574.3993546</text:p>
          </table:table-cell>
          <table:table-cell office:value-type="float" office:value="24675916.3825016" calcext:value-type="float">
            <text:p>24675916.3825016</text:p>
          </table:table-cell>
          <table:table-cell office:value-type="float" office:value="24676223.6321558" calcext:value-type="float">
            <text:p>24676223.6321558</text:p>
          </table:table-cell>
          <table:table-cell office:value-type="float" office:value="24676499.6632722" calcext:value-type="float">
            <text:p>24676499.6632722</text:p>
          </table:table-cell>
          <table:table-cell office:value-type="float" office:value="24676747.6368165" calcext:value-type="float">
            <text:p>24676747.6368165</text:p>
          </table:table-cell>
          <table:table-cell office:value-type="float" office:value="24676970.3951839" calcext:value-type="float">
            <text:p>24676970.3951839</text:p>
          </table:table-cell>
          <table:table-cell office:value-type="float" office:value="24677170.4941041" calcext:value-type="float">
            <text:p>24677170.4941041</text:p>
          </table:table-cell>
          <table:table-cell office:value-type="float" office:value="24677350.2313793" calcext:value-type="float">
            <text:p>24677350.2313793</text:p>
          </table:table-cell>
          <table:table-cell office:value-type="float" office:value="24677511.6727643" calcext:value-type="float">
            <text:p>24677511.6727643</text:p>
          </table:table-cell>
          <table:table-cell office:value-type="float" office:value="24677656.67527" calcext:value-type="float">
            <text:p>24677656.67527</text:p>
          </table:table-cell>
          <table:table-cell office:value-type="float" office:value="24677786.9081451" calcext:value-type="float">
            <text:p>24677786.9081451</text:p>
          </table:table-cell>
          <table:table-cell office:value-type="float" office:value="24677903.8717626" calcext:value-type="float">
            <text:p>24677903.8717626</text:p>
          </table:table-cell>
          <table:table-cell office:value-type="float" office:value="24678008.9146214" calcext:value-type="float">
            <text:p>24678008.9146214</text:p>
          </table:table-cell>
          <table:table-cell office:value-type="float" office:value="24678103.2486463" calcext:value-type="float">
            <text:p>24678103.2486463</text:p>
          </table:table-cell>
          <table:table-cell office:value-type="float" office:value="24678187.9629571" calcext:value-type="float">
            <text:p>24678187.9629571</text:p>
          </table:table-cell>
          <table:table-cell office:value-type="float" office:value="24678264.0362581" calcext:value-type="float">
            <text:p>24678264.0362581</text:p>
          </table:table-cell>
          <table:table-cell office:value-type="float" office:value="24678332.3479847" calcext:value-type="float">
            <text:p>24678332.3479847</text:p>
          </table:table-cell>
          <table:table-cell office:value-type="float" office:value="24678393.6883312" calcext:value-type="float">
            <text:p>24678393.6883312</text:p>
          </table:table-cell>
          <table:table-cell office:value-type="float" office:value="24678448.7672715" calcext:value-type="float">
            <text:p>24678448.7672715</text:p>
          </table:table-cell>
          <table:table-cell office:value-type="float" office:value="24678498.2226721" calcext:value-type="float">
            <text:p>24678498.2226721</text:p>
          </table:table-cell>
          <table:table-cell office:value-type="float" office:value="24678542.6275895" calcext:value-type="float">
            <text:p>24678542.6275895</text:p>
          </table:table-cell>
          <table:table-cell office:value-type="float" office:value="24678582.4968318" calcext:value-type="float">
            <text:p>24678582.4968318</text:p>
          </table:table-cell>
          <table:table-cell office:value-type="float" office:value="24678618.2928595" calcext:value-type="float">
            <text:p>24678618.2928595</text:p>
          </table:table-cell>
          <table:table-cell office:value-type="float" office:value="24678650.4310916" calcext:value-type="float">
            <text:p>24678650.4310916</text:p>
          </table:table-cell>
          <table:table-cell office:value-type="float" office:value="24678679.2846755" calcext:value-type="float">
            <text:p>24678679.2846755</text:p>
          </table:table-cell>
          <table:table-cell office:value-type="float" office:value="24678705.1887754" calcext:value-type="float">
            <text:p>24678705.1887754</text:p>
          </table:table-cell>
          <table:table-cell office:value-type="float" office:value="24678728.4444276" calcext:value-type="float">
            <text:p>24678728.4444276</text:p>
          </table:table-cell>
          <table:table-cell office:value-type="float" office:value="24678749.3220062" calcext:value-type="float">
            <text:p>24678749.3220062</text:p>
          </table:table-cell>
          <table:table-cell office:value-type="float" office:value="24678768.0643372" calcext:value-type="float">
            <text:p>24678768.0643372</text:p>
          </table:table-cell>
          <table:table-cell office:value-type="float" office:value="24678784.8894987" calcext:value-type="float">
            <text:p>24678784.8894987</text:p>
          </table:table-cell>
          <table:table-cell office:value-type="float" office:value="24678799.9933364" calcext:value-type="float">
            <text:p>24678799.9933364</text:p>
          </table:table-cell>
          <table:table-cell office:value-type="float" office:value="24678813.551725" calcext:value-type="float">
            <text:p>24678813.551725</text:p>
          </table:table-cell>
          <table:table-cell office:value-type="float" office:value="24678825.7225996" calcext:value-type="float">
            <text:p>24678825.7225996</text:p>
          </table:table-cell>
          <table:table-cell office:value-type="float" office:value="24678836.6477821" calcext:value-type="float">
            <text:p>24678836.6477821</text:p>
          </table:table-cell>
          <table:table-cell office:value-type="float" office:value="24678846.454621" calcext:value-type="float">
            <text:p>24678846.454621</text:p>
          </table:table-cell>
          <table:table-cell office:value-type="float" office:value="24678855.2574657" calcext:value-type="float">
            <text:p>24678855.2574657</text:p>
          </table:table-cell>
          <table:table-cell office:value-type="float" office:value="24678863.1589907" calcext:value-type="float">
            <text:p>24678863.1589907</text:p>
          </table:table-cell>
          <table:table-cell office:value-type="float" office:value="24678870.2513852" calcext:value-type="float">
            <text:p>24678870.2513852</text:p>
          </table:table-cell>
          <table:table-cell office:value-type="float" office:value="24678876.6174221" calcext:value-type="float">
            <text:p>24678876.6174221</text:p>
          </table:table-cell>
          <table:table-cell office:value-type="float" office:value="24678882.3314177" calcext:value-type="float">
            <text:p>24678882.3314177</text:p>
          </table:table-cell>
          <table:table-cell office:value-type="float" office:value="24678887.4600946" calcext:value-type="float">
            <text:p>24678887.4600946</text:p>
          </table:table-cell>
          <table:table-cell office:value-type="float" office:value="24678892.0633561" calcext:value-type="float">
            <text:p>24678892.0633561</text:p>
          </table:table-cell>
          <table:table-cell office:value-type="float" office:value="24678896.194982" calcext:value-type="float">
            <text:p>24678896.194982</text:p>
          </table:table-cell>
          <table:table-cell office:value-type="float" office:value="24678899.9032537" calcext:value-type="float">
            <text:p>24678899.9032537</text:p>
          </table:table-cell>
          <table:table-cell office:value-type="float" office:value="24678903.2315156" calcext:value-type="float">
            <text:p>24678903.2315156</text:p>
          </table:table-cell>
          <table:table-cell office:value-type="float" office:value="24678906.2186789" calcext:value-type="float">
            <text:p>24678906.2186789</text:p>
          </table:table-cell>
          <table:table-cell office:value-type="float" office:value="24678908.8996747" calcext:value-type="float">
            <text:p>24678908.8996747</text:p>
          </table:table-cell>
          <table:table-cell office:value-type="float" office:value="24678911.3058603" calcext:value-type="float">
            <text:p>24678911.3058603</text:p>
          </table:table-cell>
          <table:table-cell office:value-type="float" office:value="24678913.4653848" calcext:value-type="float">
            <text:p>24678913.4653848</text:p>
          </table:table-cell>
          <table:table-cell office:value-type="float" office:value="24678915.4035163" calcext:value-type="float">
            <text:p>24678915.4035163</text:p>
          </table:table-cell>
          <table:table-cell office:value-type="float" office:value="24678917.1429369" calcext:value-type="float">
            <text:p>24678917.1429369</text:p>
          </table:table-cell>
          <table:table-cell office:value-type="float" office:value="24678918.7040069" calcext:value-type="float">
            <text:p>24678918.7040069</text:p>
          </table:table-cell>
          <table:table-cell office:value-type="float" office:value="24678920.1050019" calcext:value-type="float">
            <text:p>24678920.1050019</text:p>
          </table:table-cell>
          <table:table-cell office:value-type="float" office:value="24678921.3623268" calcext:value-type="float">
            <text:p>24678921.3623268</text:p>
          </table:table-cell>
          <table:table-cell office:value-type="float" office:value="24678922.4907061" calcext:value-type="float">
            <text:p>24678922.4907061</text:p>
          </table:table-cell>
          <table:table-cell office:value-type="float" office:value="24678923.5033566" calcext:value-type="float">
            <text:p>24678923.5033566</text:p>
          </table:table-cell>
          <table:table-cell office:value-type="float" office:value="24678924.4121414" calcext:value-type="float">
            <text:p>24678924.4121414</text:p>
          </table:table-cell>
          <table:table-cell office:value-type="float" office:value="24678925.2277082" calcext:value-type="float">
            <text:p>24678925.2277082</text:p>
          </table:table-cell>
          <table:table-cell office:value-type="float" office:value="24678925.959614" calcext:value-type="float">
            <text:p>24678925.959614</text:p>
          </table:table-cell>
          <table:table-cell office:value-type="float" office:value="24678926.6164367" calcext:value-type="float">
            <text:p>24678926.6164367</text:p>
          </table:table-cell>
          <table:table-cell office:value-type="float" office:value="24678927.2058751" calcext:value-type="float">
            <text:p>24678927.2058751</text:p>
          </table:table-cell>
          <table:table-cell office:value-type="float" office:value="24678927.7348391" calcext:value-type="float">
            <text:p>24678927.7348391</text:p>
          </table:table-cell>
          <table:table-cell office:value-type="float" office:value="24678928.2095306" calcext:value-type="float">
            <text:p>24678928.2095306</text:p>
          </table:table-cell>
          <table:table-cell office:value-type="float" office:value="24678928.6355156" calcext:value-type="float">
            <text:p>24678928.6355156</text:p>
          </table:table-cell>
          <table:table-cell office:value-type="float" office:value="24678929.0177898" calcext:value-type="float">
            <text:p>24678929.0177898</text:p>
          </table:table-cell>
          <table:table-cell office:value-type="float" office:value="24678929.3608365" calcext:value-type="float">
            <text:p>24678929.3608365</text:p>
          </table:table-cell>
          <table:table-cell office:value-type="float" office:value="24678929.6686797" calcext:value-type="float">
            <text:p>24678929.6686797</text:p>
          </table:table-cell>
          <table:table-cell office:value-type="float" office:value="24678929.9449305" calcext:value-type="float">
            <text:p>24678929.9449305</text:p>
          </table:table-cell>
          <table:table-cell office:value-type="float" office:value="24678930.1928301" calcext:value-type="float">
            <text:p>24678930.1928301</text:p>
          </table:table-cell>
          <table:table-cell office:value-type="float" office:value="24678930.4152871" calcext:value-type="float">
            <text:p>24678930.4152871</text:p>
          </table:table-cell>
          <table:table-cell office:value-type="float" office:value="24678930.6149118" calcext:value-type="float">
            <text:p>24678930.6149118</text:p>
          </table:table-cell>
          <table:table-cell office:value-type="float" office:value="24678930.794047" calcext:value-type="float">
            <text:p>24678930.794047</text:p>
          </table:table-cell>
          <table:table-cell office:value-type="float" office:value="24678930.9547951" calcext:value-type="float">
            <text:p>24678930.9547951</text:p>
          </table:table-cell>
          <table:table-cell office:value-type="float" office:value="24678931.0990427" calcext:value-type="float">
            <text:p>24678931.0990427</text:p>
          </table:table-cell>
          <table:table-cell office:value-type="float" office:value="24678931.2284833" calcext:value-type="float">
            <text:p>24678931.2284833</text:p>
          </table:table-cell>
          <table:table-cell office:value-type="float" office:value="24678931.3446362" calcext:value-type="float">
            <text:p>24678931.3446362</text:p>
          </table:table-cell>
          <table:table-cell office:value-type="float" office:value="24678931.4488652" calcext:value-type="float">
            <text:p>24678931.4488652</text:p>
          </table:table-cell>
          <table:table-cell office:value-type="float" office:value="24678931.5423941" calcext:value-type="float">
            <text:p>24678931.5423941</text:p>
          </table:table-cell>
          <table:table-cell office:value-type="float" office:value="24678931.626321" calcext:value-type="float">
            <text:p>24678931.626321</text:p>
          </table:table-cell>
          <table:table-cell office:value-type="float" office:value="24678931.7016314" calcext:value-type="float">
            <text:p>24678931.7016314</text:p>
          </table:table-cell>
          <table:table-cell office:value-type="float" office:value="24678931.7692099" calcext:value-type="float">
            <text:p>24678931.7692099</text:p>
          </table:table-cell>
          <table:table-cell office:value-type="float" office:value="24678931.8298499" calcext:value-type="float">
            <text:p>24678931.8298499</text:p>
          </table:table-cell>
          <table:table-cell office:value-type="float" office:value="24678931.8842638" calcext:value-type="float">
            <text:p>24678931.8842638</text:p>
          </table:table-cell>
          <table:table-cell office:value-type="float" office:value="24678931.9330907" calcext:value-type="float">
            <text:p>24678931.9330907</text:p>
          </table:table-cell>
          <table:table-cell office:value-type="float" office:value="24678931.9769041" calcext:value-type="float">
            <text:p>24678931.9769041</text:p>
          </table:table-cell>
          <table:table-cell office:value-type="float" office:value="24678932.0162188" calcext:value-type="float">
            <text:p>24678932.0162188</text:p>
          </table:table-cell>
          <table:table-cell office:value-type="float" office:value="24678932.0514964" calcext:value-type="float">
            <text:p>24678932.0514964</text:p>
          </table:table-cell>
          <table:table-cell office:value-type="float" office:value="24678932.0831516" calcext:value-type="float">
            <text:p>24678932.0831516</text:p>
          </table:table-cell>
          <table:table-cell office:value-type="float" office:value="24678932.1115562" calcext:value-type="float">
            <text:p>24678932.1115562</text:p>
          </table:table-cell>
          <table:table-cell office:value-type="float" office:value="24678932.1370439" calcext:value-type="float">
            <text:p>24678932.1370439</text:p>
          </table:table-cell>
          <table:table-cell office:value-type="float" office:value="24678932.1599142" calcext:value-type="float">
            <text:p>24678932.1599142</text:p>
          </table:table-cell>
          <table:table-cell office:value-type="float" office:value="24678932.180436" calcext:value-type="float">
            <text:p>24678932.180436</text:p>
          </table:table-cell>
          <table:table-cell office:value-type="float" office:value="24678932.1988502" calcext:value-type="float">
            <text:p>24678932.1988502</text:p>
          </table:table-cell>
          <table:table-cell office:value-type="float" office:value="24678932.2153734" calcext:value-type="float">
            <text:p>24678932.2153734</text:p>
          </table:table-cell>
          <table:table-cell office:value-type="float" office:value="24678932.2301996" calcext:value-type="float">
            <text:p>24678932.2301996</text:p>
          </table:table-cell>
          <table:table-cell office:value-type="float" office:value="24678932.2435033" calcext:value-type="float">
            <text:p>24678932.2435033</text:p>
          </table:table-cell>
          <table:table-cell office:value-type="float" office:value="24678932.2554406" calcext:value-type="float">
            <text:p>24678932.2554406</text:p>
          </table:table-cell>
          <table:table-cell office:value-type="float" office:value="24678932.2661519" calcext:value-type="float">
            <text:p>24678932.2661519</text:p>
          </table:table-cell>
          <table:table-cell office:value-type="float" office:value="24678932.2757631" calcext:value-type="float">
            <text:p>24678932.2757631</text:p>
          </table:table-cell>
          <table:table-cell office:value-type="float" office:value="24678932.2843871" calcext:value-type="float">
            <text:p>24678932.2843871</text:p>
          </table:table-cell>
          <table:table-cell office:value-type="float" office:value="24678932.2921255" calcext:value-type="float">
            <text:p>24678932.2921255</text:p>
          </table:table-cell>
          <table:table-cell office:value-type="float" office:value="24678932.299069" calcext:value-type="float">
            <text:p>24678932.299069</text:p>
          </table:table-cell>
          <table:table-cell office:value-type="float" office:value="24678932.3052993" calcext:value-type="float">
            <text:p>24678932.3052993</text:p>
          </table:table-cell>
          <table:table-cell office:value-type="float" office:value="24678932.3108898" calcext:value-type="float">
            <text:p>24678932.3108898</text:p>
          </table:table-cell>
          <table:table-cell office:value-type="float" office:value="24678932.315906" calcext:value-type="float">
            <text:p>24678932.315906</text:p>
          </table:table-cell>
          <table:table-cell office:value-type="float" office:value="24678932.320407" calcext:value-type="float">
            <text:p>24678932.320407</text:p>
          </table:table-cell>
          <table:table-cell office:value-type="float" office:value="24678932.3244457" calcext:value-type="float">
            <text:p>24678932.3244457</text:p>
          </table:table-cell>
          <table:table-cell office:value-type="float" office:value="24678932.3280695" calcext:value-type="float">
            <text:p>24678932.3280695</text:p>
          </table:table-cell>
          <table:table-cell office:value-type="float" office:value="24678932.3313211" calcext:value-type="float">
            <text:p>24678932.3313211</text:p>
          </table:table-cell>
          <table:table-cell office:value-type="float" office:value="24678932.3342387" calcext:value-type="float">
            <text:p>24678932.3342387</text:p>
          </table:table-cell>
          <table:table-cell office:value-type="float" office:value="24678932.3368566" calcext:value-type="float">
            <text:p>24678932.3368566</text:p>
          </table:table-cell>
          <table:table-cell office:value-type="float" office:value="24678932.3392056" calcext:value-type="float">
            <text:p>24678932.3392056</text:p>
          </table:table-cell>
          <table:table-cell office:value-type="float" office:value="24678932.3413133" calcext:value-type="float">
            <text:p>24678932.3413133</text:p>
          </table:table-cell>
          <table:table-cell office:value-type="float" office:value="24678932.3432046" calcext:value-type="float">
            <text:p>24678932.3432046</text:p>
          </table:table-cell>
          <table:table-cell office:value-type="float" office:value="24678932.3449015" calcext:value-type="float">
            <text:p>24678932.3449015</text:p>
          </table:table-cell>
          <table:table-cell office:value-type="float" office:value="24678932.3464241" calcext:value-type="float">
            <text:p>24678932.3464241</text:p>
          </table:table-cell>
          <table:table-cell office:value-type="float" office:value="24678932.3477903" calcext:value-type="float">
            <text:p>24678932.3477903</text:p>
          </table:table-cell>
          <table:table-cell office:value-type="float" office:value="24678932.3490162" calcext:value-type="float">
            <text:p>24678932.3490162</text:p>
          </table:table-cell>
          <table:table-cell office:value-type="float" office:value="24678932.3501161" calcext:value-type="float">
            <text:p>24678932.3501161</text:p>
          </table:table-cell>
          <table:table-cell office:value-type="float" office:value="24678932.3511031" calcext:value-type="float">
            <text:p>24678932.3511031</text:p>
          </table:table-cell>
          <table:table-cell office:value-type="float" office:value="24678932.3519886" calcext:value-type="float">
            <text:p>24678932.3519886</text:p>
          </table:table-cell>
          <table:table-cell office:value-type="float" office:value="24678932.3527832" calcext:value-type="float">
            <text:p>24678932.3527832</text:p>
          </table:table-cell>
          <table:table-cell office:value-type="float" office:value="24678932.3534962" calcext:value-type="float">
            <text:p>24678932.3534962</text:p>
          </table:table-cell>
          <table:table-cell office:value-type="float" office:value="24678932.3541359" calcext:value-type="float">
            <text:p>24678932.3541359</text:p>
          </table:table-cell>
          <table:table-cell office:value-type="float" office:value="24678932.3547099" calcext:value-type="float">
            <text:p>24678932.3547099</text:p>
          </table:table-cell>
          <table:table-cell office:value-type="float" office:value="24678932.355225" calcext:value-type="float">
            <text:p>24678932.355225</text:p>
          </table:table-cell>
          <table:table-cell office:value-type="float" office:value="24678932.3556871" calcext:value-type="float">
            <text:p>24678932.3556871</text:p>
          </table:table-cell>
          <table:table-cell office:value-type="float" office:value="24678932.3561017" calcext:value-type="float">
            <text:p>24678932.3561017</text:p>
          </table:table-cell>
          <table:table-cell office:value-type="float" office:value="24678932.3564738" calcext:value-type="float">
            <text:p>24678932.3564738</text:p>
          </table:table-cell>
          <table:table-cell office:value-type="float" office:value="24678932.3568076" calcext:value-type="float">
            <text:p>24678932.3568076</text:p>
          </table:table-cell>
          <table:table-cell office:value-type="float" office:value="24678932.3571072" calcext:value-type="float">
            <text:p>24678932.3571072</text:p>
          </table:table-cell>
          <table:table-cell office:value-type="float" office:value="24678932.3573759" calcext:value-type="float">
            <text:p>24678932.3573759</text:p>
          </table:table-cell>
          <table:table-cell office:value-type="float" office:value="24678932.3576171" calcext:value-type="float">
            <text:p>24678932.3576171</text:p>
          </table:table-cell>
          <table:table-cell office:value-type="float" office:value="24678932.3578335" calcext:value-type="float">
            <text:p>24678932.3578335</text:p>
          </table:table-cell>
          <table:table-cell office:value-type="float" office:value="24678932.3580276" calcext:value-type="float">
            <text:p>24678932.3580276</text:p>
          </table:table-cell>
          <table:table-cell office:value-type="float" office:value="24678932.3582018" calcext:value-type="float">
            <text:p>24678932.3582018</text:p>
          </table:table-cell>
          <table:table-cell office:value-type="float" office:value="24678932.3583581" calcext:value-type="float">
            <text:p>24678932.3583581</text:p>
          </table:table-cell>
          <table:table-cell office:value-type="float" office:value="24678932.3584984" calcext:value-type="float">
            <text:p>24678932.3584984</text:p>
          </table:table-cell>
          <table:table-cell office:value-type="float" office:value="24678932.3586242" calcext:value-type="float">
            <text:p>24678932.3586242</text:p>
          </table:table-cell>
          <table:table-cell office:value-type="float" office:value="24678932.3587371" calcext:value-type="float">
            <text:p>24678932.3587371</text:p>
          </table:table-cell>
          <table:table-cell office:value-type="float" office:value="24678932.3588384" calcext:value-type="float">
            <text:p>24678932.3588384</text:p>
          </table:table-cell>
          <table:table-cell office:value-type="float" office:value="24678932.3589293" calcext:value-type="float">
            <text:p>24678932.3589293</text:p>
          </table:table-cell>
          <table:table-cell office:value-type="float" office:value="24678932.3590109" calcext:value-type="float">
            <text:p>24678932.3590109</text:p>
          </table:table-cell>
          <table:table-cell office:value-type="float" office:value="24678932.3590841" calcext:value-type="float">
            <text:p>24678932.3590841</text:p>
          </table:table-cell>
          <table:table-cell office:value-type="float" office:value="24678932.3591498" calcext:value-type="float">
            <text:p>24678932.3591498</text:p>
          </table:table-cell>
          <table:table-cell office:value-type="float" office:value="24678932.3592087" calcext:value-type="float">
            <text:p>24678932.3592087</text:p>
          </table:table-cell>
          <table:table-cell office:value-type="float" office:value="24678932.3592615" calcext:value-type="float">
            <text:p>24678932.3592615</text:p>
          </table:table-cell>
          <table:table-cell office:value-type="float" office:value="24678932.359309" calcext:value-type="float">
            <text:p>24678932.359309</text:p>
          </table:table-cell>
          <table:table-cell office:value-type="float" office:value="24678932.3593515" calcext:value-type="float">
            <text:p>24678932.3593515</text:p>
          </table:table-cell>
          <table:table-cell office:value-type="float" office:value="24678932.3593897" calcext:value-type="float">
            <text:p>24678932.3593897</text:p>
          </table:table-cell>
          <table:table-cell office:value-type="float" office:value="24678932.359424" calcext:value-type="float">
            <text:p>24678932.359424</text:p>
          </table:table-cell>
          <table:table-cell office:value-type="float" office:value="24678932.3594547" calcext:value-type="float">
            <text:p>24678932.3594547</text:p>
          </table:table-cell>
          <table:table-cell office:value-type="float" office:value="24678932.3594823" calcext:value-type="float">
            <text:p>24678932.3594823</text:p>
          </table:table-cell>
          <table:table-cell office:value-type="float" office:value="24678932.3595071" calcext:value-type="float">
            <text:p>24678932.3595071</text:p>
          </table:table-cell>
          <table:table-cell office:value-type="float" office:value="24678932.3595293" calcext:value-type="float">
            <text:p>24678932.3595293</text:p>
          </table:table-cell>
          <table:table-cell office:value-type="float" office:value="24678932.3595492" calcext:value-type="float">
            <text:p>24678932.3595492</text:p>
          </table:table-cell>
          <table:table-cell office:value-type="float" office:value="24678932.3595671" calcext:value-type="float">
            <text:p>24678932.3595671</text:p>
          </table:table-cell>
          <table:table-cell office:value-type="float" office:value="24678932.3595831" calcext:value-type="float">
            <text:p>24678932.3595831</text:p>
          </table:table-cell>
          <table:table-cell office:value-type="float" office:value="24678932.3595975" calcext:value-type="float">
            <text:p>24678932.3595975</text:p>
          </table:table-cell>
          <table:table-cell office:value-type="float" office:value="24678932.3596104" calcext:value-type="float">
            <text:p>24678932.3596104</text:p>
          </table:table-cell>
          <table:table-cell office:value-type="float" office:value="24678932.359622" calcext:value-type="float">
            <text:p>24678932.359622</text:p>
          </table:table-cell>
          <table:table-cell office:value-type="float" office:value="24678932.3596324" calcext:value-type="float">
            <text:p>24678932.3596324</text:p>
          </table:table-cell>
          <table:table-cell office:value-type="float" office:value="24678932.3596418" calcext:value-type="float">
            <text:p>24678932.3596418</text:p>
          </table:table-cell>
          <table:table-cell office:value-type="float" office:value="24678932.3596501" calcext:value-type="float">
            <text:p>24678932.3596501</text:p>
          </table:table-cell>
          <table:table-cell office:value-type="float" office:value="24678932.3596576" calcext:value-type="float">
            <text:p>24678932.3596576</text:p>
          </table:table-cell>
          <table:table-cell office:value-type="float" office:value="24678932.3596644" calcext:value-type="float">
            <text:p>24678932.3596644</text:p>
          </table:table-cell>
          <table:table-cell office:value-type="float" office:value="24678932.3596704" calcext:value-type="float">
            <text:p>24678932.3596704</text:p>
          </table:table-cell>
          <table:table-cell office:value-type="float" office:value="24678932.3596759" calcext:value-type="float">
            <text:p>24678932.3596759</text:p>
          </table:table-cell>
          <table:table-cell office:value-type="float" office:value="24678932.3596807" calcext:value-type="float">
            <text:p>24678932.3596807</text:p>
          </table:table-cell>
          <table:table-cell office:value-type="float" office:value="24678932.3596851" calcext:value-type="float">
            <text:p>24678932.3596851</text:p>
          </table:table-cell>
          <table:table-cell office:value-type="float" office:value="24678932.359689" calcext:value-type="float">
            <text:p>24678932.359689</text:p>
          </table:table-cell>
          <table:table-cell office:value-type="float" office:value="24678932.3596925" calcext:value-type="float">
            <text:p>24678932.3596925</text:p>
          </table:table-cell>
          <table:table-cell office:value-type="float" office:value="24678932.3596957" calcext:value-type="float">
            <text:p>24678932.3596957</text:p>
          </table:table-cell>
          <table:table-cell office:value-type="float" office:value="24678932.3596985" calcext:value-type="float">
            <text:p>24678932.3596985</text:p>
          </table:table-cell>
          <table:table-cell office:value-type="float" office:value="24678932.3597011" calcext:value-type="float">
            <text:p>24678932.3597011</text:p>
          </table:table-cell>
          <table:table-cell office:value-type="float" office:value="24678932.3597033" calcext:value-type="float">
            <text:p>24678932.3597033</text:p>
          </table:table-cell>
          <table:table-cell office:value-type="float" office:value="24678932.3597054" calcext:value-type="float">
            <text:p>24678932.3597054</text:p>
          </table:table-cell>
          <table:table-cell office:value-type="float" office:value="24678932.3597072" calcext:value-type="float">
            <text:p>24678932.3597072</text:p>
          </table:table-cell>
          <table:table-cell office:value-type="float" office:value="24678932.3597089" calcext:value-type="float">
            <text:p>24678932.3597089</text:p>
          </table:table-cell>
          <table:table-cell office:value-type="float" office:value="24678932.3597103" calcext:value-type="float">
            <text:p>24678932.3597103</text:p>
          </table:table-cell>
          <table:table-cell office:value-type="float" office:value="24678932.3597117" calcext:value-type="float">
            <text:p>24678932.3597117</text:p>
          </table:table-cell>
          <table:table-cell office:value-type="float" office:value="24678932.3597128" calcext:value-type="float">
            <text:p>24678932.3597128</text:p>
          </table:table-cell>
          <table:table-cell office:value-type="float" office:value="24678932.3597139" calcext:value-type="float">
            <text:p>24678932.3597139</text:p>
          </table:table-cell>
          <table:table-cell office:value-type="float" office:value="24678932.3597149" calcext:value-type="float">
            <text:p>24678932.3597149</text:p>
          </table:table-cell>
          <table:table-cell office:value-type="float" office:value="24678932.3597157" calcext:value-type="float">
            <text:p>24678932.3597157</text:p>
          </table:table-cell>
          <table:table-cell office:value-type="float" office:value="24678932.3597165" calcext:value-type="float">
            <text:p>24678932.3597165</text:p>
          </table:table-cell>
          <table:table-cell office:value-type="float" office:value="24678932.3597172" calcext:value-type="float">
            <text:p>24678932.3597172</text:p>
          </table:table-cell>
          <table:table-cell office:value-type="float" office:value="24678932.3597178" calcext:value-type="float">
            <text:p>24678932.3597178</text:p>
          </table:table-cell>
          <table:table-cell office:value-type="float" office:value="24678932.3597184" calcext:value-type="float">
            <text:p>24678932.3597184</text:p>
          </table:table-cell>
          <table:table-cell office:value-type="float" office:value="24678932.3597189" calcext:value-type="float">
            <text:p>24678932.3597189</text:p>
          </table:table-cell>
          <table:table-cell office:value-type="float" office:value="24678932.3597193" calcext:value-type="float">
            <text:p>24678932.3597193</text:p>
          </table:table-cell>
          <table:table-cell office:value-type="float" office:value="24678932.3597197" calcext:value-type="float">
            <text:p>24678932.3597197</text:p>
          </table:table-cell>
          <table:table-cell office:value-type="float" office:value="24678932.3597201" calcext:value-type="float">
            <text:p>24678932.3597201</text:p>
          </table:table-cell>
          <table:table-cell office:value-type="float" office:value="24678932.3597204" calcext:value-type="float">
            <text:p>24678932.3597204</text:p>
          </table:table-cell>
          <table:table-cell office:value-type="float" office:value="24678932.3597207" calcext:value-type="float">
            <text:p>24678932.3597207</text:p>
          </table:table-cell>
          <table:table-cell office:value-type="float" office:value="24678932.359721" calcext:value-type="float">
            <text:p>24678932.359721</text:p>
          </table:table-cell>
          <table:table-cell office:value-type="float" office:value="24678932.3597212" calcext:value-type="float">
            <text:p>24678932.3597212</text:p>
          </table:table-cell>
          <table:table-cell office:value-type="float" office:value="24678932.3597214" calcext:value-type="float">
            <text:p>24678932.3597214</text:p>
          </table:table-cell>
          <table:table-cell office:value-type="float" office:value="24678932.3597216" calcext:value-type="float">
            <text:p>24678932.3597216</text:p>
          </table:table-cell>
          <table:table-cell office:value-type="float" office:value="24678932.3597218" calcext:value-type="float">
            <text:p>24678932.3597218</text:p>
          </table:table-cell>
          <table:table-cell office:value-type="float" office:value="24678932.3597219" calcext:value-type="float">
            <text:p>24678932.3597219</text:p>
          </table:table-cell>
          <table:table-cell office:value-type="float" office:value="24678932.359722" calcext:value-type="float">
            <text:p>24678932.359722</text:p>
          </table:table-cell>
          <table:table-cell office:value-type="float" office:value="24678932.3597222" calcext:value-type="float">
            <text:p>24678932.3597222</text:p>
          </table:table-cell>
          <table:table-cell office:value-type="float" office:value="24678932.3597223" calcext:value-type="float">
            <text:p>24678932.3597223</text:p>
          </table:table-cell>
          <table:table-cell office:value-type="float" office:value="24678932.3597224" calcext:value-type="float">
            <text:p>24678932.3597224</text:p>
          </table:table-cell>
          <table:table-cell office:value-type="float" office:value="24678932.3597225" calcext:value-type="float">
            <text:p>24678932.3597225</text:p>
          </table:table-cell>
          <table:table-cell office:value-type="float" office:value="24678932.3597225" calcext:value-type="float">
            <text:p>24678932.3597225</text:p>
          </table:table-cell>
          <table:table-cell office:value-type="float" office:value="24678932.3597226" calcext:value-type="float">
            <text:p>24678932.3597226</text:p>
          </table:table-cell>
          <table:table-cell office:value-type="float" office:value="24678932.3597227" calcext:value-type="float">
            <text:p>24678932.3597227</text:p>
          </table:table-cell>
          <table:table-cell office:value-type="float" office:value="24678932.3597227" calcext:value-type="float">
            <text:p>24678932.3597227</text:p>
          </table:table-cell>
          <table:table-cell office:value-type="float" office:value="24678932.3597228" calcext:value-type="float">
            <text:p>24678932.3597228</text:p>
          </table:table-cell>
          <table:table-cell office:value-type="float" office:value="24678932.3597228" calcext:value-type="float">
            <text:p>24678932.3597228</text:p>
          </table:table-cell>
          <table:table-cell office:value-type="float" office:value="24678932.3597229" calcext:value-type="float">
            <text:p>24678932.3597229</text:p>
          </table:table-cell>
          <table:table-cell office:value-type="float" office:value="24678932.3597229" calcext:value-type="float">
            <text:p>24678932.3597229</text:p>
          </table:table-cell>
          <table:table-cell office:value-type="float" office:value="24678932.359723" calcext:value-type="float">
            <text:p>24678932.359723</text:p>
          </table:table-cell>
          <table:table-cell office:value-type="float" office:value="24678932.359723" calcext:value-type="float">
            <text:p>24678932.359723</text:p>
          </table:table-cell>
          <table:table-cell office:value-type="float" office:value="24678932.359723" calcext:value-type="float">
            <text:p>24678932.359723</text:p>
          </table:table-cell>
          <table:table-cell office:value-type="float" office:value="24678932.359723" calcext:value-type="float">
            <text:p>24678932.359723</text:p>
          </table:table-cell>
          <table:table-cell office:value-type="float" office:value="24678932.3597231" calcext:value-type="float">
            <text:p>24678932.3597231</text:p>
          </table:table-cell>
          <table:table-cell office:value-type="float" office:value="24678932.3597231" calcext:value-type="float">
            <text:p>24678932.3597231</text:p>
          </table:table-cell>
          <table:table-cell office:value-type="float" office:value="24678932.3597231" calcext:value-type="float">
            <text:p>24678932.3597231</text:p>
          </table:table-cell>
          <table:table-cell office:value-type="float" office:value="24678932.3597231" calcext:value-type="float">
            <text:p>24678932.3597231</text:p>
          </table:table-cell>
          <table:table-cell office:value-type="float" office:value="24678932.3597231" calcext:value-type="float">
            <text:p>24678932.3597231</text:p>
          </table:table-cell>
          <table:table-cell office:value-type="float" office:value="24678932.3597231" calcext:value-type="float">
            <text:p>24678932.3597231</text:p>
          </table:table-cell>
          <table:table-cell office:value-type="float" office:value="24678932.3597231" calcext:value-type="float">
            <text:p>24678932.3597231</text:p>
          </table:table-cell>
          <table:table-cell office:value-type="float" office:value="24678932.3597232" calcext:value-type="float">
            <text:p>24678932.3597232</text:p>
          </table:table-cell>
          <table:table-cell office:value-type="float" office:value="24678932.3597232" calcext:value-type="float">
            <text:p>24678932.3597232</text:p>
          </table:table-cell>
          <table:table-cell office:value-type="float" office:value="24678932.3597232" calcext:value-type="float">
            <text:p>24678932.3597232</text:p>
          </table:table-cell>
          <table:table-cell office:value-type="float" office:value="24678932.3597232" calcext:value-type="float">
            <text:p>24678932.3597232</text:p>
          </table:table-cell>
          <table:table-cell office:value-type="float" office:value="24678932.3597232" calcext:value-type="float">
            <text:p>24678932.3597232</text:p>
          </table:table-cell>
          <table:table-cell office:value-type="float" office:value="24678932.3597232" calcext:value-type="float">
            <text:p>24678932.3597232</text:p>
          </table:table-cell>
          <table:table-cell office:value-type="float" office:value="24678932.3597232" calcext:value-type="float">
            <text:p>24678932.3597232</text:p>
          </table:table-cell>
          <table:table-cell office:value-type="float" office:value="24678932.3597232" calcext:value-type="float">
            <text:p>24678932.3597232</text:p>
          </table:table-cell>
          <table:table-cell office:value-type="float" office:value="24678932.3597232" calcext:value-type="float">
            <text:p>24678932.3597232</text:p>
          </table:table-cell>
          <table:table-cell table:number-columns-repeated="2" office:value-type="float" office:value="24678932.3597232" calcext:value-type="float">
            <text:p>24678932.3597232</text:p>
          </table:table-cell>
          <table:table-cell table:number-columns-repeated="2" office:value-type="float" office:value="24678932.3597232" calcext:value-type="float">
            <text:p>24678932.3597232</text:p>
          </table:table-cell>
          <table:table-cell office:value-type="float" office:value="24678932.3597232" calcext:value-type="float">
            <text:p>24678932.3597232</text:p>
          </table:table-cell>
          <table:table-cell table:number-columns-repeated="2" office:value-type="float" office:value="24678932.3597232" calcext:value-type="float">
            <text:p>24678932.3597232</text:p>
          </table:table-cell>
          <table:table-cell table:number-columns-repeated="3" office:value-type="float" office:value="24678932.3597232" calcext:value-type="float">
            <text:p>24678932.3597232</text:p>
          </table:table-cell>
          <table:table-cell table:number-columns-repeated="4" office:value-type="float" office:value="24678932.3597232" calcext:value-type="float">
            <text:p>24678932.3597232</text:p>
          </table:table-cell>
          <table:table-cell table:number-columns-repeated="4" office:value-type="float" office:value="24678932.3597232" calcext:value-type="float">
            <text:p>24678932.3597232</text:p>
          </table:table-cell>
          <table:table-cell table:number-columns-repeated="139" office:value-type="float" office:value="24678932.3597232" calcext:value-type="float">
            <text:p>24678932.3597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4T13:23:09.190811430</dc:date>
    <meta:editing-duration>PT46S</meta:editing-duration>
    <meta:editing-cycles>1</meta:editing-cycles>
    <meta:generator>LibreOffice/7.0.4.2$Linux_X86_64 LibreOffice_project/00$Build-2</meta:generator>
    <meta:document-statistic meta:table-count="1" meta:cell-count="30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Measles in the USA</text:p>
        </chart:title>
        <chart:legend chart:legend-position="bottom" svg:x="3.218cm" svg:y="8.401cm" style:legend-expansion="wide" chart:style-name="ch3"/>
        <chart:plot-area chart:style-name="ch4" table:cell-range-address="'United States_measles'.A1:'United States_measles'.SG1 'United States_measles'.A3:'United States_measles'.SG6" chart:data-source-has-labels="both" svg:x="1.331cm" svg:y="1.275cm" svg:width="14.349cm" svg:height="5.781cm">
          <chart:coordinate-region svg:x="3.249cm" svg:y="1.474cm" svg:width="12.431cm" svg:height="5.281cm"/>
          <chart:axis chart:dimension="x" chart:name="primary-x" chart:style-name="ch5" chartooo:axis-type="auto">
            <chartooo:date-scale/>
            <chart:title svg:x="8.077cm" svg:y="7.236cm" chart:style-name="ch6">
              <text:p>Days</text:p>
            </chart:title>
            <chart:categories table:cell-range-address="'United States_measles'.B1:'United States_measles'.SG1"/>
          </chart:axis>
          <chart:axis chart:dimension="y" chart:name="primary-y" chart:style-name="ch5">
            <chart:title svg:x="0.451cm" svg:y="5.532cm" chart:style-name="ch7">
              <text:p>Number of People</text:p>
            </chart:title>
            <chart:grid chart:style-name="ch8" chart:class="major"/>
          </chart:axis>
          <chart:series chart:style-name="ch9" chart:values-cell-range-address="'United States_measles'.B3:'United States_measles'.SG3" chart:label-cell-address="'United States_measles'.A3:'United States_measles'.A3" chart:class="chart:line">
            <chart:data-point chart:repeated="500"/>
          </chart:series>
          <chart:series chart:style-name="ch10" chart:values-cell-range-address="'United States_measles'.B4:'United States_measles'.SG4" chart:label-cell-address="'United States_measles'.A4:'United States_measles'.A4" chart:class="chart:line">
            <chart:data-point chart:repeated="500"/>
          </chart:series>
          <chart:series chart:style-name="ch11" chart:values-cell-range-address="'United States_measles'.B5:'United States_measles'.SG5" chart:label-cell-address="'United States_measles'.A5:'United States_measles'.A5" chart:class="chart:line">
            <chart:data-point chart:repeated="500"/>
          </chart:series>
          <chart:series chart:style-name="ch12" chart:values-cell-range-address="'United States_measles'.B6:'United States_measles'.SG6" chart:label-cell-address="'United States_measles'.A6:'United States_measles'.A6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United States_measles'.B1:'United States_measles'.SG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</table:table-row>
          </table:table-header-rows>
          <table:table-rows>
            <table:table-row>
              <table:table-cell office:value-type="string">
                <text:p>Exposed</text:p>
                <draw:g>
                  <svg:desc>'United States_measles'.A3:'United States_measles'.A3</svg:desc>
                </draw:g>
              </table:table-cell>
              <table:table-cell office:value-type="float" office:value="1">
                <text:p>1</text:p>
                <draw:g>
                  <svg:desc>'United States_measles'.B3:'United States_measles'.SG3</svg:desc>
                </draw:g>
              </table:table-cell>
              <table:table-cell office:value-type="float" office:value="2.13822002378776">
                <text:p>2.13822002378776</text:p>
              </table:table-cell>
              <table:table-cell office:value-type="float" office:value="8.4601829969494">
                <text:p>8.4601829969494</text:p>
              </table:table-cell>
              <table:table-cell office:value-type="float" office:value="34.8883495369948">
                <text:p>34.8883495369948</text:p>
              </table:table-cell>
              <table:table-cell office:value-type="float" office:value="144.151611800009">
                <text:p>144.151611800009</text:p>
              </table:table-cell>
              <table:table-cell office:value-type="float" office:value="595.657292054117">
                <text:p>595.657292054117</text:p>
              </table:table-cell>
              <table:table-cell office:value-type="float" office:value="2461.35182227697">
                <text:p>2461.35182227697</text:p>
              </table:table-cell>
              <table:table-cell office:value-type="float" office:value="10170.561657071">
                <text:p>10170.561657071</text:p>
              </table:table-cell>
              <table:table-cell office:value-type="float" office:value="42023.3913001727">
                <text:p>42023.3913001727</text:p>
              </table:table-cell>
              <table:table-cell office:value-type="float" office:value="173593.563703058">
                <text:p>173593.563703058</text:p>
              </table:table-cell>
              <table:table-cell office:value-type="float" office:value="716387.780846191">
                <text:p>716387.780846191</text:p>
              </table:table-cell>
              <table:table-cell office:value-type="float" office:value="2944415.46712465">
                <text:p>2944415.46712465</text:p>
              </table:table-cell>
              <table:table-cell office:value-type="float" office:value="11902652.2921182">
                <text:p>11902652.2921182</text:p>
              </table:table-cell>
              <table:table-cell office:value-type="float" office:value="45064474.3697444">
                <text:p>45064474.3697444</text:p>
              </table:table-cell>
              <table:table-cell office:value-type="float" office:value="135903028.990338">
                <text:p>135903028.990338</text:p>
              </table:table-cell>
              <table:table-cell office:value-type="float" office:value="240566587.223545">
                <text:p>240566587.223545</text:p>
              </table:table-cell>
              <table:table-cell office:value-type="float" office:value="247724519.866451">
                <text:p>247724519.866451</text:p>
              </table:table-cell>
              <table:table-cell office:value-type="float" office:value="217215145.576971">
                <text:p>217215145.576971</text:p>
              </table:table-cell>
              <table:table-cell office:value-type="float" office:value="188336756.097568">
                <text:p>188336756.097568</text:p>
              </table:table-cell>
              <table:table-cell office:value-type="float" office:value="163265172.13441">
                <text:p>163265172.13441</text:p>
              </table:table-cell>
              <table:table-cell office:value-type="float" office:value="141530970.026255">
                <text:p>141530970.026255</text:p>
              </table:table-cell>
              <table:table-cell office:value-type="float" office:value="122690070.046048">
                <text:p>122690070.046048</text:p>
              </table:table-cell>
              <table:table-cell office:value-type="float" office:value="106357311.137912">
                <text:p>106357311.137912</text:p>
              </table:table-cell>
              <table:table-cell office:value-type="float" office:value="92198801.5176088">
                <text:p>92198801.5176088</text:p>
              </table:table-cell>
              <table:table-cell office:value-type="float" office:value="79925104.0573665">
                <text:p>79925104.0573665</text:p>
              </table:table-cell>
              <table:table-cell office:value-type="float" office:value="69285306.0205707">
                <text:p>69285306.0205707</text:p>
              </table:table-cell>
              <table:table-cell office:value-type="float" office:value="60061900.7233296">
                <text:p>60061900.7233296</text:p>
              </table:table-cell>
              <table:table-cell office:value-type="float" office:value="52066333.8230263">
                <text:p>52066333.8230263</text:p>
              </table:table-cell>
              <table:table-cell office:value-type="float" office:value="45135154.3044234">
                <text:p>45135154.3044234</text:p>
              </table:table-cell>
              <table:table-cell office:value-type="float" office:value="39126667.3865784">
                <text:p>39126667.3865784</text:p>
              </table:table-cell>
              <table:table-cell office:value-type="float" office:value="33918043.4499855">
                <text:p>33918043.4499855</text:p>
              </table:table-cell>
              <table:table-cell office:value-type="float" office:value="29402802.2739894">
                <text:p>29402802.2739894</text:p>
              </table:table-cell>
              <table:table-cell office:value-type="float" office:value="25488639.1399729">
                <text:p>25488639.1399729</text:p>
              </table:table-cell>
              <table:table-cell office:value-type="float" office:value="22095538.3737596">
                <text:p>22095538.3737596</text:p>
              </table:table-cell>
              <table:table-cell office:value-type="float" office:value="19154133.9553989">
                <text:p>19154133.9553989</text:p>
              </table:table-cell>
              <table:table-cell office:value-type="float" office:value="16604295.4221169">
                <text:p>16604295.4221169</text:p>
              </table:table-cell>
              <table:table-cell office:value-type="float" office:value="14393896.8355615">
                <text:p>14393896.8355615</text:p>
              </table:table-cell>
              <table:table-cell office:value-type="float" office:value="12477750.921798">
                <text:p>12477750.921798</text:p>
              </table:table-cell>
              <table:table-cell office:value-type="float" office:value="10816686.6722862">
                <text:p>10816686.6722862</text:p>
              </table:table-cell>
              <table:table-cell office:value-type="float" office:value="9376746.65008056">
                <text:p>9376746.65008056</text:p>
              </table:table-cell>
              <table:table-cell office:value-type="float" office:value="8128494.5488509">
                <text:p>8128494.5488509</text:p>
              </table:table-cell>
              <table:table-cell office:value-type="float" office:value="7046412.15226857">
                <text:p>7046412.15226857</text:p>
              </table:table-cell>
              <table:table-cell office:value-type="float" office:value="6108378.93196843">
                <text:p>6108378.93196843</text:p>
              </table:table-cell>
              <table:table-cell office:value-type="float" office:value="5295218.70043644">
                <text:p>5295218.70043644</text:p>
              </table:table-cell>
              <table:table-cell office:value-type="float" office:value="4590308.06580495">
                <text:p>4590308.06580495</text:p>
              </table:table-cell>
              <table:table-cell office:value-type="float" office:value="3979236.60485889">
                <text:p>3979236.60485889</text:p>
              </table:table-cell>
              <table:table-cell office:value-type="float" office:value="3449512.24393929">
                <text:p>3449512.24393929</text:p>
              </table:table-cell>
              <table:table-cell office:value-type="float" office:value="2990305.95486561">
                <text:p>2990305.95486561</text:p>
              </table:table-cell>
              <table:table-cell office:value-type="float" office:value="2592230.14976453">
                <text:p>2592230.14976453</text:p>
              </table:table-cell>
              <table:table-cell office:value-type="float" office:value="2247147.03324157">
                <text:p>2247147.03324157</text:p>
              </table:table-cell>
              <table:table-cell office:value-type="float" office:value="1948002.0837745">
                <text:p>1948002.0837745</text:p>
              </table:table-cell>
              <table:table-cell office:value-type="float" office:value="1688679.95257771">
                <text:p>1688679.95257771</text:p>
              </table:table-cell>
              <table:table-cell office:value-type="float" office:value="1463879.32847562">
                <text:p>1463879.32847562</text:p>
              </table:table-cell>
              <table:table-cell office:value-type="float" office:value="1269004.63346889">
                <text:p>1269004.63346889</text:p>
              </table:table-cell>
              <table:table-cell office:value-type="float" office:value="1100072.06456364">
                <text:p>1100072.06456364</text:p>
              </table:table-cell>
              <table:table-cell office:value-type="float" office:value="953628.156110033">
                <text:p>953628.156110033</text:p>
              </table:table-cell>
              <table:table-cell office:value-type="float" office:value="826679.169397345">
                <text:p>826679.169397345</text:p>
              </table:table-cell>
              <table:table-cell office:value-type="float" office:value="716629.898426302">
                <text:p>716629.898426302</text:p>
              </table:table-cell>
              <table:table-cell office:value-type="float" office:value="621230.617603315">
                <text:p>621230.617603315</text:p>
              </table:table-cell>
              <table:table-cell office:value-type="float" office:value="538531.09050269">
                <text:p>538531.09050269</text:p>
              </table:table-cell>
              <table:table-cell office:value-type="float" office:value="466840.70477943">
                <text:p>466840.70477943</text:p>
              </table:table-cell>
              <table:table-cell office:value-type="float" office:value="404693.892098202">
                <text:p>404693.892098202</text:p>
              </table:table-cell>
              <table:table-cell office:value-type="float" office:value="350820.191774002">
                <text:p>350820.191774002</text:p>
              </table:table-cell>
              <table:table-cell office:value-type="float" office:value="304118.271309592">
                <text:p>304118.271309592</text:p>
              </table:table-cell>
              <table:table-cell office:value-type="float" office:value="263633.40844187">
                <text:p>263633.40844187</text:p>
              </table:table-cell>
              <table:table-cell office:value-type="float" office:value="228537.975728434">
                <text:p>228537.975728434</text:p>
              </table:table-cell>
              <table:table-cell office:value-type="float" office:value="198114.520779662">
                <text:p>198114.520779662</text:p>
              </table:table-cell>
              <table:table-cell office:value-type="float" office:value="171741.100133102">
                <text:p>171741.100133102</text:p>
              </table:table-cell>
              <table:table-cell office:value-type="float" office:value="148878.564478776">
                <text:p>148878.564478776</text:p>
              </table:table-cell>
              <table:table-cell office:value-type="float" office:value="129059.537596742">
                <text:p>129059.537596742</text:p>
              </table:table-cell>
              <table:table-cell office:value-type="float" office:value="111878.861136979">
                <text:p>111878.861136979</text:p>
              </table:table-cell>
              <table:table-cell office:value-type="float" office:value="96985.3123760299">
                <text:p>96985.3123760299</text:p>
              </table:table-cell>
              <table:table-cell office:value-type="float" office:value="84074.4240924736">
                <text:p>84074.4240924736</text:p>
              </table:table-cell>
              <table:table-cell office:value-type="float" office:value="72882.2603353791">
                <text:p>72882.2603353791</text:p>
              </table:table-cell>
              <table:table-cell office:value-type="float" office:value="63180.0209096785">
                <text:p>63180.0209096785</text:p>
              </table:table-cell>
              <table:table-cell office:value-type="float" office:value="54769.3639533233">
                <text:p>54769.3639533233</text:p>
              </table:table-cell>
              <table:table-cell office:value-type="float" office:value="47478.3512980646">
                <text:p>47478.3512980646</text:p>
              </table:table-cell>
              <table:table-cell office:value-type="float" office:value="41157.9335486951">
                <text:p>41157.9335486951</text:p>
              </table:table-cell>
              <table:table-cell office:value-type="float" office:value="35678.903070864">
                <text:p>35678.903070864</text:p>
              </table:table-cell>
              <table:table-cell office:value-type="float" office:value="30929.2526278664">
                <text:p>30929.2526278664</text:p>
              </table:table-cell>
              <table:table-cell office:value-type="float" office:value="26811.8856181679">
                <text:p>26811.8856181679</text:p>
              </table:table-cell>
              <table:table-cell office:value-type="float" office:value="23242.6311441693">
                <text:p>23242.6311441693</text:p>
              </table:table-cell>
              <table:table-cell office:value-type="float" office:value="20148.523315559">
                <text:p>20148.523315559</text:p>
              </table:table-cell>
              <table:table-cell office:value-type="float" office:value="17466.3096133836">
                <text:p>17466.3096133836</text:p>
              </table:table-cell>
              <table:table-cell office:value-type="float" office:value="15141.1578275059">
                <text:p>15141.1578275059</text:p>
              </table:table-cell>
              <table:table-cell office:value-type="float" office:value="13125.5351263288">
                <text:p>13125.5351263288</text:p>
              </table:table-cell>
              <table:table-cell office:value-type="float" office:value="11378.2363485463">
                <text:p>11378.2363485463</text:p>
              </table:table-cell>
              <table:table-cell office:value-type="float" office:value="9863.54165052246">
                <text:p>9863.54165052246</text:p>
              </table:table-cell>
              <table:table-cell office:value-type="float" office:value="8550.48628901588">
                <text:p>8550.48628901588</text:p>
              </table:table-cell>
              <table:table-cell office:value-type="float" office:value="7412.22761246987">
                <text:p>7412.22761246987</text:p>
              </table:table-cell>
              <table:table-cell office:value-type="float" office:value="6425.4963193969">
                <text:p>6425.4963193969</text:p>
              </table:table-cell>
              <table:table-cell office:value-type="float" office:value="5570.12076654395">
                <text:p>5570.12076654395</text:p>
              </table:table-cell>
              <table:table-cell office:value-type="float" office:value="4828.61460215501">
                <text:p>4828.61460215501</text:p>
              </table:table-cell>
              <table:table-cell office:value-type="float" office:value="4185.81929429413">
                <text:p>4185.81929429413</text:p>
              </table:table-cell>
              <table:table-cell office:value-type="float" office:value="3628.59424661443">
                <text:p>3628.59424661443</text:p>
              </table:table-cell>
              <table:table-cell office:value-type="float" office:value="3145.54816652562">
                <text:p>3145.54816652562</text:p>
              </table:table-cell>
              <table:table-cell office:value-type="float" office:value="2726.8061942082">
                <text:p>2726.8061942082</text:p>
              </table:table-cell>
              <table:table-cell office:value-type="float" office:value="2363.80803190542">
                <text:p>2363.80803190542</text:p>
              </table:table-cell>
              <table:table-cell office:value-type="float" office:value="2049.13294665818">
                <text:p>2049.13294665818</text:p>
              </table:table-cell>
              <table:table-cell office:value-type="float" office:value="1776.34806905111">
                <text:p>1776.34806905111</text:p>
              </table:table-cell>
              <table:table-cell office:value-type="float" office:value="1539.87688674364">
                <text:p>1539.87688674364</text:p>
              </table:table-cell>
              <table:table-cell office:value-type="float" office:value="1334.88524441905">
                <text:p>1334.88524441905</text:p>
              </table:table-cell>
              <table:table-cell office:value-type="float" office:value="1157.18251966047">
                <text:p>1157.18251966047</text:p>
              </table:table-cell>
              <table:table-cell office:value-type="float" office:value="1003.13595450021">
                <text:p>1003.13595450021</text:p>
              </table:table-cell>
              <table:table-cell office:value-type="float" office:value="869.596391334109">
                <text:p>869.596391334109</text:p>
              </table:table-cell>
              <table:table-cell office:value-type="float" office:value="753.833895026259">
                <text:p>753.833895026259</text:p>
              </table:table-cell>
              <table:table-cell office:value-type="float" office:value="653.481945134312">
                <text:p>653.481945134312</text:p>
              </table:table-cell>
              <table:table-cell office:value-type="float" office:value="566.489057383">
                <text:p>566.489057383</text:p>
              </table:table-cell>
              <table:table-cell office:value-type="float" office:value="491.076845388451">
                <text:p>491.076845388451</text:p>
              </table:table-cell>
              <table:table-cell office:value-type="float" office:value="425.703665293868">
                <text:p>425.703665293868</text:p>
              </table:table-cell>
              <table:table-cell office:value-type="float" office:value="369.033100107552">
                <text:p>369.033100107552</text:p>
              </table:table-cell>
              <table:table-cell office:value-type="float" office:value="319.906639471982">
                <text:p>319.906639471982</text:p>
              </table:table-cell>
              <table:table-cell office:value-type="float" office:value="277.319996359371">
                <text:p>277.319996359371</text:p>
              </table:table-cell>
              <table:table-cell office:value-type="float" office:value="240.402576538392">
                <text:p>240.402576538392</text:p>
              </table:table-cell>
              <table:table-cell office:value-type="float" office:value="208.399681108591">
                <text:p>208.399681108591</text:p>
              </table:table-cell>
              <table:table-cell office:value-type="float" office:value="180.657078270747">
                <text:p>180.657078270747</text:p>
              </table:table-cell>
              <table:table-cell office:value-type="float" office:value="156.607628935542">
                <text:p>156.607628935542</text:p>
              </table:table-cell>
              <table:table-cell office:value-type="float" office:value="135.759692759275">
                <text:p>135.759692759275</text:p>
              </table:table-cell>
              <table:table-cell office:value-type="float" office:value="117.68707759242">
                <text:p>117.68707759242</text:p>
              </table:table-cell>
              <table:table-cell office:value-type="float" office:value="102.020326878685">
                <text:p>102.020326878685</text:p>
              </table:table-cell>
              <table:table-cell office:value-type="float" office:value="88.4391668937919">
                <text:p>88.4391668937919</text:p>
              </table:table-cell>
              <table:table-cell office:value-type="float" office:value="76.6659594236786">
                <text:p>76.6659594236786</text:p>
              </table:table-cell>
              <table:table-cell office:value-type="float" office:value="66.4600260359128">
                <text:p>66.4600260359128</text:p>
              </table:table-cell>
              <table:table-cell office:value-type="float" office:value="57.6127279160093">
                <text:p>57.6127279160093</text:p>
              </table:table-cell>
              <table:table-cell office:value-type="float" office:value="49.9432006862588">
                <text:p>49.9432006862588</text:p>
              </table:table-cell>
              <table:table-cell office:value-type="float" office:value="43.2946570144248">
                <text:p>43.2946570144248</text:p>
              </table:table-cell>
              <table:table-cell office:value-type="float" office:value="37.5311814269284">
                <text:p>37.5311814269284</text:p>
              </table:table-cell>
              <table:table-cell office:value-type="float" office:value="32.534951803228">
                <text:p>32.534951803228</text:p>
              </table:table-cell>
              <table:table-cell office:value-type="float" office:value="28.203830750697">
                <text:p>28.203830750697</text:p>
              </table:table-cell>
              <table:table-cell office:value-type="float" office:value="24.4492776207326">
                <text:p>24.4492776207326</text:p>
              </table:table-cell>
              <table:table-cell office:value-type="float" office:value="21.19453848163">
                <text:p>21.19453848163</text:p>
              </table:table-cell>
              <table:table-cell office:value-type="float" office:value="18.3730770461357">
                <text:p>18.3730770461357</text:p>
              </table:table-cell>
              <table:table-cell office:value-type="float" office:value="15.9272144772083">
                <text:p>15.9272144772083</text:p>
              </table:table-cell>
              <table:table-cell office:value-type="float" office:value="13.8069502656182">
                <text:p>13.8069502656182</text:p>
              </table:table-cell>
              <table:table-cell office:value-type="float" office:value="11.9689400748385">
                <text:p>11.9689400748385</text:p>
              </table:table-cell>
              <table:table-cell office:value-type="float" office:value="10.3756096573683">
                <text:p>10.3756096573683</text:p>
              </table:table-cell>
              <table:table-cell office:value-type="float" office:value="8.99438672837524">
                <text:p>8.99438672837524</text:p>
              </table:table-cell>
              <table:table-cell office:value-type="float" office:value="7.79703509392889">
                <text:p>7.79703509392889</text:p>
              </table:table-cell>
              <table:table-cell office:value-type="float" office:value="6.75907742148236">
                <text:p>6.75907742148236</text:p>
              </table:table-cell>
              <table:table-cell office:value-type="float" office:value="5.85929485235762">
                <text:p>5.85929485235762</text:p>
              </table:table-cell>
              <table:table-cell office:value-type="float" office:value="5.07929322686701">
                <text:p>5.07929322686701</text:p>
              </table:table-cell>
              <table:table-cell office:value-type="float" office:value="4.40312705445675">
                <text:p>4.40312705445675</text:p>
              </table:table-cell>
              <table:table-cell office:value-type="float" office:value="3.81697354173379">
                <text:p>3.81697354173379</text:p>
              </table:table-cell>
              <table:table-cell office:value-type="float" office:value="3.30885001456589">
                <text:p>3.30885001456589</text:p>
              </table:table-cell>
              <table:table-cell office:value-type="float" office:value="2.86836895754445">
                <text:p>2.86836895754445</text:p>
              </table:table-cell>
              <table:table-cell office:value-type="float" office:value="2.48652566310823">
                <text:p>2.48652566310823</text:p>
              </table:table-cell>
              <table:table-cell office:value-type="float" office:value="2.1555141492611">
                <text:p>2.1555141492611</text:p>
              </table:table-cell>
              <table:table-cell office:value-type="float" office:value="1.86856758270964">
                <text:p>1.86856758270964</text:p>
              </table:table-cell>
              <table:table-cell office:value-type="float" office:value="1.6198199452073">
                <text:p>1.6198199452073</text:p>
              </table:table-cell>
              <table:table-cell office:value-type="float" office:value="1.40418611516529">
                <text:p>1.40418611516529</text:p>
              </table:table-cell>
              <table:table-cell office:value-type="float" office:value="1.21725791305088">
                <text:p>1.21725791305088</text:p>
              </table:table-cell>
              <table:table-cell office:value-type="float" office:value="1.05521398544048">
                <text:p>1.05521398544048</text:p>
              </table:table-cell>
              <table:table-cell office:value-type="float" office:value="0.91474168549669">
                <text:p>0.91474168549669</text:p>
              </table:table-cell>
              <table:table-cell office:value-type="float" office:value="0.792969355480547">
                <text:p>0.792969355480547</text:p>
              </table:table-cell>
              <table:table-cell office:value-type="float" office:value="0.68740761228463">
                <text:p>0.68740761228463</text:p>
              </table:table-cell>
              <table:table-cell office:value-type="float" office:value="0.595898469240594">
                <text:p>0.595898469240594</text:p>
              </table:table-cell>
              <table:table-cell office:value-type="float" office:value="0.516571215857005">
                <text:p>0.516571215857005</text:p>
              </table:table-cell>
              <table:table-cell office:value-type="float" office:value="0.447804172601563">
                <text:p>0.447804172601563</text:p>
              </table:table-cell>
              <table:table-cell office:value-type="float" office:value="0.388191542207341">
                <text:p>0.388191542207341</text:p>
              </table:table-cell>
              <table:table-cell office:value-type="float" office:value="0.336514670622539">
                <text:p>0.336514670622539</text:p>
              </table:table-cell>
              <table:table-cell office:value-type="float" office:value="0.291717132231112">
                <text:p>0.291717132231112</text:p>
              </table:table-cell>
              <table:table-cell office:value-type="float" office:value="0.252883136066637">
                <text:p>0.252883136066637</text:p>
              </table:table-cell>
              <table:table-cell office:value-type="float" office:value="0.219218804449785">
                <text:p>0.219218804449785</text:p>
              </table:table-cell>
              <table:table-cell office:value-type="float" office:value="0.190035938240092">
                <text:p>0.190035938240092</text:p>
              </table:table-cell>
              <table:table-cell office:value-type="float" office:value="0.164737955918132">
                <text:p>0.164737955918132</text:p>
              </table:table-cell>
              <table:table-cell office:value-type="float" office:value="0.142807694787759">
                <text:p>0.142807694787759</text:p>
              </table:table-cell>
              <table:table-cell office:value-type="float" office:value="0.123796835913253">
                <text:p>0.123796835913253</text:p>
              </table:table-cell>
              <table:table-cell office:value-type="float" office:value="0.107316741690992">
                <text:p>0.107316741690992</text:p>
              </table:table-cell>
              <table:table-cell office:value-type="float" office:value="0.0930305122650355">
                <text:p>0.0930305122650355</text:p>
              </table:table-cell>
              <table:table-cell office:value-type="float" office:value="0.0806460957550991">
                <text:p>0.0806460957550991</text:p>
              </table:table-cell>
              <table:table-cell office:value-type="float" office:value="0.0699103186454892">
                <text:p>0.0699103186454892</text:p>
              </table:table-cell>
              <table:table-cell office:value-type="float" office:value="0.0606037108465335">
                <text:p>0.0606037108465335</text:p>
              </table:table-cell>
              <table:table-cell office:value-type="float" office:value="0.0525360190696106">
                <text:p>0.0525360190696106</text:p>
              </table:table-cell>
              <table:table-cell office:value-type="float" office:value="0.0455423144748655">
                <text:p>0.0455423144748655</text:p>
              </table:table-cell>
              <table:table-cell office:value-type="float" office:value="0.0394796262900711">
                <text:p>0.0394796262900711</text:p>
              </table:table-cell>
              <table:table-cell office:value-type="float" office:value="0.0342240163957293">
                <text:p>0.0342240163957293</text:p>
              </table:table-cell>
              <table:table-cell office:value-type="float" office:value="0.0296680438257434">
                <text:p>0.0296680438257434</text:p>
              </table:table-cell>
              <table:table-cell office:value-type="float" office:value="0.0257185717481742">
                <text:p>0.0257185717481742</text:p>
              </table:table-cell>
              <table:table-cell office:value-type="float" office:value="0.0222948617414239">
                <text:p>0.0222948617414239</text:p>
              </table:table-cell>
              <table:table-cell office:value-type="float" office:value="0.0193269234418844">
                <text:p>0.0193269234418844</text:p>
              </table:table-cell>
              <table:table-cell office:value-type="float" office:value="0.0167540829302761">
                <text:p>0.0167540829302761</text:p>
              </table:table-cell>
              <table:table-cell office:value-type="float" office:value="0.0145237443519141">
                <text:p>0.0145237443519141</text:p>
              </table:table-cell>
              <table:table-cell office:value-type="float" office:value="0.0125903132690397">
                <text:p>0.0125903132690397</text:p>
              </table:table-cell>
              <table:table-cell office:value-type="float" office:value="0.0109142645290137">
                <text:p>0.0109142645290137</text:p>
              </table:table-cell>
              <table:table-cell office:value-type="float" office:value="0.00946133477762026">
                <text:p>0.00946133477762026</text:p>
              </table:table-cell>
              <table:table-cell office:value-type="float" office:value="0.00820182211640085">
                <text:p>0.00820182211640085</text:p>
              </table:table-cell>
              <table:table-cell office:value-type="float" office:value="0.00710997851934858">
                <text:p>0.00710997851934858</text:p>
              </table:table-cell>
              <table:table-cell office:value-type="float" office:value="0.00616348330959385">
                <text:p>0.00616348330959385</text:p>
              </table:table-cell>
              <table:table-cell office:value-type="float" office:value="0.00534298750904749">
                <text:p>0.00534298750904749</text:p>
              </table:table-cell>
              <table:table-cell office:value-type="float" office:value="0.00463171786916297">
                <text:p>0.00463171786916297</text:p>
              </table:table-cell>
              <table:table-cell office:value-type="float" office:value="0.00401513395444036">
                <text:p>0.00401513395444036</text:p>
              </table:table-cell>
              <table:table-cell office:value-type="float" office:value="0.00348063091400844">
                <text:p>0.00348063091400844</text:p>
              </table:table-cell>
              <table:table-cell office:value-type="float" office:value="0.00301728204684296">
                <text:p>0.00301728204684296</text:p>
              </table:table-cell>
              <table:table-cell office:value-type="float" office:value="0.00261561518098206">
                <text:p>0.00261561518098206</text:p>
              </table:table-cell>
              <table:table-cell office:value-type="float" office:value="0.00226741903425937">
                <text:p>0.00226741903425937</text:p>
              </table:table-cell>
              <table:table-cell office:value-type="float" office:value="0.0019655754641737">
                <text:p>0.0019655754641737</text:p>
              </table:table-cell>
              <table:table-cell office:value-type="float" office:value="0.00170391395312438">
                <text:p>0.00170391395312438</text:p>
              </table:table-cell>
              <table:table-cell office:value-type="float" office:value="0.00147708538443769">
                <text:p>0.00147708538443769</text:p>
              </table:table-cell>
              <table:table-cell office:value-type="float" office:value="0.00128045269055385">
                <text:p>0.00128045269055385</text:p>
              </table:table-cell>
              <table:table-cell office:value-type="float" office:value="0.00110999614839646">
                <text:p>0.00110999614839646</text:p>
              </table:table-cell>
              <table:table-cell office:value-type="float" office:value="0.000962231146450304">
                <text:p>0.000962231146450304</text:p>
              </table:table-cell>
              <table:table-cell office:value-type="float" office:value="0.000834136933873989">
                <text:p>0.000834136933873989</text:p>
              </table:table-cell>
              <table:table-cell office:value-type="float" office:value="0.000723094879488731">
                <text:p>0.000723094879488731</text:p>
              </table:table-cell>
              <table:table-cell office:value-type="float" office:value="0.000626834977004257">
                <text:p>0.000626834977004257</text:p>
              </table:table-cell>
              <table:table-cell office:value-type="float" office:value="0.000543389399217398">
                <text:p>0.000543389399217398</text:p>
              </table:table-cell>
              <table:table-cell office:value-type="float" office:value="0.000471052269833772">
                <text:p>0.000471052269833772</text:p>
              </table:table-cell>
              <table:table-cell office:value-type="float" office:value="0.000408344805570997">
                <text:p>0.000408344805570997</text:p>
              </table:table-cell>
              <table:table-cell office:value-type="float" office:value="0.000353985092092738">
                <text:p>0.000353985092092738</text:p>
              </table:table-cell>
              <table:table-cell office:value-type="float" office:value="0.000306861859758933">
                <text:p>0.000306861859758933</text:p>
              </table:table-cell>
              <table:table-cell office:value-type="float" office:value="0.000266011768305548">
                <text:p>0.000266011768305548</text:p>
              </table:table-cell>
              <table:table-cell office:value-type="float" office:value="0.000230599724971617">
                <text:p>0.000230599724971617</text:p>
              </table:table-cell>
              <table:table-cell office:value-type="float" office:value="0.00019990180844001">
                <text:p>0.00019990180844001</text:p>
              </table:table-cell>
              <table:table-cell office:value-type="float" office:value="0.000173290463647849">
                <text:p>0.000173290463647849</text:p>
              </table:table-cell>
              <table:table-cell office:value-type="float" office:value="0.000150221674745746">
                <text:p>0.000150221674745746</text:p>
              </table:table-cell>
              <table:table-cell office:value-type="float" office:value="0.000130223851197968">
                <text:p>0.000130223851197968</text:p>
              </table:table-cell>
              <table:table-cell office:value-type="float" office:value="0.000112888180813583">
                <text:p>0.000112888180813583</text:p>
              </table:table-cell>
              <table:table-cell office:value-type="float" office:value="0.0000978602768158116">
                <text:p>0.0000978602768158116</text:p>
              </table:table-cell>
              <table:table-cell office:value-type="float" office:value="0.0000848329129107412">
                <text:p>0.0000848329129107412</text:p>
              </table:table-cell>
              <table:table-cell office:value-type="float" office:value="0.0000735397789624047">
                <text:p>0.0000735397789624047</text:p>
              </table:table-cell>
              <table:table-cell office:value-type="float" office:value="0.0000637500111148002">
                <text:p>0.0000637500111148002</text:p>
              </table:table-cell>
              <table:table-cell office:value-type="float" office:value="0.0000552634767521131">
                <text:p>0.0000552634767521131</text:p>
              </table:table-cell>
              <table:table-cell office:value-type="float" office:value="0.0000479066891236895">
                <text:p>0.0000479066891236895</text:p>
              </table:table-cell>
              <table:table-cell office:value-type="float" office:value="0.0000415292500628687">
                <text:p>0.0000415292500628687</text:p>
              </table:table-cell>
              <table:table-cell office:value-type="float" office:value="0.000036000789279192">
                <text:p>0.000036000789279192</text:p>
              </table:table-cell>
              <table:table-cell office:value-type="float" office:value="0.0000312082908808498">
                <text:p>0.0000312082908808498</text:p>
              </table:table-cell>
              <table:table-cell office:value-type="float" office:value="0.000027053777909867">
                <text:p>0.000027053777909867</text:p>
              </table:table-cell>
              <table:table-cell office:value-type="float" office:value="0.0000234523222602698">
                <text:p>0.0000234523222602698</text:p>
              </table:table-cell>
              <table:table-cell office:value-type="float" office:value="0.000020330300741651">
                <text:p>0.000020330300741651</text:p>
              </table:table-cell>
              <table:table-cell office:value-type="float" office:value="0.0000176238903261762">
                <text:p>0.0000176238903261762</text:p>
              </table:table-cell>
              <table:table-cell office:value-type="float" office:value="0.0000152777639783628">
                <text:p>0.0000152777639783628</text:p>
              </table:table-cell>
              <table:table-cell office:value-type="float" office:value="0.0000132439559062513">
                <text:p>0.0000132439559062513</text:p>
              </table:table-cell>
              <table:table-cell office:value-type="float" office:value="0.0000114808920244521">
                <text:p>0.0000114808920244521</text:p>
              </table:table-cell>
              <table:table-cell office:value-type="float" office:value="0.00000995253268029232">
                <text:p>0.00000995253268029232</text:p>
              </table:table-cell>
              <table:table-cell office:value-type="float" office:value="0.00000862763075760712">
                <text:p>0.00000862763075760712</text:p>
              </table:table-cell>
              <table:table-cell office:value-type="float" office:value="0.00000747910354807866">
                <text:p>0.00000747910354807866</text:p>
              </table:table-cell>
              <table:table-cell office:value-type="float" office:value="0.0000064834688164347">
                <text:p>0.0000064834688164347</text:p>
              </table:table-cell>
              <table:table-cell office:value-type="float" office:value="0.00000562037549872491">
                <text:p>0.00000562037549872491</text:p>
              </table:table-cell>
              <table:table-cell office:value-type="float" office:value="0.00000487218011953604">
                <text:p>0.00000487218011953604</text:p>
              </table:table-cell>
              <table:table-cell office:value-type="float" office:value="0.00000422358561210583">
                <text:p>0.00000422358561210583</text:p>
              </table:table-cell>
              <table:table-cell office:value-type="float" office:value="0.00000366133309361489">
                <text:p>0.00000366133309361489</text:p>
              </table:table-cell>
              <table:table-cell office:value-type="float" office:value="0.00000317392838792414">
                <text:p>0.00000317392838792414</text:p>
              </table:table-cell>
              <table:table-cell office:value-type="float" office:value="0.00000275140851726919">
                <text:p>0.00000275140851726919</text:p>
              </table:table-cell>
              <table:table-cell office:value-type="float" office:value="0.00000238513574567788">
                <text:p>0.00000238513574567788</text:p>
              </table:table-cell>
              <table:table-cell office:value-type="float" office:value="0.0000020676221900852">
                <text:p>0.0000020676221900852</text:p>
              </table:table-cell>
              <table:table-cell office:value-type="float" office:value="0.00000179237562422127">
                <text:p>0.00000179237562422127</text:p>
              </table:table-cell>
              <table:table-cell office:value-type="float" office:value="0.00000155377044520847">
                <text:p>0.00000155377044520847</text:p>
              </table:table-cell>
              <table:table-cell office:value-type="float" office:value="0.00000134692946564256">
                <text:p>0.00000134692946564256</text:p>
              </table:table-cell>
              <table:table-cell office:value-type="float" office:value="0.00000116762355266592">
                <text:p>0.00000116762355266592</text:p>
              </table:table-cell>
              <table:table-cell office:value-type="float" office:value="0.00000101218730060833">
                <text:p>0.00000101218730060833</text:p>
              </table:table-cell>
              <table:table-cell office:value-type="float" office:value="0.00000087744260462321">
                <text:p>0.00000087744260462321</text:p>
              </table:table-cell>
              <table:table-cell office:value-type="float" office:value="0.00000076063535168349">
                <text:p>0.00000076063535168349</text:p>
              </table:table-cell>
              <table:table-cell office:value-type="float" office:value="0.00000065937799216924">
                <text:p>0.00000065937799216924</text:p>
              </table:table-cell>
              <table:table-cell office:value-type="float" office:value="0.00000057160062434474">
                <text:p>0.00000057160062434474</text:p>
              </table:table-cell>
              <table:table-cell office:value-type="float" office:value="0.00000049550787392383">
                <text:p>0.00000049550787392383</text:p>
              </table:table-cell>
              <table:table-cell office:value-type="float" office:value="0.00000042954468143769">
                <text:p>0.00000042954468143769</text:p>
              </table:table-cell>
              <table:table-cell office:value-type="float" office:value="0.00000037236270238631">
                <text:p>0.00000037236270238631</text:p>
              </table:table-cell>
              <table:table-cell office:value-type="float" office:value="0.00000032279303327055">
                <text:p>0.00000032279303327055</text:p>
              </table:table-cell>
              <table:table-cell office:value-type="float" office:value="0.00000027982231260644">
                <text:p>0.00000027982231260644</text:p>
              </table:table-cell>
              <table:table-cell office:value-type="float" office:value="0.00000024257182624039">
                <text:p>0.00000024257182624039</text:p>
              </table:table-cell>
              <table:table-cell office:value-type="float" office:value="0.00000021027999040222">
                <text:p>0.00000021027999040222</text:p>
              </table:table-cell>
              <table:table-cell office:value-type="float" office:value="0.00000018228700238826">
                <text:p>0.00000018228700238826</text:p>
              </table:table-cell>
              <table:table-cell office:value-type="float" office:value="0.00000015802071032137">
                <text:p>0.00000015802071032137</text:p>
              </table:table-cell>
              <table:table-cell office:value-type="float" office:value="0.00000013698478945186">
                <text:p>0.00000013698478945186</text:p>
              </table:table-cell>
              <table:table-cell office:value-type="float" office:value="0.00000011874947112673">
                <text:p>0.00000011874947112673</text:p>
              </table:table-cell>
              <table:table-cell office:value-type="float" office:value="0.00000010294126972425">
                <text:p>0.00000010294126972425</text:p>
              </table:table-cell>
              <table:table-cell office:value-type="float" office:value="0.00000008923739283878">
                <text:p>0.00000008923739283878</text:p>
              </table:table-cell>
              <table:table-cell office:value-type="float" office:value="0.00000007735774567092">
                <text:p>0.00000007735774567092</text:p>
              </table:table-cell>
              <table:table-cell office:value-type="float" office:value="0.00000006705949640079">
                <text:p>0.00000006705949640079</text:p>
              </table:table-cell>
              <table:table-cell office:value-type="float" office:value="0.00000005813231979827">
                <text:p>0.00000005813231979827</text:p>
              </table:table-cell>
              <table:table-cell office:value-type="float" office:value="0.00000005039355253092">
                <text:p>0.00000005039355253092</text:p>
              </table:table-cell>
              <table:table-cell office:value-type="float" office:value="0.00000004368505202309">
                <text:p>0.00000004368505202309</text:p>
              </table:table-cell>
              <table:table-cell office:value-type="float" office:value="0.00000003786954160845">
                <text:p>0.00000003786954160845</text:p>
              </table:table-cell>
              <table:table-cell office:value-type="float" office:value="0.00000003282825330724">
                <text:p>0.00000003282825330724</text:p>
              </table:table-cell>
              <table:table-cell office:value-type="float" office:value="0.00000002845809771515">
                <text:p>0.00000002845809771515</text:p>
              </table:table-cell>
              <table:table-cell office:value-type="float" office:value="0.00000002466971958129">
                <text:p>0.00000002466971958129</text:p>
              </table:table-cell>
              <table:table-cell office:value-type="float" office:value="0.00000002138565810582">
                <text:p>0.00000002138565810582</text:p>
              </table:table-cell>
              <table:table-cell office:value-type="float" office:value="0.00000001853875883714">
                <text:p>0.00000001853875883714</text:p>
              </table:table-cell>
              <table:table-cell office:value-type="float" office:value="0.00000001607079708119">
                <text:p>0.00000001607079708119</text:p>
              </table:table-cell>
              <table:table-cell office:value-type="float" office:value="0.0000000139313309934">
                <text:p>0.0000000139313309934</text:p>
              </table:table-cell>
              <table:table-cell office:value-type="float" office:value="0.00000001207680152515">
                <text:p>0.00000001207680152515</text:p>
              </table:table-cell>
              <table:table-cell office:value-type="float" office:value="0.00000001046913208705">
                <text:p>0.00000001046913208705</text:p>
              </table:table-cell>
              <table:table-cell office:value-type="float" office:value="0.00000000907551416073">
                <text:p>0.00000000907551416073</text:p>
              </table:table-cell>
              <table:table-cell office:value-type="float" office:value="0.00000000786737579941">
                <text:p>0.00000000786737579941</text:p>
              </table:table-cell>
              <table:table-cell office:value-type="float" office:value="0.00000000682006194771">
                <text:p>0.00000000682006194771</text:p>
              </table:table-cell>
              <table:table-cell office:value-type="float" office:value="0.00000000591215437095">
                <text:p>0.00000000591215437095</text:p>
              </table:table-cell>
              <table:table-cell office:value-type="float" office:value="0.00000000512509942663">
                <text:p>0.00000000512509942663</text:p>
              </table:table-cell>
              <table:table-cell office:value-type="float" office:value="0.0000000044428676619">
                <text:p>0.0000000044428676619</text:p>
              </table:table-cell>
              <table:table-cell office:value-type="float" office:value="0.00000000385144826457">
                <text:p>0.00000000385144826457</text:p>
              </table:table-cell>
              <table:table-cell office:value-type="float" office:value="0.000000003338755886">
                <text:p>0.000000003338755886</text:p>
              </table:table-cell>
              <table:table-cell office:value-type="float" office:value="0.00000000289428545257">
                <text:p>0.00000000289428545257</text:p>
              </table:table-cell>
              <table:table-cell office:value-type="float" office:value="0.00000000250898581514">
                <text:p>0.00000000250898581514</text:p>
              </table:table-cell>
              <table:table-cell office:value-type="float" office:value="0.00000000217498413652">
                <text:p>0.00000000217498413652</text:p>
              </table:table-cell>
              <table:table-cell office:value-type="float" office:value="0.00000000188544632738">
                <text:p>0.00000000188544632738</text:p>
              </table:table-cell>
              <table:table-cell office:value-type="float" office:value="0.00000000163444869894">
                <text:p>0.00000000163444869894</text:p>
              </table:table-cell>
              <table:table-cell office:value-type="float" office:value="0.00000000141683680195">
                <text:p>0.00000000141683680195</text:p>
              </table:table-cell>
              <table:table-cell office:value-type="float" office:value="0.00000000122822342779">
                <text:p>0.00000000122822342779</text:p>
              </table:table-cell>
              <table:table-cell office:value-type="float" office:value="0.00000000106475449887">
                <text:p>0.00000000106475449887</text:p>
              </table:table-cell>
              <table:table-cell office:value-type="float" office:value="0.00000000092306029376">
                <text:p>0.00000000092306029376</text:p>
              </table:table-cell>
              <table:table-cell office:value-type="float" office:value="0.00000000080021760583">
                <text:p>0.00000000080021760583</text:p>
              </table:table-cell>
              <table:table-cell office:value-type="float" office:value="0.00000000069374004775">
                <text:p>0.00000000069374004775</text:p>
              </table:table-cell>
              <table:table-cell office:value-type="float" office:value="0.000000000601432678">
                <text:p>0.000000000601432678</text:p>
              </table:table-cell>
              <table:table-cell office:value-type="float" office:value="0.00000000052135489932">
                <text:p>0.00000000052135489932</text:p>
              </table:table-cell>
              <table:table-cell office:value-type="float" office:value="0.00000000045193218184">
                <text:p>0.00000000045193218184</text:p>
              </table:table-cell>
              <table:table-cell office:value-type="float" office:value="0.00000000039175022669">
                <text:p>0.00000000039175022669</text:p>
              </table:table-cell>
              <table:table-cell office:value-type="float" office:value="0.00000000033957320879">
                <text:p>0.00000000033957320879</text:p>
              </table:table-cell>
              <table:table-cell office:value-type="float" office:value="0.00000000029436361657">
                <text:p>0.00000000029436361657</text:p>
              </table:table-cell>
              <table:table-cell office:value-type="float" office:value="0.00000000025517427704">
                <text:p>0.00000000025517427704</text:p>
              </table:table-cell>
              <table:table-cell office:value-type="float" office:value="0.00000000022119753935">
                <text:p>0.00000000022119753935</text:p>
              </table:table-cell>
              <table:table-cell office:value-type="float" office:value="0.00000000019175417718">
                <text:p>0.00000000019175417718</text:p>
              </table:table-cell>
              <table:table-cell office:value-type="float" office:value="0.0000000001662190442">
                <text:p>0.0000000001662190442</text:p>
              </table:table-cell>
              <table:table-cell office:value-type="float" office:value="0.00000000014408222896">
                <text:p>0.00000000014408222896</text:p>
              </table:table-cell>
              <table:table-cell office:value-type="float" office:value="0.000000000124900651">
                <text:p>0.000000000124900651</text:p>
              </table:table-cell>
              <table:table-cell office:value-type="float" office:value="0.00000000010826435758">
                <text:p>0.00000000010826435758</text:p>
              </table:table-cell>
              <table:table-cell office:value-type="float" office:value="0.00000000009383231978">
                <text:p>0.00000000009383231978</text:p>
              </table:table-cell>
              <table:table-cell office:value-type="float" office:value="0.00000000008132773624">
                <text:p>0.00000000008132773624</text:p>
              </table:table-cell>
              <table:table-cell office:value-type="float" office:value="0.0000000000704891907">
                <text:p>0.0000000000704891907</text:p>
              </table:table-cell>
              <table:table-cell office:value-type="float" office:value="0.00000000006108918708">
                <text:p>0.00000000006108918708</text:p>
              </table:table-cell>
              <table:table-cell office:value-type="float" office:value="0.00000000005294801182">
                <text:p>0.00000000005294801182</text:p>
              </table:table-cell>
              <table:table-cell office:value-type="float" office:value="0.00000000004589497743">
                <text:p>0.00000000004589497743</text:p>
              </table:table-cell>
              <table:table-cell office:value-type="float" office:value="0.00000000003977653721">
                <text:p>0.00000000003977653721</text:p>
              </table:table-cell>
              <table:table-cell office:value-type="float" office:value="0.00000000003447569421">
                <text:p>0.00000000003447569421</text:p>
              </table:table-cell>
              <table:table-cell office:value-type="float" office:value="0.00000000002988311555">
                <text:p>0.00000000002988311555</text:p>
              </table:table-cell>
              <table:table-cell office:value-type="float" office:value="0.00000000002589831322">
                <text:p>0.00000000002589831322</text:p>
              </table:table-cell>
              <table:table-cell office:value-type="float" office:value="0.00000000002244345481">
                <text:p>0.00000000002244345481</text:p>
              </table:table-cell>
              <table:table-cell office:value-type="float" office:value="0.0000000000194503867">
                <text:p>0.0000000000194503867</text:p>
              </table:table-cell>
              <table:table-cell office:value-type="float" office:value="0.00000000001685193172">
                <text:p>0.00000000001685193172</text:p>
              </table:table-cell>
              <table:table-cell office:value-type="float" office:value="0.00000000001460795357">
                <text:p>0.00000000001460795357</text:p>
              </table:table-cell>
              <table:table-cell office:value-type="float" office:value="0.00000000001266256928">
                <text:p>0.00000000001266256928</text:p>
              </table:table-cell>
              <table:table-cell office:value-type="float" office:value="0.00000000001097625191">
                <text:p>0.00000000001097625191</text:p>
              </table:table-cell>
              <table:table-cell office:value-type="float" office:value="0.00000000000951461783">
                <text:p>0.00000000000951461783</text:p>
              </table:table-cell>
              <table:table-cell office:value-type="float" office:value="0.00000000000825074633">
                <text:p>0.00000000000825074633</text:p>
              </table:table-cell>
              <table:table-cell office:value-type="float" office:value="0.00000000000715566571">
                <text:p>0.00000000000715566571</text:p>
              </table:table-cell>
              <table:table-cell office:value-type="float" office:value="0.00000000000620245242">
                <text:p>0.00000000000620245242</text:p>
              </table:table-cell>
              <table:table-cell office:value-type="float" office:value="0.00000000000536902932">
                <text:p>0.00000000000536902932</text:p>
              </table:table-cell>
              <table:table-cell office:value-type="float" office:value="0.00000000000464296841">
                <text:p>0.00000000000464296841</text:p>
              </table:table-cell>
              <table:table-cell office:value-type="float" office:value="0.00000000000401168585">
                <text:p>0.00000000000401168585</text:p>
              </table:table-cell>
              <table:table-cell office:value-type="float" office:value="0.00000000000346588955">
                <text:p>0.00000000000346588955</text:p>
              </table:table-cell>
              <table:table-cell office:value-type="float" office:value="0.00000000000299785053">
                <text:p>0.00000000000299785053</text:p>
              </table:table-cell>
              <table:table-cell office:value-type="float" office:value="0.00000000000259374089">
                <text:p>0.00000000000259374089</text:p>
              </table:table-cell>
              <table:table-cell office:value-type="float" office:value="0.00000000000224531926">
                <text:p>0.00000000000224531926</text:p>
              </table:table-cell>
              <table:table-cell office:value-type="float" office:value="0.00000000000194691366">
                <text:p>0.00000000000194691366</text:p>
              </table:table-cell>
              <table:table-cell office:value-type="float" office:value="0.00000000000169397404">
                <text:p>0.00000000000169397404</text:p>
              </table:table-cell>
              <table:table-cell office:value-type="float" office:value="0.00000000000147715984">
                <text:p>0.00000000000147715984</text:p>
              </table:table-cell>
              <table:table-cell office:value-type="float" office:value="0.0000000000012895701">
                <text:p>0.0000000000012895701</text:p>
              </table:table-cell>
              <table:table-cell office:value-type="float" office:value="0.00000000000112589053">
                <text:p>0.00000000000112589053</text:p>
              </table:table-cell>
              <table:table-cell office:value-type="float" office:value="0.00000000000097319646">
                <text:p>0.00000000000097319646</text:p>
              </table:table-cell>
              <table:table-cell office:value-type="float" office:value="0.00000000000085132744">
                <text:p>0.00000000000085132744</text:p>
              </table:table-cell>
              <table:table-cell office:value-type="float" office:value="0.00000000000074037021">
                <text:p>0.00000000000074037021</text:p>
              </table:table-cell>
              <table:table-cell office:value-type="float" office:value="0.00000000000064119037">
                <text:p>0.00000000000064119037</text:p>
              </table:table-cell>
              <table:table-cell office:value-type="float" office:value="0.00000000000055462027">
                <text:p>0.00000000000055462027</text:p>
              </table:table-cell>
              <table:table-cell office:value-type="float" office:value="0.00000000000047924245">
                <text:p>0.00000000000047924245</text:p>
              </table:table-cell>
              <table:table-cell office:value-type="float" office:value="0.00000000000041364268">
                <text:p>0.00000000000041364268</text:p>
              </table:table-cell>
              <table:table-cell office:value-type="float" office:value="0.00000000000035743765">
                <text:p>0.00000000000035743765</text:p>
              </table:table-cell>
              <table:table-cell office:value-type="float" office:value="0.00000000000031024405">
                <text:p>0.00000000000031024405</text:p>
              </table:table-cell>
              <table:table-cell office:value-type="float" office:value="0.00000000000027167337">
                <text:p>0.00000000000027167337</text:p>
              </table:table-cell>
              <table:table-cell office:value-type="float" office:value="0.00000000000024001269">
                <text:p>0.00000000000024001269</text:p>
              </table:table-cell>
              <table:table-cell office:value-type="float" office:value="0.00000000000021328753">
                <text:p>0.00000000000021328753</text:p>
              </table:table-cell>
              <table:table-cell office:value-type="float" office:value="0.00000000000019030344">
                <text:p>0.00000000000019030344</text:p>
              </table:table-cell>
              <table:table-cell office:value-type="float" office:value="0.00000000000016986595">
                <text:p>0.00000000000016986595</text:p>
              </table:table-cell>
              <table:table-cell office:value-type="float" office:value="0.00000000000015078058">
                <text:p>0.00000000000015078058</text:p>
              </table:table-cell>
              <table:table-cell office:value-type="float" office:value="0.00000000000013297279">
                <text:p>0.00000000000013297279</text:p>
              </table:table-cell>
              <table:table-cell office:value-type="float" office:value="0.00000000000011690001">
                <text:p>0.00000000000011690001</text:p>
              </table:table-cell>
              <table:table-cell office:value-type="float" office:value="0.00000000000010215207">
                <text:p>0.00000000000010215207</text:p>
              </table:table-cell>
              <table:table-cell office:value-type="float" office:value="0.0000000000000883188">
                <text:p>0.0000000000000883188</text:p>
              </table:table-cell>
              <table:table-cell office:value-type="float" office:value="0.00000000000007499002">
                <text:p>0.00000000000007499002</text:p>
              </table:table-cell>
              <table:table-cell office:value-type="float" office:value="0.00000000000006339274">
                <text:p>0.00000000000006339274</text:p>
              </table:table-cell>
              <table:table-cell office:value-type="float" office:value="0.00000000000005158224">
                <text:p>0.00000000000005158224</text:p>
              </table:table-cell>
              <table:table-cell office:value-type="float" office:value="0.00000000000004153612">
                <text:p>0.00000000000004153612</text:p>
              </table:table-cell>
              <table:table-cell office:value-type="float" office:value="0.00000000000003325437">
                <text:p>0.00000000000003325437</text:p>
              </table:table-cell>
              <table:table-cell office:value-type="float" office:value="0.00000000000002673698">
                <text:p>0.00000000000002673698</text:p>
              </table:table-cell>
              <table:table-cell office:value-type="float" office:value="0.00000000000002167975">
                <text:p>0.00000000000002167975</text:p>
              </table:table-cell>
              <table:table-cell office:value-type="float" office:value="0.00000000000001755746">
                <text:p>0.00000000000001755746</text:p>
              </table:table-cell>
              <table:table-cell office:value-type="float" office:value="0.00000000000001436091">
                <text:p>0.00000000000001436091</text:p>
              </table:table-cell>
              <table:table-cell office:value-type="float" office:value="0.00000000000001209009">
                <text:p>0.00000000000001209009</text:p>
              </table:table-cell>
              <table:table-cell office:value-type="float" office:value="0.000000000000010745">
                <text:p>0.000000000000010745</text:p>
              </table:table-cell>
              <table:table-cell office:value-type="float" office:value="0.00000000000001019457">
                <text:p>0.00000000000001019457</text:p>
              </table:table-cell>
              <table:table-cell office:value-type="float" office:value="9.78679834120637E-015">
                <text:p>9.78679834120637E-015</text:p>
              </table:table-cell>
              <table:table-cell office:value-type="float" office:value="9.4327003492226E-015">
                <text:p>9.4327003492226E-015</text:p>
              </table:table-cell>
              <table:table-cell office:value-type="float" office:value="9.13228027352846E-015">
                <text:p>9.13228027352846E-015</text:p>
              </table:table-cell>
              <table:table-cell office:value-type="float" office:value="8.88553811412392E-015">
                <text:p>8.88553811412392E-015</text:p>
              </table:table-cell>
              <table:table-cell office:value-type="float" office:value="8.68782424099167E-015">
                <text:p>8.68782424099167E-015</text:p>
              </table:table-cell>
              <table:table-cell office:value-type="float" office:value="8.43284611721079E-015">
                <text:p>8.43284611721079E-015</text:p>
              </table:table-cell>
              <table:table-cell office:value-type="float" office:value="8.07634312948002E-015">
                <text:p>8.07634312948002E-015</text:p>
              </table:table-cell>
              <table:table-cell office:value-type="float" office:value="7.61831527779935E-015">
                <text:p>7.61831527779935E-015</text:p>
              </table:table-cell>
              <table:table-cell office:value-type="float" office:value="7.05876256216878E-015">
                <text:p>7.05876256216878E-015</text:p>
              </table:table-cell>
              <table:table-cell office:value-type="float" office:value="6.39768498258831E-015">
                <text:p>6.39768498258831E-015</text:p>
              </table:table-cell>
              <table:table-cell office:value-type="float" office:value="5.69195559516761E-015">
                <text:p>5.69195559516761E-015</text:p>
              </table:table-cell>
              <table:table-cell office:value-type="float" office:value="5.01285982578978E-015">
                <text:p>5.01285982578978E-015</text:p>
              </table:table-cell>
              <table:table-cell office:value-type="float" office:value="4.36061898547863E-015">
                <text:p>4.36061898547863E-015</text:p>
              </table:table-cell>
              <table:table-cell office:value-type="float" office:value="3.73523307423418E-015">
                <text:p>3.73523307423418E-015</text:p>
              </table:table-cell>
              <table:table-cell office:value-type="float" office:value="3.13670209205641E-015">
                <text:p>3.13670209205641E-015</text:p>
              </table:table-cell>
              <table:table-cell office:value-type="float" office:value="2.57447562253763E-015">
                <text:p>2.57447562253763E-015</text:p>
              </table:table-cell>
              <table:table-cell office:value-type="float" office:value="2.08253362649583E-015">
                <text:p>2.08253362649583E-015</text:p>
              </table:table-cell>
              <table:table-cell office:value-type="float" office:value="1.66392747875827E-015">
                <text:p>1.66392747875827E-015</text:p>
              </table:table-cell>
              <table:table-cell office:value-type="float" office:value="1.31865717932496E-015">
                <text:p>1.31865717932496E-015</text:p>
              </table:table-cell>
              <table:table-cell office:value-type="float" office:value="1.04672272819589E-015">
                <text:p>1.04672272819589E-015</text:p>
              </table:table-cell>
              <table:table-cell office:value-type="float" office:value="8.45915165291114E-016">
                <text:p>8.45915165291114E-016</text:p>
              </table:table-cell>
              <table:table-cell office:value-type="float" office:value="6.87627280224497E-016">
                <text:p>6.87627280224497E-016</text:p>
              </table:table-cell>
              <table:table-cell office:value-type="float" office:value="5.63077825708597E-016">
                <text:p>5.63077825708597E-016</text:p>
              </table:table-cell>
              <table:table-cell office:value-type="float" office:value="4.72266801743414E-016">
                <text:p>4.72266801743414E-016</text:p>
              </table:table-cell>
              <table:table-cell office:value-type="float" office:value="4.15194208328948E-016">
                <text:p>4.15194208328948E-016</text:p>
              </table:table-cell>
              <table:table-cell office:value-type="float" office:value="3.91844382077339E-016">
                <text:p>3.91844382077339E-016</text:p>
              </table:table-cell>
              <table:table-cell office:value-type="float" office:value="3.84260512482944E-016">
                <text:p>3.84260512482944E-016</text:p>
              </table:table-cell>
              <table:table-cell office:value-type="float" office:value="3.76500294144075E-016">
                <text:p>3.76500294144075E-016</text:p>
              </table:table-cell>
              <table:table-cell office:value-type="float" office:value="3.68563727060732E-016">
                <text:p>3.68563727060732E-016</text:p>
              </table:table-cell>
              <table:table-cell office:value-type="float" office:value="3.60450811232916E-016">
                <text:p>3.60450811232916E-016</text:p>
              </table:table-cell>
              <table:table-cell office:value-type="float" office:value="3.52161546660627E-016">
                <text:p>3.52161546660627E-016</text:p>
              </table:table-cell>
              <table:table-cell office:value-type="float" office:value="3.44254314132347E-016">
                <text:p>3.44254314132347E-016</text:p>
              </table:table-cell>
              <table:table-cell office:value-type="float" office:value="3.3642571761521E-016">
                <text:p>3.3642571761521E-016</text:p>
              </table:table-cell>
              <table:table-cell office:value-type="float" office:value="3.28473019498025E-016">
                <text:p>3.28473019498025E-016</text:p>
              </table:table-cell>
              <table:table-cell office:value-type="float" office:value="3.20396219780792E-016">
                <text:p>3.20396219780792E-016</text:p>
              </table:table-cell>
              <table:table-cell office:value-type="float" office:value="3.12195318463512E-016">
                <text:p>3.12195318463512E-016</text:p>
              </table:table-cell>
              <table:table-cell office:value-type="float" office:value="3.03870315546184E-016">
                <text:p>3.03870315546184E-016</text:p>
              </table:table-cell>
              <table:table-cell office:value-type="float" office:value="2.95421211028807E-016">
                <text:p>2.95421211028807E-016</text:p>
              </table:table-cell>
              <table:table-cell office:value-type="float" office:value="2.86848004911384E-016">
                <text:p>2.86848004911384E-016</text:p>
              </table:table-cell>
              <table:table-cell office:value-type="float" office:value="2.78150697193912E-016">
                <text:p>2.78150697193912E-016</text:p>
              </table:table-cell>
              <table:table-cell office:value-type="float" office:value="2.69329287876392E-016">
                <text:p>2.69329287876392E-016</text:p>
              </table:table-cell>
              <table:table-cell office:value-type="float" office:value="2.60383776958825E-016">
                <text:p>2.60383776958825E-016</text:p>
              </table:table-cell>
              <table:table-cell office:value-type="float" office:value="2.5131416444121E-016">
                <text:p>2.5131416444121E-016</text:p>
              </table:table-cell>
              <table:table-cell office:value-type="float" office:value="2.42120450323547E-016">
                <text:p>2.42120450323547E-016</text:p>
              </table:table-cell>
              <table:table-cell office:value-type="float" office:value="2.32802634605836E-016">
                <text:p>2.32802634605836E-016</text:p>
              </table:table-cell>
              <table:table-cell office:value-type="float" office:value="2.23360717288077E-016">
                <text:p>2.23360717288077E-016</text:p>
              </table:table-cell>
              <table:table-cell office:value-type="float" office:value="2.13794698370271E-016">
                <text:p>2.13794698370271E-016</text:p>
              </table:table-cell>
              <table:table-cell office:value-type="float" office:value="2.04104577852417E-016">
                <text:p>2.04104577852417E-016</text:p>
              </table:table-cell>
              <table:table-cell office:value-type="float" office:value="1.94290355734515E-016">
                <text:p>1.94290355734515E-016</text:p>
              </table:table-cell>
              <table:table-cell office:value-type="float" office:value="1.84352032016565E-016">
                <text:p>1.84352032016565E-016</text:p>
              </table:table-cell>
              <table:table-cell office:value-type="float" office:value="1.74289606698567E-016">
                <text:p>1.74289606698567E-016</text:p>
              </table:table-cell>
              <table:table-cell office:value-type="float" office:value="1.64103079780522E-016">
                <text:p>1.64103079780522E-016</text:p>
              </table:table-cell>
              <table:table-cell office:value-type="float" office:value="1.53792451262428E-016">
                <text:p>1.53792451262428E-016</text:p>
              </table:table-cell>
              <table:table-cell office:value-type="float" office:value="1.43357721144287E-016">
                <text:p>1.43357721144287E-016</text:p>
              </table:table-cell>
              <table:table-cell office:value-type="float" office:value="1.32798889426098E-016">
                <text:p>1.32798889426098E-016</text:p>
              </table:table-cell>
              <table:table-cell office:value-type="float" office:value="1.22115956107862E-016">
                <text:p>1.22115956107862E-016</text:p>
              </table:table-cell>
              <table:table-cell office:value-type="float" office:value="1.11308921189577E-016">
                <text:p>1.11308921189577E-016</text:p>
              </table:table-cell>
              <table:table-cell office:value-type="float" office:value="1.00377784671245E-016">
                <text:p>1.00377784671245E-016</text:p>
              </table:table-cell>
              <table:table-cell office:value-type="float" office:value="8.93225465528647E-017">
                <text:p>8.93225465528647E-017</text:p>
              </table:table-cell>
              <table:table-cell office:value-type="float" office:value="7.83729592753143E-017">
                <text:p>7.83729592753143E-017</text:p>
              </table:table-cell>
              <table:table-cell office:value-type="float" office:value="7.23444380345872E-017">
                <text:p>7.23444380345872E-017</text:p>
              </table:table-cell>
              <table:table-cell office:value-type="float" office:value="6.65461701337443E-017">
                <text:p>6.65461701337443E-017</text:p>
              </table:table-cell>
              <table:table-cell office:value-type="float" office:value="6.09781555727857E-017">
                <text:p>6.09781555727857E-017</text:p>
              </table:table-cell>
              <table:table-cell office:value-type="float" office:value="5.56403943517114E-017">
                <text:p>5.56403943517114E-017</text:p>
              </table:table-cell>
              <table:table-cell office:value-type="float" office:value="5.05328864705214E-017">
                <text:p>5.05328864705214E-017</text:p>
              </table:table-cell>
              <table:table-cell office:value-type="float" office:value="4.56556319292156E-017">
                <text:p>4.56556319292156E-017</text:p>
              </table:table-cell>
              <table:table-cell office:value-type="float" office:value="4.10086307277942E-017">
                <text:p>4.10086307277942E-017</text:p>
              </table:table-cell>
              <table:table-cell office:value-type="float" office:value="3.6591882866257E-017">
                <text:p>3.6591882866257E-017</text:p>
              </table:table-cell>
              <table:table-cell office:value-type="float" office:value="3.24053883446042E-017">
                <text:p>3.24053883446042E-017</text:p>
              </table:table-cell>
              <table:table-cell office:value-type="float" office:value="2.84491471628356E-017">
                <text:p>2.84491471628356E-017</text:p>
              </table:table-cell>
              <table:table-cell office:value-type="float" office:value="2.47231593209513E-017">
                <text:p>2.47231593209513E-017</text:p>
              </table:table-cell>
              <table:table-cell office:value-type="float" office:value="2.12274248189513E-017">
                <text:p>2.12274248189513E-017</text:p>
              </table:table-cell>
              <table:table-cell office:value-type="float" office:value="1.79619436568355E-017">
                <text:p>1.79619436568355E-017</text:p>
              </table:table-cell>
              <table:table-cell office:value-type="float" office:value="1.49267158346041E-017">
                <text:p>1.49267158346041E-017</text:p>
              </table:table-cell>
              <table:table-cell office:value-type="float" office:value="1.21217413522569E-017">
                <text:p>1.21217413522569E-017</text:p>
              </table:table-cell>
              <table:table-cell office:value-type="float" office:value="9.54702020979402E-018">
                <text:p>9.54702020979402E-018</text:p>
              </table:table-cell>
              <table:table-cell office:value-type="float" office:value="7.20255240721543E-018">
                <text:p>7.20255240721543E-018</text:p>
              </table:table-cell>
              <table:table-cell office:value-type="float" office:value="5.08833794452112E-018">
                <text:p>5.08833794452112E-018</text:p>
              </table:table-cell>
              <table:table-cell office:value-type="float" office:value="3.20437682171109E-018">
                <text:p>3.20437682171109E-018</text:p>
              </table:table-cell>
              <table:table-cell office:value-type="float" office:value="1.55066903878536E-018">
                <text:p>1.55066903878536E-018</text:p>
              </table:table-cell>
              <table:table-cell office:value-type="float" office:value="1.27214595743902E-019">
                <text:p>1.27214595743902E-019</text:p>
              </table:table-cell>
              <table:table-cell office:value-type="float" office:value="-1.06598650741327E-018">
                <text:p>-1.06598650741327E-018</text:p>
              </table:table-cell>
              <table:table-cell office:value-type="float" office:value="-2.02893427068615E-018">
                <text:p>-2.02893427068615E-018</text:p>
              </table:table-cell>
              <table:table-cell office:value-type="float" office:value="-2.76162869407475E-018">
                <text:p>-2.76162869407475E-018</text:p>
              </table:table-cell>
              <table:table-cell office:value-type="float" office:value="-3.26406977757906E-018">
                <text:p>-3.26406977757906E-018</text:p>
              </table:table-cell>
              <table:table-cell office:value-type="float" office:value="-3.53625752119909E-018">
                <text:p>-3.53625752119909E-018</text:p>
              </table:table-cell>
              <table:table-cell office:value-type="float" office:value="-3.57819192493483E-018">
                <text:p>-3.57819192493483E-018</text:p>
              </table:table-cell>
              <table:table-cell office:value-type="float" office:value="-3.38987298878629E-018">
                <text:p>-3.38987298878629E-018</text:p>
              </table:table-cell>
              <table:table-cell office:value-type="float" office:value="-4.11265640491194E-017">
                <text:p>-4.11265640491194E-017</text:p>
              </table:table-cell>
              <table:table-cell office:value-type="float" office:value="-3.99621063896465E-017">
                <text:p>-3.99621063896465E-017</text:p>
              </table:table-cell>
              <table:table-cell office:value-type="float" office:value="-3.87976487301737E-017">
                <text:p>-3.87976487301737E-017</text:p>
              </table:table-cell>
              <table:table-cell office:value-type="float" office:value="-3.76331910707008E-017">
                <text:p>-3.76331910707008E-017</text:p>
              </table:table-cell>
              <table:table-cell office:value-type="float" office:value="-3.6468733411228E-017">
                <text:p>-3.6468733411228E-017</text:p>
              </table:table-cell>
              <table:table-cell office:value-type="float" office:value="-3.53042757517551E-017">
                <text:p>-3.53042757517551E-017</text:p>
              </table:table-cell>
              <table:table-cell office:value-type="float" office:value="-3.41398180922823E-017">
                <text:p>-3.41398180922823E-017</text:p>
              </table:table-cell>
              <table:table-cell office:value-type="float" office:value="-3.29753604328094E-017">
                <text:p>-3.29753604328094E-017</text:p>
              </table:table-cell>
              <table:table-cell office:value-type="float" office:value="-3.18109027733365E-017">
                <text:p>-3.18109027733365E-017</text:p>
              </table:table-cell>
              <table:table-cell office:value-type="float" office:value="-3.06464451138637E-017">
                <text:p>-3.06464451138637E-017</text:p>
              </table:table-cell>
              <table:table-cell office:value-type="float" office:value="-2.94819874543908E-017">
                <text:p>-2.94819874543908E-017</text:p>
              </table:table-cell>
              <table:table-cell office:value-type="float" office:value="-2.8317529794918E-017">
                <text:p>-2.8317529794918E-017</text:p>
              </table:table-cell>
              <table:table-cell office:value-type="float" office:value="-2.71530721354451E-017">
                <text:p>-2.71530721354451E-017</text:p>
              </table:table-cell>
              <table:table-cell office:value-type="float" office:value="-2.59886144759722E-017">
                <text:p>-2.59886144759722E-017</text:p>
              </table:table-cell>
              <table:table-cell office:value-type="float" office:value="-2.48241568164994E-017">
                <text:p>-2.48241568164994E-017</text:p>
              </table:table-cell>
              <table:table-cell office:value-type="float" office:value="-2.36596991570265E-017">
                <text:p>-2.36596991570265E-017</text:p>
              </table:table-cell>
              <table:table-cell office:value-type="float" office:value="-2.24952414975537E-017">
                <text:p>-2.24952414975537E-017</text:p>
              </table:table-cell>
              <table:table-cell office:value-type="float" office:value="-2.13307838380808E-017">
                <text:p>-2.13307838380808E-017</text:p>
              </table:table-cell>
              <table:table-cell office:value-type="float" office:value="-2.01663261786079E-017">
                <text:p>-2.01663261786079E-017</text:p>
              </table:table-cell>
              <table:table-cell office:value-type="float" office:value="-1.90018685191351E-017">
                <text:p>-1.90018685191351E-017</text:p>
              </table:table-cell>
              <table:table-cell office:value-type="float" office:value="-1.78374108596622E-017">
                <text:p>-1.78374108596622E-017</text:p>
              </table:table-cell>
              <table:table-cell office:value-type="float" office:value="-1.66729532001894E-017">
                <text:p>-1.66729532001894E-017</text:p>
              </table:table-cell>
              <table:table-cell office:value-type="float" office:value="-1.55084955407165E-017">
                <text:p>-1.55084955407165E-017</text:p>
              </table:table-cell>
              <table:table-cell office:value-type="float" office:value="-1.43440378812436E-017">
                <text:p>-1.43440378812436E-017</text:p>
              </table:table-cell>
              <table:table-cell office:value-type="float" office:value="-1.31795802217708E-017">
                <text:p>-1.31795802217708E-017</text:p>
              </table:table-cell>
              <table:table-cell office:value-type="float" office:value="-1.20151225622979E-017">
                <text:p>-1.20151225622979E-017</text:p>
              </table:table-cell>
              <table:table-cell office:value-type="float" office:value="-1.08506649028251E-017">
                <text:p>-1.08506649028251E-017</text:p>
              </table:table-cell>
              <table:table-cell office:value-type="float" office:value="-9.68620724335221E-018">
                <text:p>-9.68620724335221E-018</text:p>
              </table:table-cell>
              <table:table-cell office:value-type="float" office:value="-8.52174958387935E-018">
                <text:p>-8.52174958387935E-018</text:p>
              </table:table-cell>
              <table:table-cell office:value-type="float" office:value="-8.13228916879845E-018">
                <text:p>-8.13228916879845E-018</text:p>
              </table:table-cell>
              <table:table-cell office:value-type="float" office:value="-8.1045466962697E-018">
                <text:p>-8.1045466962697E-018</text:p>
              </table:table-cell>
              <table:table-cell office:value-type="float" office:value="-8.07680422374096E-018">
                <text:p>-8.07680422374096E-018</text:p>
              </table:table-cell>
              <table:table-cell office:value-type="float" office:value="-8.04906175121221E-018">
                <text:p>-8.04906175121221E-018</text:p>
              </table:table-cell>
              <table:table-cell office:value-type="float" office:value="-8.02131927868346E-018">
                <text:p>-8.02131927868346E-018</text:p>
              </table:table-cell>
              <table:table-cell office:value-type="float" office:value="-7.99357680615472E-018">
                <text:p>-7.99357680615472E-018</text:p>
              </table:table-cell>
              <table:table-cell office:value-type="float" office:value="-7.96583433362597E-018">
                <text:p>-7.96583433362597E-018</text:p>
              </table:table-cell>
            </table:table-row>
            <table:table-row>
              <table:table-cell office:value-type="string">
                <text:p>Infected</text:p>
                <draw:g>
                  <svg:desc>'United States_measles'.A4:'United States_measles'.A4</svg:desc>
                </draw:g>
              </table:table-cell>
              <table:table-cell office:value-type="float" office:value="0">
                <text:p>0</text:p>
                <draw:g>
                  <svg:desc>'United States_measles'.B4:'United States_measles'.SG4</svg:desc>
                </draw:g>
              </table:table-cell>
              <table:table-cell office:value-type="float" office:value="0.182402923282656">
                <text:p>0.182402923282656</text:p>
              </table:table-cell>
              <table:table-cell office:value-type="float" office:value="0.7880557759008">
                <text:p>0.7880557759008</text:p>
              </table:table-cell>
              <table:table-cell office:value-type="float" office:value="3.26285111566774">
                <text:p>3.26285111566774</text:p>
              </table:table-cell>
              <table:table-cell office:value-type="float" office:value="13.4839035131254">
                <text:p>13.4839035131254</text:p>
              </table:table-cell>
              <table:table-cell office:value-type="float" office:value="55.7181171374852">
                <text:p>55.7181171374852</text:p>
              </table:table-cell>
              <table:table-cell office:value-type="float" office:value="230.236811794536">
                <text:p>230.236811794536</text:p>
              </table:table-cell>
              <table:table-cell office:value-type="float" office:value="951.370911921823">
                <text:p>951.370911921823</text:p>
              </table:table-cell>
              <table:table-cell office:value-type="float" office:value="3931.08077122469">
                <text:p>3931.08077122469</text:p>
              </table:table-cell>
              <table:table-cell office:value-type="float" office:value="16241.2831641691">
                <text:p>16241.2831641691</text:p>
              </table:table-cell>
              <table:table-cell office:value-type="float" office:value="67066.6836287398">
                <text:p>67066.6836287398</text:p>
              </table:table-cell>
              <table:table-cell office:value-type="float" office:value="276362.280054773">
                <text:p>276362.280054773</text:p>
              </table:table-cell>
              <table:table-cell office:value-type="float" office:value="1129041.94200911">
                <text:p>1129041.94200911</text:p>
              </table:table-cell>
              <table:table-cell office:value-type="float" office:value="4457699.10766108">
                <text:p>4457699.10766108</text:p>
              </table:table-cell>
              <table:table-cell office:value-type="float" office:value="15600423.3947622">
                <text:p>15600423.3947622</text:p>
              </table:table-cell>
              <table:table-cell office:value-type="float" office:value="40342100.628464">
                <text:p>40342100.628464</text:p>
              </table:table-cell>
              <table:table-cell office:value-type="float" office:value="70222007.4566951">
                <text:p>70222007.4566951</text:p>
              </table:table-cell>
              <table:table-cell office:value-type="float" office:value="94487358.9398428">
                <text:p>94487358.9398428</text:p>
              </table:table-cell>
              <table:table-cell office:value-type="float" office:value="112151943.312681">
                <text:p>112151943.312681</text:p>
              </table:table-cell>
              <table:table-cell office:value-type="float" office:value="124358621.523768">
                <text:p>124358621.523768</text:p>
              </table:table-cell>
              <table:table-cell office:value-type="float" office:value="132152141.372049">
                <text:p>132152141.372049</text:p>
              </table:table-cell>
              <table:table-cell office:value-type="float" office:value="136406462.511391">
                <text:p>136406462.511391</text:p>
              </table:table-cell>
              <table:table-cell office:value-type="float" office:value="137849769.83221">
                <text:p>137849769.83221</text:p>
              </table:table-cell>
              <table:table-cell office:value-type="float" office:value="137086909.446643">
                <text:p>137086909.446643</text:p>
              </table:table-cell>
              <table:table-cell office:value-type="float" office:value="134618497.414049">
                <text:p>134618497.414049</text:p>
              </table:table-cell>
              <table:table-cell office:value-type="float" office:value="130857259.494587">
                <text:p>130857259.494587</text:p>
              </table:table-cell>
              <table:table-cell office:value-type="float" office:value="126141891.9414">
                <text:p>126141891.9414</text:p>
              </table:table-cell>
              <table:table-cell office:value-type="float" office:value="120748891.745806">
                <text:p>120748891.745806</text:p>
              </table:table-cell>
              <table:table-cell office:value-type="float" office:value="114902583.998755">
                <text:p>114902583.998755</text:p>
              </table:table-cell>
              <table:table-cell office:value-type="float" office:value="108783656.666593">
                <text:p>108783656.666593</text:p>
              </table:table-cell>
              <table:table-cell office:value-type="float" office:value="102536374.547927">
                <text:p>102536374.547927</text:p>
              </table:table-cell>
              <table:table-cell office:value-type="float" office:value="96274707.4794319">
                <text:p>96274707.4794319</text:p>
              </table:table-cell>
              <table:table-cell office:value-type="float" office:value="90087497.8937563">
                <text:p>90087497.8937563</text:p>
              </table:table-cell>
              <table:table-cell office:value-type="float" office:value="84042827.1415985">
                <text:p>84042827.1415985</text:p>
              </table:table-cell>
              <table:table-cell office:value-type="float" office:value="78191704.6407087">
                <text:p>78191704.6407087</text:p>
              </table:table-cell>
              <table:table-cell office:value-type="float" office:value="72571155.7147239">
                <text:p>72571155.7147239</text:p>
              </table:table-cell>
              <table:table-cell office:value-type="float" office:value="67206825.6625578">
                <text:p>67206825.6625578</text:p>
              </table:table-cell>
              <table:table-cell office:value-type="float" office:value="62115157.7492599">
                <text:p>62115157.7492599</text:p>
              </table:table-cell>
              <table:table-cell office:value-type="float" office:value="57305210.9733893">
                <text:p>57305210.9733893</text:p>
              </table:table-cell>
              <table:table-cell office:value-type="float" office:value="52780179.8457537">
                <text:p>52780179.8457537</text:p>
              </table:table-cell>
              <table:table-cell office:value-type="float" office:value="48538650.8704027">
                <text:p>48538650.8704027</text:p>
              </table:table-cell>
              <table:table-cell office:value-type="float" office:value="44575648.0642175">
                <text:p>44575648.0642175</text:p>
              </table:table-cell>
              <table:table-cell office:value-type="float" office:value="40883489.9698427">
                <text:p>40883489.9698427</text:p>
              </table:table-cell>
              <table:table-cell office:value-type="float" office:value="37452498.1962998">
                <text:p>37452498.1962998</text:p>
              </table:table-cell>
              <table:table-cell office:value-type="float" office:value="34271572.5596111">
                <text:p>34271572.5596111</text:p>
              </table:table-cell>
              <table:table-cell office:value-type="float" office:value="31328658.8073796">
                <text:p>31328658.8073796</text:p>
              </table:table-cell>
              <table:table-cell office:value-type="float" office:value="28611125.5426888">
                <text:p>28611125.5426888</text:p>
              </table:table-cell>
              <table:table-cell office:value-type="float" office:value="26106065.1609816">
                <text:p>26106065.1609816</text:p>
              </table:table-cell>
              <table:table-cell office:value-type="float" office:value="23800531.9915119">
                <text:p>23800531.9915119</text:p>
              </table:table-cell>
              <table:table-cell office:value-type="float" office:value="21681727.5772534">
                <text:p>21681727.5772534</text:p>
              </table:table-cell>
              <table:table-cell office:value-type="float" office:value="19737143.1721722">
                <text:p>19737143.1721722</text:p>
              </table:table-cell>
              <table:table-cell office:value-type="float" office:value="17954666.3176924">
                <text:p>17954666.3176924</text:p>
              </table:table-cell>
              <table:table-cell office:value-type="float" office:value="16322658.6350038">
                <text:p>16322658.6350038</text:p>
              </table:table-cell>
              <table:table-cell office:value-type="float" office:value="14830009.5766134">
                <text:p>14830009.5766134</text:p>
              </table:table-cell>
              <table:table-cell office:value-type="float" office:value="13466171.1299272">
                <text:p>13466171.1299272</text:p>
              </table:table-cell>
              <table:table-cell office:value-type="float" office:value="12221177.0962403">
                <text:p>12221177.0962403</text:p>
              </table:table-cell>
              <table:table-cell office:value-type="float" office:value="11085650.1523851">
                <text:p>11085650.1523851</text:p>
              </table:table-cell>
              <table:table-cell office:value-type="float" office:value="10050799.2580596">
                <text:p>10050799.2580596</text:p>
              </table:table-cell>
              <table:table-cell office:value-type="float" office:value="9108409.63061643">
                <text:p>9108409.63061643</text:p>
              </table:table-cell>
              <table:table-cell office:value-type="float" office:value="8250827.0657545">
                <text:p>8250827.0657545</text:p>
              </table:table-cell>
              <table:table-cell office:value-type="float" office:value="7470938.07011296">
                <text:p>7470938.07011296</text:p>
              </table:table-cell>
              <table:table-cell office:value-type="float" office:value="6762147.04646725">
                <text:p>6762147.04646725</text:p>
              </table:table-cell>
              <table:table-cell office:value-type="float" office:value="6118351.39911083">
                <text:p>6118351.39911083</text:p>
              </table:table-cell>
              <table:table-cell office:value-type="float" office:value="5533915.47478921">
                <text:p>5533915.47478921</text:p>
              </table:table-cell>
              <table:table-cell office:value-type="float" office:value="5003643.90217879">
                <text:p>5003643.90217879</text:p>
              </table:table-cell>
              <table:table-cell office:value-type="float" office:value="4522754.82185658">
                <text:p>4522754.82185658</text:p>
              </table:table-cell>
              <table:table-cell office:value-type="float" office:value="4086853.41590343">
                <text:p>4086853.41590343</text:p>
              </table:table-cell>
              <table:table-cell office:value-type="float" office:value="3691906.0203571">
                <text:p>3691906.0203571</text:p>
              </table:table-cell>
              <table:table-cell office:value-type="float" office:value="3334215.05299593">
                <text:p>3334215.05299593</text:p>
              </table:table-cell>
              <table:table-cell office:value-type="float" office:value="3010394.91274348">
                <text:p>3010394.91274348</text:p>
              </table:table-cell>
              <table:table-cell office:value-type="float" office:value="2717348.96909183">
                <text:p>2717348.96909183</text:p>
              </table:table-cell>
              <table:table-cell office:value-type="float" office:value="2452247.7101235">
                <text:p>2452247.7101235</text:p>
              </table:table-cell>
              <table:table-cell office:value-type="float" office:value="2212508.09286957">
                <text:p>2212508.09286957</text:p>
              </table:table-cell>
              <table:table-cell office:value-type="float" office:value="1995774.11077456">
                <text:p>1995774.11077456</text:p>
              </table:table-cell>
              <table:table-cell office:value-type="float" office:value="1799898.5730643">
                <text:p>1799898.5730643</text:p>
              </table:table-cell>
              <table:table-cell office:value-type="float" office:value="1622926.07690741">
                <text:p>1622926.07690741</text:p>
              </table:table-cell>
              <table:table-cell office:value-type="float" office:value="1463077.13946476">
                <text:p>1463077.13946476</text:p>
              </table:table-cell>
              <table:table-cell office:value-type="float" office:value="1318733.44954114">
                <text:p>1318733.44954114</text:p>
              </table:table-cell>
              <table:table-cell office:value-type="float" office:value="1188424.19174896">
                <text:p>1188424.19174896</text:p>
              </table:table-cell>
              <table:table-cell office:value-type="float" office:value="1070813.39180623">
                <text:p>1070813.39180623</text:p>
              </table:table-cell>
              <table:table-cell office:value-type="float" office:value="964688.229336477">
                <text:p>964688.229336477</text:p>
              </table:table-cell>
              <table:table-cell office:value-type="float" office:value="868948.262938686">
                <text:p>868948.262938686</text:p>
              </table:table-cell>
              <table:table-cell office:value-type="float" office:value="782595.512256151">
                <text:p>782595.512256151</text:p>
              </table:table-cell>
              <table:table-cell office:value-type="float" office:value="704725.342283703">
                <text:p>704725.342283703</text:p>
              </table:table-cell>
              <table:table-cell office:value-type="float" office:value="634518.096322708">
                <text:p>634518.096322708</text:p>
              </table:table-cell>
              <table:table-cell office:value-type="float" office:value="571231.425708549">
                <text:p>571231.425708549</text:p>
              </table:table-cell>
              <table:table-cell office:value-type="float" office:value="514193.266391507">
                <text:p>514193.266391507</text:p>
              </table:table-cell>
              <table:table-cell office:value-type="float" office:value="462795.414716502">
                <text:p>462795.414716502</text:p>
              </table:table-cell>
              <table:table-cell office:value-type="float" office:value="416487.657135829">
                <text:p>416487.657135829</text:p>
              </table:table-cell>
              <table:table-cell office:value-type="float" office:value="374772.411065204">
                <text:p>374772.411065204</text:p>
              </table:table-cell>
              <table:table-cell office:value-type="float" office:value="337199.836616455">
                <text:p>337199.836616455</text:p>
              </table:table-cell>
              <table:table-cell office:value-type="float" office:value="303363.38144146">
                <text:p>303363.38144146</text:p>
              </table:table-cell>
              <table:table-cell office:value-type="float" office:value="272895.723391299">
                <text:p>272895.723391299</text:p>
              </table:table-cell>
              <table:table-cell office:value-type="float" office:value="245465.078095652">
                <text:p>245465.078095652</text:p>
              </table:table-cell>
              <table:table-cell office:value-type="float" office:value="220771.840884279">
                <text:p>220771.840884279</text:p>
              </table:table-cell>
              <table:table-cell office:value-type="float" office:value="198545.53469446">
                <text:p>198545.53469446</text:p>
              </table:table-cell>
              <table:table-cell office:value-type="float" office:value="178542.037722934">
                <text:p>178542.037722934</text:p>
              </table:table-cell>
              <table:table-cell office:value-type="float" office:value="160541.066585394">
                <text:p>160541.066585394</text:p>
              </table:table-cell>
              <table:table-cell office:value-type="float" office:value="144343.892637074">
                <text:p>144343.892637074</text:p>
              </table:table-cell>
              <table:table-cell office:value-type="float" office:value="129771.27088388">
                <text:p>129771.27088388</text:p>
              </table:table-cell>
              <table:table-cell office:value-type="float" office:value="116661.562576435">
                <text:p>116661.562576435</text:p>
              </table:table-cell>
              <table:table-cell office:value-type="float" office:value="104869.034131297">
                <text:p>104869.034131297</text:p>
              </table:table-cell>
              <table:table-cell office:value-type="float" office:value="94262.3164681319">
                <text:p>94262.3164681319</text:p>
              </table:table-cell>
              <table:table-cell office:value-type="float" office:value="84723.0101928082">
                <text:p>84723.0101928082</text:p>
              </table:table-cell>
              <table:table-cell office:value-type="float" office:value="76144.4232988624">
                <text:p>76144.4232988624</text:p>
              </table:table-cell>
              <table:table-cell office:value-type="float" office:value="68430.429208465">
                <text:p>68430.429208465</text:p>
              </table:table-cell>
              <table:table-cell office:value-type="float" office:value="61494.4340340763">
                <text:p>61494.4340340763</text:p>
              </table:table-cell>
              <table:table-cell office:value-type="float" office:value="55258.4429185765">
                <text:p>55258.4429185765</text:p>
              </table:table-cell>
              <table:table-cell office:value-type="float" office:value="49652.2162099805">
                <text:p>49652.2162099805</text:p>
              </table:table-cell>
              <table:table-cell office:value-type="float" office:value="44612.5070520162">
                <text:p>44612.5070520162</text:p>
              </table:table-cell>
              <table:table-cell office:value-type="float" office:value="40082.3727288127">
                <text:p>40082.3727288127</text:p>
              </table:table-cell>
              <table:table-cell office:value-type="float" office:value="36010.5527955231">
                <text:p>36010.5527955231</text:p>
              </table:table-cell>
              <table:table-cell office:value-type="float" office:value="32350.9076614824">
                <text:p>32350.9076614824</text:p>
              </table:table-cell>
              <table:table-cell office:value-type="float" office:value="29061.9118728649">
                <text:p>29061.9118728649</text:p>
              </table:table-cell>
              <table:table-cell office:value-type="float" office:value="26106.1968719092">
                <text:p>26106.1968719092</text:p>
              </table:table-cell>
              <table:table-cell office:value-type="float" office:value="23450.1384935307">
                <text:p>23450.1384935307</text:p>
              </table:table-cell>
              <table:table-cell office:value-type="float" office:value="21063.4849012373">
                <text:p>21063.4849012373</text:p>
              </table:table-cell>
              <table:table-cell office:value-type="float" office:value="18919.0210661343">
                <text:p>18919.0210661343</text:p>
              </table:table-cell>
              <table:table-cell office:value-type="float" office:value="16992.266258678">
                <text:p>16992.266258678</text:p>
              </table:table-cell>
              <table:table-cell office:value-type="float" office:value="15261.2013557058">
                <text:p>15261.2013557058</text:p>
              </table:table-cell>
              <table:table-cell office:value-type="float" office:value="13706.0230679082">
                <text:p>13706.0230679082</text:p>
              </table:table-cell>
              <table:table-cell office:value-type="float" office:value="12308.9224679033">
                <text:p>12308.9224679033</text:p>
              </table:table-cell>
              <table:table-cell office:value-type="float" office:value="11053.8854487982">
                <text:p>11053.8854487982</text:p>
              </table:table-cell>
              <table:table-cell office:value-type="float" office:value="9926.51296977691">
                <text:p>9926.51296977691</text:p>
              </table:table-cell>
              <table:table-cell office:value-type="float" office:value="8913.85915087152">
                <text:p>8913.85915087152</text:p>
              </table:table-cell>
              <table:table-cell office:value-type="float" office:value="8004.28546550153">
                <text:p>8004.28546550153</text:p>
              </table:table-cell>
              <table:table-cell office:value-type="float" office:value="7187.32944833634">
                <text:p>7187.32944833634</text:p>
              </table:table-cell>
              <table:table-cell office:value-type="float" office:value="6453.58648910006">
                <text:p>6453.58648910006</text:p>
              </table:table-cell>
              <table:table-cell office:value-type="float" office:value="5794.60342154667">
                <text:p>5794.60342154667</text:p>
              </table:table-cell>
              <table:table-cell office:value-type="float" office:value="5202.78274229885">
                <text:p>5202.78274229885</text:p>
              </table:table-cell>
              <table:table-cell office:value-type="float" office:value="4671.29640777006">
                <text:p>4671.29640777006</text:p>
              </table:table-cell>
              <table:table-cell office:value-type="float" office:value="4194.00826008052">
                <text:p>4194.00826008052</text:p>
              </table:table-cell>
              <table:table-cell office:value-type="float" office:value="3765.40422572779">
                <text:p>3765.40422572779</text:p>
              </table:table-cell>
              <table:table-cell office:value-type="float" office:value="3380.52951470656">
                <text:p>3380.52951470656</text:p>
              </table:table-cell>
              <table:table-cell office:value-type="float" office:value="3034.93212362382">
                <text:p>3034.93212362382</text:p>
              </table:table-cell>
              <table:table-cell office:value-type="float" office:value="2724.61201487353">
                <text:p>2724.61201487353</text:p>
              </table:table-cell>
              <table:table-cell office:value-type="float" office:value="2445.97540582118">
                <text:p>2445.97540582118</text:p>
              </table:table-cell>
              <table:table-cell office:value-type="float" office:value="2195.79365782552">
                <text:p>2195.79365782552</text:p>
              </table:table-cell>
              <table:table-cell office:value-type="float" office:value="1971.16630536504">
                <text:p>1971.16630536504</text:p>
              </table:table-cell>
              <table:table-cell office:value-type="float" office:value="1769.48781105701">
                <text:p>1769.48781105701</text:p>
              </table:table-cell>
              <table:table-cell office:value-type="float" office:value="1588.41767342931">
                <text:p>1588.41767342931</text:p>
              </table:table-cell>
              <table:table-cell office:value-type="float" office:value="1425.85355135489">
                <text:p>1425.85355135489</text:p>
              </table:table-cell>
              <table:table-cell office:value-type="float" office:value="1279.90710247351">
                <text:p>1279.90710247351</text:p>
              </table:table-cell>
              <table:table-cell office:value-type="float" office:value="1148.88226305567">
                <text:p>1148.88226305567</text:p>
              </table:table-cell>
              <table:table-cell office:value-type="float" office:value="1031.25572392705">
                <text:p>1031.25572392705</text:p>
              </table:table-cell>
              <table:table-cell office:value-type="float" office:value="925.659381555893">
                <text:p>925.659381555893</text:p>
              </table:table-cell>
              <table:table-cell office:value-type="float" office:value="830.864565471273">
                <text:p>830.864565471273</text:p>
              </table:table-cell>
              <table:table-cell office:value-type="float" office:value="745.767863062639">
                <text:p>745.767863062639</text:p>
              </table:table-cell>
              <table:table-cell office:value-type="float" office:value="669.378380723027">
                <text:p>669.378380723027</text:p>
              </table:table-cell>
              <table:table-cell office:value-type="float" office:value="600.806296433545">
                <text:p>600.806296433545</text:p>
              </table:table-cell>
              <table:table-cell office:value-type="float" office:value="539.252573418518">
                <text:p>539.252573418518</text:p>
              </table:table-cell>
              <table:table-cell office:value-type="float" office:value="483.999717586926">
                <text:p>483.999717586926</text:p>
              </table:table-cell>
              <table:table-cell office:value-type="float" office:value="434.403473258542">
                <text:p>434.403473258542</text:p>
              </table:table-cell>
              <table:table-cell office:value-type="float" office:value="389.885362398812">
                <text:p>389.885362398812</text:p>
              </table:table-cell>
              <table:table-cell office:value-type="float" office:value="349.925981372493">
                <text:p>349.925981372493</text:p>
              </table:table-cell>
              <table:table-cell office:value-type="float" office:value="314.058979898177">
                <text:p>314.058979898177</text:p>
              </table:table-cell>
              <table:table-cell office:value-type="float" office:value="281.865651588195">
                <text:p>281.865651588195</text:p>
              </table:table-cell>
              <table:table-cell office:value-type="float" office:value="252.970074832326">
                <text:p>252.970074832326</text:p>
              </table:table-cell>
              <table:table-cell office:value-type="float" office:value="227.034748301683">
                <text:p>227.034748301683</text:p>
              </table:table-cell>
              <table:table-cell office:value-type="float" office:value="203.756670566173">
                <text:p>203.756670566173</text:p>
              </table:table-cell>
              <table:table-cell office:value-type="float" office:value="182.863818911555">
                <text:p>182.863818911555</text:p>
              </table:table-cell>
              <table:table-cell office:value-type="float" office:value="164.111986871475">
                <text:p>164.111986871475</text:p>
              </table:table-cell>
              <table:table-cell office:value-type="float" office:value="147.281944010518">
                <text:p>147.281944010518</text:p>
              </table:table-cell>
              <table:table-cell office:value-type="float" office:value="132.176884749695">
                <text:p>132.176884749695</text:p>
              </table:table-cell>
              <table:table-cell office:value-type="float" office:value="118.620138025879">
                <text:p>118.620138025879</text:p>
              </table:table-cell>
              <table:table-cell office:value-type="float" office:value="106.453109938004">
                <text:p>106.453109938004</text:p>
              </table:table-cell>
              <table:table-cell office:value-type="float" office:value="95.5334362624252">
                <text:p>95.5334362624252</text:p>
              </table:table-cell>
              <table:table-cell office:value-type="float" office:value="85.7333237063643">
                <text:p>85.7333237063643</text:p>
              </table:table-cell>
              <table:table-cell office:value-type="float" office:value="76.9380603675633">
                <text:p>76.9380603675633</text:p>
              </table:table-cell>
              <table:table-cell office:value-type="float" office:value="69.0446781012074">
                <text:p>69.0446781012074</text:p>
              </table:table-cell>
              <table:table-cell office:value-type="float" office:value="61.9607515512516">
                <text:p>61.9607515512516</text:p>
              </table:table-cell>
              <table:table-cell office:value-type="float" office:value="55.6033198369716">
                <text:p>55.6033198369716</text:p>
              </table:table-cell>
              <table:table-cell office:value-type="float" office:value="49.8979184128187">
                <text:p>49.8979184128187</text:p>
              </table:table-cell>
              <table:table-cell office:value-type="float" office:value="44.7777095169324">
                <text:p>44.7777095169324</text:p>
              </table:table-cell>
              <table:table-cell office:value-type="float" office:value="40.182702137772">
                <text:p>40.182702137772</text:p>
              </table:table-cell>
              <table:table-cell office:value-type="float" office:value="36.0590510942539">
                <text:p>36.0590510942539</text:p>
              </table:table-cell>
              <table:table-cell office:value-type="float" office:value="32.3584278462193">
                <text:p>32.3584278462193</text:p>
              </table:table-cell>
              <table:table-cell office:value-type="float" office:value="29.0374560357176">
                <text:p>29.0374560357176</text:p>
              </table:table-cell>
              <table:table-cell office:value-type="float" office:value="26.0572043056127">
                <text:p>26.0572043056127</text:p>
              </table:table-cell>
              <table:table-cell office:value-type="float" office:value="23.3827311540838">
                <text:p>23.3827311540838</text:p>
              </table:table-cell>
              <table:table-cell office:value-type="float" office:value="20.9826763369276">
                <text:p>20.9826763369276</text:p>
              </table:table-cell>
              <table:table-cell office:value-type="float" office:value="18.8288941948214">
                <text:p>18.8288941948214</text:p>
              </table:table-cell>
              <table:table-cell office:value-type="float" office:value="16.8961242753933">
                <text:p>16.8961242753933</text:p>
              </table:table-cell>
              <table:table-cell office:value-type="float" office:value="15.1616957669739">
                <text:p>15.1616957669739</text:p>
              </table:table-cell>
              <table:table-cell office:value-type="float" office:value="13.605262244537">
                <text:p>13.605262244537</text:p>
              </table:table-cell>
              <table:table-cell office:value-type="float" office:value="12.208563506474">
                <text:p>12.208563506474</text:p>
              </table:table-cell>
              <table:table-cell office:value-type="float" office:value="10.9552117592569">
                <text:p>10.9552117592569</text:p>
              </table:table-cell>
              <table:table-cell office:value-type="float" office:value="9.83049972989243">
                <text:p>9.83049972989243</text:p>
              </table:table-cell>
              <table:table-cell office:value-type="float" office:value="8.82122848357442">
                <text:p>8.82122848357442</text:p>
              </table:table-cell>
              <table:table-cell office:value-type="float" office:value="7.91555278580433">
                <text:p>7.91555278580433</text:p>
              </table:table-cell>
              <table:table-cell office:value-type="float" office:value="7.10284233139084">
                <text:p>7.10284233139084</text:p>
              </table:table-cell>
              <table:table-cell office:value-type="float" office:value="6.3735572021368">
                <text:p>6.3735572021368</text:p>
              </table:table-cell>
              <table:table-cell office:value-type="float" office:value="5.71913610355972">
                <text:p>5.71913610355972</text:p>
              </table:table-cell>
              <table:table-cell office:value-type="float" office:value="5.13189599841369">
                <text:p>5.13189599841369</text:p>
              </table:table-cell>
              <table:table-cell office:value-type="float" office:value="4.60494205195321">
                <text:p>4.60494205195321</text:p>
              </table:table-cell>
              <table:table-cell office:value-type="float" office:value="4.13208681688605">
                <text:p>4.13208681688605</text:p>
              </table:table-cell>
              <table:table-cell office:value-type="float" office:value="3.70777769531379">
                <text:p>3.70777769531379</text:p>
              </table:table-cell>
              <table:table-cell office:value-type="float" office:value="3.3270318150835">
                <text:p>3.3270318150835</text:p>
              </table:table-cell>
              <table:table-cell office:value-type="float" office:value="2.98537759624415">
                <text:p>2.98537759624415</text:p>
              </table:table-cell>
              <table:table-cell office:value-type="float" office:value="2.67880232024286">
                <text:p>2.67880232024286</text:p>
              </table:table-cell>
              <table:table-cell office:value-type="float" office:value="2.40370505521764">
                <text:p>2.40370505521764</text:p>
              </table:table-cell>
              <table:table-cell office:value-type="float" office:value="2.1568544092219">
                <text:p>2.1568544092219</text:p>
              </table:table-cell>
              <table:table-cell office:value-type="float" office:value="1.93535062054302">
                <text:p>1.93535062054302</text:p>
              </table:table-cell>
              <table:table-cell office:value-type="float" office:value="1.7365915437313">
                <text:p>1.7365915437313</text:p>
              </table:table-cell>
              <table:table-cell office:value-type="float" office:value="1.55824210651689">
                <text:p>1.55824210651689</text:p>
              </table:table-cell>
              <table:table-cell office:value-type="float" office:value="1.39820690653145">
                <text:p>1.39820690653145</text:p>
              </table:table-cell>
              <table:table-cell office:value-type="float" office:value="1.25460562119531">
                <text:p>1.25460562119531</text:p>
              </table:table-cell>
              <table:table-cell office:value-type="float" office:value="1.12575094130268">
                <text:p>1.12575094130268</text:p>
              </table:table-cell>
              <table:table-cell office:value-type="float" office:value="1.01012875922491">
                <text:p>1.01012875922491</text:p>
              </table:table-cell>
              <table:table-cell office:value-type="float" office:value="0.906380394696087">
                <text:p>0.906380394696087</text:p>
              </table:table-cell>
              <table:table-cell office:value-type="float" office:value="0.813286646893706">
                <text:p>0.813286646893706</text:p>
              </table:table-cell>
              <table:table-cell office:value-type="float" office:value="0.729753479236653">
                <text:p>0.729753479236653</text:p>
              </table:table-cell>
              <table:table-cell office:value-type="float" office:value="0.654799171041644">
                <text:p>0.654799171041644</text:p>
              </table:table-cell>
              <table:table-cell office:value-type="float" office:value="0.58754278968242">
                <text:p>0.58754278968242</text:p>
              </table:table-cell>
              <table:table-cell office:value-type="float" office:value="0.527193848405697">
                <text:p>0.527193848405697</text:p>
              </table:table-cell>
              <table:table-cell office:value-type="float" office:value="0.473043020470284">
                <text:p>0.473043020470284</text:p>
              </table:table-cell>
              <table:table-cell office:value-type="float" office:value="0.424453809855962">
                <text:p>0.424453809855962</text:p>
              </table:table-cell>
              <table:table-cell office:value-type="float" office:value="0.380855066875468">
                <text:p>0.380855066875468</text:p>
              </table:table-cell>
              <table:table-cell office:value-type="float" office:value="0.341734293873207">
                <text:p>0.341734293873207</text:p>
              </table:table-cell>
              <table:table-cell office:value-type="float" office:value="0.306631614231219">
                <text:p>0.306631614231219</text:p>
              </table:table-cell>
              <table:table-cell office:value-type="float" office:value="0.275134372177076">
                <text:p>0.275134372177076</text:p>
              </table:table-cell>
              <table:table-cell office:value-type="float" office:value="0.246872287741088">
                <text:p>0.246872287741088</text:p>
              </table:table-cell>
              <table:table-cell office:value-type="float" office:value="0.221513101231929">
                <text:p>0.221513101231929</text:p>
              </table:table-cell>
              <table:table-cell office:value-type="float" office:value="0.198758674556846">
                <text:p>0.198758674556846</text:p>
              </table:table-cell>
              <table:table-cell office:value-type="float" office:value="0.178341486040247">
                <text:p>0.178341486040247</text:p>
              </table:table-cell>
              <table:table-cell office:value-type="float" office:value="0.160021484209517">
                <text:p>0.160021484209517</text:p>
              </table:table-cell>
              <table:table-cell office:value-type="float" office:value="0.143583271962211">
                <text:p>0.143583271962211</text:p>
              </table:table-cell>
              <table:table-cell office:value-type="float" office:value="0.128833572456408">
                <text:p>0.128833572456408</text:p>
              </table:table-cell>
              <table:table-cell office:value-type="float" office:value="0.115598957602966">
                <text:p>0.115598957602966</text:p>
              </table:table-cell>
              <table:table-cell office:value-type="float" office:value="0.103723810655273">
                <text:p>0.103723810655273</text:p>
              </table:table-cell>
              <table:table-cell office:value-type="float" office:value="0.0930684946616788">
                <text:p>0.0930684946616788</text:p>
              </table:table-cell>
              <table:table-cell office:value-type="float" office:value="0.0835077167218154">
                <text:p>0.0835077167218154</text:p>
              </table:table-cell>
              <table:table-cell office:value-type="float" office:value="0.074929052494921">
                <text:p>0.074929052494921</text:p>
              </table:table-cell>
              <table:table-cell office:value-type="float" office:value="0.0672316211002751">
                <text:p>0.0672316211002751</text:p>
              </table:table-cell>
              <table:table-cell office:value-type="float" office:value="0.0603249063460176">
                <text:p>0.0603249063460176</text:p>
              </table:table-cell>
              <table:table-cell office:value-type="float" office:value="0.0541276856066433">
                <text:p>0.0541276856066433</text:p>
              </table:table-cell>
              <table:table-cell office:value-type="float" office:value="0.0485670814391817">
                <text:p>0.0485670814391817</text:p>
              </table:table-cell>
              <table:table-cell office:value-type="float" office:value="0.0435777004710658">
                <text:p>0.0435777004710658</text:p>
              </table:table-cell>
              <table:table-cell office:value-type="float" office:value="0.0391008655367087">
                <text:p>0.0391008655367087</text:p>
              </table:table-cell>
              <table:table-cell office:value-type="float" office:value="0.0350839274323917">
                <text:p>0.0350839274323917</text:p>
              </table:table-cell>
              <table:table-cell office:value-type="float" office:value="0.0314796437681538">
                <text:p>0.0314796437681538</text:p>
              </table:table-cell>
              <table:table-cell office:value-type="float" office:value="0.0282456260043061">
                <text:p>0.0282456260043061</text:p>
              </table:table-cell>
              <table:table-cell office:value-type="float" office:value="0.025343838458823">
                <text:p>0.025343838458823</text:p>
              </table:table-cell>
              <table:table-cell office:value-type="float" office:value="0.0227401530301932">
                <text:p>0.0227401530301932</text:p>
              </table:table-cell>
              <table:table-cell office:value-type="float" office:value="0.0204039462342828">
                <text:p>0.0204039462342828</text:p>
              </table:table-cell>
              <table:table-cell office:value-type="float" office:value="0.0183077414285854">
                <text:p>0.0183077414285854</text:p>
              </table:table-cell>
              <table:table-cell office:value-type="float" office:value="0.016426884145837">
                <text:p>0.016426884145837</text:p>
              </table:table-cell>
              <table:table-cell office:value-type="float" office:value="0.0147392518367533">
                <text:p>0.0147392518367533</text:p>
              </table:table-cell>
              <table:table-cell office:value-type="float" office:value="0.0132249951111229">
                <text:p>0.0132249951111229</text:p>
              </table:table-cell>
              <table:table-cell office:value-type="float" office:value="0.0118663028507919">
                <text:p>0.0118663028507919</text:p>
              </table:table-cell>
              <table:table-cell office:value-type="float" office:value="0.0106471944336855">
                <text:p>0.0106471944336855</text:p>
              </table:table-cell>
              <table:table-cell office:value-type="float" office:value="0.00955333007684422">
                <text:p>0.00955333007684422</text:p>
              </table:table-cell>
              <table:table-cell office:value-type="float" office:value="0.00857184375155608">
                <text:p>0.00857184375155608</text:p>
              </table:table-cell>
              <table:table-cell office:value-type="float" office:value="0.0076911902327366">
                <text:p>0.0076911902327366</text:p>
              </table:table-cell>
              <table:table-cell office:value-type="float" office:value="0.00690101113776038">
                <text:p>0.00690101113776038</text:p>
              </table:table-cell>
              <table:table-cell office:value-type="float" office:value="0.00619201168786319">
                <text:p>0.00619201168786319</text:p>
              </table:table-cell>
              <table:table-cell office:value-type="float" office:value="0.00555585217299545">
                <text:p>0.00555585217299545</text:p>
              </table:table-cell>
              <table:table-cell office:value-type="float" office:value="0.0049850494645452">
                <text:p>0.0049850494645452</text:p>
              </table:table-cell>
              <table:table-cell office:value-type="float" office:value="0.00447288919307522">
                <text:p>0.00447288919307522</text:p>
              </table:table-cell>
              <table:table-cell office:value-type="float" office:value="0.00401334683040408">
                <text:p>0.00401334683040408</text:p>
              </table:table-cell>
              <table:table-cell office:value-type="float" office:value="0.00360101665129991">
                <text:p>0.00360101665129991</text:p>
              </table:table-cell>
              <table:table-cell office:value-type="float" office:value="0.00323104843683409">
                <text:p>0.00323104843683409</text:p>
              </table:table-cell>
              <table:table-cell office:value-type="float" office:value="0.00289909004385831">
                <text:p>0.00289909004385831</text:p>
              </table:table-cell>
              <table:table-cell office:value-type="float" office:value="0.00260123684089105">
                <text:p>0.00260123684089105</text:p>
              </table:table-cell>
              <table:table-cell office:value-type="float" office:value="0.00233398429346134">
                <text:p>0.00233398429346134</text:p>
              </table:table-cell>
              <table:table-cell office:value-type="float" office:value="0.00209418886866649">
                <text:p>0.00209418886866649</text:p>
              </table:table-cell>
              <table:table-cell office:value-type="float" office:value="0.00187902969660533">
                <text:p>0.00187902969660533</text:p>
              </table:table-cell>
              <table:table-cell office:value-type="float" office:value="0.00168597543039114">
                <text:p>0.00168597543039114</text:p>
              </table:table-cell>
              <table:table-cell office:value-type="float" office:value="0.00151275584581144">
                <text:p>0.00151275584581144</text:p>
              </table:table-cell>
              <table:table-cell office:value-type="float" office:value="0.00135733269442149">
                <text:p>0.00135733269442149</text:p>
              </table:table-cell>
              <table:table-cell office:value-type="float" office:value="0.00121787797691958">
                <text:p>0.00121787797691958</text:p>
              </table:table-cell>
              <table:table-cell office:value-type="float" office:value="0.00109275076253229">
                <text:p>0.00109275076253229</text:p>
              </table:table-cell>
              <table:table-cell office:value-type="float" office:value="0.000980479288930469">
                <text:p>0.000980479288930469</text:p>
              </table:table-cell>
              <table:table-cell office:value-type="float" office:value="0.000879742614952446">
                <text:p>0.000879742614952446</text:p>
              </table:table-cell>
              <table:table-cell office:value-type="float" office:value="0.000789355765492442">
                <text:p>0.000789355765492442</text:p>
              </table:table-cell>
              <table:table-cell office:value-type="float" office:value="0.000708255392503601">
                <text:p>0.000708255392503601</text:p>
              </table:table-cell>
              <table:table-cell office:value-type="float" office:value="0.000635487356654873">
                <text:p>0.000635487356654873</text:p>
              </table:table-cell>
              <table:table-cell office:value-type="float" office:value="0.000570195472123868">
                <text:p>0.000570195472123868</text:p>
              </table:table-cell>
              <table:table-cell office:value-type="float" office:value="0.00051161158398993">
                <text:p>0.00051161158398993</text:p>
              </table:table-cell>
              <table:table-cell office:value-type="float" office:value="0.000459047151714404">
                <text:p>0.000459047151714404</text:p>
              </table:table-cell>
              <table:table-cell office:value-type="float" office:value="0.000411883112317544">
                <text:p>0.000411883112317544</text:p>
              </table:table-cell>
              <table:table-cell office:value-type="float" office:value="0.000369565017026219">
                <text:p>0.000369565017026219</text:p>
              </table:table-cell>
              <table:table-cell office:value-type="float" office:value="0.000331594617834626">
                <text:p>0.000331594617834626</text:p>
              </table:table-cell>
              <table:table-cell office:value-type="float" office:value="0.000297525433626537">
                <text:p>0.000297525433626537</text:p>
              </table:table-cell>
              <table:table-cell office:value-type="float" office:value="0.000266956585378289">
                <text:p>0.000266956585378289</text:p>
              </table:table-cell>
              <table:table-cell office:value-type="float" office:value="0.00023952839893469">
                <text:p>0.00023952839893469</text:p>
              </table:table-cell>
              <table:table-cell office:value-type="float" office:value="0.000214918422544252">
                <text:p>0.000214918422544252</text:p>
              </table:table-cell>
              <table:table-cell office:value-type="float" office:value="0.00019283684772058">
                <text:p>0.00019283684772058</text:p>
              </table:table-cell>
              <table:table-cell office:value-type="float" office:value="0.000173024083112944">
                <text:p>0.000173024083112944</text:p>
              </table:table-cell>
              <table:table-cell office:value-type="float" office:value="0.000155246843308346">
                <text:p>0.000155246843308346</text:p>
              </table:table-cell>
              <table:table-cell office:value-type="float" office:value="0.000139296118940494">
                <text:p>0.000139296118940494</text:p>
              </table:table-cell>
              <table:table-cell office:value-type="float" office:value="0.000124984267596065">
                <text:p>0.000124984267596065</text:p>
              </table:table-cell>
              <table:table-cell office:value-type="float" office:value="0.0001121428318855">
                <text:p>0.0001121428318855</text:p>
              </table:table-cell>
              <table:table-cell office:value-type="float" office:value="0.000100620684612632">
                <text:p>0.000100620684612632</text:p>
              </table:table-cell>
              <table:table-cell office:value-type="float" office:value="0.0000902821345674324">
                <text:p>0.0000902821345674324</text:p>
              </table:table-cell>
              <table:table-cell office:value-type="float" office:value="0.0000810060546579585">
                <text:p>0.0000810060546579585</text:p>
              </table:table-cell>
              <table:table-cell office:value-type="float" office:value="0.0000726834075221103">
                <text:p>0.0000726834075221103</text:p>
              </table:table-cell>
              <table:table-cell office:value-type="float" office:value="0.0000652160497658508">
                <text:p>0.0000652160497658508</text:p>
              </table:table-cell>
              <table:table-cell office:value-type="float" office:value="0.0000585157033629589">
                <text:p>0.0000585157033629589</text:p>
              </table:table-cell>
              <table:table-cell office:value-type="float" office:value="0.0000525039576796041">
                <text:p>0.0000525039576796041</text:p>
              </table:table-cell>
              <table:table-cell office:value-type="float" office:value="0.0000471099486805251">
                <text:p>0.0000471099486805251</text:p>
              </table:table-cell>
              <table:table-cell office:value-type="float" office:value="0.000042269585774128">
                <text:p>0.000042269585774128</text:p>
              </table:table-cell>
              <table:table-cell office:value-type="float" office:value="0.0000379266468042274">
                <text:p>0.0000379266468042274</text:p>
              </table:table-cell>
              <table:table-cell office:value-type="float" office:value="0.0000340299394152115">
                <text:p>0.0000340299394152115</text:p>
              </table:table-cell>
              <table:table-cell office:value-type="float" office:value="0.0000305334013094853">
                <text:p>0.0000305334013094853</text:p>
              </table:table-cell>
              <table:table-cell office:value-type="float" office:value="0.0000273963567219519">
                <text:p>0.0000273963567219519</text:p>
              </table:table-cell>
              <table:table-cell office:value-type="float" office:value="0.000024581577354605">
                <text:p>0.000024581577354605</text:p>
              </table:table-cell>
              <table:table-cell office:value-type="float" office:value="0.0000220558906619649">
                <text:p>0.0000220558906619649</text:p>
              </table:table-cell>
              <table:table-cell office:value-type="float" office:value="0.0000197898543972307">
                <text:p>0.0000197898543972307</text:p>
              </table:table-cell>
              <table:table-cell office:value-type="float" office:value="0.0000177565221826551">
                <text:p>0.0000177565221826551</text:p>
              </table:table-cell>
              <table:table-cell office:value-type="float" office:value="0.0000159321829680428">
                <text:p>0.0000159321829680428</text:p>
              </table:table-cell>
              <table:table-cell office:value-type="float" office:value="0.0000142954866838796">
                <text:p>0.0000142954866838796</text:p>
              </table:table-cell>
              <table:table-cell office:value-type="float" office:value="0.0000128267879854614">
                <text:p>0.0000128267879854614</text:p>
              </table:table-cell>
              <table:table-cell office:value-type="float" office:value="0.000011508767839083">
                <text:p>0.000011508767839083</text:p>
              </table:table-cell>
              <table:table-cell office:value-type="float" office:value="0.0000103262801514823">
                <text:p>0.0000103262801514823</text:p>
              </table:table-cell>
              <table:table-cell office:value-type="float" office:value="0.00000926527217363361">
                <text:p>0.00000926527217363361</text:p>
              </table:table-cell>
              <table:table-cell office:value-type="float" office:value="0.00000831312965407772">
                <text:p>0.00000831312965407772</text:p>
              </table:table-cell>
              <table:table-cell office:value-type="float" office:value="0.00000745893390633566">
                <text:p>0.00000745893390633566</text:p>
              </table:table-cell>
              <table:table-cell office:value-type="float" office:value="0.00000669256931029846">
                <text:p>0.00000669256931029846</text:p>
              </table:table-cell>
              <table:table-cell office:value-type="float" office:value="0.00000600484933068594">
                <text:p>0.00000600484933068594</text:p>
              </table:table-cell>
              <table:table-cell office:value-type="float" office:value="0.00000538786579877871">
                <text:p>0.00000538786579877871</text:p>
              </table:table-cell>
              <table:table-cell office:value-type="float" office:value="0.00000483433650647666">
                <text:p>0.00000483433650647666</text:p>
              </table:table-cell>
              <table:table-cell office:value-type="float" office:value="0.00000433758227707638">
                <text:p>0.00000433758227707638</text:p>
              </table:table-cell>
              <table:table-cell office:value-type="float" office:value="0.000003891855910516">
                <text:p>0.000003891855910516</text:p>
              </table:table-cell>
              <table:table-cell office:value-type="float" office:value="0.00000349196798010082">
                <text:p>0.00000349196798010082</text:p>
              </table:table-cell>
              <table:table-cell office:value-type="float" office:value="0.00000313297523124407">
                <text:p>0.00000313297523124407</text:p>
              </table:table-cell>
              <table:table-cell office:value-type="float" office:value="0.00000281115081342515">
                <text:p>0.00000281115081342515</text:p>
              </table:table-cell>
              <table:table-cell office:value-type="float" office:value="0.00000252233414037416">
                <text:p>0.00000252233414037416</text:p>
              </table:table-cell>
              <table:table-cell office:value-type="float" office:value="0.00000226317542940868">
                <text:p>0.00000226317542940868</text:p>
              </table:table-cell>
              <table:table-cell office:value-type="float" office:value="0.00000203064147528754">
                <text:p>0.00000203064147528754</text:p>
              </table:table-cell>
              <table:table-cell office:value-type="float" office:value="0.0000018220761538873">
                <text:p>0.0000018220761538873</text:p>
              </table:table-cell>
              <table:table-cell office:value-type="float" office:value="0.00000163495226633483">
                <text:p>0.00000163495226633483</text:p>
              </table:table-cell>
              <table:table-cell office:value-type="float" office:value="0.00000146697845936961">
                <text:p>0.00000146697845936961</text:p>
              </table:table-cell>
              <table:table-cell office:value-type="float" office:value="0.00000131611928065211">
                <text:p>0.00000131611928065211</text:p>
              </table:table-cell>
              <table:table-cell office:value-type="float" office:value="0.00000118062799767981">
                <text:p>0.00000118062799767981</text:p>
              </table:table-cell>
              <table:table-cell office:value-type="float" office:value="0.00000105897959705073">
                <text:p>0.00000105897959705073</text:p>
              </table:table-cell>
              <table:table-cell office:value-type="float" office:value="0.00000094989434325493">
                <text:p>0.00000094989434325493</text:p>
              </table:table-cell>
              <table:table-cell office:value-type="float" office:value="0.00000085223563561706">
                <text:p>0.00000085223563561706</text:p>
              </table:table-cell>
              <table:table-cell office:value-type="float" office:value="0.00000076460785100275">
                <text:p>0.00000076460785100275</text:p>
              </table:table-cell>
              <table:table-cell office:value-type="float" office:value="0.00000068596968022161">
                <text:p>0.00000068596968022161</text:p>
              </table:table-cell>
              <table:table-cell office:value-type="float" office:value="0.00000061547576451308">
                <text:p>0.00000061547576451308</text:p>
              </table:table-cell>
              <table:table-cell office:value-type="float" office:value="0.0000005524005859025">
                <text:p>0.0000005524005859025</text:p>
              </table:table-cell>
              <table:table-cell office:value-type="float" office:value="0.00000049582701852025">
                <text:p>0.00000049582701852025</text:p>
              </table:table-cell>
              <table:table-cell office:value-type="float" office:value="0.00000044502718722175">
                <text:p>0.00000044502718722175</text:p>
              </table:table-cell>
              <table:table-cell office:value-type="float" office:value="0.00000039941753843554">
                <text:p>0.00000039941753843554</text:p>
              </table:table-cell>
              <table:table-cell office:value-type="float" office:value="0.00000035784632087111">
                <text:p>0.00000035784632087111</text:p>
              </table:table-cell>
              <table:table-cell office:value-type="float" office:value="0.00000032155666770554">
                <text:p>0.00000032155666770554</text:p>
              </table:table-cell>
              <table:table-cell office:value-type="float" office:value="0.00000028868135372992">
                <text:p>0.00000028868135372992</text:p>
              </table:table-cell>
              <table:table-cell office:value-type="float" office:value="0.00000025904073384318">
                <text:p>0.00000025904073384318</text:p>
              </table:table-cell>
              <table:table-cell office:value-type="float" office:value="0.00000023245352598009">
                <text:p>0.00000023245352598009</text:p>
              </table:table-cell>
              <table:table-cell office:value-type="float" office:value="0.00000020862781776874">
                <text:p>0.00000020862781776874</text:p>
              </table:table-cell>
              <table:table-cell office:value-type="float" office:value="0.00000018727185584728">
                <text:p>0.00000018727185584728</text:p>
              </table:table-cell>
              <table:table-cell office:value-type="float" office:value="0.00000016814458040536">
                <text:p>0.00000016814458040536</text:p>
              </table:table-cell>
              <table:table-cell office:value-type="float" office:value="0.00000015100493163264">
                <text:p>0.00000015100493163264</text:p>
              </table:table-cell>
              <table:table-cell office:value-type="float" office:value="0.00000013561219501793">
                <text:p>0.00000013561219501793</text:p>
              </table:table-cell>
              <table:table-cell office:value-type="float" office:value="0.00000012181387513651">
                <text:p>0.00000012181387513651</text:p>
              </table:table-cell>
              <table:table-cell office:value-type="float" office:value="0.00000010947489525929">
                <text:p>0.00000010947489525929</text:p>
              </table:table-cell>
              <table:table-cell office:value-type="float" office:value="0.00000009840822527835">
                <text:p>0.00000009840822527835</text:p>
              </table:table-cell>
              <table:table-cell office:value-type="float" office:value="0.00000008842683508575">
                <text:p>0.00000008842683508575</text:p>
              </table:table-cell>
              <table:table-cell office:value-type="float" office:value="0.00000007934369457355">
                <text:p>0.00000007934369457355</text:p>
              </table:table-cell>
              <table:table-cell office:value-type="float" office:value="0.00000007110552513915">
                <text:p>0.00000007110552513915</text:p>
              </table:table-cell>
              <table:table-cell office:value-type="float" office:value="0.00000006372258547938">
                <text:p>0.00000006372258547938</text:p>
              </table:table-cell>
              <table:table-cell office:value-type="float" office:value="0.00000005710151453545">
                <text:p>0.00000005710151453545</text:p>
              </table:table-cell>
              <table:table-cell office:value-type="float" office:value="0.00000005114895061902">
                <text:p>0.00000005114895061902</text:p>
              </table:table-cell>
              <table:table-cell office:value-type="float" office:value="0.00000004577153204173">
                <text:p>0.00000004577153204173</text:p>
              </table:table-cell>
              <table:table-cell office:value-type="float" office:value="0.00000004028040920032">
                <text:p>0.00000004028040920032</text:p>
              </table:table-cell>
              <table:table-cell office:value-type="float" office:value="0.000000036318783188">
                <text:p>0.000000036318783188</text:p>
              </table:table-cell>
              <table:table-cell office:value-type="float" office:value="0.0000000326572759057">
                <text:p>0.0000000326572759057</text:p>
              </table:table-cell>
              <table:table-cell office:value-type="float" office:value="0.00000002929588735339">
                <text:p>0.00000002929588735339</text:p>
              </table:table-cell>
              <table:table-cell office:value-type="float" office:value="0.0000000262346175311">
                <text:p>0.0000000262346175311</text:p>
              </table:table-cell>
              <table:table-cell office:value-type="float" office:value="0.00000002345728315505">
                <text:p>0.00000002345728315505</text:p>
              </table:table-cell>
              <table:table-cell office:value-type="float" office:value="0.00000002093594585012">
                <text:p>0.00000002093594585012</text:p>
              </table:table-cell>
              <table:table-cell office:value-type="float" office:value="0.00000001867011552626">
                <text:p>0.00000001867011552626</text:p>
              </table:table-cell>
              <table:table-cell office:value-type="float" office:value="0.00000001665979218348">
                <text:p>0.00000001665979218348</text:p>
              </table:table-cell>
              <table:table-cell office:value-type="float" office:value="0.00000001490497582177">
                <text:p>0.00000001490497582177</text:p>
              </table:table-cell>
              <table:table-cell office:value-type="float" office:value="0.0000000133874338832">
                <text:p>0.0000000133874338832</text:p>
              </table:table-cell>
              <table:table-cell office:value-type="float" office:value="0.00000001201647020953">
                <text:p>0.00000001201647020953</text:p>
              </table:table-cell>
              <table:table-cell office:value-type="float" office:value="0.0000000107797083601">
                <text:p>0.0000000107797083601</text:p>
              </table:table-cell>
              <table:table-cell office:value-type="float" office:value="0.0000000096771483349">
                <text:p>0.0000000096771483349</text:p>
              </table:table-cell>
              <table:table-cell office:value-type="float" office:value="0.00000000870879013393">
                <text:p>0.00000000870879013393</text:p>
              </table:table-cell>
              <table:table-cell office:value-type="float" office:value="0.00000000787249637509">
                <text:p>0.00000000787249637509</text:p>
              </table:table-cell>
              <table:table-cell office:value-type="float" office:value="0.00000000711940558649">
                <text:p>0.00000000711940558649</text:p>
              </table:table-cell>
              <table:table-cell office:value-type="float" office:value="0.00000000642917166695">
                <text:p>0.00000000642917166695</text:p>
              </table:table-cell>
              <table:table-cell office:value-type="float" office:value="0.00000000580179461647">
                <text:p>0.00000000580179461647</text:p>
              </table:table-cell>
              <table:table-cell office:value-type="float" office:value="0.00000000523727443504">
                <text:p>0.00000000523727443504</text:p>
              </table:table-cell>
              <table:table-cell office:value-type="float" office:value="0.00000000473561112266">
                <text:p>0.00000000473561112266</text:p>
              </table:table-cell>
              <table:table-cell office:value-type="float" office:value="0.00000000428461362992">
                <text:p>0.00000000428461362992</text:p>
              </table:table-cell>
              <table:table-cell office:value-type="float" office:value="0.00000000386900153739">
                <text:p>0.00000000386900153739</text:p>
              </table:table-cell>
              <table:table-cell office:value-type="float" office:value="0.00000000348872740587">
                <text:p>0.00000000348872740587</text:p>
              </table:table-cell>
              <table:table-cell office:value-type="float" office:value="0.00000000314379123535">
                <text:p>0.00000000314379123535</text:p>
              </table:table-cell>
              <table:table-cell office:value-type="float" office:value="0.00000000283419302582">
                <text:p>0.00000000283419302582</text:p>
              </table:table-cell>
              <table:table-cell office:value-type="float" office:value="0.00000000255726339285">
                <text:p>0.00000000255726339285</text:p>
              </table:table-cell>
              <table:table-cell office:value-type="float" office:value="0.00000000230340343949">
                <text:p>0.00000000230340343949</text:p>
              </table:table-cell>
              <table:table-cell office:value-type="float" office:value="0.00000000207175119206">
                <text:p>0.00000000207175119206</text:p>
              </table:table-cell>
              <table:table-cell office:value-type="float" office:value="0.00000000186230665054">
                <text:p>0.00000000186230665054</text:p>
              </table:table-cell>
              <table:table-cell office:value-type="float" office:value="0.00000000167506981494">
                <text:p>0.00000000167506981494</text:p>
              </table:table-cell>
              <table:table-cell office:value-type="float" office:value="0.00000000150953893998">
                <text:p>0.00000000150953893998</text:p>
              </table:table-cell>
              <table:table-cell office:value-type="float" office:value="0.00000000135921615698">
                <text:p>0.00000000135921615698</text:p>
              </table:table-cell>
              <table:table-cell office:value-type="float" office:value="0.00000000122210688515">
                <text:p>0.00000000122210688515</text:p>
              </table:table-cell>
              <table:table-cell office:value-type="float" office:value="0.00000000109821112449">
                <text:p>0.00000000109821112449</text:p>
              </table:table-cell>
              <table:table-cell office:value-type="float" office:value="0.000000000987528875">
                <text:p>0.000000000987528875</text:p>
              </table:table-cell>
              <table:table-cell office:value-type="float" office:value="0.00000000089005745108">
                <text:p>0.00000000089005745108</text:p>
              </table:table-cell>
              <table:table-cell office:value-type="float" office:value="0.0000000008027180233">
                <text:p>0.0000000008027180233</text:p>
              </table:table-cell>
              <table:table-cell office:value-type="float" office:value="0.00000000072277716419">
                <text:p>0.00000000072277716419</text:p>
              </table:table-cell>
              <table:table-cell office:value-type="float" office:value="0.00000000065023487377">
                <text:p>0.00000000065023487377</text:p>
              </table:table-cell>
              <table:table-cell office:value-type="float" office:value="0.00000000058509115202">
                <text:p>0.00000000058509115202</text:p>
              </table:table-cell>
              <table:table-cell office:value-type="float" office:value="0.00000000052734599895">
                <text:p>0.00000000052734599895</text:p>
              </table:table-cell>
              <table:table-cell office:value-type="float" office:value="0.00000000044596361324">
                <text:p>0.00000000044596361324</text:p>
              </table:table-cell>
              <table:table-cell office:value-type="float" office:value="0.00000000035780728817">
                <text:p>0.00000000035780728817</text:p>
              </table:table-cell>
              <table:table-cell office:value-type="float" office:value="0.00000000027414554219">
                <text:p>0.00000000027414554219</text:p>
              </table:table-cell>
              <table:table-cell office:value-type="float" office:value="0.00000000019497837531">
                <text:p>0.00000000019497837531</text:p>
              </table:table-cell>
              <table:table-cell office:value-type="float" office:value="0.00000000012030578752">
                <text:p>0.00000000012030578752</text:p>
              </table:table-cell>
              <table:table-cell office:value-type="float" office:value="0.00000000005012777883">
                <text:p>0.00000000005012777883</text:p>
              </table:table-cell>
              <table:table-cell office:value-type="float" office:value="-0.00000000001555565077">
                <text:p>-0.00000000001555565077</text:p>
              </table:table-cell>
              <table:table-cell office:value-type="float" office:value="-0.00000000007674450128">
                <text:p>-0.00000000007674450128</text:p>
              </table:table-cell>
              <table:table-cell office:value-type="float" office:value="-0.0000000001334387727">
                <text:p>-0.0000000001334387727</text:p>
              </table:table-cell>
              <table:table-cell office:value-type="float" office:value="-0.00000000018563846502">
                <text:p>-0.00000000018563846502</text:p>
              </table:table-cell>
              <table:table-cell office:value-type="float" office:value="-0.00000000023334357825">
                <text:p>-0.00000000023334357825</text:p>
              </table:table-cell>
              <table:table-cell office:value-type="float" office:value="-0.00000000027655411239">
                <text:p>-0.00000000027655411239</text:p>
              </table:table-cell>
              <table:table-cell office:value-type="float" office:value="-0.00000000031527006743">
                <text:p>-0.00000000031527006743</text:p>
              </table:table-cell>
              <table:table-cell office:value-type="float" office:value="-0.00000000034949144338">
                <text:p>-0.00000000034949144338</text:p>
              </table:table-cell>
              <table:table-cell office:value-type="float" office:value="-0.00000000037921824024">
                <text:p>-0.00000000037921824024</text:p>
              </table:table-cell>
              <table:table-cell office:value-type="float" office:value="-0.00000000040445045801">
                <text:p>-0.00000000040445045801</text:p>
              </table:table-cell>
              <table:table-cell office:value-type="float" office:value="-0.00000000042518809668">
                <text:p>-0.00000000042518809668</text:p>
              </table:table-cell>
              <table:table-cell office:value-type="float" office:value="-0.00000000044143115626">
                <text:p>-0.00000000044143115626</text:p>
              </table:table-cell>
              <table:table-cell office:value-type="float" office:value="-0.00000000045317963674">
                <text:p>-0.00000000045317963674</text:p>
              </table:table-cell>
              <table:table-cell office:value-type="float" office:value="-0.00000000046043353813">
                <text:p>-0.00000000046043353813</text:p>
              </table:table-cell>
              <table:table-cell office:value-type="float" office:value="-0.00000000046319286043">
                <text:p>-0.00000000046319286043</text:p>
              </table:table-cell>
              <table:table-cell office:value-type="float" office:value="-0.00000000046145760364">
                <text:p>-0.00000000046145760364</text:p>
              </table:table-cell>
              <table:table-cell office:value-type="float" office:value="-0.00000000045522776775">
                <text:p>-0.00000000045522776775</text:p>
              </table:table-cell>
              <table:table-cell office:value-type="float" office:value="-0.00000000044450335277">
                <text:p>-0.00000000044450335277</text:p>
              </table:table-cell>
              <table:table-cell office:value-type="float" office:value="-0.0000000004292843587">
                <text:p>-0.0000000004292843587</text:p>
              </table:table-cell>
              <table:table-cell office:value-type="float" office:value="-0.00000000040957078553">
                <text:p>-0.00000000040957078553</text:p>
              </table:table-cell>
              <table:table-cell office:value-type="float" office:value="-0.00000000038536263327">
                <text:p>-0.00000000038536263327</text:p>
              </table:table-cell>
              <table:table-cell office:value-type="float" office:value="-0.00000000035665990192">
                <text:p>-0.00000000035665990192</text:p>
              </table:table-cell>
              <table:table-cell office:value-type="float" office:value="-0.00000000032561513116">
                <text:p>-0.00000000032561513116</text:p>
              </table:table-cell>
              <table:table-cell office:value-type="float" office:value="-0.00000000033734371698">
                <text:p>-0.00000000033734371698</text:p>
              </table:table-cell>
              <table:table-cell office:value-type="float" office:value="-0.00000000034789765828">
                <text:p>-0.00000000034789765828</text:p>
              </table:table-cell>
              <table:table-cell office:value-type="float" office:value="-0.00000000035727695507">
                <text:p>-0.00000000035727695507</text:p>
              </table:table-cell>
              <table:table-cell office:value-type="float" office:value="-0.00000000036548160734">
                <text:p>-0.00000000036548160734</text:p>
              </table:table-cell>
              <table:table-cell office:value-type="float" office:value="-0.00000000037251161511">
                <text:p>-0.00000000037251161511</text:p>
              </table:table-cell>
              <table:table-cell office:value-type="float" office:value="-0.00000000037836697836">
                <text:p>-0.00000000037836697836</text:p>
              </table:table-cell>
              <table:table-cell office:value-type="float" office:value="-0.00000000038304769709">
                <text:p>-0.00000000038304769709</text:p>
              </table:table-cell>
              <table:table-cell office:value-type="float" office:value="-0.00000000038655377132">
                <text:p>-0.00000000038655377132</text:p>
              </table:table-cell>
              <table:table-cell office:value-type="float" office:value="-0.00000000038888520103">
                <text:p>-0.00000000038888520103</text:p>
              </table:table-cell>
              <table:table-cell office:value-type="float" office:value="-0.00000000039004198623">
                <text:p>-0.00000000039004198623</text:p>
              </table:table-cell>
              <table:table-cell office:value-type="float" office:value="-0.00000000039002412692">
                <text:p>-0.00000000039002412692</text:p>
              </table:table-cell>
              <table:table-cell office:value-type="float" office:value="-0.00000000038883162309">
                <text:p>-0.00000000038883162309</text:p>
              </table:table-cell>
              <table:table-cell office:value-type="float" office:value="-0.00000000038646447476">
                <text:p>-0.00000000038646447476</text:p>
              </table:table-cell>
              <table:table-cell office:value-type="float" office:value="-0.0000000003829226819">
                <text:p>-0.0000000003829226819</text:p>
              </table:table-cell>
              <table:table-cell office:value-type="float" office:value="-0.00000000037820624454">
                <text:p>-0.00000000037820624454</text:p>
              </table:table-cell>
              <table:table-cell office:value-type="float" office:value="-0.00000000037231516266">
                <text:p>-0.00000000037231516266</text:p>
              </table:table-cell>
              <table:table-cell office:value-type="float" office:value="-0.00000000036524943628">
                <text:p>-0.00000000036524943628</text:p>
              </table:table-cell>
              <table:table-cell office:value-type="float" office:value="-0.00000000035700906537">
                <text:p>-0.00000000035700906537</text:p>
              </table:table-cell>
              <table:table-cell office:value-type="float" office:value="-0.00000000034759404996">
                <text:p>-0.00000000034759404996</text:p>
              </table:table-cell>
              <table:table-cell office:value-type="float" office:value="-0.00000000033700439003">
                <text:p>-0.00000000033700439003</text:p>
              </table:table-cell>
              <table:table-cell office:value-type="float" office:value="-0.00000000032524008559">
                <text:p>-0.00000000032524008559</text:p>
              </table:table-cell>
              <table:table-cell office:value-type="float" office:value="-0.00000000031230113664">
                <text:p>-0.00000000031230113664</text:p>
              </table:table-cell>
              <table:table-cell office:value-type="float" office:value="-0.00000000029818754318">
                <text:p>-0.00000000029818754318</text:p>
              </table:table-cell>
              <table:table-cell office:value-type="float" office:value="-0.0000000002828993052">
                <text:p>-0.0000000002828993052</text:p>
              </table:table-cell>
              <table:table-cell office:value-type="float" office:value="-0.00000000026643642271">
                <text:p>-0.00000000026643642271</text:p>
              </table:table-cell>
              <table:table-cell office:value-type="float" office:value="-0.0000000002487988957">
                <text:p>-0.0000000002487988957</text:p>
              </table:table-cell>
              <table:table-cell office:value-type="float" office:value="-0.00000000022998672419">
                <text:p>-0.00000000022998672419</text:p>
              </table:table-cell>
              <table:table-cell office:value-type="float" office:value="-0.00000000020999990816">
                <text:p>-0.00000000020999990816</text:p>
              </table:table-cell>
              <table:table-cell office:value-type="float" office:value="-0.00000000020379431469">
                <text:p>-0.00000000020379431469</text:p>
              </table:table-cell>
              <table:table-cell office:value-type="float" office:value="-0.00000000019836586365">
                <text:p>-0.00000000019836586365</text:p>
              </table:table-cell>
              <table:table-cell office:value-type="float" office:value="-0.0000000001929374126">
                <text:p>-0.0000000001929374126</text:p>
              </table:table-cell>
              <table:table-cell office:value-type="float" office:value="-0.00000000018750896156">
                <text:p>-0.00000000018750896156</text:p>
              </table:table-cell>
              <table:table-cell office:value-type="float" office:value="-0.00000000018208051052">
                <text:p>-0.00000000018208051052</text:p>
              </table:table-cell>
              <table:table-cell office:value-type="float" office:value="-0.00000000017665205947">
                <text:p>-0.00000000017665205947</text:p>
              </table:table-cell>
              <table:table-cell office:value-type="float" office:value="-0.00000000017122360843">
                <text:p>-0.00000000017122360843</text:p>
              </table:table-cell>
              <table:table-cell office:value-type="float" office:value="-0.00000000016579515738">
                <text:p>-0.00000000016579515738</text:p>
              </table:table-cell>
              <table:table-cell office:value-type="float" office:value="-0.00000000016036670634">
                <text:p>-0.00000000016036670634</text:p>
              </table:table-cell>
              <table:table-cell office:value-type="float" office:value="-0.0000000001549382553">
                <text:p>-0.0000000001549382553</text:p>
              </table:table-cell>
              <table:table-cell office:value-type="float" office:value="-0.00000000014950980425">
                <text:p>-0.00000000014950980425</text:p>
              </table:table-cell>
              <table:table-cell office:value-type="float" office:value="-0.00000000014408135321">
                <text:p>-0.00000000014408135321</text:p>
              </table:table-cell>
              <table:table-cell office:value-type="float" office:value="-0.00000000013865290217">
                <text:p>-0.00000000013865290217</text:p>
              </table:table-cell>
              <table:table-cell office:value-type="float" office:value="-0.00000000013322445112">
                <text:p>-0.00000000013322445112</text:p>
              </table:table-cell>
              <table:table-cell office:value-type="float" office:value="-0.00000000012779600008">
                <text:p>-0.00000000012779600008</text:p>
              </table:table-cell>
              <table:table-cell office:value-type="float" office:value="-0.00000000012236754903">
                <text:p>-0.00000000012236754903</text:p>
              </table:table-cell>
              <table:table-cell office:value-type="float" office:value="-0.00000000011693909799">
                <text:p>-0.00000000011693909799</text:p>
              </table:table-cell>
              <table:table-cell office:value-type="float" office:value="-0.00000000011151064695">
                <text:p>-0.00000000011151064695</text:p>
              </table:table-cell>
              <table:table-cell office:value-type="float" office:value="-0.0000000001060821959">
                <text:p>-0.0000000001060821959</text:p>
              </table:table-cell>
              <table:table-cell office:value-type="float" office:value="-0.00000000010065374486">
                <text:p>-0.00000000010065374486</text:p>
              </table:table-cell>
              <table:table-cell office:value-type="float" office:value="-0.00000000009522529382">
                <text:p>-0.00000000009522529382</text:p>
              </table:table-cell>
              <table:table-cell office:value-type="float" office:value="-0.00000000008979684277">
                <text:p>-0.00000000008979684277</text:p>
              </table:table-cell>
              <table:table-cell office:value-type="float" office:value="-0.00000000008436839173">
                <text:p>-0.00000000008436839173</text:p>
              </table:table-cell>
              <table:table-cell office:value-type="float" office:value="-0.00000000007893994068">
                <text:p>-0.00000000007893994068</text:p>
              </table:table-cell>
              <table:table-cell office:value-type="float" office:value="-0.00000000007351148964">
                <text:p>-0.00000000007351148964</text:p>
              </table:table-cell>
              <table:table-cell office:value-type="float" office:value="-0.0000000000680830386">
                <text:p>-0.0000000000680830386</text:p>
              </table:table-cell>
              <table:table-cell office:value-type="float" office:value="-0.00000000006265458755">
                <text:p>-0.00000000006265458755</text:p>
              </table:table-cell>
              <table:table-cell office:value-type="float" office:value="-0.00000000005722613651">
                <text:p>-0.00000000005722613651</text:p>
              </table:table-cell>
              <table:table-cell office:value-type="float" office:value="-0.00000000005179768547">
                <text:p>-0.00000000005179768547</text:p>
              </table:table-cell>
              <table:table-cell office:value-type="float" office:value="-0.00000000004995496712">
                <text:p>-0.00000000004995496712</text:p>
              </table:table-cell>
              <table:table-cell office:value-type="float" office:value="-0.00000000004978583389">
                <text:p>-0.00000000004978583389</text:p>
              </table:table-cell>
              <table:table-cell office:value-type="float" office:value="-0.00000000004961670066">
                <text:p>-0.00000000004961670066</text:p>
              </table:table-cell>
              <table:table-cell office:value-type="float" office:value="-0.00000000004944756743">
                <text:p>-0.00000000004944756743</text:p>
              </table:table-cell>
              <table:table-cell office:value-type="float" office:value="-0.0000000000492784342">
                <text:p>-0.0000000000492784342</text:p>
              </table:table-cell>
              <table:table-cell office:value-type="float" office:value="-0.00000000004910930097">
                <text:p>-0.00000000004910930097</text:p>
              </table:table-cell>
              <table:table-cell office:value-type="float" office:value="-0.00000000004894016774">
                <text:p>-0.00000000004894016774</text:p>
              </table:table-cell>
            </table:table-row>
            <table:table-row>
              <table:table-cell office:value-type="string">
                <text:p>Recovered</text:p>
                <draw:g>
                  <svg:desc>'United States_measles'.A5:'United States_measles'.A5</svg:desc>
                </draw:g>
              </table:table-cell>
              <table:table-cell office:value-type="float" office:value="0">
                <text:p>0</text:p>
                <draw:g>
                  <svg:desc>'United States_measles'.B5:'United States_measles'.SG5</svg:desc>
                </draw:g>
              </table:table-cell>
              <table:table-cell office:value-type="float" office:value="0.00798851927435832">
                <text:p>0.00798851927435832</text:p>
              </table:table-cell>
              <table:table-cell office:value-type="float" office:value="0.0498940407337003">
                <text:p>0.0498940407337003</text:p>
              </table:table-cell>
              <table:table-cell office:value-type="float" office:value="0.224729624312204">
                <text:p>0.224729624312204</text:p>
              </table:table-cell>
              <table:table-cell office:value-type="float" office:value="0.947496886467161">
                <text:p>0.947496886467161</text:p>
              </table:table-cell>
              <table:table-cell office:value-type="float" office:value="3.93415975706049">
                <text:p>3.93415975706049</text:p>
              </table:table-cell>
              <table:table-cell office:value-type="float" office:value="16.2755824215659">
                <text:p>16.2755824215659</text:p>
              </table:table-cell>
              <table:table-cell office:value-type="float" office:value="67.272264358272">
                <text:p>67.272264358272</text:p>
              </table:table-cell>
              <table:table-cell office:value-type="float" office:value="277.994575645455">
                <text:p>277.994575645455</text:p>
              </table:table-cell>
              <table:table-cell office:value-type="float" office:value="1148.64888780227">
                <text:p>1148.64888780227</text:p>
              </table:table-cell>
              <table:table-cell office:value-type="float" office:value="4744.84342507899">
                <text:p>4744.84342507899</text:p>
              </table:table-cell>
              <table:table-cell office:value-type="float" office:value="19579.3196422874">
                <text:p>19579.3196422874</text:p>
              </table:table-cell>
              <table:table-cell office:value-type="float" office:value="80444.7798458606">
                <text:p>80444.7798458606</text:p>
              </table:table-cell>
              <table:table-cell office:value-type="float" office:value="324866.796590449">
                <text:p>324866.796590449</text:p>
              </table:table-cell>
              <table:table-cell office:value-type="float" office:value="1232142.42029829">
                <text:p>1232142.42029829</text:p>
              </table:table-cell>
              <table:table-cell office:value-type="float" office:value="3932475.31100238">
                <text:p>3932475.31100238</text:p>
              </table:table-cell>
              <table:table-cell office:value-type="float" office:value="9500222.08114794">
                <text:p>9500222.08114794</text:p>
              </table:table-cell>
              <table:table-cell office:value-type="float" office:value="17822110.8633432">
                <text:p>17822110.8633432</text:p>
              </table:table-cell>
              <table:table-cell office:value-type="float" office:value="28239004.9561228">
                <text:p>28239004.9561228</text:p>
              </table:table-cell>
              <table:table-cell office:value-type="float" office:value="40144937.5480925">
                <text:p>40144937.5480925</text:p>
              </table:table-cell>
              <table:table-cell office:value-type="float" office:value="53046230.4960766">
                <text:p>53046230.4960766</text:p>
              </table:table-cell>
              <table:table-cell office:value-type="float" office:value="66545262.7216314">
                <text:p>66545262.7216314</text:p>
              </table:table-cell>
              <table:table-cell office:value-type="float" office:value="80324586.0968273">
                <text:p>80324586.0968273</text:p>
              </table:table-cell>
              <table:table-cell office:value-type="float" office:value="94133448.1160954">
                <text:p>94133448.1160954</text:p>
              </table:table-cell>
              <table:table-cell office:value-type="float" office:value="107776414.933448">
                <text:p>107776414.933448</text:p>
              </table:table-cell>
              <table:table-cell office:value-type="float" office:value="121103737.985972">
                <text:p>121103737.985972</text:p>
              </table:table-cell>
              <table:table-cell office:value-type="float" office:value="134003263.360234">
                <text:p>134003263.360234</text:p>
              </table:table-cell>
              <table:table-cell office:value-type="float" office:value="146393605.238374">
                <text:p>146393605.238374</text:p>
              </table:table-cell>
              <table:table-cell office:value-type="float" office:value="158218428.195982">
                <text:p>158218428.195982</text:p>
              </table:table-cell>
              <table:table-cell office:value-type="float" office:value="169441646.30283">
                <text:p>169441646.30283</text:p>
              </table:table-cell>
              <table:table-cell office:value-type="float" office:value="180043422.54459">
                <text:p>180043422.54459</text:p>
              </table:table-cell>
              <table:table-cell office:value-type="float" office:value="190016825.71628">
                <text:p>190016825.71628</text:p>
              </table:table-cell>
              <table:table-cell office:value-type="float" office:value="199365059.962636">
                <text:p>199365059.962636</text:p>
              </table:table-cell>
              <table:table-cell office:value-type="float" office:value="208099169.807462">
                <text:p>208099169.807462</text:p>
              </table:table-cell>
              <table:table-cell office:value-type="float" office:value="216236143.220819">
                <text:p>216236143.220819</text:p>
              </table:table-cell>
              <table:table-cell office:value-type="float" office:value="223797362.668134">
                <text:p>223797362.668134</text:p>
              </table:table-cell>
              <table:table-cell office:value-type="float" office:value="230807334.444476">
                <text:p>230807334.444476</text:p>
              </table:table-cell>
              <table:table-cell office:value-type="float" office:value="237292659.461987">
                <text:p>237292659.461987</text:p>
              </table:table-cell>
              <table:table-cell office:value-type="float" office:value="243281204.638436">
                <text:p>243281204.638436</text:p>
              </table:table-cell>
              <table:table-cell office:value-type="float" office:value="248801439.276722">
                <text:p>248801439.276722</text:p>
              </table:table-cell>
              <table:table-cell office:value-type="float" office:value="253881913.078569">
                <text:p>253881913.078569</text:p>
              </table:table-cell>
              <table:table-cell office:value-type="float" office:value="258550846.655918">
                <text:p>258550846.655918</text:p>
              </table:table-cell>
              <table:table-cell office:value-type="float" office:value="262835820.017078">
                <text:p>262835820.017078</text:p>
              </table:table-cell>
              <table:table-cell office:value-type="float" office:value="266763536.399945">
                <text:p>266763536.399945</text:p>
              </table:table-cell>
              <table:table-cell office:value-type="float" office:value="270359652.365102">
                <text:p>270359652.365102</text:p>
              </table:table-cell>
              <table:table-cell office:value-type="float" office:value="273648659.434023">
                <text:p>273648659.434023</text:p>
              </table:table-cell>
              <table:table-cell office:value-type="float" office:value="276653807.920752">
                <text:p>276653807.920752</text:p>
              </table:table-cell>
              <table:table-cell office:value-type="float" office:value="279397064.701398">
                <text:p>279397064.701398</text:p>
              </table:table-cell>
              <table:table-cell office:value-type="float" office:value="281899097.910763">
                <text:p>281899097.910763</text:p>
              </table:table-cell>
              <table:table-cell office:value-type="float" office:value="284179282.835483">
                <text:p>284179282.835483</text:p>
              </table:table-cell>
              <table:table-cell office:value-type="float" office:value="286255724.144381">
                <text:p>286255724.144381</text:p>
              </table:table-cell>
              <table:table-cell office:value-type="float" office:value="288145290.615368">
                <text:p>288145290.615368</text:p>
              </table:table-cell>
              <table:table-cell office:value-type="float" office:value="289863658.948478">
                <text:p>289863658.948478</text:p>
              </table:table-cell>
              <table:table-cell office:value-type="float" office:value="291425364.251391">
                <text:p>291425364.251391</text:p>
              </table:table-cell>
              <table:table-cell office:value-type="float" office:value="292843854.87612">
                <text:p>292843854.87612</text:p>
              </table:table-cell>
              <table:table-cell office:value-type="float" office:value="294131549.943251">
                <text:p>294131549.943251</text:p>
              </table:table-cell>
              <table:table-cell office:value-type="float" office:value="295299898.152631">
                <text:p>295299898.152631</text:p>
              </table:table-cell>
              <table:table-cell office:value-type="float" office:value="296359436.814443">
                <text:p>296359436.814443</text:p>
              </table:table-cell>
              <table:table-cell office:value-type="float" office:value="297319850.223783">
                <text:p>297319850.223783</text:p>
              </table:table-cell>
              <table:table-cell office:value-type="float" office:value="298190026.733179">
                <text:p>298190026.733179</text:p>
              </table:table-cell>
              <table:table-cell office:value-type="float" office:value="298978114.031536">
                <text:p>298978114.031536</text:p>
              </table:table-cell>
              <table:table-cell office:value-type="float" office:value="299691572.259774">
                <text:p>299691572.259774</text:p>
              </table:table-cell>
              <table:table-cell office:value-type="float" office:value="300337224.753708">
                <text:p>300337224.753708</text:p>
              </table:table-cell>
              <table:table-cell office:value-type="float" office:value="300921306.202687">
                <text:p>300921306.202687</text:p>
              </table:table-cell>
              <table:table-cell office:value-type="float" office:value="301449508.161423">
                <text:p>301449508.161423</text:p>
              </table:table-cell>
              <table:table-cell office:value-type="float" office:value="301927021.884478">
                <text:p>301927021.884478</text:p>
              </table:table-cell>
              <table:table-cell office:value-type="float" office:value="302358578.481347">
                <text:p>302358578.481347</text:p>
              </table:table-cell>
              <table:table-cell office:value-type="float" office:value="302748486.446525">
                <text:p>302748486.446525</text:p>
              </table:table-cell>
              <table:table-cell office:value-type="float" office:value="303100666.629177">
                <text:p>303100666.629177</text:p>
              </table:table-cell>
              <table:table-cell office:value-type="float" office:value="303418684.736195">
                <text:p>303418684.736195</text:p>
              </table:table-cell>
              <table:table-cell office:value-type="float" office:value="303705781.469949">
                <text:p>303705781.469949</text:p>
              </table:table-cell>
              <table:table-cell office:value-type="float" office:value="303964900.415764">
                <text:p>303964900.415764</text:p>
              </table:table-cell>
              <table:table-cell office:value-type="float" office:value="304198713.796754">
                <text:p>304198713.796754</text:p>
              </table:table-cell>
              <table:table-cell office:value-type="float" office:value="304409646.217665">
                <text:p>304409646.217665</text:p>
              </table:table-cell>
              <table:table-cell office:value-type="float" office:value="304599896.520257">
                <text:p>304599896.520257</text:p>
              </table:table-cell>
              <table:table-cell office:value-type="float" office:value="304771457.870256">
                <text:p>304771457.870256</text:p>
              </table:table-cell>
              <table:table-cell office:value-type="float" office:value="304926136.194558">
                <text:p>304926136.194558</text:p>
              </table:table-cell>
              <table:table-cell office:value-type="float" office:value="305065567.082828">
                <text:p>305065567.082828</text:p>
              </table:table-cell>
              <table:table-cell office:value-type="float" office:value="305191231.263517">
                <text:p>305191231.263517</text:p>
              </table:table-cell>
              <table:table-cell office:value-type="float" office:value="305304468.759493">
                <text:p>305304468.759493</text:p>
              </table:table-cell>
              <table:table-cell office:value-type="float" office:value="305406491.8229">
                <text:p>305406491.8229</text:p>
              </table:table-cell>
              <table:table-cell office:value-type="float" office:value="305498396.743676">
                <text:p>305498396.743676</text:p>
              </table:table-cell>
              <table:table-cell office:value-type="float" office:value="305581174.620423">
                <text:p>305581174.620423</text:p>
              </table:table-cell>
              <table:table-cell office:value-type="float" office:value="305655721.176875">
                <text:p>305655721.176875</text:p>
              </table:table-cell>
              <table:table-cell office:value-type="float" office:value="305722845.701769">
                <text:p>305722845.701769</text:p>
              </table:table-cell>
              <table:table-cell office:value-type="float" office:value="305783279.184592">
                <text:p>305783279.184592</text:p>
              </table:table-cell>
              <table:table-cell office:value-type="float" office:value="305837681.714604">
                <text:p>305837681.714604</text:p>
              </table:table-cell>
              <table:table-cell office:value-type="float" office:value="305886649.205636">
                <text:p>305886649.205636</text:p>
              </table:table-cell>
              <table:table-cell office:value-type="float" office:value="305930719.50447">
                <text:p>305930719.50447</text:p>
              </table:table-cell>
              <table:table-cell office:value-type="float" office:value="305970377.936227">
                <text:p>305970377.936227</text:p>
              </table:table-cell>
              <table:table-cell office:value-type="float" office:value="306006062.336006">
                <text:p>306006062.336006</text:p>
              </table:table-cell>
              <table:table-cell office:value-type="float" office:value="306038167.612099">
                <text:p>306038167.612099</text:p>
              </table:table-cell>
              <table:table-cell office:value-type="float" office:value="306067049.88244">
                <text:p>306067049.88244</text:p>
              </table:table-cell>
              <table:table-cell office:value-type="float" office:value="306093030.222553">
                <text:p>306093030.222553</text:p>
              </table:table-cell>
              <table:table-cell office:value-type="float" office:value="306116398.060032">
                <text:p>306116398.060032</text:p>
              </table:table-cell>
              <table:table-cell office:value-type="float" office:value="306137414.247682">
                <text:p>306137414.247682</text:p>
              </table:table-cell>
              <table:table-cell office:value-type="float" office:value="306156313.844675">
                <text:p>306156313.844675</text:p>
              </table:table-cell>
              <table:table-cell office:value-type="float" office:value="306173308.632559">
                <text:p>306173308.632559</text:p>
              </table:table-cell>
              <table:table-cell office:value-type="float" office:value="306188589.39062">
                <text:p>306188589.39062</text:p>
              </table:table-cell>
              <table:table-cell office:value-type="float" office:value="306202327.952943">
                <text:p>306202327.952943</text:p>
              </table:table-cell>
              <table:table-cell office:value-type="float" office:value="306214679.067552">
                <text:p>306214679.067552</text:p>
              </table:table-cell>
              <table:table-cell office:value-type="float" office:value="306225782.076149">
                <text:p>306225782.076149</text:p>
              </table:table-cell>
              <table:table-cell office:value-type="float" office:value="306235762.431374">
                <text:p>306235762.431374</text:p>
              </table:table-cell>
              <table:table-cell office:value-type="float" office:value="306244733.0669">
                <text:p>306244733.0669</text:p>
              </table:table-cell>
              <table:table-cell office:value-type="float" office:value="306252795.634352">
                <text:p>306252795.634352</text:p>
              </table:table-cell>
              <table:table-cell office:value-type="float" office:value="306260041.619694">
                <text:p>306260041.619694</text:p>
              </table:table-cell>
              <table:table-cell office:value-type="float" office:value="306266553.350623">
                <text:p>306266553.350623</text:p>
              </table:table-cell>
              <table:table-cell office:value-type="float" office:value="306272404.90538">
                <text:p>306272404.90538</text:p>
              </table:table-cell>
              <table:table-cell office:value-type="float" office:value="306277662.932483">
                <text:p>306277662.932483</text:p>
              </table:table-cell>
              <table:table-cell office:value-type="float" office:value="306282387.389927">
                <text:p>306282387.389927</text:p>
              </table:table-cell>
              <table:table-cell office:value-type="float" office:value="306286632.211669">
                <text:p>306286632.211669</text:p>
              </table:table-cell>
              <table:table-cell office:value-type="float" office:value="306290445.908408">
                <text:p>306290445.908408</text:p>
              </table:table-cell>
              <table:table-cell office:value-type="float" office:value="306293872.109069">
                <text:p>306293872.109069</text:p>
              </table:table-cell>
              <table:table-cell office:value-type="float" office:value="306296950.048733">
                <text:p>306296950.048733</text:p>
              </table:table-cell>
              <table:table-cell office:value-type="float" office:value="306299715.008262">
                <text:p>306299715.008262</text:p>
              </table:table-cell>
              <table:table-cell office:value-type="float" office:value="306302198.710323">
                <text:p>306302198.710323</text:p>
              </table:table-cell>
              <table:table-cell office:value-type="float" office:value="306304429.676089">
                <text:p>306304429.676089</text:p>
              </table:table-cell>
              <table:table-cell office:value-type="float" office:value="306306433.546476">
                <text:p>306306433.546476</text:p>
              </table:table-cell>
              <table:table-cell office:value-type="float" office:value="306308233.371393">
                <text:p>306308233.371393</text:p>
              </table:table-cell>
              <table:table-cell office:value-type="float" office:value="306309849.870171">
                <text:p>306309849.870171</text:p>
              </table:table-cell>
              <table:table-cell office:value-type="float" office:value="306311301.666002">
                <text:p>306311301.666002</text:p>
              </table:table-cell>
              <table:table-cell office:value-type="float" office:value="306312605.49695">
                <text:p>306312605.49695</text:p>
              </table:table-cell>
              <table:table-cell office:value-type="float" office:value="306313776.405878">
                <text:p>306313776.405878</text:p>
              </table:table-cell>
              <table:table-cell office:value-type="float" office:value="306314827.911344">
                <text:p>306314827.911344</text:p>
              </table:table-cell>
              <table:table-cell office:value-type="float" office:value="306315772.161389">
                <text:p>306315772.161389</text:p>
              </table:table-cell>
              <table:table-cell office:value-type="float" office:value="306316620.071892">
                <text:p>306316620.071892</text:p>
              </table:table-cell>
              <table:table-cell office:value-type="float" office:value="306317381.451038">
                <text:p>306317381.451038</text:p>
              </table:table-cell>
              <table:table-cell office:value-type="float" office:value="306318065.111287">
                <text:p>306318065.111287</text:p>
              </table:table-cell>
              <table:table-cell office:value-type="float" office:value="306318678.970074">
                <text:p>306318678.970074</text:p>
              </table:table-cell>
              <table:table-cell office:value-type="float" office:value="306319230.140389">
                <text:p>306319230.140389</text:p>
              </table:table-cell>
              <table:table-cell office:value-type="float" office:value="306319725.012221">
                <text:p>306319725.012221</text:p>
              </table:table-cell>
              <table:table-cell office:value-type="float" office:value="306320169.325802">
                <text:p>306320169.325802</text:p>
              </table:table-cell>
              <table:table-cell office:value-type="float" office:value="306320568.237467">
                <text:p>306320568.237467</text:p>
              </table:table-cell>
              <table:table-cell office:value-type="float" office:value="306320926.378859">
                <text:p>306320926.378859</text:p>
              </table:table-cell>
              <table:table-cell office:value-type="float" office:value="306321247.91016">
                <text:p>306321247.91016</text:p>
              </table:table-cell>
              <table:table-cell office:value-type="float" office:value="306321536.567947">
                <text:p>306321536.567947</text:p>
              </table:table-cell>
              <table:table-cell office:value-type="float" office:value="306321795.7082">
                <text:p>306321795.7082</text:p>
              </table:table-cell>
              <table:table-cell office:value-type="float" office:value="306322028.344969">
                <text:p>306322028.344969</text:p>
              </table:table-cell>
              <table:table-cell office:value-type="float" office:value="306322237.185117">
                <text:p>306322237.185117</text:p>
              </table:table-cell>
              <table:table-cell office:value-type="float" office:value="306322424.659557">
                <text:p>306322424.659557</text:p>
              </table:table-cell>
              <table:table-cell office:value-type="float" office:value="306322592.951307">
                <text:p>306322592.951307</text:p>
              </table:table-cell>
              <table:table-cell office:value-type="float" office:value="306322744.020721">
                <text:p>306322744.020721</text:p>
              </table:table-cell>
              <table:table-cell office:value-type="float" office:value="306322879.628141">
                <text:p>306322879.628141</text:p>
              </table:table-cell>
              <table:table-cell office:value-type="float" office:value="306323001.354265">
                <text:p>306323001.354265</text:p>
              </table:table-cell>
              <table:table-cell office:value-type="float" office:value="306323110.61844">
                <text:p>306323110.61844</text:p>
              </table:table-cell>
              <table:table-cell office:value-type="float" office:value="306323208.695101">
                <text:p>306323208.695101</text:p>
              </table:table-cell>
              <table:table-cell office:value-type="float" office:value="306323296.728534">
                <text:p>306323296.728534</text:p>
              </table:table-cell>
              <table:table-cell office:value-type="float" office:value="306323375.746146">
                <text:p>306323375.746146</text:p>
              </table:table-cell>
              <table:table-cell office:value-type="float" office:value="306323446.67038">
                <text:p>306323446.67038</text:p>
              </table:table-cell>
              <table:table-cell office:value-type="float" office:value="306323510.329422">
                <text:p>306323510.329422</text:p>
              </table:table-cell>
              <table:table-cell office:value-type="float" office:value="306323567.466811">
                <text:p>306323567.466811</text:p>
              </table:table-cell>
              <table:table-cell office:value-type="float" office:value="306323618.750085">
                <text:p>306323618.750085</text:p>
              </table:table-cell>
              <table:table-cell office:value-type="float" office:value="306323664.77853">
                <text:p>306323664.77853</text:p>
              </table:table-cell>
              <table:table-cell office:value-type="float" office:value="306323706.090152">
                <text:p>306323706.090152</text:p>
              </table:table-cell>
              <table:table-cell office:value-type="float" office:value="306323743.167931">
                <text:p>306323743.167931</text:p>
              </table:table-cell>
              <table:table-cell office:value-type="float" office:value="306323776.445446">
                <text:p>306323776.445446</text:p>
              </table:table-cell>
              <table:table-cell office:value-type="float" office:value="306323806.311916">
                <text:p>306323806.311916</text:p>
              </table:table-cell>
              <table:table-cell office:value-type="float" office:value="306323833.116735">
                <text:p>306323833.116735</text:p>
              </table:table-cell>
              <table:table-cell office:value-type="float" office:value="306323857.173543">
                <text:p>306323857.173543</text:p>
              </table:table-cell>
              <table:table-cell office:value-type="float" office:value="306323878.763877">
                <text:p>306323878.763877</text:p>
              </table:table-cell>
              <table:table-cell office:value-type="float" office:value="306323898.140456">
                <text:p>306323898.140456</text:p>
              </table:table-cell>
              <table:table-cell office:value-type="float" office:value="306323915.530127">
                <text:p>306323915.530127</text:p>
              </table:table-cell>
              <table:table-cell office:value-type="float" office:value="306323931.136509">
                <text:p>306323931.136509</text:p>
              </table:table-cell>
              <table:table-cell office:value-type="float" office:value="306323945.142372">
                <text:p>306323945.142372</text:p>
              </table:table-cell>
              <table:table-cell office:value-type="float" office:value="306323957.711766">
                <text:p>306323957.711766</text:p>
              </table:table-cell>
              <table:table-cell office:value-type="float" office:value="306323968.99194">
                <text:p>306323968.99194</text:p>
              </table:table-cell>
              <table:table-cell office:value-type="float" office:value="306323979.115057">
                <text:p>306323979.115057</text:p>
              </table:table-cell>
              <table:table-cell office:value-type="float" office:value="306323988.199744">
                <text:p>306323988.199744</text:p>
              </table:table-cell>
              <table:table-cell office:value-type="float" office:value="306323996.352471">
                <text:p>306323996.352471</text:p>
              </table:table-cell>
              <table:table-cell office:value-type="float" office:value="306324003.668799">
                <text:p>306324003.668799</text:p>
              </table:table-cell>
              <table:table-cell office:value-type="float" office:value="306324010.234498">
                <text:p>306324010.234498</text:p>
              </table:table-cell>
              <table:table-cell office:value-type="float" office:value="306324016.126544">
                <text:p>306324016.126544</text:p>
              </table:table-cell>
              <table:table-cell office:value-type="float" office:value="306324021.414029">
                <text:p>306324021.414029</text:p>
              </table:table-cell>
              <table:table-cell office:value-type="float" office:value="306324026.158957">
                <text:p>306324026.158957</text:p>
              </table:table-cell>
              <table:table-cell office:value-type="float" office:value="306324030.41698">
                <text:p>306324030.41698</text:p>
              </table:table-cell>
              <table:table-cell office:value-type="float" office:value="306324034.238044">
                <text:p>306324034.238044</text:p>
              </table:table-cell>
              <table:table-cell office:value-type="float" office:value="306324037.666972">
                <text:p>306324037.666972</text:p>
              </table:table-cell>
              <table:table-cell office:value-type="float" office:value="306324040.743994">
                <text:p>306324040.743994</text:p>
              </table:table-cell>
              <table:table-cell office:value-type="float" office:value="306324043.505212">
                <text:p>306324043.505212</text:p>
              </table:table-cell>
              <table:table-cell office:value-type="float" office:value="306324045.983029">
                <text:p>306324045.983029</text:p>
              </table:table-cell>
              <table:table-cell office:value-type="float" office:value="306324048.206521">
                <text:p>306324048.206521</text:p>
              </table:table-cell>
              <table:table-cell office:value-type="float" office:value="306324050.201786">
                <text:p>306324050.201786</text:p>
              </table:table-cell>
              <table:table-cell office:value-type="float" office:value="306324051.992241">
                <text:p>306324051.992241</text:p>
              </table:table-cell>
              <table:table-cell office:value-type="float" office:value="306324053.598905">
                <text:p>306324053.598905</text:p>
              </table:table-cell>
              <table:table-cell office:value-type="float" office:value="306324055.040639">
                <text:p>306324055.040639</text:p>
              </table:table-cell>
              <table:table-cell office:value-type="float" office:value="306324056.334368">
                <text:p>306324056.334368</text:p>
              </table:table-cell>
              <table:table-cell office:value-type="float" office:value="306324057.495283">
                <text:p>306324057.495283</text:p>
              </table:table-cell>
              <table:table-cell office:value-type="float" office:value="306324058.537015">
                <text:p>306324058.537015</text:p>
              </table:table-cell>
              <table:table-cell office:value-type="float" office:value="306324059.471796">
                <text:p>306324059.471796</text:p>
              </table:table-cell>
              <table:table-cell office:value-type="float" office:value="306324060.310604">
                <text:p>306324060.310604</text:p>
              </table:table-cell>
              <table:table-cell office:value-type="float" office:value="306324061.063291">
                <text:p>306324061.063291</text:p>
              </table:table-cell>
              <table:table-cell office:value-type="float" office:value="306324061.738697">
                <text:p>306324061.738697</text:p>
              </table:table-cell>
              <table:table-cell office:value-type="float" office:value="306324062.344755">
                <text:p>306324062.344755</text:p>
              </table:table-cell>
              <table:table-cell office:value-type="float" office:value="306324062.888583">
                <text:p>306324062.888583</text:p>
              </table:table-cell>
              <table:table-cell office:value-type="float" office:value="306324063.376571">
                <text:p>306324063.376571</text:p>
              </table:table-cell>
              <table:table-cell office:value-type="float" office:value="306324063.81445">
                <text:p>306324063.81445</text:p>
              </table:table-cell>
              <table:table-cell office:value-type="float" office:value="306324064.207366">
                <text:p>306324064.207366</text:p>
              </table:table-cell>
              <table:table-cell office:value-type="float" office:value="306324064.559934">
                <text:p>306324064.559934</text:p>
              </table:table-cell>
              <table:table-cell office:value-type="float" office:value="306324064.876297">
                <text:p>306324064.876297</text:p>
              </table:table-cell>
              <table:table-cell office:value-type="float" office:value="306324065.160172">
                <text:p>306324065.160172</text:p>
              </table:table-cell>
              <table:table-cell office:value-type="float" office:value="306324065.414896">
                <text:p>306324065.414896</text:p>
              </table:table-cell>
              <table:table-cell office:value-type="float" office:value="306324065.64346">
                <text:p>306324065.64346</text:p>
              </table:table-cell>
              <table:table-cell office:value-type="float" office:value="306324065.848552">
                <text:p>306324065.848552</text:p>
              </table:table-cell>
              <table:table-cell office:value-type="float" office:value="306324066.032581">
                <text:p>306324066.032581</text:p>
              </table:table-cell>
              <table:table-cell office:value-type="float" office:value="306324066.19771">
                <text:p>306324066.19771</text:p>
              </table:table-cell>
              <table:table-cell office:value-type="float" office:value="306324066.34588">
                <text:p>306324066.34588</text:p>
              </table:table-cell>
              <table:table-cell office:value-type="float" office:value="306324066.478833">
                <text:p>306324066.478833</text:p>
              </table:table-cell>
              <table:table-cell office:value-type="float" office:value="306324066.598131">
                <text:p>306324066.598131</text:p>
              </table:table-cell>
              <table:table-cell office:value-type="float" office:value="306324066.705176">
                <text:p>306324066.705176</text:p>
              </table:table-cell>
              <table:table-cell office:value-type="float" office:value="306324066.801227">
                <text:p>306324066.801227</text:p>
              </table:table-cell>
              <table:table-cell office:value-type="float" office:value="306324066.887413">
                <text:p>306324066.887413</text:p>
              </table:table-cell>
              <table:table-cell office:value-type="float" office:value="306324066.964746">
                <text:p>306324066.964746</text:p>
              </table:table-cell>
              <table:table-cell office:value-type="float" office:value="306324067.034137">
                <text:p>306324067.034137</text:p>
              </table:table-cell>
              <table:table-cell office:value-type="float" office:value="306324067.0964">
                <text:p>306324067.0964</text:p>
              </table:table-cell>
              <table:table-cell office:value-type="float" office:value="306324067.152268">
                <text:p>306324067.152268</text:p>
              </table:table-cell>
              <table:table-cell office:value-type="float" office:value="306324067.202397">
                <text:p>306324067.202397</text:p>
              </table:table-cell>
              <table:table-cell office:value-type="float" office:value="306324067.247378">
                <text:p>306324067.247378</text:p>
              </table:table-cell>
              <table:table-cell office:value-type="float" office:value="306324067.287738">
                <text:p>306324067.287738</text:p>
              </table:table-cell>
              <table:table-cell office:value-type="float" office:value="306324067.323952">
                <text:p>306324067.323952</text:p>
              </table:table-cell>
              <table:table-cell office:value-type="float" office:value="306324067.356447">
                <text:p>306324067.356447</text:p>
              </table:table-cell>
              <table:table-cell office:value-type="float" office:value="306324067.385604">
                <text:p>306324067.385604</text:p>
              </table:table-cell>
              <table:table-cell office:value-type="float" office:value="306324067.411765">
                <text:p>306324067.411765</text:p>
              </table:table-cell>
              <table:table-cell office:value-type="float" office:value="306324067.43524">
                <text:p>306324067.43524</text:p>
              </table:table-cell>
              <table:table-cell office:value-type="float" office:value="306324067.456303">
                <text:p>306324067.456303</text:p>
              </table:table-cell>
              <table:table-cell office:value-type="float" office:value="306324067.475202">
                <text:p>306324067.475202</text:p>
              </table:table-cell>
              <table:table-cell office:value-type="float" office:value="306324067.49216">
                <text:p>306324067.49216</text:p>
              </table:table-cell>
              <table:table-cell office:value-type="float" office:value="306324067.507376">
                <text:p>306324067.507376</text:p>
              </table:table-cell>
              <table:table-cell office:value-type="float" office:value="306324067.521029">
                <text:p>306324067.521029</text:p>
              </table:table-cell>
              <table:table-cell office:value-type="float" office:value="306324067.533279">
                <text:p>306324067.533279</text:p>
              </table:table-cell>
              <table:table-cell office:value-type="float" office:value="306324067.544271">
                <text:p>306324067.544271</text:p>
              </table:table-cell>
              <table:table-cell office:value-type="float" office:value="306324067.554134">
                <text:p>306324067.554134</text:p>
              </table:table-cell>
              <table:table-cell office:value-type="float" office:value="306324067.562983">
                <text:p>306324067.562983</text:p>
              </table:table-cell>
              <table:table-cell office:value-type="float" office:value="306324067.570924">
                <text:p>306324067.570924</text:p>
              </table:table-cell>
              <table:table-cell office:value-type="float" office:value="306324067.578049">
                <text:p>306324067.578049</text:p>
              </table:table-cell>
              <table:table-cell office:value-type="float" office:value="306324067.584442">
                <text:p>306324067.584442</text:p>
              </table:table-cell>
              <table:table-cell office:value-type="float" office:value="306324067.590178">
                <text:p>306324067.590178</text:p>
              </table:table-cell>
              <table:table-cell office:value-type="float" office:value="306324067.595324">
                <text:p>306324067.595324</text:p>
              </table:table-cell>
              <table:table-cell office:value-type="float" office:value="306324067.599942">
                <text:p>306324067.599942</text:p>
              </table:table-cell>
              <table:table-cell office:value-type="float" office:value="306324067.604086">
                <text:p>306324067.604086</text:p>
              </table:table-cell>
              <table:table-cell office:value-type="float" office:value="306324067.607804">
                <text:p>306324067.607804</text:p>
              </table:table-cell>
              <table:table-cell office:value-type="float" office:value="306324067.61114">
                <text:p>306324067.61114</text:p>
              </table:table-cell>
              <table:table-cell office:value-type="float" office:value="306324067.614133">
                <text:p>306324067.614133</text:p>
              </table:table-cell>
              <table:table-cell office:value-type="float" office:value="306324067.616819">
                <text:p>306324067.616819</text:p>
              </table:table-cell>
              <table:table-cell office:value-type="float" office:value="306324067.619229">
                <text:p>306324067.619229</text:p>
              </table:table-cell>
              <table:table-cell office:value-type="float" office:value="306324067.621391">
                <text:p>306324067.621391</text:p>
              </table:table-cell>
              <table:table-cell office:value-type="float" office:value="306324067.623331">
                <text:p>306324067.623331</text:p>
              </table:table-cell>
              <table:table-cell office:value-type="float" office:value="306324067.625072">
                <text:p>306324067.625072</text:p>
              </table:table-cell>
              <table:table-cell office:value-type="float" office:value="306324067.626634">
                <text:p>306324067.626634</text:p>
              </table:table-cell>
              <table:table-cell office:value-type="float" office:value="306324067.628036">
                <text:p>306324067.628036</text:p>
              </table:table-cell>
              <table:table-cell office:value-type="float" office:value="306324067.629293">
                <text:p>306324067.629293</text:p>
              </table:table-cell>
              <table:table-cell office:value-type="float" office:value="306324067.630422">
                <text:p>306324067.630422</text:p>
              </table:table-cell>
              <table:table-cell office:value-type="float" office:value="306324067.631434">
                <text:p>306324067.631434</text:p>
              </table:table-cell>
              <table:table-cell office:value-type="float" office:value="306324067.632342">
                <text:p>306324067.632342</text:p>
              </table:table-cell>
              <table:table-cell office:value-type="float" office:value="306324067.633157">
                <text:p>306324067.633157</text:p>
              </table:table-cell>
              <table:table-cell office:value-type="float" office:value="306324067.633889">
                <text:p>306324067.633889</text:p>
              </table:table-cell>
              <table:table-cell office:value-type="float" office:value="306324067.634545">
                <text:p>306324067.634545</text:p>
              </table:table-cell>
              <table:table-cell office:value-type="float" office:value="306324067.635134">
                <text:p>306324067.635134</text:p>
              </table:table-cell>
              <table:table-cell office:value-type="float" office:value="306324067.635662">
                <text:p>306324067.635662</text:p>
              </table:table-cell>
              <table:table-cell office:value-type="float" office:value="306324067.636136">
                <text:p>306324067.636136</text:p>
              </table:table-cell>
              <table:table-cell office:value-type="float" office:value="306324067.636561">
                <text:p>306324067.636561</text:p>
              </table:table-cell>
              <table:table-cell office:value-type="float" office:value="306324067.636943">
                <text:p>306324067.636943</text:p>
              </table:table-cell>
              <table:table-cell office:value-type="float" office:value="306324067.637285">
                <text:p>306324067.637285</text:p>
              </table:table-cell>
              <table:table-cell office:value-type="float" office:value="306324067.637593">
                <text:p>306324067.637593</text:p>
              </table:table-cell>
              <table:table-cell office:value-type="float" office:value="306324067.637868">
                <text:p>306324067.637868</text:p>
              </table:table-cell>
              <table:table-cell office:value-type="float" office:value="306324067.638116">
                <text:p>306324067.638116</text:p>
              </table:table-cell>
              <table:table-cell office:value-type="float" office:value="306324067.638338">
                <text:p>306324067.638338</text:p>
              </table:table-cell>
              <table:table-cell office:value-type="float" office:value="306324067.638537">
                <text:p>306324067.638537</text:p>
              </table:table-cell>
              <table:table-cell office:value-type="float" office:value="306324067.638715">
                <text:p>306324067.638715</text:p>
              </table:table-cell>
              <table:table-cell office:value-type="float" office:value="306324067.638876">
                <text:p>306324067.638876</text:p>
              </table:table-cell>
              <table:table-cell office:value-type="float" office:value="306324067.639019">
                <text:p>306324067.639019</text:p>
              </table:table-cell>
              <table:table-cell office:value-type="float" office:value="306324067.639149">
                <text:p>306324067.639149</text:p>
              </table:table-cell>
              <table:table-cell office:value-type="float" office:value="306324067.639264">
                <text:p>306324067.639264</text:p>
              </table:table-cell>
              <table:table-cell office:value-type="float" office:value="306324067.639368">
                <text:p>306324067.639368</text:p>
              </table:table-cell>
              <table:table-cell office:value-type="float" office:value="306324067.639462">
                <text:p>306324067.639462</text:p>
              </table:table-cell>
              <table:table-cell office:value-type="float" office:value="306324067.639545">
                <text:p>306324067.639545</text:p>
              </table:table-cell>
              <table:table-cell office:value-type="float" office:value="306324067.63962">
                <text:p>306324067.63962</text:p>
              </table:table-cell>
              <table:table-cell office:value-type="float" office:value="306324067.639688">
                <text:p>306324067.639688</text:p>
              </table:table-cell>
              <table:table-cell office:value-type="float" office:value="306324067.639748">
                <text:p>306324067.639748</text:p>
              </table:table-cell>
              <table:table-cell office:value-type="float" office:value="306324067.639802">
                <text:p>306324067.639802</text:p>
              </table:table-cell>
              <table:table-cell office:value-type="float" office:value="306324067.639851">
                <text:p>306324067.639851</text:p>
              </table:table-cell>
              <table:table-cell office:value-type="float" office:value="306324067.639894">
                <text:p>306324067.639894</text:p>
              </table:table-cell>
              <table:table-cell office:value-type="float" office:value="306324067.639934">
                <text:p>306324067.639934</text:p>
              </table:table-cell>
              <table:table-cell office:value-type="float" office:value="306324067.639969">
                <text:p>306324067.639969</text:p>
              </table:table-cell>
              <table:table-cell office:value-type="float" office:value="306324067.64">
                <text:p>306324067.64</text:p>
              </table:table-cell>
              <table:table-cell office:value-type="float" office:value="306324067.640029">
                <text:p>306324067.640029</text:p>
              </table:table-cell>
              <table:table-cell office:value-type="float" office:value="306324067.640054">
                <text:p>306324067.640054</text:p>
              </table:table-cell>
              <table:table-cell office:value-type="float" office:value="306324067.640077">
                <text:p>306324067.640077</text:p>
              </table:table-cell>
              <table:table-cell office:value-type="float" office:value="306324067.640097">
                <text:p>306324067.640097</text:p>
              </table:table-cell>
              <table:table-cell office:value-type="float" office:value="306324067.640115">
                <text:p>306324067.640115</text:p>
              </table:table-cell>
              <table:table-cell office:value-type="float" office:value="306324067.640132">
                <text:p>306324067.640132</text:p>
              </table:table-cell>
              <table:table-cell office:value-type="float" office:value="306324067.640147">
                <text:p>306324067.640147</text:p>
              </table:table-cell>
              <table:table-cell office:value-type="float" office:value="306324067.64016">
                <text:p>306324067.64016</text:p>
              </table:table-cell>
              <table:table-cell office:value-type="float" office:value="306324067.640172">
                <text:p>306324067.640172</text:p>
              </table:table-cell>
              <table:table-cell office:value-type="float" office:value="306324067.640182">
                <text:p>306324067.640182</text:p>
              </table:table-cell>
              <table:table-cell office:value-type="float" office:value="306324067.640192">
                <text:p>306324067.640192</text:p>
              </table:table-cell>
              <table:table-cell office:value-type="float" office:value="306324067.640201">
                <text:p>306324067.640201</text:p>
              </table:table-cell>
              <table:table-cell office:value-type="float" office:value="306324067.640208">
                <text:p>306324067.640208</text:p>
              </table:table-cell>
              <table:table-cell office:value-type="float" office:value="306324067.640215">
                <text:p>306324067.640215</text:p>
              </table:table-cell>
              <table:table-cell office:value-type="float" office:value="306324067.640221">
                <text:p>306324067.640221</text:p>
              </table:table-cell>
              <table:table-cell office:value-type="float" office:value="306324067.640227">
                <text:p>306324067.640227</text:p>
              </table:table-cell>
              <table:table-cell office:value-type="float" office:value="306324067.640232">
                <text:p>306324067.640232</text:p>
              </table:table-cell>
              <table:table-cell office:value-type="float" office:value="306324067.640237">
                <text:p>306324067.640237</text:p>
              </table:table-cell>
              <table:table-cell office:value-type="float" office:value="306324067.640241">
                <text:p>306324067.640241</text:p>
              </table:table-cell>
              <table:table-cell office:value-type="float" office:value="306324067.640244">
                <text:p>306324067.640244</text:p>
              </table:table-cell>
              <table:table-cell office:value-type="float" office:value="306324067.640247">
                <text:p>306324067.640247</text:p>
              </table:table-cell>
              <table:table-cell office:value-type="float" office:value="306324067.64025">
                <text:p>306324067.64025</text:p>
              </table:table-cell>
              <table:table-cell office:value-type="float" office:value="306324067.640253">
                <text:p>306324067.640253</text:p>
              </table:table-cell>
              <table:table-cell office:value-type="float" office:value="306324067.640255">
                <text:p>306324067.640255</text:p>
              </table:table-cell>
              <table:table-cell office:value-type="float" office:value="306324067.640257">
                <text:p>306324067.640257</text:p>
              </table:table-cell>
              <table:table-cell office:value-type="float" office:value="306324067.640259">
                <text:p>306324067.640259</text:p>
              </table:table-cell>
              <table:table-cell office:value-type="float" office:value="306324067.640261">
                <text:p>306324067.640261</text:p>
              </table:table-cell>
              <table:table-cell office:value-type="float" office:value="306324067.640262">
                <text:p>306324067.640262</text:p>
              </table:table-cell>
              <table:table-cell office:value-type="float" office:value="306324067.640264">
                <text:p>306324067.640264</text:p>
              </table:table-cell>
              <table:table-cell office:value-type="float" office:value="306324067.640265">
                <text:p>306324067.640265</text:p>
              </table:table-cell>
              <table:table-cell office:value-type="float" office:value="306324067.640266">
                <text:p>306324067.640266</text:p>
              </table:table-cell>
              <table:table-cell office:value-type="float" office:value="306324067.640267">
                <text:p>306324067.640267</text:p>
              </table:table-cell>
              <table:table-cell office:value-type="float" office:value="306324067.640268">
                <text:p>306324067.640268</text:p>
              </table:table-cell>
              <table:table-cell office:value-type="float" office:value="306324067.640269">
                <text:p>306324067.640269</text:p>
              </table:table-cell>
              <table:table-cell office:value-type="float" office:value="306324067.64027">
                <text:p>306324067.64027</text:p>
              </table:table-cell>
              <table:table-cell office:value-type="float" office:value="306324067.64027">
                <text:p>306324067.64027</text:p>
              </table:table-cell>
              <table:table-cell office:value-type="float" office:value="306324067.640271">
                <text:p>306324067.640271</text:p>
              </table:table-cell>
              <table:table-cell office:value-type="float" office:value="306324067.640271">
                <text:p>306324067.640271</text:p>
              </table:table-cell>
              <table:table-cell office:value-type="float" office:value="306324067.640272">
                <text:p>306324067.640272</text:p>
              </table:table-cell>
              <table:table-cell office:value-type="float" office:value="306324067.640272">
                <text:p>306324067.640272</text:p>
              </table:table-cell>
              <table:table-cell office:value-type="float" office:value="306324067.640272">
                <text:p>306324067.640272</text:p>
              </table:table-cell>
              <table:table-cell office:value-type="float" office:value="306324067.640273">
                <text:p>306324067.640273</text:p>
              </table:table-cell>
              <table:table-cell office:value-type="float" office:value="306324067.640273">
                <text:p>306324067.640273</text:p>
              </table:table-cell>
              <table:table-cell office:value-type="float" office:value="306324067.640273">
                <text:p>306324067.640273</text:p>
              </table:table-cell>
              <table:table-cell office:value-type="float" office:value="306324067.640274">
                <text:p>306324067.640274</text:p>
              </table:table-cell>
              <table:table-cell office:value-type="float" office:value="306324067.640274">
                <text:p>306324067.640274</text:p>
              </table:table-cell>
              <table:table-cell office:value-type="float" office:value="306324067.640274">
                <text:p>306324067.640274</text:p>
              </table:table-cell>
              <table:table-cell office:value-type="float" office:value="306324067.640274">
                <text:p>306324067.640274</text:p>
              </table:table-cell>
              <table:table-cell office:value-type="float" office:value="306324067.640274">
                <text:p>306324067.640274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5">
                <text:p>306324067.640275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  <table:table-cell office:value-type="float" office:value="306324067.640276">
                <text:p>306324067.640276</text:p>
              </table:table-cell>
            </table:table-row>
            <table:table-row>
              <table:table-cell office:value-type="string">
                <text:p>Dead</text:p>
                <draw:g>
                  <svg:desc>'United States_measles'.A6:'United States_measles'.A6</svg:desc>
                </draw:g>
              </table:table-cell>
              <table:table-cell office:value-type="float" office:value="0">
                <text:p>0</text:p>
                <draw:g>
                  <svg:desc>'United States_measles'.B6:'United States_measles'.SG6</svg:desc>
                </draw:g>
              </table:table-cell>
              <table:table-cell office:value-type="float" office:value="0.000643593330243153">
                <text:p>0.000643593330243153</text:p>
              </table:table-cell>
              <table:table-cell office:value-type="float" office:value="0.00401970261724994">
                <text:p>0.00401970261724994</text:p>
              </table:table-cell>
              <table:table-cell office:value-type="float" office:value="0.0181052936530596">
                <text:p>0.0181052936530596</text:p>
              </table:table-cell>
              <table:table-cell office:value-type="float" office:value="0.0763348820492646">
                <text:p>0.0763348820492646</text:p>
              </table:table-cell>
              <table:table-cell office:value-type="float" office:value="0.316954731258196">
                <text:p>0.316954731258196</text:p>
              </table:table-cell>
              <table:table-cell office:value-type="float" office:value="1.3112387831328">
                <text:p>1.3112387831328</text:p>
              </table:table-cell>
              <table:table-cell office:value-type="float" office:value="5.41977545079101">
                <text:p>5.41977545079101</text:p>
              </table:table-cell>
              <table:table-cell office:value-type="float" office:value="22.3965729548248">
                <text:p>22.3965729548248</text:p>
              </table:table-cell>
              <table:table-cell office:value-type="float" office:value="92.5406495986881">
                <text:p>92.5406495986881</text:p>
              </table:table-cell>
              <table:table-cell office:value-type="float" office:value="382.267285907527">
                <text:p>382.267285907527</text:p>
              </table:table-cell>
              <table:table-cell office:value-type="float" office:value="1577.4036588886">
                <text:p>1577.4036588886</text:p>
              </table:table-cell>
              <table:table-cell office:value-type="float" office:value="6481.01631648544">
                <text:p>6481.01631648544</text:p>
              </table:table-cell>
              <table:table-cell office:value-type="float" office:value="26172.8233133502">
                <text:p>26172.8233133502</text:p>
              </table:table-cell>
              <table:table-cell office:value-type="float" office:value="99267.2880140645">
                <text:p>99267.2880140645</text:p>
              </table:table-cell>
              <table:table-cell office:value-type="float" office:value="316819.024225275">
                <text:p>316819.024225275</text:p>
              </table:table-cell>
              <table:table-cell office:value-type="float" office:value="765383.340424709">
                <text:p>765383.340424709</text:p>
              </table:table-cell>
              <table:table-cell office:value-type="float" office:value="1435834.51307665">
                <text:p>1435834.51307665</text:p>
              </table:table-cell>
              <table:table-cell office:value-type="float" office:value="2275069.33616604">
                <text:p>2275069.33616604</text:p>
              </table:table-cell>
              <table:table-cell office:value-type="float" office:value="3234268.22438951">
                <text:p>3234268.22438951</text:p>
              </table:table-cell>
              <table:table-cell office:value-type="float" office:value="4273658.10475036">
                <text:p>4273658.10475036</text:p>
              </table:table-cell>
              <table:table-cell office:value-type="float" office:value="5361204.72092877">
                <text:p>5361204.72092877</text:p>
              </table:table-cell>
              <table:table-cell office:value-type="float" office:value="6471332.93305004">
                <text:p>6471332.93305004</text:p>
              </table:table-cell>
              <table:table-cell office:value-type="float" office:value="7583840.9196522">
                <text:p>7583840.9196522</text:p>
              </table:table-cell>
              <table:table-cell office:value-type="float" office:value="8682983.59513656">
                <text:p>8682983.59513656</text:p>
              </table:table-cell>
              <table:table-cell office:value-type="float" office:value="9756696.49886982">
                <text:p>9756696.49886982</text:p>
              </table:table-cell>
              <table:table-cell office:value-type="float" office:value="10795943.9750354">
                <text:p>10795943.9750354</text:p>
              </table:table-cell>
              <table:table-cell office:value-type="float" office:value="11794169.1927926">
                <text:p>11794169.1927926</text:p>
              </table:table-cell>
              <table:table-cell office:value-type="float" office:value="12746833.5008391">
                <text:p>12746833.5008391</text:p>
              </table:table-cell>
              <table:table-cell office:value-type="float" office:value="13651029.6439987">
                <text:p>13651029.6439987</text:p>
              </table:table-cell>
              <table:table-cell office:value-type="float" office:value="14505159.4574961">
                <text:p>14505159.4574961</text:p>
              </table:table-cell>
              <table:table-cell office:value-type="float" office:value="15308664.5302983">
                <text:p>15308664.5302983</text:p>
              </table:table-cell>
              <table:table-cell office:value-type="float" office:value="16061803.0036343">
                <text:p>16061803.0036343</text:p>
              </table:table-cell>
              <table:table-cell office:value-type="float" office:value="16765464.6771792">
                <text:p>16765464.6771792</text:p>
              </table:table-cell>
              <table:table-cell office:value-type="float" office:value="17421018.1830726">
                <text:p>17421018.1830726</text:p>
              </table:table-cell>
              <table:table-cell office:value-type="float" office:value="18030186.1950241">
                <text:p>18030186.1950241</text:p>
              </table:table-cell>
              <table:table-cell office:value-type="float" office:value="18594943.0574038">
                <text:p>18594943.0574038</text:p>
              </table:table-cell>
              <table:table-cell office:value-type="float" office:value="19117431.8669541">
                <text:p>19117431.8669541</text:p>
              </table:table-cell>
              <table:table-cell office:value-type="float" office:value="19599897.7158873">
                <text:p>19599897.7158873</text:p>
              </table:table-cell>
              <table:table-cell office:value-type="float" office:value="20044634.2274435">
                <text:p>20044634.2274435</text:p>
              </table:table-cell>
              <table:table-cell office:value-type="float" office:value="20453941.502177">
                <text:p>20453941.502177</text:p>
              </table:table-cell>
              <table:table-cell office:value-type="float" office:value="20830093.1275947">
                <text:p>20830093.1275947</text:p>
              </table:table-cell>
              <table:table-cell office:value-type="float" office:value="21175311.0811101">
                <text:p>21175311.0811101</text:p>
              </table:table-cell>
              <table:table-cell office:value-type="float" office:value="21491746.7033178">
                <text:p>21491746.7033178</text:p>
              </table:table-cell>
              <table:table-cell office:value-type="float" office:value="21781467.0094808">
                <text:p>21781467.0094808</text:p>
              </table:table-cell>
              <table:table-cell office:value-type="float" office:value="22046445.1537377">
                <text:p>22046445.1537377</text:p>
              </table:table-cell>
              <table:table-cell office:value-type="float" office:value="22288554.2926188">
                <text:p>22288554.2926188</text:p>
              </table:table-cell>
              <table:table-cell office:value-type="float" office:value="22509564.1827538">
                <text:p>22509564.1827538</text:p>
              </table:table-cell>
              <table:table-cell office:value-type="float" office:value="22711139.9479601">
                <text:p>22711139.9479601</text:p>
              </table:table-cell>
              <table:table-cell office:value-type="float" office:value="22894842.5540215">
                <text:p>22894842.5540215</text:p>
              </table:table-cell>
              <table:table-cell office:value-type="float" office:value="23062130.5996719">
                <text:p>23062130.5996719</text:p>
              </table:table-cell>
              <table:table-cell office:value-type="float" office:value="23214363.1143611">
                <text:p>23214363.1143611</text:p>
              </table:table-cell>
              <table:table-cell office:value-type="float" office:value="23352803.0880418">
                <text:p>23352803.0880418</text:p>
              </table:table-cell>
              <table:table-cell office:value-type="float" office:value="23478621.5385257">
                <text:p>23478621.5385257</text:p>
              </table:table-cell>
              <table:table-cell office:value-type="float" office:value="23592901.9293884">
                <text:p>23592901.9293884</text:p>
              </table:table-cell>
              <table:table-cell office:value-type="float" office:value="23696644.8043981">
                <text:p>23696644.8043981</text:p>
              </table:table-cell>
              <table:table-cell office:value-type="float" office:value="23790772.5255857">
                <text:p>23790772.5255857</text:p>
              </table:table-cell>
              <table:table-cell office:value-type="float" office:value="23876134.0290705">
                <text:p>23876134.0290705</text:p>
              </table:table-cell>
              <table:table-cell office:value-type="float" office:value="23953509.5279959">
                <text:p>23953509.5279959</text:p>
              </table:table-cell>
              <table:table-cell office:value-type="float" office:value="24023615.1105634">
                <text:p>24023615.1105634</text:p>
              </table:table-cell>
              <table:table-cell office:value-type="float" office:value="24087107.1935706">
                <text:p>24087107.1935706</text:p>
              </table:table-cell>
              <table:table-cell office:value-type="float" office:value="24144586.8016595">
                <text:p>24144586.8016595</text:p>
              </table:table-cell>
              <table:table-cell office:value-type="float" office:value="24196603.6554067">
                <text:p>24196603.6554067</text:p>
              </table:table-cell>
              <table:table-cell office:value-type="float" office:value="24243660.0512132">
                <text:p>24243660.0512132</text:p>
              </table:table-cell>
              <table:table-cell office:value-type="float" office:value="24286214.5279552">
                <text:p>24286214.5279552</text:p>
              </table:table-cell>
              <table:table-cell office:value-type="float" office:value="24324685.3179356">
                <text:p>24324685.3179356</text:p>
              </table:table-cell>
              <table:table-cell office:value-type="float" office:value="24359453.581969">
                <text:p>24359453.581969</text:p>
              </table:table-cell>
              <table:table-cell office:value-type="float" office:value="24390866.4329841">
                <text:p>24390866.4329841</text:p>
              </table:table-cell>
              <table:table-cell office:value-type="float" office:value="24419239.7533473">
                <text:p>24419239.7533473</text:p>
              </table:table-cell>
              <table:table-cell office:value-type="float" office:value="24444860.8134642">
                <text:p>24444860.8134642</text:p>
              </table:table-cell>
              <table:table-cell office:value-type="float" office:value="24467990.6998215">
                <text:p>24467990.6998215</text:p>
              </table:table-cell>
              <table:table-cell office:value-type="float" office:value="24488866.5617352">
                <text:p>24488866.5617352</text:p>
              </table:table-cell>
              <table:table-cell office:value-type="float" office:value="24507703.6862833">
                <text:p>24507703.6862833</text:p>
              </table:table-cell>
              <table:table-cell office:value-type="float" office:value="24524697.4112239">
                <text:p>24524697.4112239</text:p>
              </table:table-cell>
              <table:table-cell office:value-type="float" office:value="24540024.8857682">
                <text:p>24540024.8857682</text:p>
              </table:table-cell>
              <table:table-cell office:value-type="float" office:value="24553846.6888827">
                <text:p>24553846.6888827</text:p>
              </table:table-cell>
              <table:table-cell office:value-type="float" office:value="24566308.3146779">
                <text:p>24566308.3146779</text:p>
              </table:table-cell>
              <table:table-cell office:value-type="float" office:value="24577541.5340816">
                <text:p>24577541.5340816</text:p>
              </table:table-cell>
              <table:table-cell office:value-type="float" office:value="24587665.6416621">
                <text:p>24587665.6416621</text:p>
              </table:table-cell>
              <table:table-cell office:value-type="float" office:value="24596788.5960721">
                <text:p>24596788.5960721</text:p>
              </table:table-cell>
              <table:table-cell office:value-type="float" office:value="24605008.062144">
                <text:p>24605008.062144</text:p>
              </table:table-cell>
              <table:table-cell office:value-type="float" office:value="24612412.3622397">
                <text:p>24612412.3622397</text:p>
              </table:table-cell>
              <table:table-cell office:value-type="float" office:value="24619081.3440042">
                <text:p>24619081.3440042</text:p>
              </table:table-cell>
              <table:table-cell office:value-type="float" office:value="24625087.1712267">
                <text:p>24625087.1712267</text:p>
              </table:table-cell>
              <table:table-cell office:value-type="float" office:value="24630495.0440794">
                <text:p>24630495.0440794</text:p>
              </table:table-cell>
              <table:table-cell office:value-type="float" office:value="24635363.8545726">
                <text:p>24635363.8545726</text:p>
              </table:table-cell>
              <table:table-cell office:value-type="float" office:value="24639746.782655">
                <text:p>24639746.782655</text:p>
              </table:table-cell>
              <table:table-cell office:value-type="float" office:value="24643691.8379956">
                <text:p>24643691.8379956</text:p>
              </table:table-cell>
              <table:table-cell office:value-type="float" office:value="24647242.3521043">
                <text:p>24647242.3521043</text:p>
              </table:table-cell>
              <table:table-cell office:value-type="float" office:value="24650437.4250947">
                <text:p>24650437.4250947</text:p>
              </table:table-cell>
              <table:table-cell office:value-type="float" office:value="24653312.331057">
                <text:p>24653312.331057</text:p>
              </table:table-cell>
              <table:table-cell office:value-type="float" office:value="24655898.8856923">
                <text:p>24655898.8856923</text:p>
              </table:table-cell>
              <table:table-cell office:value-type="float" office:value="24658225.7795654">
                <text:p>24658225.7795654</text:p>
              </table:table-cell>
              <table:table-cell office:value-type="float" office:value="24660318.8800562">
                <text:p>24660318.8800562</text:p>
              </table:table-cell>
              <table:table-cell office:value-type="float" office:value="24662201.5048365">
                <text:p>24662201.5048365</text:p>
              </table:table-cell>
              <table:table-cell office:value-type="float" office:value="24663894.6694561">
                <text:p>24663894.6694561</text:p>
              </table:table-cell>
              <table:table-cell office:value-type="float" office:value="24665417.3114066">
                <text:p>24665417.3114066</text:p>
              </table:table-cell>
              <table:table-cell office:value-type="float" office:value="24666786.4928225">
                <text:p>24666786.4928225</text:p>
              </table:table-cell>
              <table:table-cell office:value-type="float" office:value="24668017.5837958">
                <text:p>24668017.5837958</text:p>
              </table:table-cell>
              <table:table-cell office:value-type="float" office:value="24669124.4281026">
                <text:p>24669124.4281026</text:p>
              </table:table-cell>
              <table:table-cell office:value-type="float" office:value="24670119.4929839">
                <text:p>24670119.4929839</text:p>
              </table:table-cell>
              <table:table-cell office:value-type="float" office:value="24671014.0044739">
                <text:p>24671014.0044739</text:p>
              </table:table-cell>
              <table:table-cell office:value-type="float" office:value="24671818.0696373">
                <text:p>24671818.0696373</text:p>
              </table:table-cell>
              <table:table-cell office:value-type="float" office:value="24672540.7869513">
                <text:p>24672540.7869513</text:p>
              </table:table-cell>
              <table:table-cell office:value-type="float" office:value="24673190.3459569">
                <text:p>24673190.3459569</text:p>
              </table:table-cell>
              <table:table-cell office:value-type="float" office:value="24673774.1172013">
                <text:p>24673774.1172013</text:p>
              </table:table-cell>
              <table:table-cell office:value-type="float" office:value="24674298.7333973">
                <text:p>24674298.7333973</text:p>
              </table:table-cell>
              <table:table-cell office:value-type="float" office:value="24674770.1626428">
                <text:p>24674770.1626428</text:p>
              </table:table-cell>
              <table:table-cell office:value-type="float" office:value="24675193.7744608">
                <text:p>24675193.7744608</text:p>
              </table:table-cell>
              <table:table-cell office:value-type="float" office:value="24675574.3993546">
                <text:p>24675574.3993546</text:p>
              </table:table-cell>
              <table:table-cell office:value-type="float" office:value="24675916.3825016">
                <text:p>24675916.3825016</text:p>
              </table:table-cell>
              <table:table-cell office:value-type="float" office:value="24676223.6321558">
                <text:p>24676223.6321558</text:p>
              </table:table-cell>
              <table:table-cell office:value-type="float" office:value="24676499.6632722">
                <text:p>24676499.6632722</text:p>
              </table:table-cell>
              <table:table-cell office:value-type="float" office:value="24676747.6368165">
                <text:p>24676747.6368165</text:p>
              </table:table-cell>
              <table:table-cell office:value-type="float" office:value="24676970.3951839">
                <text:p>24676970.3951839</text:p>
              </table:table-cell>
              <table:table-cell office:value-type="float" office:value="24677170.4941041">
                <text:p>24677170.4941041</text:p>
              </table:table-cell>
              <table:table-cell office:value-type="float" office:value="24677350.2313793">
                <text:p>24677350.2313793</text:p>
              </table:table-cell>
              <table:table-cell office:value-type="float" office:value="24677511.6727643">
                <text:p>24677511.6727643</text:p>
              </table:table-cell>
              <table:table-cell office:value-type="float" office:value="24677656.67527">
                <text:p>24677656.67527</text:p>
              </table:table-cell>
              <table:table-cell office:value-type="float" office:value="24677786.9081451">
                <text:p>24677786.9081451</text:p>
              </table:table-cell>
              <table:table-cell office:value-type="float" office:value="24677903.8717626">
                <text:p>24677903.8717626</text:p>
              </table:table-cell>
              <table:table-cell office:value-type="float" office:value="24678008.9146214">
                <text:p>24678008.9146214</text:p>
              </table:table-cell>
              <table:table-cell office:value-type="float" office:value="24678103.2486463">
                <text:p>24678103.2486463</text:p>
              </table:table-cell>
              <table:table-cell office:value-type="float" office:value="24678187.9629571">
                <text:p>24678187.9629571</text:p>
              </table:table-cell>
              <table:table-cell office:value-type="float" office:value="24678264.0362581">
                <text:p>24678264.0362581</text:p>
              </table:table-cell>
              <table:table-cell office:value-type="float" office:value="24678332.3479847">
                <text:p>24678332.3479847</text:p>
              </table:table-cell>
              <table:table-cell office:value-type="float" office:value="24678393.6883312">
                <text:p>24678393.6883312</text:p>
              </table:table-cell>
              <table:table-cell office:value-type="float" office:value="24678448.7672715">
                <text:p>24678448.7672715</text:p>
              </table:table-cell>
              <table:table-cell office:value-type="float" office:value="24678498.2226721">
                <text:p>24678498.2226721</text:p>
              </table:table-cell>
              <table:table-cell office:value-type="float" office:value="24678542.6275895">
                <text:p>24678542.6275895</text:p>
              </table:table-cell>
              <table:table-cell office:value-type="float" office:value="24678582.4968318">
                <text:p>24678582.4968318</text:p>
              </table:table-cell>
              <table:table-cell office:value-type="float" office:value="24678618.2928595">
                <text:p>24678618.2928595</text:p>
              </table:table-cell>
              <table:table-cell office:value-type="float" office:value="24678650.4310916">
                <text:p>24678650.4310916</text:p>
              </table:table-cell>
              <table:table-cell office:value-type="float" office:value="24678679.2846755">
                <text:p>24678679.2846755</text:p>
              </table:table-cell>
              <table:table-cell office:value-type="float" office:value="24678705.1887754">
                <text:p>24678705.1887754</text:p>
              </table:table-cell>
              <table:table-cell office:value-type="float" office:value="24678728.4444276">
                <text:p>24678728.4444276</text:p>
              </table:table-cell>
              <table:table-cell office:value-type="float" office:value="24678749.3220062">
                <text:p>24678749.3220062</text:p>
              </table:table-cell>
              <table:table-cell office:value-type="float" office:value="24678768.0643372">
                <text:p>24678768.0643372</text:p>
              </table:table-cell>
              <table:table-cell office:value-type="float" office:value="24678784.8894987">
                <text:p>24678784.8894987</text:p>
              </table:table-cell>
              <table:table-cell office:value-type="float" office:value="24678799.9933364">
                <text:p>24678799.9933364</text:p>
              </table:table-cell>
              <table:table-cell office:value-type="float" office:value="24678813.551725">
                <text:p>24678813.551725</text:p>
              </table:table-cell>
              <table:table-cell office:value-type="float" office:value="24678825.7225996">
                <text:p>24678825.7225996</text:p>
              </table:table-cell>
              <table:table-cell office:value-type="float" office:value="24678836.6477821">
                <text:p>24678836.6477821</text:p>
              </table:table-cell>
              <table:table-cell office:value-type="float" office:value="24678846.454621">
                <text:p>24678846.454621</text:p>
              </table:table-cell>
              <table:table-cell office:value-type="float" office:value="24678855.2574657">
                <text:p>24678855.2574657</text:p>
              </table:table-cell>
              <table:table-cell office:value-type="float" office:value="24678863.1589907">
                <text:p>24678863.1589907</text:p>
              </table:table-cell>
              <table:table-cell office:value-type="float" office:value="24678870.2513852">
                <text:p>24678870.2513852</text:p>
              </table:table-cell>
              <table:table-cell office:value-type="float" office:value="24678876.6174221">
                <text:p>24678876.6174221</text:p>
              </table:table-cell>
              <table:table-cell office:value-type="float" office:value="24678882.3314177">
                <text:p>24678882.3314177</text:p>
              </table:table-cell>
              <table:table-cell office:value-type="float" office:value="24678887.4600946">
                <text:p>24678887.4600946</text:p>
              </table:table-cell>
              <table:table-cell office:value-type="float" office:value="24678892.0633561">
                <text:p>24678892.0633561</text:p>
              </table:table-cell>
              <table:table-cell office:value-type="float" office:value="24678896.194982">
                <text:p>24678896.194982</text:p>
              </table:table-cell>
              <table:table-cell office:value-type="float" office:value="24678899.9032537">
                <text:p>24678899.9032537</text:p>
              </table:table-cell>
              <table:table-cell office:value-type="float" office:value="24678903.2315156">
                <text:p>24678903.2315156</text:p>
              </table:table-cell>
              <table:table-cell office:value-type="float" office:value="24678906.2186789">
                <text:p>24678906.2186789</text:p>
              </table:table-cell>
              <table:table-cell office:value-type="float" office:value="24678908.8996747">
                <text:p>24678908.8996747</text:p>
              </table:table-cell>
              <table:table-cell office:value-type="float" office:value="24678911.3058603">
                <text:p>24678911.3058603</text:p>
              </table:table-cell>
              <table:table-cell office:value-type="float" office:value="24678913.4653848">
                <text:p>24678913.4653848</text:p>
              </table:table-cell>
              <table:table-cell office:value-type="float" office:value="24678915.4035163">
                <text:p>24678915.4035163</text:p>
              </table:table-cell>
              <table:table-cell office:value-type="float" office:value="24678917.1429369">
                <text:p>24678917.1429369</text:p>
              </table:table-cell>
              <table:table-cell office:value-type="float" office:value="24678918.7040069">
                <text:p>24678918.7040069</text:p>
              </table:table-cell>
              <table:table-cell office:value-type="float" office:value="24678920.1050019">
                <text:p>24678920.1050019</text:p>
              </table:table-cell>
              <table:table-cell office:value-type="float" office:value="24678921.3623268">
                <text:p>24678921.3623268</text:p>
              </table:table-cell>
              <table:table-cell office:value-type="float" office:value="24678922.4907061">
                <text:p>24678922.4907061</text:p>
              </table:table-cell>
              <table:table-cell office:value-type="float" office:value="24678923.5033566">
                <text:p>24678923.5033566</text:p>
              </table:table-cell>
              <table:table-cell office:value-type="float" office:value="24678924.4121414">
                <text:p>24678924.4121414</text:p>
              </table:table-cell>
              <table:table-cell office:value-type="float" office:value="24678925.2277082">
                <text:p>24678925.2277082</text:p>
              </table:table-cell>
              <table:table-cell office:value-type="float" office:value="24678925.959614">
                <text:p>24678925.959614</text:p>
              </table:table-cell>
              <table:table-cell office:value-type="float" office:value="24678926.6164367">
                <text:p>24678926.6164367</text:p>
              </table:table-cell>
              <table:table-cell office:value-type="float" office:value="24678927.2058751">
                <text:p>24678927.2058751</text:p>
              </table:table-cell>
              <table:table-cell office:value-type="float" office:value="24678927.7348391">
                <text:p>24678927.7348391</text:p>
              </table:table-cell>
              <table:table-cell office:value-type="float" office:value="24678928.2095306">
                <text:p>24678928.2095306</text:p>
              </table:table-cell>
              <table:table-cell office:value-type="float" office:value="24678928.6355156">
                <text:p>24678928.6355156</text:p>
              </table:table-cell>
              <table:table-cell office:value-type="float" office:value="24678929.0177898">
                <text:p>24678929.0177898</text:p>
              </table:table-cell>
              <table:table-cell office:value-type="float" office:value="24678929.3608365">
                <text:p>24678929.3608365</text:p>
              </table:table-cell>
              <table:table-cell office:value-type="float" office:value="24678929.6686797">
                <text:p>24678929.6686797</text:p>
              </table:table-cell>
              <table:table-cell office:value-type="float" office:value="24678929.9449305">
                <text:p>24678929.9449305</text:p>
              </table:table-cell>
              <table:table-cell office:value-type="float" office:value="24678930.1928301">
                <text:p>24678930.1928301</text:p>
              </table:table-cell>
              <table:table-cell office:value-type="float" office:value="24678930.4152871">
                <text:p>24678930.4152871</text:p>
              </table:table-cell>
              <table:table-cell office:value-type="float" office:value="24678930.6149118">
                <text:p>24678930.6149118</text:p>
              </table:table-cell>
              <table:table-cell office:value-type="float" office:value="24678930.794047">
                <text:p>24678930.794047</text:p>
              </table:table-cell>
              <table:table-cell office:value-type="float" office:value="24678930.9547951">
                <text:p>24678930.9547951</text:p>
              </table:table-cell>
              <table:table-cell office:value-type="float" office:value="24678931.0990427">
                <text:p>24678931.0990427</text:p>
              </table:table-cell>
              <table:table-cell office:value-type="float" office:value="24678931.2284833">
                <text:p>24678931.2284833</text:p>
              </table:table-cell>
              <table:table-cell office:value-type="float" office:value="24678931.3446362">
                <text:p>24678931.3446362</text:p>
              </table:table-cell>
              <table:table-cell office:value-type="float" office:value="24678931.4488652">
                <text:p>24678931.4488652</text:p>
              </table:table-cell>
              <table:table-cell office:value-type="float" office:value="24678931.5423941">
                <text:p>24678931.5423941</text:p>
              </table:table-cell>
              <table:table-cell office:value-type="float" office:value="24678931.626321">
                <text:p>24678931.626321</text:p>
              </table:table-cell>
              <table:table-cell office:value-type="float" office:value="24678931.7016314">
                <text:p>24678931.7016314</text:p>
              </table:table-cell>
              <table:table-cell office:value-type="float" office:value="24678931.7692099">
                <text:p>24678931.7692099</text:p>
              </table:table-cell>
              <table:table-cell office:value-type="float" office:value="24678931.8298499">
                <text:p>24678931.8298499</text:p>
              </table:table-cell>
              <table:table-cell office:value-type="float" office:value="24678931.8842638">
                <text:p>24678931.8842638</text:p>
              </table:table-cell>
              <table:table-cell office:value-type="float" office:value="24678931.9330907">
                <text:p>24678931.9330907</text:p>
              </table:table-cell>
              <table:table-cell office:value-type="float" office:value="24678931.9769041">
                <text:p>24678931.9769041</text:p>
              </table:table-cell>
              <table:table-cell office:value-type="float" office:value="24678932.0162188">
                <text:p>24678932.0162188</text:p>
              </table:table-cell>
              <table:table-cell office:value-type="float" office:value="24678932.0514964">
                <text:p>24678932.0514964</text:p>
              </table:table-cell>
              <table:table-cell office:value-type="float" office:value="24678932.0831516">
                <text:p>24678932.0831516</text:p>
              </table:table-cell>
              <table:table-cell office:value-type="float" office:value="24678932.1115562">
                <text:p>24678932.1115562</text:p>
              </table:table-cell>
              <table:table-cell office:value-type="float" office:value="24678932.1370439">
                <text:p>24678932.1370439</text:p>
              </table:table-cell>
              <table:table-cell office:value-type="float" office:value="24678932.1599142">
                <text:p>24678932.1599142</text:p>
              </table:table-cell>
              <table:table-cell office:value-type="float" office:value="24678932.180436">
                <text:p>24678932.180436</text:p>
              </table:table-cell>
              <table:table-cell office:value-type="float" office:value="24678932.1988502">
                <text:p>24678932.1988502</text:p>
              </table:table-cell>
              <table:table-cell office:value-type="float" office:value="24678932.2153734">
                <text:p>24678932.2153734</text:p>
              </table:table-cell>
              <table:table-cell office:value-type="float" office:value="24678932.2301996">
                <text:p>24678932.2301996</text:p>
              </table:table-cell>
              <table:table-cell office:value-type="float" office:value="24678932.2435033">
                <text:p>24678932.2435033</text:p>
              </table:table-cell>
              <table:table-cell office:value-type="float" office:value="24678932.2554406">
                <text:p>24678932.2554406</text:p>
              </table:table-cell>
              <table:table-cell office:value-type="float" office:value="24678932.2661519">
                <text:p>24678932.2661519</text:p>
              </table:table-cell>
              <table:table-cell office:value-type="float" office:value="24678932.2757631">
                <text:p>24678932.2757631</text:p>
              </table:table-cell>
              <table:table-cell office:value-type="float" office:value="24678932.2843871">
                <text:p>24678932.2843871</text:p>
              </table:table-cell>
              <table:table-cell office:value-type="float" office:value="24678932.2921255">
                <text:p>24678932.2921255</text:p>
              </table:table-cell>
              <table:table-cell office:value-type="float" office:value="24678932.299069">
                <text:p>24678932.299069</text:p>
              </table:table-cell>
              <table:table-cell office:value-type="float" office:value="24678932.3052993">
                <text:p>24678932.3052993</text:p>
              </table:table-cell>
              <table:table-cell office:value-type="float" office:value="24678932.3108898">
                <text:p>24678932.3108898</text:p>
              </table:table-cell>
              <table:table-cell office:value-type="float" office:value="24678932.315906">
                <text:p>24678932.315906</text:p>
              </table:table-cell>
              <table:table-cell office:value-type="float" office:value="24678932.320407">
                <text:p>24678932.320407</text:p>
              </table:table-cell>
              <table:table-cell office:value-type="float" office:value="24678932.3244457">
                <text:p>24678932.3244457</text:p>
              </table:table-cell>
              <table:table-cell office:value-type="float" office:value="24678932.3280695">
                <text:p>24678932.3280695</text:p>
              </table:table-cell>
              <table:table-cell office:value-type="float" office:value="24678932.3313211">
                <text:p>24678932.3313211</text:p>
              </table:table-cell>
              <table:table-cell office:value-type="float" office:value="24678932.3342387">
                <text:p>24678932.3342387</text:p>
              </table:table-cell>
              <table:table-cell office:value-type="float" office:value="24678932.3368566">
                <text:p>24678932.3368566</text:p>
              </table:table-cell>
              <table:table-cell office:value-type="float" office:value="24678932.3392056">
                <text:p>24678932.3392056</text:p>
              </table:table-cell>
              <table:table-cell office:value-type="float" office:value="24678932.3413133">
                <text:p>24678932.3413133</text:p>
              </table:table-cell>
              <table:table-cell office:value-type="float" office:value="24678932.3432046">
                <text:p>24678932.3432046</text:p>
              </table:table-cell>
              <table:table-cell office:value-type="float" office:value="24678932.3449015">
                <text:p>24678932.3449015</text:p>
              </table:table-cell>
              <table:table-cell office:value-type="float" office:value="24678932.3464241">
                <text:p>24678932.3464241</text:p>
              </table:table-cell>
              <table:table-cell office:value-type="float" office:value="24678932.3477903">
                <text:p>24678932.3477903</text:p>
              </table:table-cell>
              <table:table-cell office:value-type="float" office:value="24678932.3490162">
                <text:p>24678932.3490162</text:p>
              </table:table-cell>
              <table:table-cell office:value-type="float" office:value="24678932.3501161">
                <text:p>24678932.3501161</text:p>
              </table:table-cell>
              <table:table-cell office:value-type="float" office:value="24678932.3511031">
                <text:p>24678932.3511031</text:p>
              </table:table-cell>
              <table:table-cell office:value-type="float" office:value="24678932.3519886">
                <text:p>24678932.3519886</text:p>
              </table:table-cell>
              <table:table-cell office:value-type="float" office:value="24678932.3527832">
                <text:p>24678932.3527832</text:p>
              </table:table-cell>
              <table:table-cell office:value-type="float" office:value="24678932.3534962">
                <text:p>24678932.3534962</text:p>
              </table:table-cell>
              <table:table-cell office:value-type="float" office:value="24678932.3541359">
                <text:p>24678932.3541359</text:p>
              </table:table-cell>
              <table:table-cell office:value-type="float" office:value="24678932.3547099">
                <text:p>24678932.3547099</text:p>
              </table:table-cell>
              <table:table-cell office:value-type="float" office:value="24678932.355225">
                <text:p>24678932.355225</text:p>
              </table:table-cell>
              <table:table-cell office:value-type="float" office:value="24678932.3556871">
                <text:p>24678932.3556871</text:p>
              </table:table-cell>
              <table:table-cell office:value-type="float" office:value="24678932.3561017">
                <text:p>24678932.3561017</text:p>
              </table:table-cell>
              <table:table-cell office:value-type="float" office:value="24678932.3564738">
                <text:p>24678932.3564738</text:p>
              </table:table-cell>
              <table:table-cell office:value-type="float" office:value="24678932.3568076">
                <text:p>24678932.3568076</text:p>
              </table:table-cell>
              <table:table-cell office:value-type="float" office:value="24678932.3571072">
                <text:p>24678932.3571072</text:p>
              </table:table-cell>
              <table:table-cell office:value-type="float" office:value="24678932.3573759">
                <text:p>24678932.3573759</text:p>
              </table:table-cell>
              <table:table-cell office:value-type="float" office:value="24678932.3576171">
                <text:p>24678932.3576171</text:p>
              </table:table-cell>
              <table:table-cell office:value-type="float" office:value="24678932.3578335">
                <text:p>24678932.3578335</text:p>
              </table:table-cell>
              <table:table-cell office:value-type="float" office:value="24678932.3580276">
                <text:p>24678932.3580276</text:p>
              </table:table-cell>
              <table:table-cell office:value-type="float" office:value="24678932.3582018">
                <text:p>24678932.3582018</text:p>
              </table:table-cell>
              <table:table-cell office:value-type="float" office:value="24678932.3583581">
                <text:p>24678932.3583581</text:p>
              </table:table-cell>
              <table:table-cell office:value-type="float" office:value="24678932.3584984">
                <text:p>24678932.3584984</text:p>
              </table:table-cell>
              <table:table-cell office:value-type="float" office:value="24678932.3586242">
                <text:p>24678932.3586242</text:p>
              </table:table-cell>
              <table:table-cell office:value-type="float" office:value="24678932.3587371">
                <text:p>24678932.3587371</text:p>
              </table:table-cell>
              <table:table-cell office:value-type="float" office:value="24678932.3588384">
                <text:p>24678932.3588384</text:p>
              </table:table-cell>
              <table:table-cell office:value-type="float" office:value="24678932.3589293">
                <text:p>24678932.3589293</text:p>
              </table:table-cell>
              <table:table-cell office:value-type="float" office:value="24678932.3590109">
                <text:p>24678932.3590109</text:p>
              </table:table-cell>
              <table:table-cell office:value-type="float" office:value="24678932.3590841">
                <text:p>24678932.3590841</text:p>
              </table:table-cell>
              <table:table-cell office:value-type="float" office:value="24678932.3591498">
                <text:p>24678932.3591498</text:p>
              </table:table-cell>
              <table:table-cell office:value-type="float" office:value="24678932.3592087">
                <text:p>24678932.3592087</text:p>
              </table:table-cell>
              <table:table-cell office:value-type="float" office:value="24678932.3592615">
                <text:p>24678932.3592615</text:p>
              </table:table-cell>
              <table:table-cell office:value-type="float" office:value="24678932.359309">
                <text:p>24678932.359309</text:p>
              </table:table-cell>
              <table:table-cell office:value-type="float" office:value="24678932.3593515">
                <text:p>24678932.3593515</text:p>
              </table:table-cell>
              <table:table-cell office:value-type="float" office:value="24678932.3593897">
                <text:p>24678932.3593897</text:p>
              </table:table-cell>
              <table:table-cell office:value-type="float" office:value="24678932.359424">
                <text:p>24678932.359424</text:p>
              </table:table-cell>
              <table:table-cell office:value-type="float" office:value="24678932.3594547">
                <text:p>24678932.3594547</text:p>
              </table:table-cell>
              <table:table-cell office:value-type="float" office:value="24678932.3594823">
                <text:p>24678932.3594823</text:p>
              </table:table-cell>
              <table:table-cell office:value-type="float" office:value="24678932.3595071">
                <text:p>24678932.3595071</text:p>
              </table:table-cell>
              <table:table-cell office:value-type="float" office:value="24678932.3595293">
                <text:p>24678932.3595293</text:p>
              </table:table-cell>
              <table:table-cell office:value-type="float" office:value="24678932.3595492">
                <text:p>24678932.3595492</text:p>
              </table:table-cell>
              <table:table-cell office:value-type="float" office:value="24678932.3595671">
                <text:p>24678932.3595671</text:p>
              </table:table-cell>
              <table:table-cell office:value-type="float" office:value="24678932.3595831">
                <text:p>24678932.3595831</text:p>
              </table:table-cell>
              <table:table-cell office:value-type="float" office:value="24678932.3595975">
                <text:p>24678932.3595975</text:p>
              </table:table-cell>
              <table:table-cell office:value-type="float" office:value="24678932.3596104">
                <text:p>24678932.3596104</text:p>
              </table:table-cell>
              <table:table-cell office:value-type="float" office:value="24678932.359622">
                <text:p>24678932.359622</text:p>
              </table:table-cell>
              <table:table-cell office:value-type="float" office:value="24678932.3596324">
                <text:p>24678932.3596324</text:p>
              </table:table-cell>
              <table:table-cell office:value-type="float" office:value="24678932.3596418">
                <text:p>24678932.3596418</text:p>
              </table:table-cell>
              <table:table-cell office:value-type="float" office:value="24678932.3596501">
                <text:p>24678932.3596501</text:p>
              </table:table-cell>
              <table:table-cell office:value-type="float" office:value="24678932.3596576">
                <text:p>24678932.3596576</text:p>
              </table:table-cell>
              <table:table-cell office:value-type="float" office:value="24678932.3596644">
                <text:p>24678932.3596644</text:p>
              </table:table-cell>
              <table:table-cell office:value-type="float" office:value="24678932.3596704">
                <text:p>24678932.3596704</text:p>
              </table:table-cell>
              <table:table-cell office:value-type="float" office:value="24678932.3596759">
                <text:p>24678932.3596759</text:p>
              </table:table-cell>
              <table:table-cell office:value-type="float" office:value="24678932.3596807">
                <text:p>24678932.3596807</text:p>
              </table:table-cell>
              <table:table-cell office:value-type="float" office:value="24678932.3596851">
                <text:p>24678932.3596851</text:p>
              </table:table-cell>
              <table:table-cell office:value-type="float" office:value="24678932.359689">
                <text:p>24678932.359689</text:p>
              </table:table-cell>
              <table:table-cell office:value-type="float" office:value="24678932.3596925">
                <text:p>24678932.3596925</text:p>
              </table:table-cell>
              <table:table-cell office:value-type="float" office:value="24678932.3596957">
                <text:p>24678932.3596957</text:p>
              </table:table-cell>
              <table:table-cell office:value-type="float" office:value="24678932.3596985">
                <text:p>24678932.3596985</text:p>
              </table:table-cell>
              <table:table-cell office:value-type="float" office:value="24678932.3597011">
                <text:p>24678932.3597011</text:p>
              </table:table-cell>
              <table:table-cell office:value-type="float" office:value="24678932.3597033">
                <text:p>24678932.3597033</text:p>
              </table:table-cell>
              <table:table-cell office:value-type="float" office:value="24678932.3597054">
                <text:p>24678932.3597054</text:p>
              </table:table-cell>
              <table:table-cell office:value-type="float" office:value="24678932.3597072">
                <text:p>24678932.3597072</text:p>
              </table:table-cell>
              <table:table-cell office:value-type="float" office:value="24678932.3597089">
                <text:p>24678932.3597089</text:p>
              </table:table-cell>
              <table:table-cell office:value-type="float" office:value="24678932.3597103">
                <text:p>24678932.3597103</text:p>
              </table:table-cell>
              <table:table-cell office:value-type="float" office:value="24678932.3597117">
                <text:p>24678932.3597117</text:p>
              </table:table-cell>
              <table:table-cell office:value-type="float" office:value="24678932.3597128">
                <text:p>24678932.3597128</text:p>
              </table:table-cell>
              <table:table-cell office:value-type="float" office:value="24678932.3597139">
                <text:p>24678932.3597139</text:p>
              </table:table-cell>
              <table:table-cell office:value-type="float" office:value="24678932.3597149">
                <text:p>24678932.3597149</text:p>
              </table:table-cell>
              <table:table-cell office:value-type="float" office:value="24678932.3597157">
                <text:p>24678932.3597157</text:p>
              </table:table-cell>
              <table:table-cell office:value-type="float" office:value="24678932.3597165">
                <text:p>24678932.3597165</text:p>
              </table:table-cell>
              <table:table-cell office:value-type="float" office:value="24678932.3597172">
                <text:p>24678932.3597172</text:p>
              </table:table-cell>
              <table:table-cell office:value-type="float" office:value="24678932.3597178">
                <text:p>24678932.3597178</text:p>
              </table:table-cell>
              <table:table-cell office:value-type="float" office:value="24678932.3597184">
                <text:p>24678932.3597184</text:p>
              </table:table-cell>
              <table:table-cell office:value-type="float" office:value="24678932.3597189">
                <text:p>24678932.3597189</text:p>
              </table:table-cell>
              <table:table-cell office:value-type="float" office:value="24678932.3597193">
                <text:p>24678932.3597193</text:p>
              </table:table-cell>
              <table:table-cell office:value-type="float" office:value="24678932.3597197">
                <text:p>24678932.3597197</text:p>
              </table:table-cell>
              <table:table-cell office:value-type="float" office:value="24678932.3597201">
                <text:p>24678932.3597201</text:p>
              </table:table-cell>
              <table:table-cell office:value-type="float" office:value="24678932.3597204">
                <text:p>24678932.3597204</text:p>
              </table:table-cell>
              <table:table-cell office:value-type="float" office:value="24678932.3597207">
                <text:p>24678932.3597207</text:p>
              </table:table-cell>
              <table:table-cell office:value-type="float" office:value="24678932.359721">
                <text:p>24678932.359721</text:p>
              </table:table-cell>
              <table:table-cell office:value-type="float" office:value="24678932.3597212">
                <text:p>24678932.3597212</text:p>
              </table:table-cell>
              <table:table-cell office:value-type="float" office:value="24678932.3597214">
                <text:p>24678932.3597214</text:p>
              </table:table-cell>
              <table:table-cell office:value-type="float" office:value="24678932.3597216">
                <text:p>24678932.3597216</text:p>
              </table:table-cell>
              <table:table-cell office:value-type="float" office:value="24678932.3597218">
                <text:p>24678932.3597218</text:p>
              </table:table-cell>
              <table:table-cell office:value-type="float" office:value="24678932.3597219">
                <text:p>24678932.3597219</text:p>
              </table:table-cell>
              <table:table-cell office:value-type="float" office:value="24678932.359722">
                <text:p>24678932.359722</text:p>
              </table:table-cell>
              <table:table-cell office:value-type="float" office:value="24678932.3597222">
                <text:p>24678932.3597222</text:p>
              </table:table-cell>
              <table:table-cell office:value-type="float" office:value="24678932.3597223">
                <text:p>24678932.3597223</text:p>
              </table:table-cell>
              <table:table-cell office:value-type="float" office:value="24678932.3597224">
                <text:p>24678932.3597224</text:p>
              </table:table-cell>
              <table:table-cell office:value-type="float" office:value="24678932.3597225">
                <text:p>24678932.3597225</text:p>
              </table:table-cell>
              <table:table-cell office:value-type="float" office:value="24678932.3597225">
                <text:p>24678932.3597225</text:p>
              </table:table-cell>
              <table:table-cell office:value-type="float" office:value="24678932.3597226">
                <text:p>24678932.3597226</text:p>
              </table:table-cell>
              <table:table-cell office:value-type="float" office:value="24678932.3597227">
                <text:p>24678932.3597227</text:p>
              </table:table-cell>
              <table:table-cell office:value-type="float" office:value="24678932.3597227">
                <text:p>24678932.3597227</text:p>
              </table:table-cell>
              <table:table-cell office:value-type="float" office:value="24678932.3597228">
                <text:p>24678932.3597228</text:p>
              </table:table-cell>
              <table:table-cell office:value-type="float" office:value="24678932.3597228">
                <text:p>24678932.3597228</text:p>
              </table:table-cell>
              <table:table-cell office:value-type="float" office:value="24678932.3597229">
                <text:p>24678932.3597229</text:p>
              </table:table-cell>
              <table:table-cell office:value-type="float" office:value="24678932.3597229">
                <text:p>24678932.3597229</text:p>
              </table:table-cell>
              <table:table-cell office:value-type="float" office:value="24678932.359723">
                <text:p>24678932.359723</text:p>
              </table:table-cell>
              <table:table-cell office:value-type="float" office:value="24678932.359723">
                <text:p>24678932.359723</text:p>
              </table:table-cell>
              <table:table-cell office:value-type="float" office:value="24678932.359723">
                <text:p>24678932.359723</text:p>
              </table:table-cell>
              <table:table-cell office:value-type="float" office:value="24678932.359723">
                <text:p>24678932.359723</text:p>
              </table:table-cell>
              <table:table-cell office:value-type="float" office:value="24678932.3597231">
                <text:p>24678932.3597231</text:p>
              </table:table-cell>
              <table:table-cell office:value-type="float" office:value="24678932.3597231">
                <text:p>24678932.3597231</text:p>
              </table:table-cell>
              <table:table-cell office:value-type="float" office:value="24678932.3597231">
                <text:p>24678932.3597231</text:p>
              </table:table-cell>
              <table:table-cell office:value-type="float" office:value="24678932.3597231">
                <text:p>24678932.3597231</text:p>
              </table:table-cell>
              <table:table-cell office:value-type="float" office:value="24678932.3597231">
                <text:p>24678932.3597231</text:p>
              </table:table-cell>
              <table:table-cell office:value-type="float" office:value="24678932.3597231">
                <text:p>24678932.3597231</text:p>
              </table:table-cell>
              <table:table-cell office:value-type="float" office:value="24678932.3597231">
                <text:p>24678932.3597231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  <table:table-cell office:value-type="float" office:value="24678932.3597232">
                <text:p>24678932.3597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